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6129770"/>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614a309" officeooo:paragraph-rsid="0614a309"/>
    </style:style>
    <style:style style:name="P349" style:family="paragraph" style:parent-style-name="Text_20_body">
      <style:text-properties officeooo:rsid="028218ac" officeooo:paragraph-rsid="03cad187"/>
    </style:style>
    <style:style style:name="P350" style:family="paragraph" style:parent-style-name="Text_20_body" style:list-style-name="L14">
      <style:text-properties officeooo:rsid="028218ac" officeooo:paragraph-rsid="03cad187"/>
    </style:style>
    <style:style style:name="P351" style:family="paragraph" style:parent-style-name="Text_20_body" style:list-style-name="L14">
      <style:text-properties officeooo:rsid="03cad187" officeooo:paragraph-rsid="03cad187"/>
    </style:style>
    <style:style style:name="P352" style:family="paragraph" style:parent-style-name="Text_20_body" style:list-style-name="L14">
      <style:text-properties officeooo:rsid="037b5639" officeooo:paragraph-rsid="03cad187"/>
    </style:style>
    <style:style style:name="P353" style:family="paragraph" style:parent-style-name="Text_20_body">
      <style:text-properties officeooo:rsid="02792a8d" officeooo:paragraph-rsid="043c1e0f"/>
    </style:style>
    <style:style style:name="P354" style:family="paragraph" style:parent-style-name="Text_20_body" style:list-style-name="L50"/>
    <style:style style:name="P355" style:family="paragraph" style:parent-style-name="Text_20_body" style:list-style-name="L50">
      <style:text-properties officeooo:rsid="04e4b290" officeooo:paragraph-rsid="04e4b290"/>
    </style:style>
    <style:style style:name="P356" style:family="paragraph" style:parent-style-name="Text_20_body" style:list-style-name="L51"/>
    <style:style style:name="P357" style:family="paragraph" style:parent-style-name="Text_20_body">
      <style:paragraph-properties fo:margin-left="1.27cm" fo:margin-right="0cm" fo:text-indent="0cm" style:auto-text-indent="false"/>
      <style:text-properties officeooo:paragraph-rsid="03d044b8"/>
    </style:style>
    <style:style style:name="P358" style:family="paragraph" style:parent-style-name="Text_20_body">
      <style:paragraph-properties fo:margin-left="1.251cm" fo:margin-right="0cm" fo:text-indent="0cm" style:auto-text-indent="false"/>
      <style:text-properties officeooo:rsid="009d010b" officeooo:paragraph-rsid="009d010b"/>
    </style:style>
    <style:style style:name="P359" style:family="paragraph" style:parent-style-name="Text_20_body">
      <style:paragraph-properties fo:margin-left="0cm" fo:margin-right="0cm" fo:text-indent="0cm" style:auto-text-indent="false"/>
      <style:text-properties officeooo:paragraph-rsid="009d98bc"/>
    </style:style>
    <style:style style:name="P360" style:family="paragraph" style:parent-style-name="Heading_20_3">
      <style:text-properties style:font-weight-asian="normal" style:font-weight-complex="normal"/>
    </style:style>
    <style:style style:name="P361" style:family="paragraph" style:parent-style-name="Text_20_body">
      <style:text-properties officeooo:rsid="0437e511" officeooo:paragraph-rsid="0437e511"/>
    </style:style>
    <style:style style:name="P362" style:family="paragraph" style:parent-style-name="Text_20_body" style:list-style-name="L52">
      <style:text-properties officeooo:paragraph-rsid="020280ff"/>
    </style:style>
    <style:style style:name="P363" style:family="paragraph" style:parent-style-name="Text_20_body" style:list-style-name="L52"/>
    <style:style style:name="P364" style:family="paragraph" style:parent-style-name="Text_20_body" style:list-style-name="L53"/>
    <style:style style:name="P365" style:family="paragraph" style:parent-style-name="Text_20_body">
      <style:text-properties officeooo:paragraph-rsid="0437e511"/>
    </style:style>
    <style:style style:name="P366" style:family="paragraph" style:parent-style-name="Text_20_body" style:list-style-name="L54">
      <style:text-properties officeooo:paragraph-rsid="01ea9d3b"/>
    </style:style>
    <style:style style:name="P367" style:family="paragraph" style:parent-style-name="Text_20_body" style:list-style-name="L54">
      <style:text-properties officeooo:paragraph-rsid="0205ae6e"/>
    </style:style>
    <style:style style:name="P368" style:family="paragraph" style:parent-style-name="Text_20_body" style:list-style-name="L54">
      <style:text-properties officeooo:rsid="022cd6d7" officeooo:paragraph-rsid="022cd6d7"/>
    </style:style>
    <style:style style:name="P369" style:family="paragraph" style:parent-style-name="Text_20_body" style:list-style-name="L54">
      <style:text-properties officeooo:paragraph-rsid="033e1be8"/>
    </style:style>
    <style:style style:name="P370" style:family="paragraph" style:parent-style-name="Text_20_body" style:list-style-name="L54">
      <style:text-properties officeooo:rsid="00751d45" officeooo:paragraph-rsid="02fe3960"/>
    </style:style>
    <style:style style:name="P371" style:family="paragraph" style:parent-style-name="Text_20_body" style:list-style-name="L54"/>
    <style:style style:name="P372" style:family="paragraph" style:parent-style-name="Text_20_body" style:list-style-name="L55"/>
    <style:style style:name="P373" style:family="paragraph" style:parent-style-name="Text_20_body" style:list-style-name="L55">
      <style:text-properties officeooo:rsid="04fd2170" officeooo:paragraph-rsid="04fd2170"/>
    </style:style>
    <style:style style:name="P374" style:family="paragraph" style:parent-style-name="Text_20_body">
      <style:text-properties officeooo:rsid="0070f970"/>
    </style:style>
    <style:style style:name="P375" style:family="paragraph" style:parent-style-name="Text_20_body" style:list-style-name="L56">
      <style:text-properties officeooo:paragraph-rsid="020280ff"/>
    </style:style>
    <style:style style:name="P376" style:family="paragraph" style:parent-style-name="Text_20_body" style:list-style-name="L56">
      <style:text-properties officeooo:paragraph-rsid="0205c2a4"/>
    </style:style>
    <style:style style:name="P377" style:family="paragraph" style:parent-style-name="Text_20_body" style:list-style-name="L56">
      <style:text-properties fo:font-weight="bold" officeooo:rsid="022cd6d7" officeooo:paragraph-rsid="022cd6d7" style:font-weight-asian="bold" style:font-weight-complex="bold"/>
    </style:style>
    <style:style style:name="P378" style:family="paragraph" style:parent-style-name="Text_20_body" style:list-style-name="L56">
      <style:text-properties officeooo:paragraph-rsid="033e1be8"/>
    </style:style>
    <style:style style:name="P379" style:family="paragraph" style:parent-style-name="Text_20_body">
      <style:text-properties officeooo:paragraph-rsid="02fe3960"/>
    </style:style>
    <style:style style:name="P380" style:family="paragraph" style:parent-style-name="Text_20_body" style:list-style-name="L57"/>
    <style:style style:name="P381" style:family="paragraph" style:parent-style-name="Text_20_body" style:list-style-name="L57">
      <style:text-properties officeooo:paragraph-rsid="045355e2"/>
    </style:style>
    <style:style style:name="P382" style:family="paragraph" style:parent-style-name="Text_20_body" style:list-style-name="L58"/>
    <style:style style:name="P383" style:family="paragraph" style:parent-style-name="Text_20_body" style:list-style-name="L58">
      <style:text-properties officeooo:rsid="04fd2170" officeooo:paragraph-rsid="04fd2170"/>
    </style:style>
    <style:style style:name="P384" style:family="paragraph" style:parent-style-name="Heading_20_3">
      <style:text-properties officeooo:paragraph-rsid="027b73ad"/>
    </style:style>
    <style:style style:name="P385" style:family="paragraph" style:parent-style-name="Text_20_body">
      <style:text-properties officeooo:paragraph-rsid="027b73ad"/>
    </style:style>
    <style:style style:name="P386" style:family="paragraph" style:parent-style-name="Text_20_body" style:list-style-name="L59">
      <style:text-properties officeooo:paragraph-rsid="027b73ad"/>
    </style:style>
    <style:style style:name="P387" style:family="paragraph" style:parent-style-name="Text_20_body" style:list-style-name="L60">
      <style:text-properties officeooo:paragraph-rsid="027b73ad"/>
    </style:style>
    <style:style style:name="P388" style:family="paragraph" style:parent-style-name="Text_20_body">
      <style:text-properties officeooo:rsid="023aa082" officeooo:paragraph-rsid="027b73ad"/>
    </style:style>
    <style:style style:name="P389" style:family="paragraph" style:parent-style-name="Text_20_body" style:list-style-name="L61">
      <style:text-properties officeooo:rsid="023aa082" officeooo:paragraph-rsid="027b73ad"/>
    </style:style>
    <style:style style:name="P390" style:family="paragraph" style:parent-style-name="Text_20_body">
      <style:text-properties officeooo:rsid="05174698" officeooo:paragraph-rsid="05174698"/>
    </style:style>
    <style:style style:name="P391" style:family="paragraph" style:parent-style-name="Text_20_body">
      <style:text-properties officeooo:rsid="05146db9" officeooo:paragraph-rsid="05146db9"/>
    </style:style>
    <style:style style:name="P392" style:family="paragraph" style:parent-style-name="Text_20_body" style:list-style-name="L62">
      <style:text-properties officeooo:rsid="05146db9" officeooo:paragraph-rsid="05146db9"/>
    </style:style>
    <style:style style:name="P393" style:family="paragraph" style:parent-style-name="Text_20_body" style:list-style-name="L62">
      <style:text-properties officeooo:rsid="05174698" officeooo:paragraph-rsid="05174698"/>
    </style:style>
    <style:style style:name="P394" style:family="paragraph" style:parent-style-name="Heading_20_3">
      <style:text-properties officeooo:rsid="03c977cb" officeooo:paragraph-rsid="03c977cb"/>
    </style:style>
    <style:style style:name="P395" style:family="paragraph" style:parent-style-name="Text_20_body">
      <style:text-properties officeooo:paragraph-rsid="01a992ae"/>
    </style:style>
    <style:style style:name="P396" style:family="paragraph" style:parent-style-name="Text_20_body">
      <style:text-properties officeooo:rsid="02792a8d" officeooo:paragraph-rsid="02792a8d"/>
    </style:style>
    <style:style style:name="P397" style:family="paragraph" style:parent-style-name="Text_20_body">
      <style:text-properties officeooo:rsid="028218ac" officeooo:paragraph-rsid="028218ac"/>
    </style:style>
    <style:style style:name="P398" style:family="paragraph" style:parent-style-name="Text_20_body" style:list-style-name="L14">
      <style:text-properties officeooo:rsid="028218ac" officeooo:paragraph-rsid="028218ac"/>
    </style:style>
    <style:style style:name="P399" style:family="paragraph" style:parent-style-name="Text_20_body" style:list-style-name="L14">
      <style:text-properties officeooo:rsid="028218ac" officeooo:paragraph-rsid="0442f926"/>
    </style:style>
    <style:style style:name="P400" style:family="paragraph" style:parent-style-name="Text_20_body" style:list-style-name="L14">
      <style:text-properties officeooo:rsid="037b5639" officeooo:paragraph-rsid="037f73bd"/>
    </style:style>
    <style:style style:name="P401" style:family="paragraph" style:parent-style-name="Text_20_body">
      <style:text-properties officeooo:paragraph-rsid="028218ac"/>
    </style:style>
    <style:style style:name="P402" style:family="paragraph" style:parent-style-name="Heading_20_3">
      <style:text-properties officeooo:rsid="059c943c" officeooo:paragraph-rsid="059c943c"/>
    </style:style>
    <style:style style:name="P403" style:family="paragraph" style:parent-style-name="Text_20_body">
      <style:text-properties officeooo:rsid="059c943c" officeooo:paragraph-rsid="059c943c"/>
    </style:style>
    <style:style style:name="P404" style:family="paragraph" style:parent-style-name="Text_20_body" style:list-style-name="L14">
      <style:text-properties fo:font-weight="normal" officeooo:rsid="028218ac" officeooo:paragraph-rsid="059c943c" style:font-weight-asian="normal" style:font-weight-complex="normal"/>
    </style:style>
    <style:style style:name="P405" style:family="paragraph" style:parent-style-name="Text_20_body" style:list-style-name="L14">
      <style:text-properties officeooo:rsid="028218ac" officeooo:paragraph-rsid="059c943c"/>
    </style:style>
    <style:style style:name="P406" style:family="paragraph" style:parent-style-name="Text_20_body" style:list-style-name="L14">
      <style:text-properties officeooo:rsid="059cbe6e" officeooo:paragraph-rsid="059cbe6e"/>
    </style:style>
    <style:style style:name="P407" style:family="paragraph" style:parent-style-name="Text_20_body">
      <style:text-properties officeooo:rsid="059c943c" officeooo:paragraph-rsid="059d2fc9"/>
    </style:style>
    <style:style style:name="P408" style:family="paragraph" style:parent-style-name="Text_20_body" style:list-style-name="L63">
      <style:text-properties officeooo:paragraph-rsid="059d2fc9"/>
    </style:style>
    <style:style style:name="P409" style:family="paragraph" style:parent-style-name="Text_20_body">
      <style:text-properties officeooo:rsid="05a39b18" officeooo:paragraph-rsid="05a7816d"/>
    </style:style>
    <style:style style:name="P410" style:family="paragraph" style:parent-style-name="Heading_20_3">
      <style:text-properties officeooo:rsid="04fe0afe" officeooo:paragraph-rsid="04fe0afe"/>
    </style:style>
    <style:style style:name="P411" style:family="paragraph" style:parent-style-name="Text_20_body">
      <style:text-properties officeooo:rsid="04e9e752" officeooo:paragraph-rsid="050b32ed"/>
    </style:style>
    <style:style style:name="P412" style:family="paragraph" style:parent-style-name="Text_20_body">
      <style:text-properties officeooo:rsid="04fe0afe" officeooo:paragraph-rsid="04fe0afe"/>
    </style:style>
    <style:style style:name="P413" style:family="paragraph" style:parent-style-name="Text_20_body">
      <style:text-properties officeooo:rsid="04fe44d2" officeooo:paragraph-rsid="060952f6"/>
    </style:style>
    <style:style style:name="P414" style:family="paragraph" style:parent-style-name="Text_20_body" style:list-style-name="L64">
      <style:text-properties officeooo:rsid="06082751" officeooo:paragraph-rsid="060952f6"/>
    </style:style>
    <style:style style:name="P415" style:family="paragraph" style:parent-style-name="Text_20_body" style:list-style-name="L64">
      <style:text-properties officeooo:paragraph-rsid="060952f6"/>
    </style:style>
    <style:style style:name="P416" style:family="paragraph" style:parent-style-name="Text_20_body" style:list-style-name="L64">
      <style:text-properties officeooo:rsid="04fe44d2" officeooo:paragraph-rsid="060952f6"/>
    </style:style>
    <style:style style:name="P417" style:family="paragraph" style:parent-style-name="Text_20_body">
      <style:text-properties officeooo:rsid="05a39b18" officeooo:paragraph-rsid="05aabec0"/>
    </style:style>
    <style:style style:name="P418" style:family="paragraph" style:parent-style-name="Heading_20_3">
      <style:text-properties officeooo:rsid="04e9e752" officeooo:paragraph-rsid="04e9e752"/>
    </style:style>
    <style:style style:name="P419" style:family="paragraph" style:parent-style-name="Text_20_body">
      <style:text-properties officeooo:rsid="04e9e752" officeooo:paragraph-rsid="04e9e752"/>
    </style:style>
    <style:style style:name="P420" style:family="paragraph" style:parent-style-name="Text_20_body">
      <style:text-properties officeooo:rsid="04ec6e45" officeooo:paragraph-rsid="04ec6e45"/>
    </style:style>
    <style:style style:name="P421" style:family="paragraph" style:parent-style-name="Text_20_body" style:list-style-name="L65">
      <style:text-properties officeooo:rsid="04ec6e45" officeooo:paragraph-rsid="04ec6e45"/>
    </style:style>
    <style:style style:name="P422" style:family="paragraph" style:parent-style-name="Text_20_body">
      <style:text-properties officeooo:rsid="060b5250" officeooo:paragraph-rsid="060b5250"/>
    </style:style>
    <style:style style:name="P423" style:family="paragraph" style:parent-style-name="Text_20_body">
      <style:text-properties officeooo:rsid="00db5ee8" officeooo:paragraph-rsid="00db5ee8"/>
    </style:style>
    <style:style style:name="P424" style:family="paragraph" style:parent-style-name="Text_20_body">
      <style:text-properties officeooo:rsid="00dbdca3" officeooo:paragraph-rsid="00dbdca3"/>
    </style:style>
    <style:style style:name="P425" style:family="paragraph" style:parent-style-name="Text_20_body">
      <style:text-properties officeooo:rsid="01f9c766" officeooo:paragraph-rsid="01f9c766"/>
    </style:style>
    <style:style style:name="P426" style:family="paragraph" style:parent-style-name="Text_20_body">
      <style:text-properties officeooo:paragraph-rsid="0330228f"/>
    </style:style>
    <style:style style:name="P427" style:family="paragraph" style:parent-style-name="Text_20_body">
      <style:text-properties officeooo:paragraph-rsid="00a497df"/>
    </style:style>
    <style:style style:name="P428" style:family="paragraph" style:parent-style-name="Text_20_body" style:list-style-name="L66">
      <style:text-properties officeooo:rsid="00a600ca" officeooo:paragraph-rsid="00a600ca"/>
    </style:style>
    <style:style style:name="P429" style:family="paragraph" style:parent-style-name="Text_20_body" style:list-style-name="L66">
      <style:text-properties officeooo:rsid="00a600ca" officeooo:paragraph-rsid="04401fa9"/>
    </style:style>
    <style:style style:name="P430" style:family="paragraph" style:parent-style-name="Text_20_body" style:list-style-name="L66">
      <style:text-properties fo:font-weight="bold" officeooo:rsid="00a600ca" officeooo:paragraph-rsid="00a600ca" style:font-weight-asian="bold" style:font-weight-complex="bold"/>
    </style:style>
    <style:style style:name="P431" style:family="paragraph" style:parent-style-name="Text_20_body">
      <style:text-properties officeooo:paragraph-rsid="0108d6ad"/>
    </style:style>
    <style:style style:name="P432" style:family="paragraph" style:parent-style-name="Text_20_body">
      <style:text-properties officeooo:rsid="006bde68" officeooo:paragraph-rsid="0108d6ad"/>
    </style:style>
    <style:style style:name="P433" style:family="paragraph" style:parent-style-name="Text_20_body" style:list-style-name="L67">
      <style:text-properties fo:font-weight="bold" officeooo:paragraph-rsid="00a87b65" style:font-weight-asian="bold" style:font-weight-complex="bold"/>
    </style:style>
    <style:style style:name="P434" style:family="paragraph" style:parent-style-name="Text_20_body" style:list-style-name="L67">
      <style:text-properties officeooo:paragraph-rsid="00a87b65"/>
    </style:style>
    <style:style style:name="P435" style:family="paragraph" style:parent-style-name="Text_20_body">
      <style:text-properties officeooo:rsid="00dbf747" officeooo:paragraph-rsid="00dbf747"/>
    </style:style>
    <style:style style:name="P436" style:family="paragraph" style:parent-style-name="Text_20_body">
      <style:text-properties officeooo:rsid="0552c32c" officeooo:paragraph-rsid="0552c32c"/>
    </style:style>
    <style:style style:name="P437" style:family="paragraph" style:parent-style-name="Text_20_body">
      <style:text-properties officeooo:rsid="04ca120d" officeooo:paragraph-rsid="04ca120d"/>
    </style:style>
    <style:style style:name="P438" style:family="paragraph" style:parent-style-name="Text_20_body">
      <style:text-properties officeooo:rsid="04912631" officeooo:paragraph-rsid="04912631"/>
    </style:style>
    <style:style style:name="P439" style:family="paragraph" style:parent-style-name="Text_20_body">
      <style:text-properties officeooo:rsid="01a9c0b7" officeooo:paragraph-rsid="01a9c0b7"/>
    </style:style>
    <style:style style:name="P440" style:family="paragraph" style:parent-style-name="Text_20_body" style:list-style-name="L68">
      <style:text-properties officeooo:rsid="01a9c0b7" officeooo:paragraph-rsid="04225133"/>
    </style:style>
    <style:style style:name="P441" style:family="paragraph" style:parent-style-name="Text_20_body" style:list-style-name="L68">
      <style:text-properties officeooo:rsid="01a9c0b7" officeooo:paragraph-rsid="01a9c0b7"/>
    </style:style>
    <style:style style:name="P442" style:family="paragraph" style:parent-style-name="Text_20_body">
      <style:text-properties officeooo:rsid="01aa6ab6" officeooo:paragraph-rsid="01aa6ab6"/>
    </style:style>
    <style:style style:name="P443" style:family="paragraph" style:parent-style-name="Text_20_body">
      <style:text-properties officeooo:paragraph-rsid="00a87b65"/>
    </style:style>
    <style:style style:name="P444" style:family="paragraph" style:parent-style-name="Text_20_body">
      <style:text-properties officeooo:paragraph-rsid="01fa04af"/>
    </style:style>
    <style:style style:name="P445" style:family="paragraph" style:parent-style-name="Text_20_body" style:list-style-name="L69">
      <style:text-properties fo:font-weight="bold" officeooo:paragraph-rsid="01fa04af" style:font-weight-asian="bold" style:font-weight-complex="bold"/>
    </style:style>
    <style:style style:name="P446" style:family="paragraph" style:parent-style-name="Text_20_body" style:list-style-name="L69">
      <style:text-properties officeooo:paragraph-rsid="01fa04af"/>
    </style:style>
    <style:style style:name="P447" style:family="paragraph" style:parent-style-name="Text_20_body" style:list-style-name="L69">
      <style:text-properties fo:font-weight="bold" officeooo:rsid="050d3773" officeooo:paragraph-rsid="050d3773" style:font-weight-asian="bold" style:font-weight-complex="bold"/>
    </style:style>
    <style:style style:name="P448" style:family="paragraph" style:parent-style-name="Text_20_body">
      <style:paragraph-properties fo:margin-left="0cm" fo:margin-right="0cm" fo:text-indent="0cm" style:auto-text-indent="false"/>
      <style:text-properties officeooo:rsid="00a9d3e9" officeooo:paragraph-rsid="00a9d3e9"/>
    </style:style>
    <style:style style:name="P449" style:family="paragraph" style:parent-style-name="Text_20_body">
      <style:paragraph-properties fo:margin-left="0cm" fo:margin-right="0cm" fo:text-indent="0cm" style:auto-text-indent="false"/>
      <style:text-properties officeooo:rsid="050f3ec2" officeooo:paragraph-rsid="050f3ec2"/>
    </style:style>
    <style:style style:name="P450" style:family="paragraph" style:parent-style-name="Text_20_body" style:list-style-name="L70">
      <style:text-properties officeooo:rsid="0520cc5c" officeooo:paragraph-rsid="0520cc5c"/>
    </style:style>
    <style:style style:name="P451" style:family="paragraph" style:parent-style-name="Text_20_body" style:list-style-name="L70">
      <style:text-properties officeooo:rsid="00a9d3e9" officeooo:paragraph-rsid="047ae93d"/>
    </style:style>
    <style:style style:name="P452" style:family="paragraph" style:parent-style-name="Text_20_body" style:list-style-name="L70">
      <style:text-properties officeooo:rsid="00a9d3e9" officeooo:paragraph-rsid="00a9d3e9"/>
    </style:style>
    <style:style style:name="P453" style:family="paragraph" style:parent-style-name="Text_20_body">
      <style:paragraph-properties fo:margin-left="0cm" fo:margin-right="0cm" fo:text-indent="0cm" style:auto-text-indent="false"/>
      <style:text-properties officeooo:paragraph-rsid="00ab01fd"/>
    </style:style>
    <style:style style:name="P454" style:family="paragraph" style:parent-style-name="Text_20_body">
      <style:text-properties officeooo:paragraph-rsid="0541f7d3"/>
    </style:style>
    <style:style style:name="P455" style:family="paragraph" style:parent-style-name="Text_20_body">
      <style:text-properties officeooo:rsid="0541f7d3" officeooo:paragraph-rsid="0541f7d3"/>
    </style:style>
    <style:style style:name="P456" style:family="paragraph" style:parent-style-name="Heading_20_3">
      <style:text-properties officeooo:rsid="0477ae4d" officeooo:paragraph-rsid="0477ae4d"/>
    </style:style>
    <style:style style:name="P457" style:family="paragraph" style:parent-style-name="Text_20_body">
      <style:text-properties officeooo:rsid="0477ae4d" officeooo:paragraph-rsid="0477ae4d"/>
    </style:style>
    <style:style style:name="P458" style:family="paragraph" style:parent-style-name="Text_20_body">
      <style:text-properties officeooo:rsid="0490eeae" officeooo:paragraph-rsid="0490eeae"/>
    </style:style>
    <style:style style:name="P459" style:family="paragraph" style:parent-style-name="Heading_20_3">
      <style:text-properties officeooo:rsid="041e94d9" officeooo:paragraph-rsid="041e94d9"/>
    </style:style>
    <style:style style:name="P460" style:family="paragraph" style:parent-style-name="Text_20_body" style:list-style-name="L71"/>
    <style:style style:name="P461" style:family="paragraph" style:parent-style-name="Heading_20_3">
      <style:text-properties officeooo:paragraph-rsid="0194803b"/>
    </style:style>
    <style:style style:name="P462" style:family="paragraph" style:parent-style-name="Heading_20_3">
      <style:text-properties officeooo:paragraph-rsid="052dc135"/>
    </style:style>
    <style:style style:name="P463" style:family="paragraph" style:parent-style-name="Text_20_body">
      <style:text-properties officeooo:paragraph-rsid="052dc135"/>
    </style:style>
    <style:style style:name="P464" style:family="paragraph" style:parent-style-name="Text_20_body">
      <style:text-properties officeooo:rsid="012ee0ee" officeooo:paragraph-rsid="052dc135"/>
    </style:style>
    <style:style style:name="P465" style:family="paragraph" style:parent-style-name="Text_20_body">
      <style:text-properties officeooo:rsid="0548d64f" officeooo:paragraph-rsid="0548d64f"/>
    </style:style>
    <style:style style:name="P466" style:family="paragraph" style:parent-style-name="Heading_20_3">
      <style:text-properties officeooo:rsid="052dc135" officeooo:paragraph-rsid="052dc135"/>
    </style:style>
    <style:style style:name="P467" style:family="paragraph" style:parent-style-name="Text_20_body">
      <style:text-properties officeooo:rsid="05303991" officeooo:paragraph-rsid="05303991"/>
    </style:style>
    <style:style style:name="P468" style:family="paragraph" style:parent-style-name="Text_20_body" style:list-style-name="L72">
      <style:text-properties fo:font-weight="bold" officeooo:rsid="05303991" officeooo:paragraph-rsid="05303991" style:font-weight-asian="bold" style:font-weight-complex="bold"/>
    </style:style>
    <style:style style:name="P469" style:family="paragraph" style:parent-style-name="Text_20_body" style:list-style-name="L20">
      <style:text-properties officeooo:rsid="053475f5" officeooo:paragraph-rsid="053475f5"/>
    </style:style>
    <style:style style:name="P470" style:family="paragraph" style:parent-style-name="Text_20_body" style:list-style-name="L20">
      <style:text-properties fo:font-weight="bold" officeooo:rsid="053475f5" officeooo:paragraph-rsid="053475f5" style:font-weight-asian="bold" style:font-weight-complex="bold"/>
    </style:style>
    <style:style style:name="P471" style:family="paragraph" style:parent-style-name="Text_20_body" style:list-style-name="L20">
      <style:text-properties officeooo:rsid="052be27f" officeooo:paragraph-rsid="052e90d6"/>
    </style:style>
    <style:style style:name="P472" style:family="paragraph" style:parent-style-name="Text_20_body" style:list-style-name="L73"/>
    <style:style style:name="P473" style:family="paragraph" style:parent-style-name="Text_20_body" style:list-style-name="L74"/>
    <style:style style:name="P474" style:family="paragraph" style:parent-style-name="Text_20_body">
      <style:text-properties officeooo:rsid="03898af1" officeooo:paragraph-rsid="03898af1"/>
    </style:style>
    <style:style style:name="P475" style:family="paragraph" style:parent-style-name="Heading_20_2">
      <style:text-properties officeooo:paragraph-rsid="006609e8"/>
    </style:style>
    <style:style style:name="P476" style:family="paragraph" style:parent-style-name="Text_20_body">
      <style:text-properties officeooo:paragraph-rsid="0331d312"/>
    </style:style>
    <style:style style:name="P477" style:family="paragraph" style:parent-style-name="Text_20_body">
      <style:text-properties officeooo:paragraph-rsid="036fef59"/>
    </style:style>
    <style:style style:name="P478" style:family="paragraph" style:parent-style-name="Text_20_body">
      <style:text-properties officeooo:paragraph-rsid="0330d0b9"/>
    </style:style>
    <style:style style:name="P479" style:family="paragraph" style:parent-style-name="Text_20_body" style:list-style-name="L75"/>
    <style:style style:name="P480" style:family="paragraph" style:parent-style-name="Text_20_body" style:list-style-name="L75">
      <style:text-properties fo:font-weight="bold" style:font-weight-asian="bold" style:font-weight-complex="bold"/>
    </style:style>
    <style:style style:name="P481" style:family="paragraph" style:parent-style-name="Text_20_body" style:list-style-name="L75">
      <style:text-properties fo:font-weight="normal" officeooo:rsid="05fe7d57" officeooo:paragraph-rsid="05fe7d57" style:font-weight-asian="normal" style:font-weight-complex="normal"/>
    </style:style>
    <style:style style:name="P482" style:family="paragraph" style:parent-style-name="Text_20_body" style:list-style-name="L75">
      <style:text-properties fo:font-weight="normal" officeooo:rsid="060016dd" officeooo:paragraph-rsid="060016dd" style:font-weight-asian="normal" style:font-weight-complex="normal"/>
    </style:style>
    <style:style style:name="P483" style:family="paragraph" style:parent-style-name="Text_20_body" style:list-style-name="L75">
      <style:text-properties fo:font-weight="normal" officeooo:rsid="06009e90" officeooo:paragraph-rsid="06009e90" style:font-weight-asian="normal" style:font-weight-complex="normal"/>
    </style:style>
    <style:style style:name="P484" style:family="paragraph" style:parent-style-name="Text_20_body" style:list-style-name="L75">
      <style:text-properties fo:font-weight="bold" officeooo:rsid="05fe7d57" officeooo:paragraph-rsid="05fe7d57" style:font-weight-asian="bold" style:font-weight-complex="bold"/>
    </style:style>
    <style:style style:name="P485" style:family="paragraph" style:parent-style-name="Text_20_body">
      <style:text-properties officeooo:rsid="000edffa" officeooo:paragraph-rsid="00e52cc4"/>
    </style:style>
    <style:style style:name="P486" style:family="paragraph" style:parent-style-name="Text_20_body">
      <style:paragraph-properties fo:margin-left="0cm" fo:margin-right="0cm" fo:text-indent="0cm" style:auto-text-indent="false"/>
      <style:text-properties officeooo:paragraph-rsid="00e5d412"/>
    </style:style>
    <style:style style:name="P487" style:family="paragraph" style:parent-style-name="Heading_20_3">
      <style:text-properties officeooo:paragraph-rsid="019a8453"/>
    </style:style>
    <style:style style:name="P488" style:family="paragraph" style:parent-style-name="Text_20_body">
      <style:text-properties officeooo:rsid="036f1b9a" officeooo:paragraph-rsid="036f1b9a"/>
    </style:style>
    <style:style style:name="P489" style:family="paragraph" style:parent-style-name="Heading_20_2">
      <style:text-properties officeooo:rsid="04bd97da" officeooo:paragraph-rsid="04bd97da"/>
    </style:style>
    <style:style style:name="P490" style:family="paragraph" style:parent-style-name="Text_20_body">
      <style:text-properties officeooo:rsid="04b789c6" officeooo:paragraph-rsid="04b789c6"/>
    </style:style>
    <style:style style:name="P491" style:family="paragraph" style:parent-style-name="Text_20_body">
      <style:text-properties officeooo:rsid="04b900e1" officeooo:paragraph-rsid="06066891"/>
    </style:style>
    <style:style style:name="P492" style:family="paragraph" style:parent-style-name="Text_20_body">
      <style:text-properties officeooo:rsid="04b900e1" officeooo:paragraph-rsid="04b900e1"/>
    </style:style>
    <style:style style:name="P493" style:family="paragraph" style:parent-style-name="Text_20_body">
      <style:text-properties officeooo:rsid="05fd9a33" officeooo:paragraph-rsid="05fd9a33"/>
    </style:style>
    <style:style style:name="P494" style:family="paragraph" style:parent-style-name="Text_20_body">
      <style:text-properties officeooo:rsid="04b900e1" officeooo:paragraph-rsid="06022530"/>
    </style:style>
    <style:style style:name="P495" style:family="paragraph" style:parent-style-name="Text_20_body">
      <style:text-properties officeooo:rsid="04ba9651" officeooo:paragraph-rsid="04ba9651"/>
    </style:style>
    <style:style style:name="P496" style:family="paragraph" style:parent-style-name="Text_20_body">
      <style:text-properties officeooo:rsid="04ba9651" officeooo:paragraph-rsid="04bd97da"/>
    </style:style>
    <style:style style:name="P497" style:family="paragraph" style:parent-style-name="Text_20_body">
      <style:text-properties officeooo:rsid="0356b1b6" officeooo:paragraph-rsid="04bd97da"/>
    </style:style>
    <style:style style:name="P498" style:family="paragraph" style:parent-style-name="Text_20_body">
      <style:text-properties officeooo:rsid="04bd97da" officeooo:paragraph-rsid="04bd97da"/>
    </style:style>
    <style:style style:name="P499" style:family="paragraph" style:parent-style-name="Heading_20_3">
      <style:text-properties officeooo:paragraph-rsid="056e5859"/>
    </style:style>
    <style:style style:name="P500" style:family="paragraph" style:parent-style-name="Text_20_body">
      <style:text-properties officeooo:rsid="04ba9651" officeooo:paragraph-rsid="056e5859"/>
    </style:style>
    <style:style style:name="P501" style:family="paragraph" style:parent-style-name="Heading_20_3">
      <style:text-properties officeooo:rsid="056e5859" officeooo:paragraph-rsid="056e5859"/>
    </style:style>
    <style:style style:name="P502" style:family="paragraph" style:parent-style-name="Text_20_body">
      <style:text-properties officeooo:rsid="056e5859" officeooo:paragraph-rsid="056e5859"/>
    </style:style>
    <style:style style:name="P503" style:family="paragraph" style:parent-style-name="Text_20_body">
      <style:text-properties officeooo:rsid="04b900e1" officeooo:paragraph-rsid="060bff55"/>
    </style:style>
    <style:style style:name="P504" style:family="paragraph" style:parent-style-name="Heading_20_3">
      <style:text-properties officeooo:rsid="061093b5" officeooo:paragraph-rsid="061093b5"/>
    </style:style>
    <style:style style:name="P505" style:family="paragraph" style:parent-style-name="Text_20_body">
      <style:text-properties officeooo:rsid="061093b5" officeooo:paragraph-rsid="061093b5"/>
    </style:style>
    <style:style style:name="P506" style:family="paragraph" style:parent-style-name="Text_20_body">
      <style:text-properties officeooo:rsid="04b900e1" officeooo:paragraph-rsid="061093b5"/>
    </style:style>
    <style:style style:name="P507" style:family="paragraph" style:parent-style-name="Text_20_body">
      <style:text-properties officeooo:rsid="00e61ac5" officeooo:paragraph-rsid="00e61ac5"/>
    </style:style>
    <style:style style:name="P508" style:family="paragraph" style:parent-style-name="Heading_20_2">
      <style:text-properties officeooo:paragraph-rsid="00666dcd"/>
    </style:style>
    <style:style style:name="P509" style:family="paragraph" style:parent-style-name="Text_20_body">
      <style:text-properties officeooo:paragraph-rsid="00e70782"/>
    </style:style>
    <style:style style:name="P510" style:family="paragraph" style:parent-style-name="Text_20_body" style:list-style-name="L76">
      <style:text-properties fo:font-weight="bold" officeooo:rsid="00e70782" officeooo:paragraph-rsid="00e70782" style:font-weight-asian="bold" style:font-weight-complex="bold"/>
    </style:style>
    <style:style style:name="P511" style:family="paragraph" style:parent-style-name="Text_20_body" style:list-style-name="L76">
      <style:text-properties fo:font-weight="bold" officeooo:rsid="05032964" officeooo:paragraph-rsid="05032964" style:font-weight-asian="bold" style:font-weight-complex="bold"/>
    </style:style>
    <style:style style:name="P512" style:family="paragraph" style:parent-style-name="Text_20_body" style:list-style-name="L76">
      <style:text-properties officeooo:rsid="00e70782" officeooo:paragraph-rsid="00e70782"/>
    </style:style>
    <style:style style:name="P513" style:family="paragraph" style:parent-style-name="Text_20_body" style:list-style-name="L76">
      <style:text-properties officeooo:rsid="00e70782" officeooo:paragraph-rsid="02c3088b"/>
    </style:style>
    <style:style style:name="P514" style:family="paragraph" style:parent-style-name="Text_20_body" style:list-style-name="L76">
      <style:text-properties officeooo:rsid="02c3088b" officeooo:paragraph-rsid="02c3088b"/>
    </style:style>
    <style:style style:name="P515" style:family="paragraph" style:parent-style-name="Text_20_body" style:list-style-name="L76">
      <style:text-properties fo:font-weight="bold" officeooo:rsid="047cecfb" officeooo:paragraph-rsid="048b419b" style:font-weight-asian="bold" style:font-weight-complex="bold"/>
    </style:style>
    <style:style style:name="P516" style:family="paragraph" style:parent-style-name="Text_20_body">
      <style:text-properties officeooo:paragraph-rsid="0109704c"/>
    </style:style>
    <style:style style:name="P517" style:family="paragraph" style:parent-style-name="Text_20_body">
      <style:text-properties officeooo:rsid="006bde68" officeooo:paragraph-rsid="01ffdec1"/>
    </style:style>
    <style:style style:name="P518" style:family="paragraph" style:parent-style-name="Text_20_body" style:list-style-name="L77">
      <style:text-properties fo:font-weight="bold" officeooo:paragraph-rsid="01ffdec1" style:font-weight-asian="bold" style:font-weight-complex="bold"/>
    </style:style>
    <style:style style:name="P519" style:family="paragraph" style:parent-style-name="Text_20_body" style:list-style-name="L77">
      <style:text-properties fo:font-weight="bold" officeooo:paragraph-rsid="02c48f31" style:font-weight-asian="bold" style:font-weight-complex="bold"/>
    </style:style>
    <style:style style:name="P520" style:family="paragraph" style:parent-style-name="Text_20_body" style:list-style-name="L77">
      <style:text-properties fo:font-weight="bold" officeooo:rsid="050126e2" officeooo:paragraph-rsid="050126e2" style:font-weight-asian="bold" style:font-weight-complex="bold"/>
    </style:style>
    <style:style style:name="P521" style:family="paragraph" style:parent-style-name="Text_20_body" style:list-style-name="L77">
      <style:text-properties officeooo:paragraph-rsid="01ffdec1"/>
    </style:style>
    <style:style style:name="P522" style:family="paragraph" style:parent-style-name="Text_20_body">
      <style:text-properties officeooo:rsid="00ef0ee6" officeooo:paragraph-rsid="00ef0ee6"/>
    </style:style>
    <style:style style:name="P523" style:family="paragraph" style:parent-style-name="Text_20_body">
      <style:text-properties officeooo:rsid="00edbbd3" officeooo:paragraph-rsid="00edbbd3"/>
    </style:style>
    <style:style style:name="P524" style:family="paragraph" style:parent-style-name="Text_20_body">
      <style:paragraph-properties fo:margin-left="0cm" fo:margin-right="0cm" fo:text-indent="0cm" style:auto-text-indent="false"/>
      <style:text-properties officeooo:rsid="00edbbd3" officeooo:paragraph-rsid="0120cd74"/>
    </style:style>
    <style:style style:name="P525" style:family="paragraph" style:parent-style-name="Heading_20_1">
      <style:paragraph-properties fo:break-before="page"/>
      <style:text-properties officeooo:rsid="00ef7bec" officeooo:paragraph-rsid="00ef7bec"/>
    </style:style>
    <style:style style:name="P526" style:family="paragraph" style:parent-style-name="Text_20_body" style:list-style-name="L78"/>
    <style:style style:name="P527" style:family="paragraph" style:parent-style-name="Heading_20_3">
      <style:text-properties officeooo:rsid="035f6071" officeooo:paragraph-rsid="035f6071"/>
    </style:style>
    <style:style style:name="P528" style:family="paragraph" style:parent-style-name="Text_20_body">
      <style:text-properties officeooo:rsid="035f6071" officeooo:paragraph-rsid="035f6071"/>
    </style:style>
    <style:style style:name="P529" style:family="paragraph" style:parent-style-name="Text_20_body">
      <style:text-properties officeooo:rsid="036c23d3" officeooo:paragraph-rsid="036c23d3"/>
    </style:style>
    <style:style style:name="P530" style:family="paragraph" style:parent-style-name="Text_20_body">
      <style:text-properties officeooo:rsid="035f6071" officeooo:paragraph-rsid="036720e8"/>
    </style:style>
    <style:style style:name="P531" style:family="paragraph" style:parent-style-name="Text_20_body">
      <style:text-properties officeooo:rsid="0369015d" officeooo:paragraph-rsid="0369015d"/>
    </style:style>
    <style:style style:name="P532" style:family="paragraph" style:parent-style-name="Text_20_body">
      <style:text-properties officeooo:paragraph-rsid="0369015d"/>
    </style:style>
    <style:style style:name="P533" style:family="paragraph" style:parent-style-name="Heading_20_2">
      <style:text-properties officeooo:rsid="01648977" officeooo:paragraph-rsid="01648977"/>
    </style:style>
    <style:style style:name="P534" style:family="paragraph" style:parent-style-name="Text_20_body">
      <style:text-properties officeooo:rsid="01648977" officeooo:paragraph-rsid="01648977"/>
    </style:style>
    <style:style style:name="P535" style:family="paragraph" style:parent-style-name="Text_20_body">
      <style:text-properties officeooo:rsid="0168e701" officeooo:paragraph-rsid="0168e701"/>
    </style:style>
    <style:style style:name="P536" style:family="paragraph" style:parent-style-name="Text_20_body">
      <style:text-properties officeooo:paragraph-rsid="027e85b2"/>
    </style:style>
    <style:style style:name="P537" style:family="paragraph" style:parent-style-name="Text_20_body" style:list-style-name="L79">
      <style:text-properties officeooo:rsid="05df1e66" officeooo:paragraph-rsid="05df1e66"/>
    </style:style>
    <style:style style:name="P538" style:family="paragraph" style:parent-style-name="Text_20_body" style:list-style-name="L80">
      <style:text-properties officeooo:paragraph-rsid="027e85b2"/>
    </style:style>
    <style:style style:name="P539" style:family="paragraph" style:parent-style-name="Text_20_body" style:list-style-name="L80">
      <style:text-properties officeooo:rsid="05b01c65" officeooo:paragraph-rsid="05b01c65"/>
    </style:style>
    <style:style style:name="P540" style:family="paragraph" style:parent-style-name="Text_20_body" style:list-style-name="L80">
      <style:text-properties officeooo:paragraph-rsid="048e160f"/>
    </style:style>
    <style:style style:name="P541" style:family="paragraph" style:parent-style-name="Text_20_body" style:list-style-name="L80">
      <style:text-properties officeooo:paragraph-rsid="05b01c65"/>
    </style:style>
    <style:style style:name="P542" style:family="paragraph" style:parent-style-name="Text_20_body" style:list-style-name="L80">
      <style:text-properties officeooo:rsid="05dc7167" officeooo:paragraph-rsid="05dc7167"/>
    </style:style>
    <style:style style:name="P543" style:family="paragraph" style:parent-style-name="Text_20_body" style:list-style-name="L80">
      <style:text-properties officeooo:rsid="05df1e66" officeooo:paragraph-rsid="05df1e66"/>
    </style:style>
    <style:style style:name="P544" style:family="paragraph" style:parent-style-name="Text_20_body" style:list-style-name="L80">
      <style:text-properties officeooo:rsid="05b01c65" officeooo:paragraph-rsid="05df1e66"/>
    </style:style>
    <style:style style:name="P545" style:family="paragraph" style:parent-style-name="Text_20_body" style:list-style-name="L80">
      <style:text-properties officeooo:rsid="05dc7167" officeooo:paragraph-rsid="05df1e66"/>
    </style:style>
    <style:style style:name="P546" style:family="paragraph" style:parent-style-name="Text_20_body" style:list-style-name="L80">
      <style:text-properties officeooo:rsid="0556b9ec" officeooo:paragraph-rsid="0556b9ec"/>
    </style:style>
    <style:style style:name="P547" style:family="paragraph" style:parent-style-name="Text_20_body" style:list-style-name="L80">
      <style:text-properties officeooo:rsid="0556b9ec" officeooo:paragraph-rsid="056151e6"/>
    </style:style>
    <style:style style:name="P548" style:family="paragraph" style:parent-style-name="Text_20_body" style:list-style-name="L80">
      <style:text-properties officeooo:rsid="0553cee9" officeooo:paragraph-rsid="05540c86"/>
    </style:style>
    <style:style style:name="P549" style:family="paragraph" style:parent-style-name="Text_20_body" style:list-style-name="L80">
      <style:text-properties officeooo:rsid="06161060" officeooo:paragraph-rsid="06161060"/>
    </style:style>
    <style:style style:name="P550" style:family="paragraph" style:parent-style-name="Text_20_body" style:list-style-name="L80">
      <style:text-properties officeooo:rsid="0610f4fd" officeooo:paragraph-rsid="0610f4fd"/>
    </style:style>
    <style:style style:name="P551" style:family="paragraph" style:parent-style-name="Text_20_body" style:list-style-name="L80">
      <style:text-properties officeooo:rsid="048e160f" officeooo:paragraph-rsid="048e160f"/>
    </style:style>
    <style:style style:name="P552" style:family="paragraph" style:parent-style-name="Text_20_body" style:list-style-name="L80">
      <style:text-properties officeooo:rsid="022d38d3" officeooo:paragraph-rsid="048e160f"/>
    </style:style>
    <style:style style:name="P553" style:family="paragraph" style:parent-style-name="Text_20_body" style:list-style-name="L80">
      <style:text-properties officeooo:rsid="02d6f8a4" officeooo:paragraph-rsid="048e160f"/>
    </style:style>
    <style:style style:name="P554" style:family="paragraph" style:parent-style-name="Heading_20_2">
      <style:text-properties officeooo:rsid="02855696" officeooo:paragraph-rsid="02855696"/>
    </style:style>
    <style:style style:name="P555" style:family="paragraph" style:parent-style-name="Text_20_body">
      <style:text-properties officeooo:rsid="01648977" officeooo:paragraph-rsid="02855696"/>
    </style:style>
    <style:style style:name="P556" style:family="paragraph" style:parent-style-name="Text_20_body">
      <style:text-properties officeooo:rsid="02855696" officeooo:paragraph-rsid="02855696"/>
    </style:style>
    <style:style style:name="P557" style:family="paragraph" style:parent-style-name="Text_20_body" style:list-style-name="L81">
      <style:text-properties officeooo:rsid="02855696" officeooo:paragraph-rsid="02d3b48b"/>
    </style:style>
    <style:style style:name="P558" style:family="paragraph" style:parent-style-name="Text_20_body" style:list-style-name="L81">
      <style:text-properties officeooo:rsid="04160192" officeooo:paragraph-rsid="04160192"/>
    </style:style>
    <style:style style:name="P559" style:family="paragraph" style:parent-style-name="Text_20_body" style:list-style-name="L81">
      <style:text-properties officeooo:rsid="0416d6c0" officeooo:paragraph-rsid="0416d6c0"/>
    </style:style>
    <style:style style:name="P560" style:family="paragraph" style:parent-style-name="Text_20_body" style:list-style-name="L81">
      <style:text-properties officeooo:rsid="02855696" officeooo:paragraph-rsid="02ca8a62"/>
    </style:style>
    <style:style style:name="P561" style:family="paragraph" style:parent-style-name="Text_20_body" style:list-style-name="L81">
      <style:text-properties officeooo:paragraph-rsid="02855696"/>
    </style:style>
    <style:style style:name="P562" style:family="paragraph" style:parent-style-name="Text_20_body" style:list-style-name="L81">
      <style:text-properties officeooo:rsid="02cbf913" officeooo:paragraph-rsid="02cbf913"/>
    </style:style>
    <style:style style:name="P563" style:family="paragraph" style:parent-style-name="Text_20_body" style:list-style-name="L81">
      <style:text-properties officeooo:rsid="02cdc0bf" officeooo:paragraph-rsid="02cdc0bf"/>
    </style:style>
    <style:style style:name="P564" style:family="paragraph" style:parent-style-name="Text_20_body" style:list-style-name="L81">
      <style:text-properties officeooo:rsid="02cfc05a" officeooo:paragraph-rsid="02cfc05a"/>
    </style:style>
    <style:style style:name="P565" style:family="paragraph" style:parent-style-name="Text_20_body" style:list-style-name="L81">
      <style:text-properties officeooo:rsid="02d11845" officeooo:paragraph-rsid="02d11845"/>
    </style:style>
    <style:style style:name="P566" style:family="paragraph" style:parent-style-name="Text_20_body" style:list-style-name="L81">
      <style:text-properties officeooo:rsid="02ee2a91" officeooo:paragraph-rsid="02ee2a91"/>
    </style:style>
    <style:style style:name="P567" style:family="paragraph" style:parent-style-name="Text_20_body" style:list-style-name="L81">
      <style:text-properties officeooo:rsid="04e1d7d1" officeooo:paragraph-rsid="04e1d7d1"/>
    </style:style>
    <style:style style:name="P568" style:family="paragraph" style:parent-style-name="Heading_20_2">
      <style:text-properties officeooo:rsid="022d38d3" officeooo:paragraph-rsid="022d38d3"/>
    </style:style>
    <style:style style:name="P569" style:family="paragraph" style:parent-style-name="Text_20_body">
      <style:text-properties officeooo:rsid="022d38d3" officeooo:paragraph-rsid="022d38d3"/>
    </style:style>
    <style:style style:name="P570" style:family="paragraph" style:parent-style-name="Heading_20_1" style:list-style-name="">
      <style:text-properties officeooo:rsid="02876942" officeooo:paragraph-rsid="02876942"/>
    </style:style>
    <style:style style:name="P571" style:family="paragraph" style:parent-style-name="Heading_20_1">
      <style:paragraph-properties fo:break-before="page"/>
      <style:text-properties officeooo:rsid="02876942" officeooo:paragraph-rsid="02876942"/>
    </style:style>
    <style:style style:name="P572" style:family="paragraph" style:parent-style-name="Heading_20_2">
      <style:text-properties officeooo:rsid="02876942" officeooo:paragraph-rsid="02876942"/>
    </style:style>
    <style:style style:name="P573" style:family="paragraph" style:parent-style-name="Text_20_body">
      <style:text-properties officeooo:rsid="0298c062" officeooo:paragraph-rsid="0298c062"/>
    </style:style>
    <style:style style:name="P574" style:family="paragraph" style:parent-style-name="Text_20_body" style:list-style-name="L82">
      <style:text-properties officeooo:rsid="00751d45" officeooo:paragraph-rsid="0460190b"/>
    </style:style>
    <style:style style:name="P575" style:family="paragraph" style:parent-style-name="Text_20_body" style:list-style-name="L82">
      <style:text-properties officeooo:rsid="00751d45" officeooo:paragraph-rsid="0461e693"/>
    </style:style>
    <style:style style:name="P576" style:family="paragraph" style:parent-style-name="Text_20_body" style:list-style-name="L82">
      <style:text-properties officeooo:rsid="0460190b" officeooo:paragraph-rsid="0460190b"/>
    </style:style>
    <style:style style:name="P577" style:family="paragraph" style:parent-style-name="Text_20_body" style:list-style-name="L82">
      <style:text-properties officeooo:rsid="045dbbf0" officeooo:paragraph-rsid="045dbbf0"/>
    </style:style>
    <style:style style:name="P578" style:family="paragraph" style:parent-style-name="Text_20_body" style:list-style-name="L82">
      <style:text-properties officeooo:rsid="00751d45" officeooo:paragraph-rsid="02876942"/>
    </style:style>
    <style:style style:name="P579" style:family="paragraph" style:parent-style-name="Text_20_body" style:list-style-name="L82">
      <style:text-properties officeooo:paragraph-rsid="028b9f11"/>
    </style:style>
    <style:style style:name="P580" style:family="paragraph" style:parent-style-name="Text_20_body" style:list-style-name="L82">
      <style:text-properties officeooo:rsid="028b9f11" officeooo:paragraph-rsid="028b9f11"/>
    </style:style>
    <style:style style:name="P581" style:family="paragraph" style:parent-style-name="Text_20_body">
      <style:paragraph-properties fo:margin-left="1.27cm" fo:margin-right="0cm" fo:text-indent="0cm" style:auto-text-indent="false"/>
      <style:text-properties officeooo:rsid="02900ff3" officeooo:paragraph-rsid="0292b9fa"/>
    </style:style>
    <style:style style:name="P582" style:family="paragraph" style:parent-style-name="Text_20_body" style:list-style-name="L83">
      <style:text-properties officeooo:rsid="0292b9fa" officeooo:paragraph-rsid="0292b9fa"/>
    </style:style>
    <style:style style:name="P583" style:family="paragraph" style:parent-style-name="Text_20_body" style:list-style-name="L83">
      <style:text-properties officeooo:rsid="0313939f" officeooo:paragraph-rsid="0313939f"/>
    </style:style>
    <style:style style:name="P584" style:family="paragraph" style:parent-style-name="Text_20_body" style:list-style-name="L83">
      <style:text-properties officeooo:rsid="02fcc7f8" officeooo:paragraph-rsid="02fcc7f8"/>
    </style:style>
    <style:style style:name="P585" style:family="paragraph" style:parent-style-name="Text_20_body" style:list-style-name="L83">
      <style:text-properties officeooo:rsid="02900ff3" officeooo:paragraph-rsid="0292b9fa"/>
    </style:style>
    <style:style style:name="P586" style:family="paragraph" style:parent-style-name="Text_20_body" style:list-style-name="L83">
      <style:text-properties officeooo:rsid="030db805" officeooo:paragraph-rsid="030db805"/>
    </style:style>
    <style:style style:name="P587" style:family="paragraph" style:parent-style-name="Text_20_body" style:list-style-name="L83">
      <style:text-properties officeooo:rsid="02900ff3" officeooo:paragraph-rsid="0313939f"/>
    </style:style>
    <style:style style:name="P588" style:family="paragraph" style:parent-style-name="Text_20_body" style:list-style-name="L83">
      <style:text-properties officeooo:rsid="0291b72e" officeooo:paragraph-rsid="0292b9fa"/>
    </style:style>
    <style:style style:name="P589" style:family="paragraph" style:parent-style-name="Text_20_body">
      <style:paragraph-properties fo:margin-left="1.27cm" fo:margin-right="0cm" fo:text-indent="0cm" style:auto-text-indent="false"/>
      <style:text-properties officeooo:rsid="02900ff3" officeooo:paragraph-rsid="02900ff3"/>
    </style:style>
    <style:style style:name="P590" style:family="paragraph" style:parent-style-name="Text_20_body" style:list-style-name="L84">
      <style:text-properties officeooo:rsid="02900ff3" officeooo:paragraph-rsid="02900ff3"/>
    </style:style>
    <style:style style:name="P591" style:family="paragraph" style:parent-style-name="Text_20_body" style:list-style-name="L84">
      <style:text-properties officeooo:rsid="03171fb2" officeooo:paragraph-rsid="03171fb2"/>
    </style:style>
    <style:style style:name="P592" style:family="paragraph" style:parent-style-name="Text_20_body" style:list-style-name="L84">
      <style:text-properties officeooo:rsid="02fcc7f8" officeooo:paragraph-rsid="02fcc7f8"/>
    </style:style>
    <style:style style:name="P593" style:family="paragraph" style:parent-style-name="Text_20_body" style:list-style-name="L84">
      <style:text-properties officeooo:rsid="0313939f" officeooo:paragraph-rsid="0313939f"/>
    </style:style>
    <style:style style:name="P594" style:family="paragraph" style:parent-style-name="Text_20_body" style:list-style-name="L84">
      <style:text-properties officeooo:rsid="02900ff3" officeooo:paragraph-rsid="0292e74c"/>
    </style:style>
    <style:style style:name="P595" style:family="paragraph" style:parent-style-name="Text_20_body" style:list-style-name="L84">
      <style:text-properties officeooo:rsid="0291b72e" officeooo:paragraph-rsid="0291b72e"/>
    </style:style>
    <style:style style:name="P596" style:family="paragraph" style:parent-style-name="Text_20_body" style:list-style-name="L82">
      <style:text-properties officeooo:rsid="02957295" officeooo:paragraph-rsid="02957295"/>
    </style:style>
    <style:style style:name="P597" style:family="paragraph" style:parent-style-name="Text_20_body" style:list-style-name="L82">
      <style:text-properties officeooo:rsid="0075bd6b" officeooo:paragraph-rsid="02876942"/>
    </style:style>
    <style:style style:name="P598" style:family="paragraph" style:parent-style-name="Text_20_body" style:list-style-name="L82">
      <style:text-properties officeooo:rsid="0075bd6b" officeooo:paragraph-rsid="030f0459"/>
    </style:style>
    <style:style style:name="P599" style:family="paragraph" style:parent-style-name="Text_20_body" style:list-style-name="L82">
      <style:text-properties officeooo:rsid="030f0459" officeooo:paragraph-rsid="030f0459"/>
    </style:style>
    <style:style style:name="P600" style:family="paragraph" style:parent-style-name="Text_20_body" style:list-style-name="L82">
      <style:text-properties officeooo:rsid="030f0459" officeooo:paragraph-rsid="03101629"/>
    </style:style>
    <style:style style:name="P601" style:family="paragraph" style:parent-style-name="Text_20_body" style:list-style-name="L82">
      <style:text-properties officeooo:rsid="031031b6" officeooo:paragraph-rsid="031031b6"/>
    </style:style>
    <style:style style:name="P602" style:family="paragraph" style:parent-style-name="Text_20_body" style:list-style-name="L82">
      <style:text-properties officeooo:rsid="0075bd6b" officeooo:paragraph-rsid="028e3f3a"/>
    </style:style>
    <style:style style:name="P603" style:family="paragraph" style:parent-style-name="Text_20_body" style:list-style-name="L82">
      <style:text-properties officeooo:paragraph-rsid="0319a376"/>
    </style:style>
    <style:style style:name="P604" style:family="paragraph" style:parent-style-name="Text_20_body">
      <style:text-properties officeooo:rsid="0075bd6b" officeooo:paragraph-rsid="028e3f3a"/>
    </style:style>
    <style:style style:name="P605" style:family="paragraph" style:parent-style-name="Text_20_body">
      <style:text-properties officeooo:rsid="029745bb" officeooo:paragraph-rsid="029745bb"/>
    </style:style>
    <style:style style:name="P606" style:family="paragraph" style:parent-style-name="Heading_20_2">
      <style:text-properties officeooo:rsid="029bd8fc" officeooo:paragraph-rsid="029bd8fc"/>
    </style:style>
    <style:style style:name="P607" style:family="paragraph" style:parent-style-name="Text_20_body">
      <style:text-properties officeooo:rsid="029bd8fc" officeooo:paragraph-rsid="029bd8fc"/>
    </style:style>
    <style:style style:name="P608" style:family="paragraph" style:parent-style-name="Text_20_body">
      <style:text-properties officeooo:rsid="029c41c7" officeooo:paragraph-rsid="029c41c7"/>
    </style:style>
    <style:style style:name="P609" style:family="paragraph" style:parent-style-name="Text_20_body">
      <style:paragraph-properties fo:margin-left="1.27cm" fo:margin-right="0cm" fo:text-indent="0cm" style:auto-text-indent="false"/>
      <style:text-properties officeooo:rsid="029c41c7" officeooo:paragraph-rsid="029c41c7"/>
    </style:style>
    <style:style style:name="P610" style:family="paragraph" style:parent-style-name="Text_20_body">
      <style:paragraph-properties fo:margin-left="1.27cm" fo:margin-right="0cm" fo:text-indent="0cm" style:auto-text-indent="false"/>
      <style:text-properties officeooo:rsid="029cbbe6" officeooo:paragraph-rsid="029cbbe6"/>
    </style:style>
    <style:style style:name="P611" style:family="paragraph" style:parent-style-name="Text_20_body">
      <style:text-properties officeooo:rsid="02a0d784" officeooo:paragraph-rsid="02a0d784"/>
    </style:style>
    <style:style style:name="P612" style:family="paragraph" style:parent-style-name="Text_20_body">
      <style:paragraph-properties fo:margin-left="1.27cm" fo:margin-right="0cm" fo:text-indent="0cm" style:auto-text-indent="false"/>
      <style:text-properties officeooo:rsid="02a0d784" officeooo:paragraph-rsid="02a0d784"/>
    </style:style>
    <style:style style:name="P613" style:family="paragraph" style:parent-style-name="Text_20_body">
      <style:text-properties officeooo:rsid="02a26fff" officeooo:paragraph-rsid="02a26fff"/>
    </style:style>
    <style:style style:name="P614" style:family="paragraph" style:parent-style-name="Text_20_body">
      <style:paragraph-properties fo:margin-left="1.27cm" fo:margin-right="0cm" fo:text-indent="0cm" style:auto-text-indent="false"/>
      <style:text-properties officeooo:rsid="05871cef" officeooo:paragraph-rsid="05871cef"/>
    </style:style>
    <style:style style:name="P615" style:family="paragraph" style:parent-style-name="Text_20_body">
      <style:paragraph-properties fo:margin-left="1.27cm" fo:margin-right="0cm" fo:text-indent="0cm" style:auto-text-indent="false"/>
      <style:text-properties officeooo:rsid="02a81706" officeooo:paragraph-rsid="02a81706"/>
    </style:style>
    <style:style style:name="P616" style:family="paragraph" style:parent-style-name="Text_20_body">
      <style:paragraph-properties fo:margin-left="1.27cm" fo:margin-right="0cm" fo:text-indent="0cm" style:auto-text-indent="false"/>
      <style:text-properties officeooo:rsid="02a91169" officeooo:paragraph-rsid="02b1d3e2"/>
    </style:style>
    <style:style style:name="P617" style:family="paragraph" style:parent-style-name="Heading_20_2">
      <style:text-properties officeooo:rsid="0348762d" officeooo:paragraph-rsid="0348762d"/>
    </style:style>
    <style:style style:name="P618" style:family="paragraph" style:parent-style-name="Text_20_body">
      <style:text-properties officeooo:rsid="0348762d" officeooo:paragraph-rsid="0348762d"/>
    </style:style>
    <style:style style:name="P619" style:family="paragraph" style:parent-style-name="Text_20_body">
      <style:text-properties officeooo:rsid="0349816c" officeooo:paragraph-rsid="034ab6f0"/>
    </style:style>
    <style:style style:name="P620" style:family="paragraph" style:parent-style-name="Text_20_body" style:list-style-name="L85">
      <style:text-properties officeooo:rsid="0346c9dc" officeooo:paragraph-rsid="0349816c"/>
    </style:style>
    <style:style style:name="P621" style:family="paragraph" style:parent-style-name="Text_20_body">
      <style:text-properties officeooo:rsid="0356b1b6" officeooo:paragraph-rsid="0356b1b6"/>
    </style:style>
    <style:style style:name="P622" style:family="paragraph" style:parent-style-name="Text_20_body">
      <style:text-properties officeooo:rsid="03c127a8" officeooo:paragraph-rsid="03c127a8"/>
    </style:style>
    <style:style style:name="P623" style:family="paragraph" style:parent-style-name="Text_20_body">
      <style:text-properties officeooo:rsid="0349816c" officeooo:paragraph-rsid="0349816c"/>
    </style:style>
    <style:style style:name="P624" style:family="paragraph" style:parent-style-name="Text_20_body">
      <style:text-properties officeooo:rsid="03552b7e" officeooo:paragraph-rsid="03552b7e"/>
    </style:style>
    <style:style style:name="P625" style:family="paragraph" style:parent-style-name="Text_20_body">
      <style:text-properties officeooo:rsid="0475b8ee" officeooo:paragraph-rsid="0475b8ee"/>
    </style:style>
    <style:style style:name="P626" style:family="paragraph" style:parent-style-name="Text_20_body">
      <style:text-properties officeooo:rsid="038c886c" officeooo:paragraph-rsid="038c886c"/>
    </style:style>
    <style:style style:name="P627" style:family="paragraph" style:parent-style-name="Text_20_body" style:list-style-name="L86">
      <style:text-properties officeooo:rsid="03a4f878" officeooo:paragraph-rsid="03a4f878"/>
    </style:style>
    <style:style style:name="P628" style:family="paragraph" style:parent-style-name="Text_20_body" style:list-style-name="L86">
      <style:text-properties officeooo:rsid="03ac15ac" officeooo:paragraph-rsid="03ac15ac"/>
    </style:style>
    <style:style style:name="P629" style:family="paragraph" style:parent-style-name="Text_20_body" style:list-style-name="L86">
      <style:text-properties officeooo:rsid="04d0c95c" officeooo:paragraph-rsid="04d0c95c"/>
    </style:style>
    <style:style style:name="P630" style:family="paragraph" style:parent-style-name="Text_20_body">
      <style:text-properties officeooo:paragraph-rsid="0405a316"/>
    </style:style>
    <style:style style:name="P631" style:family="paragraph" style:parent-style-name="Text_20_body">
      <style:text-properties officeooo:rsid="0405a316" officeooo:paragraph-rsid="0405a316"/>
    </style:style>
    <style:style style:name="P632" style:family="paragraph" style:parent-style-name="Text_20_body">
      <style:text-properties officeooo:rsid="039b75a5" officeooo:paragraph-rsid="039b75a5"/>
    </style:style>
    <style:style style:name="P633" style:family="paragraph" style:parent-style-name="Text_20_body">
      <style:text-properties officeooo:rsid="039f5ea9" officeooo:paragraph-rsid="03b04804"/>
    </style:style>
    <style:style style:name="P634" style:family="paragraph" style:parent-style-name="Text_20_body" style:list-style-name="L87">
      <style:text-properties officeooo:paragraph-rsid="03b04804"/>
    </style:style>
    <style:style style:name="P635" style:family="paragraph" style:parent-style-name="Text_20_body" style:list-style-name="L87">
      <style:text-properties officeooo:rsid="03b04804" officeooo:paragraph-rsid="03b04804"/>
    </style:style>
    <style:style style:name="P636" style:family="paragraph" style:parent-style-name="Text_20_body" style:list-style-name="L87">
      <style:text-properties officeooo:rsid="03e2e122" officeooo:paragraph-rsid="03e2e122"/>
    </style:style>
    <style:style style:name="P637" style:family="paragraph" style:parent-style-name="Text_20_body">
      <style:text-properties officeooo:rsid="0348762d" officeooo:paragraph-rsid="038fab43"/>
    </style:style>
    <style:style style:name="P638" style:family="paragraph" style:parent-style-name="Text_20_body">
      <style:text-properties officeooo:rsid="0405f617" officeooo:paragraph-rsid="0405f617"/>
    </style:style>
    <style:style style:name="P639" style:family="paragraph" style:parent-style-name="Text_20_body">
      <style:text-properties officeooo:rsid="038ee484" officeooo:paragraph-rsid="038ee484"/>
    </style:style>
    <style:style style:name="P640" style:family="paragraph" style:parent-style-name="Text_20_body">
      <style:text-properties officeooo:rsid="0348762d" officeooo:paragraph-rsid="03f3fd46"/>
    </style:style>
    <style:style style:name="P641" style:family="paragraph" style:parent-style-name="Text_20_body">
      <style:text-properties officeooo:rsid="0406c2c2" officeooo:paragraph-rsid="0406c2c2"/>
    </style:style>
    <style:style style:name="P642" style:family="paragraph" style:parent-style-name="Text_20_body">
      <style:text-properties officeooo:rsid="0390ff5c" officeooo:paragraph-rsid="03a463f3"/>
    </style:style>
    <style:style style:name="P643" style:family="paragraph" style:parent-style-name="Text_20_body">
      <style:text-properties officeooo:rsid="0348762d" officeooo:paragraph-rsid="03f21117"/>
    </style:style>
    <style:style style:name="P644" style:family="paragraph" style:parent-style-name="Text_20_body">
      <style:text-properties officeooo:rsid="0406c2c2" officeooo:paragraph-rsid="0408be1e"/>
    </style:style>
    <style:style style:name="P645" style:family="paragraph" style:parent-style-name="Text_20_body">
      <style:text-properties officeooo:rsid="03a12170" officeooo:paragraph-rsid="03a12170"/>
    </style:style>
    <style:style style:name="P646" style:family="paragraph" style:parent-style-name="Text_20_body">
      <style:text-properties officeooo:rsid="0348762d" officeooo:paragraph-rsid="03f15288"/>
    </style:style>
    <style:style style:name="P647" style:family="paragraph" style:parent-style-name="Text_20_body">
      <style:text-properties officeooo:rsid="0406c2c2" officeooo:paragraph-rsid="040a01d5"/>
    </style:style>
    <style:style style:name="P648" style:family="paragraph" style:parent-style-name="Text_20_body">
      <style:text-properties officeooo:rsid="03a12170" officeooo:paragraph-rsid="03b227b6"/>
    </style:style>
    <style:style style:name="P649" style:family="paragraph" style:parent-style-name="Text_20_body" style:list-style-name="L88">
      <style:text-properties officeooo:paragraph-rsid="03b227b6"/>
    </style:style>
    <style:style style:name="P650" style:family="paragraph" style:parent-style-name="Text_20_body">
      <style:text-properties officeooo:rsid="0348762d" officeooo:paragraph-rsid="03f11885"/>
    </style:style>
    <style:style style:name="P651" style:family="paragraph" style:parent-style-name="Text_20_body">
      <style:text-properties officeooo:rsid="0406c2c2" officeooo:paragraph-rsid="040a314a"/>
    </style:style>
    <style:style style:name="P652" style:family="paragraph" style:parent-style-name="Text_20_body">
      <style:text-properties officeooo:rsid="03b3fdf4" officeooo:paragraph-rsid="03ba9c3c"/>
    </style:style>
    <style:style style:name="P653" style:family="paragraph" style:parent-style-name="Text_20_body" style:list-style-name="L89">
      <style:text-properties officeooo:paragraph-rsid="03b227b6"/>
    </style:style>
    <style:style style:name="P654" style:family="paragraph" style:parent-style-name="Text_20_body">
      <style:text-properties officeooo:rsid="0348762d" officeooo:paragraph-rsid="03f06dc8"/>
    </style:style>
    <style:style style:name="P655" style:family="paragraph" style:parent-style-name="Text_20_body">
      <style:text-properties officeooo:rsid="0406c2c2" officeooo:paragraph-rsid="040a5425"/>
    </style:style>
    <style:style style:name="P656" style:family="paragraph" style:parent-style-name="Text_20_body">
      <style:text-properties officeooo:rsid="03a12170" officeooo:paragraph-rsid="03d14ff9"/>
    </style:style>
    <style:style style:name="P657" style:family="paragraph" style:parent-style-name="Text_20_body" style:list-style-name="L90">
      <style:text-properties officeooo:paragraph-rsid="03d14ff9"/>
    </style:style>
    <style:style style:name="P658" style:family="paragraph" style:parent-style-name="Text_20_body" style:list-style-name="L89">
      <style:text-properties officeooo:rsid="0348762d" officeooo:paragraph-rsid="03d14ff9"/>
    </style:style>
    <style:style style:name="P659" style:family="paragraph" style:parent-style-name="Text_20_body">
      <style:text-properties officeooo:rsid="0348762d" officeooo:paragraph-rsid="03f0660d"/>
    </style:style>
    <style:style style:name="P660" style:family="paragraph" style:parent-style-name="Text_20_body">
      <style:text-properties officeooo:rsid="0406c2c2" officeooo:paragraph-rsid="040badde"/>
    </style:style>
    <style:style style:name="P661" style:family="paragraph" style:parent-style-name="Text_20_body">
      <style:text-properties officeooo:rsid="03b3fdf4" officeooo:paragraph-rsid="03b3fdf4"/>
    </style:style>
    <style:style style:name="P662" style:family="paragraph" style:parent-style-name="Text_20_body" style:list-style-name="L91">
      <style:text-properties officeooo:paragraph-rsid="03d14ff9"/>
    </style:style>
    <style:style style:name="P663" style:family="paragraph" style:parent-style-name="Text_20_body" style:list-style-name="L91">
      <style:text-properties officeooo:rsid="0348762d" officeooo:paragraph-rsid="03d14ff9"/>
    </style:style>
    <style:style style:name="P664" style:family="paragraph" style:parent-style-name="Text_20_body">
      <style:text-properties officeooo:rsid="0348762d" officeooo:paragraph-rsid="03eff9d4"/>
    </style:style>
    <style:style style:name="P665" style:family="paragraph" style:parent-style-name="Text_20_body">
      <style:text-properties officeooo:rsid="0406c2c2" officeooo:paragraph-rsid="040cad49"/>
    </style:style>
    <style:style style:name="P666" style:family="paragraph" style:parent-style-name="Text_20_body" style:list-style-name="L92">
      <style:text-properties officeooo:paragraph-rsid="03d14ff9"/>
    </style:style>
    <style:style style:name="P667" style:family="paragraph" style:parent-style-name="Text_20_body" style:list-style-name="L92">
      <style:text-properties officeooo:rsid="0348762d" officeooo:paragraph-rsid="03d14ff9"/>
    </style:style>
    <style:style style:name="P668" style:family="paragraph" style:parent-style-name="Text_20_body" style:list-style-name="L93">
      <style:text-properties officeooo:paragraph-rsid="03d14ff9"/>
    </style:style>
    <style:style style:name="P669" style:family="paragraph" style:parent-style-name="Text_20_body" style:list-style-name="L93">
      <style:text-properties officeooo:rsid="0348762d" officeooo:paragraph-rsid="03d14ff9"/>
    </style:style>
    <style:style style:name="P670" style:family="paragraph" style:parent-style-name="Text_20_body">
      <style:text-properties officeooo:rsid="0348762d" officeooo:paragraph-rsid="03a1c142"/>
    </style:style>
    <style:style style:name="P671" style:family="paragraph" style:parent-style-name="Text_20_body">
      <style:text-properties officeooo:rsid="0348762d" officeooo:paragraph-rsid="03ee7c7b"/>
    </style:style>
    <style:style style:name="P672" style:family="paragraph" style:parent-style-name="Text_20_body">
      <style:text-properties officeooo:rsid="0406c2c2" officeooo:paragraph-rsid="040d86f8"/>
    </style:style>
    <style:style style:name="P673" style:family="paragraph" style:parent-style-name="Text_20_body">
      <style:text-properties officeooo:paragraph-rsid="03d14ff9"/>
    </style:style>
    <style:style style:name="P674" style:family="paragraph" style:parent-style-name="Text_20_body">
      <style:text-properties officeooo:rsid="0348762d" officeooo:paragraph-rsid="03ed91b5"/>
    </style:style>
    <style:style style:name="P675" style:family="paragraph" style:parent-style-name="Text_20_body">
      <style:text-properties officeooo:rsid="0406c2c2" officeooo:paragraph-rsid="040f3006"/>
    </style:style>
    <style:style style:name="P676" style:family="paragraph" style:parent-style-name="Text_20_body">
      <style:text-properties officeooo:rsid="0348762d" officeooo:paragraph-rsid="03a2df64"/>
    </style:style>
    <style:style style:name="P677" style:family="paragraph" style:parent-style-name="Text_20_body">
      <style:text-properties officeooo:rsid="0348762d" officeooo:paragraph-rsid="03ec6f19"/>
    </style:style>
    <style:style style:name="P678" style:family="paragraph" style:parent-style-name="Text_20_body">
      <style:text-properties officeooo:rsid="0406c2c2" officeooo:paragraph-rsid="0411914b"/>
    </style:style>
    <style:style style:name="P679" style:family="paragraph" style:parent-style-name="Text_20_body">
      <style:text-properties officeooo:rsid="03b98b90" officeooo:paragraph-rsid="03b98b90"/>
    </style:style>
    <style:style style:name="P680" style:family="paragraph" style:parent-style-name="Text_20_body">
      <style:text-properties officeooo:rsid="0348762d" officeooo:paragraph-rsid="03eff011"/>
    </style:style>
    <style:style style:name="P681" style:family="paragraph" style:parent-style-name="Text_20_body">
      <style:text-properties officeooo:rsid="0406c2c2" officeooo:paragraph-rsid="04123885"/>
    </style:style>
    <style:style style:name="P682" style:family="paragraph" style:parent-style-name="Text_20_body">
      <style:text-properties officeooo:rsid="03b72c52" officeooo:paragraph-rsid="03b72c52"/>
    </style:style>
    <style:style style:name="P683" style:family="paragraph" style:parent-style-name="Heading_20_2">
      <style:text-properties officeooo:rsid="03a6f051" officeooo:paragraph-rsid="03a6f051"/>
    </style:style>
    <style:style style:name="P684" style:family="paragraph" style:parent-style-name="Text_20_body">
      <style:text-properties officeooo:rsid="03aa0f73" officeooo:paragraph-rsid="052676ff"/>
    </style:style>
    <style:style style:name="P685" style:family="paragraph" style:parent-style-name="Text_20_body" style:list-style-name="L94">
      <style:text-properties officeooo:rsid="0523c0fb" officeooo:paragraph-rsid="0523c0fb"/>
    </style:style>
    <style:style style:name="P686" style:family="paragraph" style:parent-style-name="Text_20_body">
      <style:text-properties officeooo:rsid="03a82dbb" officeooo:paragraph-rsid="03a82dbb"/>
    </style:style>
    <style:style style:name="P687" style:family="paragraph" style:parent-style-name="Text_20_body">
      <style:text-properties officeooo:rsid="03f6c445" officeooo:paragraph-rsid="03f6c445"/>
    </style:style>
    <style:style style:name="P688" style:family="paragraph" style:parent-style-name="Heading_20_2">
      <style:text-properties officeooo:rsid="03e8d01f" officeooo:paragraph-rsid="03e8d01f"/>
    </style:style>
    <style:style style:name="P689" style:family="paragraph" style:parent-style-name="Text_20_body">
      <style:text-properties officeooo:rsid="03e8d01f" officeooo:paragraph-rsid="03e8d01f"/>
    </style:style>
    <style:style style:name="P690" style:family="paragraph" style:parent-style-name="Text_20_body">
      <style:text-properties officeooo:rsid="03a82dbb" officeooo:paragraph-rsid="03e8d01f"/>
    </style:style>
    <style:style style:name="P691" style:family="paragraph" style:parent-style-name="Text_20_body">
      <style:text-properties officeooo:rsid="04c1635a" officeooo:paragraph-rsid="04c1635a"/>
    </style:style>
    <style:style style:name="P692" style:family="paragraph" style:parent-style-name="Text_20_body">
      <style:text-properties officeooo:rsid="04c0dc76" officeooo:paragraph-rsid="04c0dc76"/>
    </style:style>
    <style:style style:name="P693" style:family="paragraph" style:parent-style-name="Heading_20_2">
      <style:text-properties officeooo:rsid="045095ed" officeooo:paragraph-rsid="045095ed"/>
    </style:style>
    <style:style style:name="P694" style:family="paragraph" style:parent-style-name="Text_20_body">
      <style:text-properties officeooo:rsid="045095ed" officeooo:paragraph-rsid="045095ed"/>
    </style:style>
    <style:style style:name="P695" style:family="paragraph" style:parent-style-name="Text_20_body">
      <style:text-properties officeooo:paragraph-rsid="045095ed"/>
    </style:style>
    <style:style style:name="P696" style:family="paragraph" style:parent-style-name="Text_20_body" style:list-style-name="L95">
      <style:text-properties officeooo:paragraph-rsid="045095ed"/>
    </style:style>
    <style:style style:name="P697" style:family="paragraph" style:parent-style-name="Text_20_body">
      <style:text-properties officeooo:rsid="045102b2" officeooo:paragraph-rsid="045102b2"/>
    </style:style>
    <style:style style:name="P698" style:family="paragraph" style:parent-style-name="Text_20_body" style:list-style-name="L96">
      <style:text-properties officeooo:rsid="045102b2" officeooo:paragraph-rsid="045102b2"/>
    </style:style>
    <style:style style:name="P699" style:family="paragraph" style:parent-style-name="Text_20_body">
      <style:text-properties fo:font-weight="bold" officeooo:paragraph-rsid="045095ed" style:font-weight-asian="bold" style:font-weight-complex="bold"/>
    </style:style>
    <style:style style:name="P700" style:family="paragraph" style:parent-style-name="Heading_20_2">
      <style:text-properties officeooo:rsid="04f9ee5e" officeooo:paragraph-rsid="04f9ee5e"/>
    </style:style>
    <style:style style:name="P701" style:family="paragraph" style:parent-style-name="Text_20_body">
      <style:text-properties officeooo:rsid="0450520e" officeooo:paragraph-rsid="04f9ee5e"/>
    </style:style>
    <style:style style:name="P702" style:family="paragraph" style:parent-style-name="Heading_20_2">
      <style:text-properties officeooo:rsid="059f3dcc" officeooo:paragraph-rsid="059f3dcc"/>
    </style:style>
    <style:style style:name="P703" style:family="paragraph" style:parent-style-name="Text_20_body">
      <style:text-properties officeooo:rsid="059f3dcc" officeooo:paragraph-rsid="059f3dcc"/>
    </style:style>
    <style:style style:name="P704" style:family="paragraph" style:parent-style-name="Text_20_body">
      <style:text-properties officeooo:rsid="05a0f791" officeooo:paragraph-rsid="05a28197"/>
    </style:style>
    <style:style style:name="P705" style:family="paragraph" style:parent-style-name="Text_20_body">
      <style:text-properties officeooo:rsid="05a28197" officeooo:paragraph-rsid="05a28197"/>
    </style:style>
    <style:style style:name="P706" style:family="paragraph" style:parent-style-name="Text_20_body">
      <style:text-properties officeooo:rsid="05a0f791" officeooo:paragraph-rsid="05a0f791"/>
    </style:style>
    <style:style style:name="P707" style:family="paragraph" style:parent-style-name="Text_20_body" style:list-style-name="L97">
      <style:text-properties officeooo:rsid="05a0f791" officeooo:paragraph-rsid="05a0f791"/>
    </style:style>
    <style:style style:name="P708" style:family="paragraph" style:parent-style-name="Text_20_body" style:list-style-name="L97">
      <style:text-properties officeooo:rsid="05a0f791" officeooo:paragraph-rsid="05bce402"/>
    </style:style>
    <style:style style:name="P709" style:family="paragraph" style:parent-style-name="Text_20_body" style:list-style-name="L97">
      <style:text-properties officeooo:paragraph-rsid="05bce402"/>
    </style:style>
    <style:style style:name="P710" style:family="paragraph" style:parent-style-name="Text_20_body">
      <style:text-properties officeooo:rsid="05c21064" officeooo:paragraph-rsid="05c21064"/>
    </style:style>
    <style:style style:name="P711" style:family="paragraph" style:parent-style-name="Text_20_body" style:list-style-name="L3">
      <style:text-properties officeooo:rsid="05b35986" officeooo:paragraph-rsid="05bce402"/>
    </style:style>
    <style:style style:name="P712" style:family="paragraph" style:parent-style-name="Text_20_body" style:list-style-name="L3">
      <style:text-properties officeooo:paragraph-rsid="05bce402"/>
    </style:style>
    <style:style style:name="P713" style:family="paragraph" style:parent-style-name="Text_20_body">
      <style:text-properties officeooo:rsid="05f988e1" officeooo:paragraph-rsid="05f988e1"/>
    </style:style>
    <style:style style:name="P714" style:family="paragraph" style:parent-style-name="Heading_20_2">
      <style:text-properties officeooo:rsid="05c43449" officeooo:paragraph-rsid="05c43449"/>
    </style:style>
    <style:style style:name="P715" style:family="paragraph" style:parent-style-name="Text_20_body">
      <style:text-properties officeooo:rsid="05c43449" officeooo:paragraph-rsid="05c43449"/>
    </style:style>
    <style:style style:name="P716" style:family="paragraph" style:parent-style-name="Text_20_body" style:list-style-name="L98">
      <style:text-properties officeooo:rsid="03a82dbb" officeooo:paragraph-rsid="05c500e3"/>
    </style:style>
    <style:style style:name="P717" style:family="paragraph" style:parent-style-name="Heading_20_2">
      <style:text-properties officeooo:rsid="05f8c6bd" officeooo:paragraph-rsid="05f8c6bd"/>
    </style:style>
    <style:style style:name="P718" style:family="paragraph" style:parent-style-name="Text_20_body">
      <style:text-properties officeooo:rsid="05f8c6bd" officeooo:paragraph-rsid="05f8c6bd"/>
    </style:style>
    <style:style style:name="P719" style:family="paragraph" style:parent-style-name="Text_20_body" style:list-style-name="L99">
      <style:text-properties officeooo:paragraph-rsid="05f988e1"/>
    </style:style>
    <style:style style:name="P720" style:family="paragraph" style:parent-style-name="Text_20_body" style:list-style-name="L99">
      <style:text-properties officeooo:rsid="05f8c6bd" officeooo:paragraph-rsid="05f988e1"/>
    </style:style>
    <style:style style:name="P721"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6129770"/>
    </style:style>
    <style:style style:name="T10" style:family="text">
      <style:text-properties officeooo:rsid="06130629"/>
    </style:style>
    <style:style style:name="T11" style:family="text">
      <style:text-properties officeooo:rsid="05134feb"/>
    </style:style>
    <style:style style:name="T12" style:family="text">
      <style:text-properties officeooo:rsid="02db809c"/>
    </style:style>
    <style:style style:name="T13" style:family="text">
      <style:text-properties officeooo:rsid="043a85a9"/>
    </style:style>
    <style:style style:name="T14" style:family="text">
      <style:text-properties officeooo:rsid="04493700"/>
    </style:style>
    <style:style style:name="T15" style:family="text">
      <style:text-properties officeooo:rsid="0544fe0d"/>
    </style:style>
    <style:style style:name="T16" style:family="text">
      <style:text-properties officeooo:rsid="02dd6584"/>
    </style:style>
    <style:style style:name="T17" style:family="text">
      <style:text-properties officeooo:rsid="023518be"/>
    </style:style>
    <style:style style:name="T18" style:family="text">
      <style:text-properties officeooo:rsid="02366a37"/>
    </style:style>
    <style:style style:name="T19" style:family="text">
      <style:text-properties officeooo:rsid="02de020f"/>
    </style:style>
    <style:style style:name="T20" style:family="text">
      <style:text-properties officeooo:rsid="02df7aa4"/>
    </style:style>
    <style:style style:name="T21" style:family="text">
      <style:text-properties officeooo:rsid="032afbb3"/>
    </style:style>
    <style:style style:name="T22" style:family="text">
      <style:text-properties officeooo:rsid="02b396de"/>
    </style:style>
    <style:style style:name="T23" style:family="text">
      <style:text-properties officeooo:rsid="04d26a53"/>
    </style:style>
    <style:style style:name="T24" style:family="text">
      <style:text-properties officeooo:rsid="05856747"/>
    </style:style>
    <style:style style:name="T25" style:family="text">
      <style:text-properties fo:font-weight="bold" officeooo:rsid="05856747" style:font-weight-asian="bold" style:font-weight-complex="bold"/>
    </style:style>
    <style:style style:name="T26" style:family="text">
      <style:text-properties officeooo:rsid="04ae300d"/>
    </style:style>
    <style:style style:name="T27" style:family="text">
      <style:text-properties fo:font-weight="bold" officeooo:rsid="04ae300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47cecfb" style:font-weight-asian="normal" style:font-weight-complex="normal"/>
    </style:style>
    <style:style style:name="T31" style:family="text">
      <style:text-properties fo:font-weight="normal" officeooo:rsid="04817134" style:font-weight-asian="normal" style:font-weight-complex="normal"/>
    </style:style>
    <style:style style:name="T32" style:family="text">
      <style:text-properties fo:font-weight="normal" officeooo:rsid="048315b3" style:font-weight-asian="normal" style:font-weight-complex="normal"/>
    </style:style>
    <style:style style:name="T33" style:family="text">
      <style:text-properties fo:font-weight="normal" officeooo:rsid="048583c3" style:font-weight-asian="normal" style:font-weight-complex="normal"/>
    </style:style>
    <style:style style:name="T34" style:family="text">
      <style:text-properties officeooo:rsid="04b1ab8b"/>
    </style:style>
    <style:style style:name="T35" style:family="text">
      <style:text-properties officeooo:rsid="000d1aa8"/>
    </style:style>
    <style:style style:name="T36" style:family="text">
      <style:text-properties officeooo:rsid="0008a716"/>
    </style:style>
    <style:style style:name="T37" style:family="text">
      <style:text-properties officeooo:rsid="0013bcba"/>
    </style:style>
    <style:style style:name="T38" style:family="text">
      <style:text-properties officeooo:rsid="006c5aff"/>
    </style:style>
    <style:style style:name="T39" style:family="text">
      <style:text-properties officeooo:rsid="000a9173"/>
    </style:style>
    <style:style style:name="T40" style:family="text">
      <style:text-properties officeooo:rsid="01252452"/>
    </style:style>
    <style:style style:name="T41" style:family="text">
      <style:text-properties officeooo:rsid="000bf2bb"/>
    </style:style>
    <style:style style:name="T42" style:family="text">
      <style:text-properties officeooo:rsid="03031cdd"/>
    </style:style>
    <style:style style:name="T43" style:family="text">
      <style:text-properties fo:font-weight="bold" officeooo:rsid="000d1aa8" style:font-weight-asian="bold" style:font-weight-complex="bold"/>
    </style:style>
    <style:style style:name="T44" style:family="text">
      <style:text-properties officeooo:rsid="02af02f5"/>
    </style:style>
    <style:style style:name="T45" style:family="text">
      <style:text-properties officeooo:rsid="000d8a44"/>
    </style:style>
    <style:style style:name="T46" style:family="text">
      <style:text-properties officeooo:rsid="013e2a01"/>
    </style:style>
    <style:style style:name="T47" style:family="text">
      <style:text-properties officeooo:rsid="00fca73b"/>
    </style:style>
    <style:style style:name="T48" style:family="text">
      <style:text-properties officeooo:rsid="0238a493"/>
    </style:style>
    <style:style style:name="T49" style:family="text">
      <style:text-properties officeooo:rsid="03254721"/>
    </style:style>
    <style:style style:name="T50" style:family="text">
      <style:text-properties officeooo:rsid="0325c725"/>
    </style:style>
    <style:style style:name="T51" style:family="text">
      <style:text-properties officeooo:rsid="03287d61"/>
    </style:style>
    <style:style style:name="T52" style:family="text">
      <style:text-properties officeooo:rsid="0327c033"/>
    </style:style>
    <style:style style:name="T53" style:family="text">
      <style:text-properties officeooo:rsid="032917ad"/>
    </style:style>
    <style:style style:name="T54" style:family="text">
      <style:text-properties officeooo:rsid="00bb52a4"/>
    </style:style>
    <style:style style:name="T55" style:family="text">
      <style:text-properties officeooo:rsid="03fb0599"/>
    </style:style>
    <style:style style:name="T56" style:family="text">
      <style:text-properties officeooo:rsid="0303afaa"/>
    </style:style>
    <style:style style:name="T57" style:family="text">
      <style:text-properties officeooo:rsid="04b35921"/>
    </style:style>
    <style:style style:name="T58" style:family="text">
      <style:text-properties officeooo:rsid="021d5b90"/>
    </style:style>
    <style:style style:name="T59" style:family="text">
      <style:text-properties officeooo:rsid="0013d4b1"/>
    </style:style>
    <style:style style:name="T60" style:family="text">
      <style:text-properties officeooo:rsid="00163061"/>
    </style:style>
    <style:style style:name="T61" style:family="text">
      <style:text-properties officeooo:rsid="00fe05c8"/>
    </style:style>
    <style:style style:name="T62" style:family="text">
      <style:text-properties officeooo:rsid="002808f1"/>
    </style:style>
    <style:style style:name="T63" style:family="text">
      <style:text-properties officeooo:rsid="02ac8dcc"/>
    </style:style>
    <style:style style:name="T64" style:family="text">
      <style:text-properties officeooo:rsid="016a862b"/>
    </style:style>
    <style:style style:name="T65" style:family="text">
      <style:text-properties fo:font-weight="bold" officeooo:rsid="021a9c44" style:font-weight-asian="bold" style:font-weight-complex="bold"/>
    </style:style>
    <style:style style:name="T66" style:family="text">
      <style:text-properties officeooo:rsid="021a9c44"/>
    </style:style>
    <style:style style:name="T67" style:family="text">
      <style:text-properties officeooo:rsid="016ce2ea"/>
    </style:style>
    <style:style style:name="T68" style:family="text">
      <style:text-properties officeooo:rsid="016b7738"/>
    </style:style>
    <style:style style:name="T69" style:family="text">
      <style:text-properties officeooo:rsid="05732be9"/>
    </style:style>
    <style:style style:name="T70" style:family="text">
      <style:text-properties officeooo:rsid="056e5544"/>
    </style:style>
    <style:style style:name="T71" style:family="text">
      <style:text-properties officeooo:rsid="0579c4c2"/>
    </style:style>
    <style:style style:name="T72" style:family="text">
      <style:text-properties officeooo:rsid="0576a21e"/>
    </style:style>
    <style:style style:name="T73" style:family="text">
      <style:text-properties officeooo:rsid="057a87ea"/>
    </style:style>
    <style:style style:name="T74" style:family="text">
      <style:text-properties officeooo:rsid="058fd690"/>
    </style:style>
    <style:style style:name="T75" style:family="text">
      <style:text-properties officeooo:rsid="05a45d7f"/>
    </style:style>
    <style:style style:name="T76" style:family="text">
      <style:text-properties officeooo:rsid="059117d0"/>
    </style:style>
    <style:style style:name="T77" style:family="text">
      <style:text-properties officeooo:rsid="058fe2d5"/>
    </style:style>
    <style:style style:name="T78" style:family="text">
      <style:text-properties officeooo:rsid="007be835"/>
    </style:style>
    <style:style style:name="T79" style:family="text">
      <style:text-properties officeooo:rsid="00180934"/>
    </style:style>
    <style:style style:name="T80" style:family="text">
      <style:text-properties fo:font-weight="bold" officeooo:rsid="007a2e4c" style:font-weight-asian="bold" style:font-weight-complex="bold"/>
    </style:style>
    <style:style style:name="T81" style:family="text">
      <style:text-properties officeooo:rsid="0483f0b2"/>
    </style:style>
    <style:style style:name="T82" style:family="text">
      <style:text-properties fo:font-weight="bold" officeooo:rsid="007ed982" style:font-weight-asian="bold" style:font-weight-complex="bold"/>
    </style:style>
    <style:style style:name="T83" style:family="text">
      <style:text-properties fo:font-weight="bold" officeooo:rsid="0078d708" style:font-weight-asian="bold" style:font-weight-complex="bold"/>
    </style:style>
    <style:style style:name="T84" style:family="text">
      <style:text-properties officeooo:rsid="0078d708"/>
    </style:style>
    <style:style style:name="T85" style:family="text">
      <style:text-properties officeooo:rsid="0079f929"/>
    </style:style>
    <style:style style:name="T86" style:family="text">
      <style:text-properties officeooo:rsid="007a844a"/>
    </style:style>
    <style:style style:name="T87" style:family="text">
      <style:text-properties fo:font-weight="bold" officeooo:rsid="007f860c" style:font-weight-asian="bold" style:font-weight-complex="bold"/>
    </style:style>
    <style:style style:name="T88" style:family="text">
      <style:text-properties fo:font-weight="bold" officeooo:rsid="007b06a8" style:font-weight-asian="bold" style:font-weight-complex="bold"/>
    </style:style>
    <style:style style:name="T89" style:family="text">
      <style:text-properties officeooo:rsid="007b06a8"/>
    </style:style>
    <style:style style:name="T90" style:family="text">
      <style:text-properties officeooo:rsid="007bb5ea"/>
    </style:style>
    <style:style style:name="T91" style:family="text">
      <style:text-properties fo:font-weight="bold" officeooo:rsid="010e3a66" style:font-weight-asian="bold" style:font-weight-complex="bold"/>
    </style:style>
    <style:style style:name="T92" style:family="text">
      <style:text-properties officeooo:rsid="00840f45"/>
    </style:style>
    <style:style style:name="T93" style:family="text">
      <style:text-properties officeooo:rsid="03d39280"/>
    </style:style>
    <style:style style:name="T94" style:family="text">
      <style:text-properties officeooo:rsid="021f4b99"/>
    </style:style>
    <style:style style:name="T95" style:family="text">
      <style:text-properties officeooo:rsid="044873f8"/>
    </style:style>
    <style:style style:name="T96" style:family="text">
      <style:text-properties officeooo:rsid="030a48da"/>
    </style:style>
    <style:style style:name="T97" style:family="text">
      <style:text-properties officeooo:rsid="044881ef"/>
    </style:style>
    <style:style style:name="T98" style:family="text">
      <style:text-properties officeooo:rsid="059be22e"/>
    </style:style>
    <style:style style:name="T99" style:family="text">
      <style:text-properties officeooo:rsid="05188d46"/>
    </style:style>
    <style:style style:name="T100" style:family="text">
      <style:text-properties officeooo:rsid="0519bbf5"/>
    </style:style>
    <style:style style:name="T101" style:family="text">
      <style:text-properties officeooo:rsid="0348762d"/>
    </style:style>
    <style:style style:name="T102" style:family="text">
      <style:text-properties officeooo:rsid="034d31da"/>
    </style:style>
    <style:style style:name="T103" style:family="text">
      <style:text-properties officeooo:rsid="03d9c895"/>
    </style:style>
    <style:style style:name="T104" style:family="text">
      <style:text-properties officeooo:rsid="01a992ae"/>
    </style:style>
    <style:style style:name="T105" style:family="text">
      <style:text-properties officeooo:rsid="02f0adc7"/>
    </style:style>
    <style:style style:name="T106" style:family="text">
      <style:text-properties officeooo:rsid="02758ef6"/>
    </style:style>
    <style:style style:name="T107" style:family="text">
      <style:text-properties officeooo:rsid="028218ac"/>
    </style:style>
    <style:style style:name="T108" style:family="text">
      <style:text-properties fo:font-weight="bold" officeooo:rsid="02f0adc7" style:font-weight-asian="bold" style:font-weight-complex="bold"/>
    </style:style>
    <style:style style:name="T109" style:family="text">
      <style:text-properties officeooo:rsid="02f3695f"/>
    </style:style>
    <style:style style:name="T110" style:family="text">
      <style:text-properties officeooo:rsid="02f3ce96"/>
    </style:style>
    <style:style style:name="T111" style:family="text">
      <style:text-properties officeooo:rsid="02089aaf"/>
    </style:style>
    <style:style style:name="T112" style:family="text">
      <style:text-properties officeooo:rsid="0209dcd8"/>
    </style:style>
    <style:style style:name="T113" style:family="text">
      <style:text-properties officeooo:rsid="02775d68"/>
    </style:style>
    <style:style style:name="T114" style:family="text">
      <style:text-properties officeooo:rsid="02867864"/>
    </style:style>
    <style:style style:name="T115" style:family="text">
      <style:text-properties officeooo:rsid="0244182b"/>
    </style:style>
    <style:style style:name="T116" style:family="text">
      <style:text-properties officeooo:rsid="0251d94d"/>
    </style:style>
    <style:style style:name="T117" style:family="text">
      <style:text-properties officeooo:rsid="025324eb"/>
    </style:style>
    <style:style style:name="T118" style:family="text">
      <style:text-properties fo:font-weight="bold" officeooo:rsid="024ece4a" style:font-weight-asian="bold" style:font-weight-complex="bold"/>
    </style:style>
    <style:style style:name="T119" style:family="text">
      <style:text-properties fo:font-weight="bold" officeooo:rsid="04b36616" style:font-weight-asian="bold" style:font-weight-complex="bold"/>
    </style:style>
    <style:style style:name="T120" style:family="text">
      <style:text-properties fo:font-weight="normal" officeooo:rsid="04b36616" style:font-weight-asian="normal" style:font-weight-complex="normal"/>
    </style:style>
    <style:style style:name="T121" style:family="text">
      <style:text-properties fo:font-weight="bold" officeooo:rsid="0256a7bb" style:font-weight-asian="bold" style:font-weight-complex="bold"/>
    </style:style>
    <style:style style:name="T122" style:family="text">
      <style:text-properties fo:font-weight="bold" officeooo:rsid="02587fbb" style:font-weight-asian="bold" style:font-weight-complex="bold"/>
    </style:style>
    <style:style style:name="T123" style:family="text">
      <style:text-properties officeooo:rsid="0256092a"/>
    </style:style>
    <style:style style:name="T124" style:family="text">
      <style:text-properties fo:font-weight="bold" officeooo:rsid="025324eb" style:font-weight-asian="bold" style:font-weight-complex="bold"/>
    </style:style>
    <style:style style:name="T125" style:family="text">
      <style:text-properties officeooo:rsid="0254db1c"/>
    </style:style>
    <style:style style:name="T126" style:family="text">
      <style:text-properties officeooo:rsid="024b22e4"/>
    </style:style>
    <style:style style:name="T127" style:family="text">
      <style:text-properties officeooo:rsid="024cf19b"/>
    </style:style>
    <style:style style:name="T128" style:family="text">
      <style:text-properties officeooo:rsid="04b385de"/>
    </style:style>
    <style:style style:name="T129" style:family="text">
      <style:text-properties fo:font-weight="bold" officeooo:rsid="024af1c3" style:font-weight-asian="bold" style:font-weight-complex="bold"/>
    </style:style>
    <style:style style:name="T130" style:family="text">
      <style:text-properties officeooo:rsid="024af1c3"/>
    </style:style>
    <style:style style:name="T131" style:family="text">
      <style:text-properties fo:font-weight="bold" officeooo:rsid="0250c1ee" style:font-weight-asian="bold" style:font-weight-complex="bold"/>
    </style:style>
    <style:style style:name="T132" style:family="text">
      <style:text-properties fo:font-weight="bold" officeooo:rsid="04a766f4" style:font-weight-asian="bold" style:font-weight-complex="bold"/>
    </style:style>
    <style:style style:name="T133" style:family="text">
      <style:text-properties officeooo:rsid="0247a9e5"/>
    </style:style>
    <style:style style:name="T134" style:family="text">
      <style:text-properties officeooo:rsid="02490c21"/>
    </style:style>
    <style:style style:name="T135" style:family="text">
      <style:text-properties officeooo:rsid="04a766f4"/>
    </style:style>
    <style:style style:name="T136" style:family="text">
      <style:text-properties officeooo:rsid="04a8480e"/>
    </style:style>
    <style:style style:name="T137" style:family="text">
      <style:text-properties officeooo:rsid="04b3adb5"/>
    </style:style>
    <style:style style:name="T138" style:family="text">
      <style:text-properties officeooo:rsid="04d301d8"/>
    </style:style>
    <style:style style:name="T139" style:family="text">
      <style:text-properties officeooo:rsid="0250c1ee"/>
    </style:style>
    <style:style style:name="T140" style:family="text">
      <style:text-properties officeooo:rsid="03dcca6d"/>
    </style:style>
    <style:style style:name="T141" style:family="text">
      <style:text-properties officeooo:rsid="04a17b06"/>
    </style:style>
    <style:style style:name="T142" style:family="text">
      <style:text-properties officeooo:rsid="049cedc3"/>
    </style:style>
    <style:style style:name="T143" style:family="text">
      <style:text-properties fo:font-weight="normal" officeooo:rsid="049cedc3" style:font-weight-asian="normal" style:font-weight-complex="normal"/>
    </style:style>
    <style:style style:name="T144" style:family="text">
      <style:text-properties officeooo:rsid="046e5563"/>
    </style:style>
    <style:style style:name="T145" style:family="text">
      <style:text-properties officeooo:rsid="0090221a"/>
    </style:style>
    <style:style style:name="T146" style:family="text">
      <style:text-properties officeooo:rsid="0473acc8"/>
    </style:style>
    <style:style style:name="T147" style:family="text">
      <style:text-properties fo:font-weight="bold" officeooo:rsid="046e5563" style:font-weight-asian="bold" style:font-weight-complex="bold"/>
    </style:style>
    <style:style style:name="T148" style:family="text">
      <style:text-properties officeooo:rsid="0095d3c8"/>
    </style:style>
    <style:style style:name="T149" style:family="text">
      <style:text-properties fo:font-variant="normal" fo:text-transform="none" fo:color="#000000" loext:opacity="100%" style:font-name="Arial" fo:letter-spacing="normal" fo:font-style="normal" fo:font-weight="normal" officeooo:rsid="01a070c1"/>
    </style:style>
    <style:style style:name="T150" style:family="text">
      <style:text-properties fo:font-variant="normal" fo:text-transform="none" fo:color="#000000" loext:opacity="100%" style:font-name="Arial" fo:letter-spacing="normal" fo:font-style="normal" fo:font-weight="normal" officeooo:rsid="0019937b"/>
    </style:style>
    <style:style style:name="T151" style:family="text">
      <style:text-properties fo:font-variant="normal" fo:text-transform="none" fo:color="#000000" loext:opacity="100%" style:font-name="Arial" fo:letter-spacing="normal" fo:font-style="normal" fo:font-weight="normal" officeooo:rsid="003c9ab0"/>
    </style:style>
    <style:style style:name="T152" style:family="text">
      <style:text-properties officeooo:rsid="0080288c"/>
    </style:style>
    <style:style style:name="T153" style:family="text">
      <style:text-properties officeooo:rsid="0118d2cb"/>
    </style:style>
    <style:style style:name="T154" style:family="text">
      <style:text-properties officeooo:rsid="001f36f9"/>
    </style:style>
    <style:style style:name="T155" style:family="text">
      <style:text-properties officeooo:rsid="00310941"/>
    </style:style>
    <style:style style:name="T156" style:family="text">
      <style:text-properties officeooo:rsid="0021f8ae"/>
    </style:style>
    <style:style style:name="T157" style:family="text">
      <style:text-properties fo:font-weight="bold" officeooo:rsid="006c5aff" style:font-weight-asian="bold" style:font-weight-complex="bold"/>
    </style:style>
    <style:style style:name="T158" style:family="text">
      <style:text-properties fo:font-weight="bold" officeooo:rsid="00310941" style:font-weight-asian="bold" style:font-weight-complex="bold"/>
    </style:style>
    <style:style style:name="T159" style:family="text">
      <style:text-properties officeooo:rsid="048717d1"/>
    </style:style>
    <style:style style:name="T160" style:family="text">
      <style:text-properties fo:font-weight="normal" officeooo:rsid="05c6c7ea" style:font-weight-asian="normal" style:font-weight-complex="normal"/>
    </style:style>
    <style:style style:name="T161" style:family="text">
      <style:text-properties fo:font-weight="normal" officeooo:rsid="058061f8" style:font-weight-asian="normal" style:font-weight-complex="normal"/>
    </style:style>
    <style:style style:name="T162" style:family="text">
      <style:text-properties fo:font-weight="normal" officeooo:rsid="0488483a" style:font-weight-asian="normal" style:font-weight-complex="normal"/>
    </style:style>
    <style:style style:name="T163" style:family="text">
      <style:text-properties officeooo:rsid="058061f8"/>
    </style:style>
    <style:style style:name="T164" style:family="text">
      <style:text-properties fo:font-weight="normal" officeooo:rsid="04effa4b" style:font-weight-asian="normal" style:font-weight-complex="normal"/>
    </style:style>
    <style:style style:name="T165" style:family="text">
      <style:text-properties fo:font-weight="normal" officeooo:rsid="05c88c2b" style:font-weight-asian="normal" style:font-weight-complex="normal"/>
    </style:style>
    <style:style style:name="T166" style:family="text">
      <style:text-properties officeooo:rsid="0022f959"/>
    </style:style>
    <style:style style:name="T167" style:family="text">
      <style:text-properties officeooo:rsid="0032911f"/>
    </style:style>
    <style:style style:name="T168" style:family="text">
      <style:text-properties officeooo:rsid="05be6497"/>
    </style:style>
    <style:style style:name="T169" style:family="text">
      <style:text-properties officeooo:rsid="018244ea"/>
    </style:style>
    <style:style style:name="T170" style:family="text">
      <style:text-properties officeooo:rsid="00339067"/>
    </style:style>
    <style:style style:name="T171" style:family="text">
      <style:text-properties officeooo:rsid="003391c5"/>
    </style:style>
    <style:style style:name="T172" style:family="text">
      <style:text-properties officeooo:rsid="0110aec1"/>
    </style:style>
    <style:style style:name="T173" style:family="text">
      <style:text-properties fo:font-weight="bold" officeooo:rsid="001f36f9" style:font-weight-asian="bold" style:font-weight-complex="bold"/>
    </style:style>
    <style:style style:name="T174" style:family="text">
      <style:text-properties officeooo:rsid="0101a1be"/>
    </style:style>
    <style:style style:name="T175" style:family="text">
      <style:text-properties officeooo:rsid="05b6a467"/>
    </style:style>
    <style:style style:name="T176" style:family="text">
      <style:text-properties fo:font-weight="normal" officeooo:rsid="02235602" style:font-weight-asian="normal" style:font-weight-complex="normal"/>
    </style:style>
    <style:style style:name="T177" style:family="text">
      <style:text-properties officeooo:rsid="04effa4b"/>
    </style:style>
    <style:style style:name="T178" style:family="text">
      <style:text-properties officeooo:rsid="04cd8a3a"/>
    </style:style>
    <style:style style:name="T179" style:family="text">
      <style:text-properties officeooo:rsid="05c88c2b"/>
    </style:style>
    <style:style style:name="T180" style:family="text">
      <style:text-properties fo:font-weight="bold" officeooo:rsid="05c7e0cc" style:font-weight-asian="bold" style:font-weight-complex="bold"/>
    </style:style>
    <style:style style:name="T181" style:family="text">
      <style:text-properties fo:font-weight="normal" officeooo:rsid="05b35986" style:font-weight-asian="normal" style:font-weight-complex="normal"/>
    </style:style>
    <style:style style:name="T182" style:family="text">
      <style:text-properties fo:font-weight="normal" officeooo:rsid="05be6497" style:font-weight-asian="normal" style:font-weight-complex="normal"/>
    </style:style>
    <style:style style:name="T183" style:family="text">
      <style:text-properties officeooo:rsid="00be681d"/>
    </style:style>
    <style:style style:name="T184" style:family="text">
      <style:text-properties officeooo:rsid="01d8e143"/>
    </style:style>
    <style:style style:name="T185" style:family="text">
      <style:text-properties officeooo:rsid="00bcc648"/>
    </style:style>
    <style:style style:name="T186" style:family="text">
      <style:text-properties officeooo:rsid="030564c6"/>
    </style:style>
    <style:style style:name="T187" style:family="text">
      <style:text-properties officeooo:rsid="030626f8"/>
    </style:style>
    <style:style style:name="T188" style:family="text">
      <style:text-properties officeooo:rsid="016e8a76"/>
    </style:style>
    <style:style style:name="T189" style:family="text">
      <style:text-properties officeooo:rsid="03072edb"/>
    </style:style>
    <style:style style:name="T190" style:family="text">
      <style:text-properties officeooo:rsid="00355b33"/>
    </style:style>
    <style:style style:name="T191" style:family="text">
      <style:text-properties officeooo:rsid="00359722"/>
    </style:style>
    <style:style style:name="T192" style:family="text">
      <style:text-properties officeooo:rsid="0035ea9a"/>
    </style:style>
    <style:style style:name="T193" style:family="text">
      <style:text-properties officeooo:rsid="03088d8a"/>
    </style:style>
    <style:style style:name="T194" style:family="text">
      <style:text-properties officeooo:rsid="05fa15b2"/>
    </style:style>
    <style:style style:name="T195" style:family="text">
      <style:text-properties officeooo:rsid="05374796"/>
    </style:style>
    <style:style style:name="T196" style:family="text">
      <style:text-properties officeooo:rsid="0589e5b0"/>
    </style:style>
    <style:style style:name="T197" style:family="text">
      <style:text-properties officeooo:rsid="0596c31a"/>
    </style:style>
    <style:style style:name="T198" style:family="text">
      <style:text-properties officeooo:rsid="026be4bf"/>
    </style:style>
    <style:style style:name="T199" style:family="text">
      <style:text-properties officeooo:rsid="058b3505"/>
    </style:style>
    <style:style style:name="T200" style:family="text">
      <style:text-properties officeooo:rsid="025eee09"/>
    </style:style>
    <style:style style:name="T201" style:family="text">
      <style:text-properties officeooo:rsid="02e785d8"/>
    </style:style>
    <style:style style:name="T202" style:family="text">
      <style:text-properties fo:font-style="italic" officeooo:rsid="02e785d8" style:font-style-asian="italic" style:font-style-complex="italic"/>
    </style:style>
    <style:style style:name="T203" style:family="text">
      <style:text-properties fo:font-weight="bold" officeooo:rsid="04f34640" style:font-weight-asian="bold" style:font-weight-complex="bold"/>
    </style:style>
    <style:style style:name="T204" style:family="text">
      <style:text-properties officeooo:rsid="04f34640"/>
    </style:style>
    <style:style style:name="T205" style:family="text">
      <style:text-properties officeooo:rsid="04cc0ed4"/>
    </style:style>
    <style:style style:name="T206" style:family="text">
      <style:text-properties fo:font-weight="bold" officeooo:rsid="05efcb0c" style:font-weight-asian="bold" style:font-weight-complex="bold"/>
    </style:style>
    <style:style style:name="T207" style:family="text">
      <style:text-properties officeooo:rsid="05efcb0c"/>
    </style:style>
    <style:style style:name="T208" style:family="text">
      <style:text-properties officeooo:rsid="0594ca87"/>
    </style:style>
    <style:style style:name="T209" style:family="text">
      <style:text-properties officeooo:rsid="04ebf605"/>
    </style:style>
    <style:style style:name="T210" style:family="text">
      <style:text-properties officeooo:rsid="05f106b1"/>
    </style:style>
    <style:style style:name="T211" style:family="text">
      <style:text-properties officeooo:rsid="05f7cd93"/>
    </style:style>
    <style:style style:name="T212" style:family="text">
      <style:text-properties officeooo:rsid="05ebc0f4"/>
    </style:style>
    <style:style style:name="T213" style:family="text">
      <style:text-properties officeooo:rsid="05e23309"/>
    </style:style>
    <style:style style:name="T214" style:family="text">
      <style:text-properties officeooo:rsid="05e4d726"/>
    </style:style>
    <style:style style:name="T215" style:family="text">
      <style:text-properties officeooo:rsid="05e58709"/>
    </style:style>
    <style:style style:name="T216" style:family="text">
      <style:text-properties officeooo:rsid="05e0463c"/>
    </style:style>
    <style:style style:name="T217" style:family="text">
      <style:text-properties officeooo:rsid="05e14a48"/>
    </style:style>
    <style:style style:name="T218" style:family="text">
      <style:text-properties officeooo:rsid="05e736e2"/>
    </style:style>
    <style:style style:name="T219" style:family="text">
      <style:text-properties officeooo:rsid="057dbb41"/>
    </style:style>
    <style:style style:name="T220" style:family="text">
      <style:text-properties officeooo:rsid="058f0518"/>
    </style:style>
    <style:style style:name="T221" style:family="text">
      <style:text-properties officeooo:rsid="05b80a32"/>
    </style:style>
    <style:style style:name="T222" style:family="text">
      <style:text-properties fo:font-weight="bold" officeooo:rsid="0086d25a" style:font-weight-asian="bold" style:font-weight-complex="bold"/>
    </style:style>
    <style:style style:name="T223" style:family="text">
      <style:text-properties officeooo:rsid="0086d25a"/>
    </style:style>
    <style:style style:name="T224" style:family="text">
      <style:text-properties officeooo:rsid="008d108b"/>
    </style:style>
    <style:style style:name="T225" style:family="text">
      <style:text-properties fo:font-weight="bold" officeooo:rsid="008bf7ed" style:font-weight-asian="bold" style:font-weight-complex="bold"/>
    </style:style>
    <style:style style:name="T226" style:family="text">
      <style:text-properties officeooo:rsid="00b50ee9"/>
    </style:style>
    <style:style style:name="T227" style:family="text">
      <style:text-properties officeooo:rsid="04a3fd92"/>
    </style:style>
    <style:style style:name="T228" style:family="text">
      <style:text-properties officeooo:rsid="008bf7ed"/>
    </style:style>
    <style:style style:name="T229" style:family="text">
      <style:text-properties officeooo:rsid="008e3521"/>
    </style:style>
    <style:style style:name="T230" style:family="text">
      <style:text-properties fo:font-weight="bold" officeooo:rsid="04a3fd92" style:font-weight-asian="bold" style:font-weight-complex="bold"/>
    </style:style>
    <style:style style:name="T231" style:family="text">
      <style:text-properties officeooo:rsid="02f80589"/>
    </style:style>
    <style:style style:name="T232" style:family="text">
      <style:text-properties fo:font-weight="bold" officeooo:rsid="00b50ee9" style:font-weight-asian="bold" style:font-weight-complex="bold"/>
    </style:style>
    <style:style style:name="T233" style:family="text">
      <style:text-properties fo:font-weight="normal" officeooo:rsid="00b50ee9" style:font-weight-asian="normal" style:font-weight-complex="normal"/>
    </style:style>
    <style:style style:name="T234" style:family="text">
      <style:text-properties fo:font-weight="normal" officeooo:rsid="00b67411" style:font-weight-asian="normal" style:font-weight-complex="normal"/>
    </style:style>
    <style:style style:name="T235" style:family="text">
      <style:text-properties fo:font-weight="normal" officeooo:rsid="00b7a6d7" style:font-weight-asian="normal" style:font-weight-complex="normal"/>
    </style:style>
    <style:style style:name="T236" style:family="text">
      <style:text-properties fo:font-weight="bold" officeooo:rsid="00b67411" style:font-weight-asian="bold" style:font-weight-complex="bold"/>
    </style:style>
    <style:style style:name="T237" style:family="text">
      <style:text-properties officeooo:rsid="01eb633d"/>
    </style:style>
    <style:style style:name="T238" style:family="text">
      <style:text-properties officeooo:rsid="01d9d9ed"/>
    </style:style>
    <style:style style:name="T239" style:family="text">
      <style:text-properties officeooo:rsid="02373681"/>
    </style:style>
    <style:style style:name="T240" style:family="text">
      <style:text-properties officeooo:rsid="01c8e054"/>
    </style:style>
    <style:style style:name="T241" style:family="text">
      <style:text-properties officeooo:rsid="01c8f8d7"/>
    </style:style>
    <style:style style:name="T242" style:family="text">
      <style:text-properties officeooo:rsid="02708dc7"/>
    </style:style>
    <style:style style:name="T243" style:family="text">
      <style:text-properties officeooo:rsid="01dacd69"/>
    </style:style>
    <style:style style:name="T244" style:family="text">
      <style:text-properties officeooo:rsid="05bba61d"/>
    </style:style>
    <style:style style:name="T245" style:family="text">
      <style:text-properties officeooo:rsid="026f280e"/>
    </style:style>
    <style:style style:name="T246" style:family="text">
      <style:text-properties officeooo:rsid="05ce0605"/>
    </style:style>
    <style:style style:name="T247" style:family="text">
      <style:text-properties officeooo:rsid="01dc4d28"/>
    </style:style>
    <style:style style:name="T248" style:family="text">
      <style:text-properties officeooo:rsid="04f314ef"/>
    </style:style>
    <style:style style:name="T249" style:family="text">
      <style:text-properties officeooo:rsid="0267eb26"/>
    </style:style>
    <style:style style:name="T250" style:family="text">
      <style:text-properties officeooo:rsid="003f3010"/>
    </style:style>
    <style:style style:name="T251" style:family="text">
      <style:text-properties officeooo:rsid="02022de6"/>
    </style:style>
    <style:style style:name="T252" style:family="text">
      <style:text-properties officeooo:rsid="04e6a435"/>
    </style:style>
    <style:style style:name="T253" style:family="text">
      <style:text-properties officeooo:rsid="026405bb"/>
    </style:style>
    <style:style style:name="T254" style:family="text">
      <style:text-properties officeooo:rsid="0269ceee"/>
    </style:style>
    <style:style style:name="T255" style:family="text">
      <style:text-properties officeooo:rsid="051b7d6b"/>
    </style:style>
    <style:style style:name="T256" style:family="text">
      <style:text-properties officeooo:rsid="01f2e83e"/>
    </style:style>
    <style:style style:name="T257" style:family="text">
      <style:text-properties officeooo:rsid="01ec9d4e"/>
    </style:style>
    <style:style style:name="T258" style:family="text">
      <style:text-properties officeooo:rsid="01926943"/>
    </style:style>
    <style:style style:name="T259" style:family="text">
      <style:text-properties officeooo:rsid="00410571"/>
    </style:style>
    <style:style style:name="T260" style:family="text">
      <style:text-properties officeooo:rsid="0042126a"/>
    </style:style>
    <style:style style:name="T261" style:family="text">
      <style:text-properties officeooo:rsid="004856e2"/>
    </style:style>
    <style:style style:name="T262" style:family="text">
      <style:text-properties officeooo:rsid="058ca09b"/>
    </style:style>
    <style:style style:name="T263" style:family="text">
      <style:text-properties officeooo:rsid="05d5ae52"/>
    </style:style>
    <style:style style:name="T264" style:family="text">
      <style:text-properties fo:font-weight="normal" officeooo:rsid="04f34640" style:font-weight-asian="normal" style:font-weight-complex="normal"/>
    </style:style>
    <style:style style:name="T265" style:family="text">
      <style:text-properties fo:font-weight="normal" officeooo:rsid="05d5ae52" style:font-weight-asian="normal" style:font-weight-complex="normal"/>
    </style:style>
    <style:style style:name="T266" style:family="text">
      <style:text-properties officeooo:rsid="02e7faf7"/>
    </style:style>
    <style:style style:name="T267" style:family="text">
      <style:text-properties officeooo:rsid="0260c9c8"/>
    </style:style>
    <style:style style:name="T268" style:family="text">
      <style:text-properties officeooo:rsid="04f49058"/>
    </style:style>
    <style:style style:name="T269" style:family="text">
      <style:text-properties officeooo:rsid="01b5224b"/>
    </style:style>
    <style:style style:name="T270" style:family="text">
      <style:text-properties officeooo:rsid="0191e193"/>
    </style:style>
    <style:style style:name="T271" style:family="text">
      <style:text-properties officeooo:rsid="002a5ab4"/>
    </style:style>
    <style:style style:name="T272" style:family="text">
      <style:text-properties officeooo:rsid="004cd8f9"/>
    </style:style>
    <style:style style:name="T273" style:family="text">
      <style:text-properties officeooo:rsid="01a25878"/>
    </style:style>
    <style:style style:name="T274" style:family="text">
      <style:text-properties officeooo:rsid="0375ebe3"/>
    </style:style>
    <style:style style:name="T275" style:family="text">
      <style:text-properties officeooo:rsid="01a2babb"/>
    </style:style>
    <style:style style:name="T276" style:family="text">
      <style:text-properties officeooo:rsid="005140da"/>
    </style:style>
    <style:style style:name="T277" style:family="text">
      <style:text-properties officeooo:rsid="01290703"/>
    </style:style>
    <style:style style:name="T278" style:family="text">
      <style:text-properties officeooo:rsid="0227c90f"/>
    </style:style>
    <style:style style:name="T279" style:family="text">
      <style:text-properties officeooo:rsid="0228c3e5"/>
    </style:style>
    <style:style style:name="T280" style:family="text">
      <style:text-properties officeooo:rsid="01b587c0"/>
    </style:style>
    <style:style style:name="T281" style:family="text">
      <style:text-properties officeooo:rsid="0341a0ab"/>
    </style:style>
    <style:style style:name="T282" style:family="text">
      <style:text-properties officeooo:rsid="03447634"/>
    </style:style>
    <style:style style:name="T283" style:family="text">
      <style:text-properties officeooo:rsid="0344877e"/>
    </style:style>
    <style:style style:name="T284" style:family="text">
      <style:text-properties officeooo:rsid="00515c84"/>
    </style:style>
    <style:style style:name="T285" style:family="text">
      <style:text-properties officeooo:rsid="05fbf9fb"/>
    </style:style>
    <style:style style:name="T286" style:family="text">
      <style:text-properties officeooo:rsid="01a47bc7"/>
    </style:style>
    <style:style style:name="T287" style:family="text">
      <style:text-properties officeooo:rsid="03439b66"/>
    </style:style>
    <style:style style:name="T288" style:family="text">
      <style:text-properties officeooo:rsid="002dd260"/>
    </style:style>
    <style:style style:name="T289" style:family="text">
      <style:text-properties officeooo:rsid="01a4bacc"/>
    </style:style>
    <style:style style:name="T290" style:family="text">
      <style:text-properties officeooo:rsid="042bb5ea"/>
    </style:style>
    <style:style style:name="T291" style:family="text">
      <style:text-properties officeooo:rsid="03db20d5"/>
    </style:style>
    <style:style style:name="T292" style:family="text">
      <style:text-properties officeooo:rsid="02f6a40d"/>
    </style:style>
    <style:style style:name="T293" style:family="text">
      <style:text-properties officeooo:rsid="05593c52"/>
    </style:style>
    <style:style style:name="T294" style:family="text">
      <style:text-properties officeooo:rsid="0562f6d4"/>
    </style:style>
    <style:style style:name="T295" style:family="text">
      <style:text-properties officeooo:rsid="05648aca"/>
    </style:style>
    <style:style style:name="T296" style:family="text">
      <style:text-properties officeooo:rsid="055a493e"/>
    </style:style>
    <style:style style:name="T297" style:family="text">
      <style:text-properties officeooo:rsid="055d75dd"/>
    </style:style>
    <style:style style:name="T298" style:family="text">
      <style:text-properties officeooo:rsid="05652804"/>
    </style:style>
    <style:style style:name="T299" style:family="text">
      <style:text-properties officeooo:rsid="05669f90"/>
    </style:style>
    <style:style style:name="T300" style:family="text">
      <style:text-properties fo:font-weight="bold" officeooo:rsid="0601e1e1" style:font-weight-asian="bold" style:font-weight-complex="bold"/>
    </style:style>
    <style:style style:name="T301" style:family="text">
      <style:text-properties fo:font-weight="bold" officeooo:rsid="0569aeaf" style:font-weight-asian="bold" style:font-weight-complex="bold"/>
    </style:style>
    <style:style style:name="T302" style:family="text">
      <style:text-properties officeooo:rsid="055c2697"/>
    </style:style>
    <style:style style:name="T303" style:family="text">
      <style:text-properties officeooo:rsid="0569aeaf"/>
    </style:style>
    <style:style style:name="T304" style:family="text">
      <style:text-properties officeooo:rsid="0601e1e1"/>
    </style:style>
    <style:style style:name="T305" style:family="text">
      <style:text-properties officeooo:rsid="0567d621"/>
    </style:style>
    <style:style style:name="T306" style:family="text">
      <style:text-properties officeooo:rsid="054c801d"/>
    </style:style>
    <style:style style:name="T307" style:family="text">
      <style:text-properties fo:font-weight="bold" officeooo:rsid="0539140c" style:font-weight-asian="bold" style:font-weight-complex="bold"/>
    </style:style>
    <style:style style:name="T308" style:family="text">
      <style:text-properties officeooo:rsid="0539140c"/>
    </style:style>
    <style:style style:name="T309" style:family="text">
      <style:text-properties fo:font-weight="bold" officeooo:rsid="05f21c7c" style:font-weight-asian="bold" style:font-weight-complex="bold"/>
    </style:style>
    <style:style style:name="T310" style:family="text">
      <style:text-properties officeooo:rsid="05f21c7c"/>
    </style:style>
    <style:style style:name="T311" style:family="text">
      <style:text-properties officeooo:rsid="05f674b6"/>
    </style:style>
    <style:style style:name="T312" style:family="text">
      <style:text-properties officeooo:rsid="053c2860"/>
    </style:style>
    <style:style style:name="T313" style:family="text">
      <style:text-properties officeooo:rsid="05f29630"/>
    </style:style>
    <style:style style:name="T314" style:family="text">
      <style:text-properties officeooo:rsid="05f47cf6"/>
    </style:style>
    <style:style style:name="T315" style:family="text">
      <style:text-properties officeooo:rsid="0055a941"/>
    </style:style>
    <style:style style:name="T316" style:family="text">
      <style:text-properties fo:font-weight="bold" officeooo:rsid="0055a941" style:font-weight-asian="bold" style:font-weight-complex="bold"/>
    </style:style>
    <style:style style:name="T317" style:family="text">
      <style:text-properties officeooo:rsid="005738fe"/>
    </style:style>
    <style:style style:name="T318" style:family="text">
      <style:text-properties fo:font-weight="normal" officeooo:rsid="0489b3b6" style:font-weight-asian="normal" style:font-weight-complex="normal"/>
    </style:style>
    <style:style style:name="T319" style:family="text">
      <style:text-properties officeooo:rsid="0101a90c"/>
    </style:style>
    <style:style style:name="T320" style:family="text">
      <style:text-properties fo:font-weight="bold" officeooo:rsid="00591c56" style:font-weight-asian="bold" style:font-weight-complex="bold"/>
    </style:style>
    <style:style style:name="T321" style:family="text">
      <style:text-properties officeooo:rsid="006cb84c"/>
    </style:style>
    <style:style style:name="T322" style:family="text">
      <style:text-properties officeooo:rsid="01233991"/>
    </style:style>
    <style:style style:name="T323" style:family="text">
      <style:text-properties officeooo:rsid="01238834"/>
    </style:style>
    <style:style style:name="T324" style:family="text">
      <style:text-properties officeooo:rsid="0308f0db"/>
    </style:style>
    <style:style style:name="T325" style:family="text">
      <style:text-properties officeooo:rsid="017303d7"/>
    </style:style>
    <style:style style:name="T326" style:family="text">
      <style:text-properties officeooo:rsid="0578884d"/>
    </style:style>
    <style:style style:name="T327" style:family="text">
      <style:text-properties officeooo:rsid="057040d7"/>
    </style:style>
    <style:style style:name="T328" style:family="text">
      <style:text-properties officeooo:rsid="005b2641"/>
    </style:style>
    <style:style style:name="T329" style:family="text">
      <style:text-properties officeooo:rsid="0082236c"/>
    </style:style>
    <style:style style:name="T330" style:family="text">
      <style:text-properties fo:font-weight="bold" officeooo:rsid="0090ade7" style:font-weight-asian="bold" style:font-weight-complex="bold"/>
    </style:style>
    <style:style style:name="T331" style:family="text">
      <style:text-properties officeooo:rsid="0093d63b"/>
    </style:style>
    <style:style style:name="T332" style:family="text">
      <style:text-properties officeooo:rsid="009547ee"/>
    </style:style>
    <style:style style:name="T333" style:family="text">
      <style:text-properties fo:font-weight="bold" officeooo:rsid="04a40753" style:font-weight-asian="bold" style:font-weight-complex="bold"/>
    </style:style>
    <style:style style:name="T334" style:family="text">
      <style:text-properties officeooo:rsid="05af1bf0"/>
    </style:style>
    <style:style style:name="T335" style:family="text">
      <style:text-properties officeooo:rsid="051cf33a"/>
    </style:style>
    <style:style style:name="T336" style:family="text">
      <style:text-properties officeooo:rsid="034e3e87"/>
    </style:style>
    <style:style style:name="T337" style:family="text">
      <style:text-properties officeooo:rsid="01a22a53"/>
    </style:style>
    <style:style style:name="T338" style:family="text">
      <style:text-properties officeooo:rsid="048ae311"/>
    </style:style>
    <style:style style:name="T339" style:family="text">
      <style:text-properties fo:font-weight="normal" officeooo:rsid="048ae311" style:font-weight-asian="normal" style:font-weight-complex="normal"/>
    </style:style>
    <style:style style:name="T340" style:family="text">
      <style:text-properties officeooo:rsid="0103a50f"/>
    </style:style>
    <style:style style:name="T341" style:family="text">
      <style:text-properties fo:font-weight="normal" officeooo:rsid="045a0cc8" style:font-weight-asian="normal" style:font-weight-complex="normal"/>
    </style:style>
    <style:style style:name="T342" style:family="text">
      <style:text-properties officeooo:rsid="0106b245"/>
    </style:style>
    <style:style style:name="T343" style:family="text">
      <style:text-properties officeooo:rsid="0107e5ff"/>
    </style:style>
    <style:style style:name="T344" style:family="text">
      <style:text-properties officeooo:rsid="013f19b9"/>
    </style:style>
    <style:style style:name="T345" style:family="text">
      <style:text-properties officeooo:rsid="0108d6ad"/>
    </style:style>
    <style:style style:name="T346" style:family="text">
      <style:text-properties officeooo:rsid="0073fb23"/>
    </style:style>
    <style:style style:name="T347" style:family="text">
      <style:text-properties officeooo:rsid="007127b0"/>
    </style:style>
    <style:style style:name="T348" style:family="text">
      <style:text-properties fo:font-weight="bold" officeooo:rsid="0070f970" style:font-weight-asian="bold" style:font-weight-complex="bold"/>
    </style:style>
    <style:style style:name="T349" style:family="text">
      <style:text-properties officeooo:rsid="0070f970"/>
    </style:style>
    <style:style style:name="T350" style:family="text">
      <style:text-properties officeooo:rsid="00ccb785"/>
    </style:style>
    <style:style style:name="T351" style:family="text">
      <style:text-properties officeooo:rsid="033d8772"/>
    </style:style>
    <style:style style:name="T352" style:family="text">
      <style:text-properties officeooo:rsid="0071c657"/>
    </style:style>
    <style:style style:name="T353" style:family="text">
      <style:text-properties officeooo:rsid="006fac24"/>
    </style:style>
    <style:style style:name="T354" style:family="text">
      <style:text-properties officeooo:rsid="0072a948"/>
    </style:style>
    <style:style style:name="T355" style:family="text">
      <style:text-properties officeooo:rsid="054dc0ab"/>
    </style:style>
    <style:style style:name="T356" style:family="text">
      <style:text-properties officeooo:rsid="0074886c"/>
    </style:style>
    <style:style style:name="T357" style:family="text">
      <style:text-properties fo:font-weight="bold" officeooo:rsid="00751d45" style:font-weight-asian="bold" style:font-weight-complex="bold"/>
    </style:style>
    <style:style style:name="T358" style:family="text">
      <style:text-properties fo:font-weight="bold" officeooo:rsid="0074886c" style:font-weight-asian="bold" style:font-weight-complex="bold"/>
    </style:style>
    <style:style style:name="T359" style:family="text">
      <style:text-properties fo:font-weight="bold" officeooo:rsid="00737985" style:font-weight-asian="bold" style:font-weight-complex="bold"/>
    </style:style>
    <style:style style:name="T360" style:family="text">
      <style:text-properties officeooo:rsid="00737985"/>
    </style:style>
    <style:style style:name="T361" style:family="text">
      <style:text-properties officeooo:rsid="0141f14e"/>
    </style:style>
    <style:style style:name="T362" style:family="text">
      <style:text-properties officeooo:rsid="01e091e6"/>
    </style:style>
    <style:style style:name="T363" style:family="text">
      <style:text-properties officeooo:rsid="02fe3960"/>
    </style:style>
    <style:style style:name="T364" style:family="text">
      <style:text-properties officeooo:rsid="0130a610"/>
    </style:style>
    <style:style style:name="T365" style:family="text">
      <style:text-properties officeooo:rsid="015d5913"/>
    </style:style>
    <style:style style:name="T366" style:family="text">
      <style:text-properties officeooo:rsid="014f85c4"/>
    </style:style>
    <style:style style:name="T367" style:family="text">
      <style:text-properties officeooo:rsid="015fd2bd"/>
    </style:style>
    <style:style style:name="T368" style:family="text">
      <style:text-properties officeooo:rsid="00751d45"/>
    </style:style>
    <style:style style:name="T369" style:family="text">
      <style:text-properties officeooo:rsid="01e84e05"/>
    </style:style>
    <style:style style:name="T370" style:family="text">
      <style:text-properties officeooo:rsid="0076002b"/>
    </style:style>
    <style:style style:name="T371" style:family="text">
      <style:text-properties officeooo:rsid="0161b36e"/>
    </style:style>
    <style:style style:name="T372" style:family="text">
      <style:text-properties officeooo:rsid="013601c9"/>
    </style:style>
    <style:style style:name="T373" style:family="text">
      <style:text-properties officeooo:rsid="05985b45"/>
    </style:style>
    <style:style style:name="T374" style:family="text">
      <style:text-properties officeooo:rsid="03cad187"/>
    </style:style>
    <style:style style:name="T375" style:family="text">
      <style:text-properties officeooo:rsid="03e4ef39"/>
    </style:style>
    <style:style style:name="T376" style:family="text">
      <style:text-properties officeooo:rsid="027a9e4f"/>
    </style:style>
    <style:style style:name="T377" style:family="text">
      <style:text-properties officeooo:rsid="03799565"/>
    </style:style>
    <style:style style:name="T378" style:family="text">
      <style:text-properties officeooo:rsid="03c977cb"/>
    </style:style>
    <style:style style:name="T379" style:family="text">
      <style:text-properties officeooo:rsid="03872119"/>
    </style:style>
    <style:style style:name="T380" style:family="text">
      <style:text-properties officeooo:rsid="04442b06"/>
    </style:style>
    <style:style style:name="T381" style:family="text">
      <style:text-properties officeooo:rsid="03ca562a"/>
    </style:style>
    <style:style style:name="T382" style:family="text">
      <style:text-properties officeooo:rsid="0442f926"/>
    </style:style>
    <style:style style:name="T383" style:family="text">
      <style:text-properties officeooo:rsid="03857811"/>
    </style:style>
    <style:style style:name="T384" style:family="text">
      <style:text-properties officeooo:rsid="03ca787e"/>
    </style:style>
    <style:style style:name="T385" style:family="text">
      <style:text-properties officeooo:rsid="037f73bd"/>
    </style:style>
    <style:style style:name="T386" style:family="text">
      <style:text-properties officeooo:rsid="0384323e"/>
    </style:style>
    <style:style style:name="T387" style:family="text">
      <style:text-properties officeooo:rsid="037b5639"/>
    </style:style>
    <style:style style:name="T388" style:family="text">
      <style:text-properties officeooo:rsid="037d1bed"/>
    </style:style>
    <style:style style:name="T389" style:family="text">
      <style:text-properties officeooo:rsid="0428977a"/>
    </style:style>
    <style:style style:name="T390" style:family="text">
      <style:text-properties officeooo:rsid="042553c6"/>
    </style:style>
    <style:style style:name="T391" style:family="text">
      <style:text-properties officeooo:rsid="03cdb42f"/>
    </style:style>
    <style:style style:name="T392" style:family="text">
      <style:text-properties officeooo:rsid="0399032a"/>
    </style:style>
    <style:style style:name="T393" style:family="text">
      <style:text-properties officeooo:rsid="03d0ae78"/>
    </style:style>
    <style:style style:name="T394" style:family="text">
      <style:text-properties officeooo:rsid="05233c3b"/>
    </style:style>
    <style:style style:name="T395" style:family="text">
      <style:text-properties officeooo:rsid="03cfc34f"/>
    </style:style>
    <style:style style:name="T396" style:family="text">
      <style:text-properties officeooo:rsid="03cec786"/>
    </style:style>
    <style:style style:name="T397" style:family="text">
      <style:text-properties officeooo:rsid="03cf77b1"/>
    </style:style>
    <style:style style:name="T398" style:family="text">
      <style:text-properties officeooo:rsid="05401ec6"/>
    </style:style>
    <style:style style:name="T399" style:family="text">
      <style:text-properties officeooo:rsid="03d044b8"/>
    </style:style>
    <style:style style:name="T400" style:family="text">
      <style:text-properties officeooo:rsid="007bf1ca"/>
    </style:style>
    <style:style style:name="T401" style:family="text">
      <style:text-properties officeooo:rsid="009d98bc"/>
    </style:style>
    <style:style style:name="T402" style:family="text">
      <style:text-properties officeooo:rsid="00cb036e"/>
    </style:style>
    <style:style style:name="T403" style:family="text">
      <style:text-properties officeooo:rsid="0204b363"/>
    </style:style>
    <style:style style:name="T404" style:family="text">
      <style:text-properties officeooo:rsid="00cc495f"/>
    </style:style>
    <style:style style:name="T405" style:family="text">
      <style:text-properties officeooo:rsid="033e1be8"/>
    </style:style>
    <style:style style:name="T406" style:family="text">
      <style:text-properties officeooo:rsid="04364bb3"/>
    </style:style>
    <style:style style:name="T407" style:family="text">
      <style:text-properties officeooo:rsid="00c925f4" style:font-weight-asian="normal" style:font-weight-complex="normal"/>
    </style:style>
    <style:style style:name="T408" style:family="text">
      <style:text-properties style:font-weight-asian="normal" style:font-weight-complex="normal"/>
    </style:style>
    <style:style style:name="T409" style:family="text">
      <style:text-properties officeooo:rsid="00d07ee0"/>
    </style:style>
    <style:style style:name="T410" style:family="text">
      <style:text-properties officeooo:rsid="045355e2"/>
    </style:style>
    <style:style style:name="T411" style:family="text">
      <style:text-properties officeooo:rsid="0439b216"/>
    </style:style>
    <style:style style:name="T412" style:family="text">
      <style:text-properties officeooo:rsid="04b3f774"/>
    </style:style>
    <style:style style:name="T413" style:family="text">
      <style:text-properties officeooo:rsid="033965d0"/>
    </style:style>
    <style:style style:name="T414" style:family="text">
      <style:text-properties officeooo:rsid="0205c2a4"/>
    </style:style>
    <style:style style:name="T415" style:family="text">
      <style:text-properties officeooo:rsid="01e221a7"/>
    </style:style>
    <style:style style:name="T416" style:family="text">
      <style:text-properties officeooo:rsid="00d774b9"/>
    </style:style>
    <style:style style:name="T417" style:family="text">
      <style:text-properties fo:font-variant="normal" fo:text-transform="none" fo:color="#000000" loext:opacity="100%" style:font-name="Arial" fo:letter-spacing="normal" fo:font-style="normal" fo:font-weight="normal" officeooo:rsid="01488529"/>
    </style:style>
    <style:style style:name="T418" style:family="text">
      <style:text-properties fo:font-variant="normal" fo:text-transform="none" fo:color="#000000" loext:opacity="100%" style:font-name="Arial" fo:letter-spacing="normal" fo:font-style="normal" fo:font-weight="normal" officeooo:rsid="033bc864"/>
    </style:style>
    <style:style style:name="T419" style:family="text">
      <style:text-properties officeooo:rsid="01a624d9"/>
    </style:style>
    <style:style style:name="T420" style:family="text">
      <style:text-properties officeooo:rsid="017e5307"/>
    </style:style>
    <style:style style:name="T421" style:family="text">
      <style:text-properties officeooo:rsid="01a7ef82"/>
    </style:style>
    <style:style style:name="T422" style:family="text">
      <style:text-properties officeooo:rsid="0445bf04"/>
    </style:style>
    <style:style style:name="T423" style:family="text">
      <style:text-properties officeooo:rsid="0424abc9"/>
    </style:style>
    <style:style style:name="T424" style:family="text">
      <style:text-properties officeooo:rsid="04e85cdb"/>
    </style:style>
    <style:style style:name="T425" style:family="text">
      <style:text-properties officeooo:rsid="059d2fc9"/>
    </style:style>
    <style:style style:name="T426" style:family="text">
      <style:text-properties officeooo:rsid="050b32ed"/>
    </style:style>
    <style:style style:name="T427" style:family="text">
      <style:text-properties officeooo:rsid="0573f0de"/>
    </style:style>
    <style:style style:name="T428" style:family="text">
      <style:text-properties officeooo:rsid="04fe44d2"/>
    </style:style>
    <style:style style:name="T429" style:family="text">
      <style:text-properties officeooo:rsid="06082751"/>
    </style:style>
    <style:style style:name="T430" style:family="text">
      <style:text-properties officeooo:rsid="060952f6"/>
    </style:style>
    <style:style style:name="T431" style:family="text">
      <style:text-properties officeooo:rsid="060b5481"/>
    </style:style>
    <style:style style:name="T432" style:family="text">
      <style:text-properties officeooo:rsid="01cd546b"/>
    </style:style>
    <style:style style:name="T433" style:family="text">
      <style:text-properties officeooo:rsid="00a497df"/>
    </style:style>
    <style:style style:name="T434" style:family="text">
      <style:text-properties officeooo:rsid="04401fa9"/>
    </style:style>
    <style:style style:name="T435" style:family="text">
      <style:text-properties fo:font-weight="bold" officeooo:rsid="050c025f" style:font-weight-asian="bold" style:font-weight-complex="bold"/>
    </style:style>
    <style:style style:name="T436" style:family="text">
      <style:text-properties officeooo:rsid="00a74f99"/>
    </style:style>
    <style:style style:name="T437" style:family="text">
      <style:text-properties officeooo:rsid="04023774"/>
    </style:style>
    <style:style style:name="T438" style:family="text">
      <style:text-properties officeooo:rsid="044152d7"/>
    </style:style>
    <style:style style:name="T439" style:family="text">
      <style:text-properties officeooo:rsid="00dbdca3"/>
    </style:style>
    <style:style style:name="T440" style:family="text">
      <style:text-properties officeooo:rsid="03320ab5"/>
    </style:style>
    <style:style style:name="T441" style:family="text">
      <style:text-properties officeooo:rsid="01acbf8a"/>
    </style:style>
    <style:style style:name="T442" style:family="text">
      <style:text-properties officeooo:rsid="01ae8941"/>
    </style:style>
    <style:style style:name="T443" style:family="text">
      <style:text-properties officeooo:rsid="01aa6ab6"/>
    </style:style>
    <style:style style:name="T444" style:family="text">
      <style:text-properties officeooo:rsid="04225133"/>
    </style:style>
    <style:style style:name="T445" style:family="text">
      <style:text-properties officeooo:rsid="04c54aef"/>
    </style:style>
    <style:style style:name="T446" style:family="text">
      <style:text-properties officeooo:rsid="0422f47c"/>
    </style:style>
    <style:style style:name="T447" style:family="text">
      <style:text-properties officeooo:rsid="000edffa"/>
    </style:style>
    <style:style style:name="T448" style:family="text">
      <style:text-properties officeooo:rsid="00a87b65"/>
    </style:style>
    <style:style style:name="T449" style:family="text">
      <style:text-properties officeooo:rsid="031bfa2a"/>
    </style:style>
    <style:style style:name="T450" style:family="text">
      <style:text-properties officeooo:rsid="009a4a11"/>
    </style:style>
    <style:style style:name="T451" style:family="text">
      <style:text-properties fo:font-weight="bold" officeooo:rsid="009d808b" style:font-weight-asian="bold" style:font-weight-complex="bold"/>
    </style:style>
    <style:style style:name="T452" style:family="text">
      <style:text-properties fo:font-weight="bold" officeooo:rsid="00a87b65" style:font-weight-asian="bold" style:font-weight-complex="bold"/>
    </style:style>
    <style:style style:name="T453" style:family="text">
      <style:text-properties fo:font-weight="bold" officeooo:rsid="009d010b" style:font-weight-asian="bold" style:font-weight-complex="bold"/>
    </style:style>
    <style:style style:name="T454" style:family="text">
      <style:text-properties fo:font-weight="normal" officeooo:rsid="04023774" style:font-weight-asian="normal" style:font-weight-complex="normal"/>
    </style:style>
    <style:style style:name="T455" style:family="text">
      <style:text-properties officeooo:rsid="050c025f"/>
    </style:style>
    <style:style style:name="T456" style:family="text">
      <style:text-properties officeooo:rsid="031fa049"/>
    </style:style>
    <style:style style:name="T457" style:family="text">
      <style:text-properties officeooo:rsid="05432967"/>
    </style:style>
    <style:style style:name="T458" style:family="text">
      <style:text-properties fo:font-weight="normal" officeooo:rsid="031d5db6" style:font-weight-asian="normal" style:font-weight-complex="normal"/>
    </style:style>
    <style:style style:name="T459" style:family="text">
      <style:text-properties fo:font-weight="normal" officeooo:rsid="047ae93d" style:font-weight-asian="normal" style:font-weight-complex="normal"/>
    </style:style>
    <style:style style:name="T460" style:family="text">
      <style:text-properties fo:font-weight="normal" officeooo:rsid="05435917" style:font-weight-asian="normal" style:font-weight-complex="normal"/>
    </style:style>
    <style:style style:name="T461" style:family="text">
      <style:text-properties officeooo:rsid="0320862f"/>
    </style:style>
    <style:style style:name="T462" style:family="text">
      <style:text-properties officeooo:rsid="0320bce4"/>
    </style:style>
    <style:style style:name="T463" style:family="text">
      <style:text-properties fo:font-weight="bold" officeooo:rsid="050e7f28" style:font-weight-asian="bold" style:font-weight-complex="bold"/>
    </style:style>
    <style:style style:name="T464" style:family="text">
      <style:text-properties officeooo:rsid="00aaea04"/>
    </style:style>
    <style:style style:name="T465" style:family="text">
      <style:text-properties officeooo:rsid="052225ed"/>
    </style:style>
    <style:style style:name="T466" style:family="text">
      <style:text-properties officeooo:rsid="0479634e"/>
    </style:style>
    <style:style style:name="T467" style:family="text">
      <style:text-properties officeooo:rsid="041eda67"/>
    </style:style>
    <style:style style:name="T468" style:family="text">
      <style:text-properties officeooo:rsid="024004ba"/>
    </style:style>
    <style:style style:name="T469" style:family="text">
      <style:text-properties officeooo:rsid="0241c312"/>
    </style:style>
    <style:style style:name="T470" style:family="text">
      <style:text-properties officeooo:rsid="01cde0e5"/>
    </style:style>
    <style:style style:name="T471" style:family="text">
      <style:text-properties officeooo:rsid="0194803b"/>
    </style:style>
    <style:style style:name="T472" style:family="text">
      <style:text-properties officeooo:rsid="00b01de3"/>
    </style:style>
    <style:style style:name="T473" style:family="text">
      <style:text-properties officeooo:rsid="012ee0ee"/>
    </style:style>
    <style:style style:name="T474" style:family="text">
      <style:text-properties officeooo:rsid="019a7ad5"/>
    </style:style>
    <style:style style:name="T475" style:family="text">
      <style:text-properties fo:font-weight="normal" officeooo:rsid="0532bd46" style:font-weight-asian="normal" style:font-weight-complex="normal"/>
    </style:style>
    <style:style style:name="T476" style:family="text">
      <style:text-properties officeooo:rsid="05312595"/>
    </style:style>
    <style:style style:name="T477" style:family="text">
      <style:text-properties officeooo:rsid="0532bd46"/>
    </style:style>
    <style:style style:name="T478" style:family="text">
      <style:text-properties officeooo:rsid="052e90d6"/>
    </style:style>
    <style:style style:name="T479" style:family="text">
      <style:text-properties officeooo:rsid="033e57ad"/>
    </style:style>
    <style:style style:name="T480" style:family="text">
      <style:text-properties officeooo:rsid="01f9968a"/>
    </style:style>
    <style:style style:name="T481" style:family="text">
      <style:text-properties officeooo:rsid="02c7133a"/>
    </style:style>
    <style:style style:name="T482" style:family="text">
      <style:text-properties officeooo:rsid="038acf84"/>
    </style:style>
    <style:style style:name="T483" style:family="text">
      <style:text-properties officeooo:rsid="0331d312"/>
    </style:style>
    <style:style style:name="T484" style:family="text">
      <style:text-properties officeooo:rsid="036fef59"/>
    </style:style>
    <style:style style:name="T485" style:family="text">
      <style:text-properties officeooo:rsid="0371a426"/>
    </style:style>
    <style:style style:name="T486" style:family="text">
      <style:text-properties fo:font-weight="normal" officeooo:rsid="05fe7d57" style:font-weight-asian="normal" style:font-weight-complex="normal"/>
    </style:style>
    <style:style style:name="T487" style:family="text">
      <style:text-properties officeooo:rsid="04bed74a"/>
    </style:style>
    <style:style style:name="T488" style:family="text">
      <style:text-properties fo:font-weight="normal" officeooo:rsid="03576e89" style:font-weight-asian="normal" style:font-weight-complex="normal"/>
    </style:style>
    <style:style style:name="T489" style:family="text">
      <style:text-properties fo:font-weight="normal" officeooo:rsid="04bd97da" style:font-weight-asian="normal" style:font-weight-complex="normal"/>
    </style:style>
    <style:style style:name="T490" style:family="text">
      <style:text-properties fo:font-weight="normal" officeooo:rsid="04bed74a" style:font-weight-asian="normal" style:font-weight-complex="normal"/>
    </style:style>
    <style:style style:name="T491" style:family="text">
      <style:text-properties officeooo:rsid="0331f4dc"/>
    </style:style>
    <style:style style:name="T492" style:family="text">
      <style:text-properties officeooo:rsid="01e444d6"/>
    </style:style>
    <style:style style:name="T493" style:family="text">
      <style:text-properties officeooo:rsid="00e52cc4"/>
    </style:style>
    <style:style style:name="T494" style:family="text">
      <style:text-properties officeooo:rsid="033eff9b"/>
    </style:style>
    <style:style style:name="T495" style:family="text">
      <style:text-properties officeooo:rsid="036f1b9a"/>
    </style:style>
    <style:style style:name="T496" style:family="text">
      <style:text-properties officeooo:rsid="019a8453"/>
    </style:style>
    <style:style style:name="T497" style:family="text">
      <style:text-properties officeooo:rsid="005ded4b"/>
    </style:style>
    <style:style style:name="T498" style:family="text">
      <style:text-properties officeooo:rsid="00e5d412"/>
    </style:style>
    <style:style style:name="T499" style:family="text">
      <style:text-properties officeooo:rsid="02ca2ec4"/>
    </style:style>
    <style:style style:name="T500" style:family="text">
      <style:text-properties officeooo:rsid="060413c9"/>
    </style:style>
    <style:style style:name="T501" style:family="text">
      <style:text-properties officeooo:rsid="06022530"/>
    </style:style>
    <style:style style:name="T502" style:family="text">
      <style:text-properties officeooo:rsid="06066891"/>
    </style:style>
    <style:style style:name="T503" style:family="text">
      <style:text-properties officeooo:rsid="04bd97da"/>
    </style:style>
    <style:style style:name="T504" style:family="text">
      <style:text-properties officeooo:rsid="03c127a8"/>
    </style:style>
    <style:style style:name="T505" style:family="text">
      <style:text-properties officeooo:rsid="03599565"/>
    </style:style>
    <style:style style:name="T506" style:family="text">
      <style:text-properties officeooo:rsid="03ba4c89"/>
    </style:style>
    <style:style style:name="T507" style:family="text">
      <style:text-properties officeooo:rsid="060cc0d1"/>
    </style:style>
    <style:style style:name="T508" style:family="text">
      <style:text-properties officeooo:rsid="060bff55"/>
    </style:style>
    <style:style style:name="T509" style:family="text">
      <style:text-properties officeooo:rsid="061093b5"/>
    </style:style>
    <style:style style:name="T510" style:family="text">
      <style:text-properties officeooo:rsid="0340fde0"/>
    </style:style>
    <style:style style:name="T511" style:family="text">
      <style:text-properties officeooo:rsid="00202e87"/>
    </style:style>
    <style:style style:name="T512" style:family="text">
      <style:text-properties officeooo:rsid="00e70782"/>
    </style:style>
    <style:style style:name="T513" style:family="text">
      <style:text-properties officeooo:rsid="00e8df79"/>
    </style:style>
    <style:style style:name="T514" style:family="text">
      <style:text-properties officeooo:rsid="01e49d96"/>
    </style:style>
    <style:style style:name="T515" style:family="text">
      <style:text-properties officeooo:rsid="00ece73e"/>
    </style:style>
    <style:style style:name="T516" style:family="text">
      <style:text-properties officeooo:rsid="02c3088b"/>
    </style:style>
    <style:style style:name="T517" style:family="text">
      <style:text-properties fo:font-weight="normal" officeooo:rsid="048b419b" style:font-weight-asian="normal" style:font-weight-complex="normal"/>
    </style:style>
    <style:style style:name="T518" style:family="text">
      <style:text-properties officeooo:rsid="01e55ebf"/>
    </style:style>
    <style:style style:name="T519" style:family="text">
      <style:text-properties officeooo:rsid="0109704c"/>
    </style:style>
    <style:style style:name="T520" style:family="text">
      <style:text-properties fo:font-weight="normal" officeooo:rsid="02c48f31" style:font-weight-asian="normal" style:font-weight-complex="normal"/>
    </style:style>
    <style:style style:name="T521" style:family="text">
      <style:text-properties officeooo:rsid="02c48f31"/>
    </style:style>
    <style:style style:name="T522" style:family="text">
      <style:text-properties fo:font-weight="normal" officeooo:rsid="05032964" style:font-weight-asian="normal" style:font-weight-complex="normal"/>
    </style:style>
    <style:style style:name="T523" style:family="text">
      <style:text-properties fo:font-weight="normal" officeooo:rsid="0508302d" style:font-weight-asian="normal" style:font-weight-complex="normal"/>
    </style:style>
    <style:style style:name="T524" style:family="text">
      <style:text-properties officeooo:rsid="00ea7de9"/>
    </style:style>
    <style:style style:name="T525" style:family="text">
      <style:text-properties officeooo:rsid="00ece769"/>
    </style:style>
    <style:style style:name="T526" style:family="text">
      <style:text-properties officeooo:rsid="0458d402"/>
    </style:style>
    <style:style style:name="T527" style:family="text">
      <style:text-properties officeooo:rsid="01ffdec1"/>
    </style:style>
    <style:style style:name="T528" style:family="text">
      <style:text-properties officeooo:rsid="0502e1ef"/>
    </style:style>
    <style:style style:name="T529" style:family="text">
      <style:text-properties officeooo:rsid="05032964"/>
    </style:style>
    <style:style style:name="T530" style:family="text">
      <style:text-properties officeooo:rsid="05068885"/>
    </style:style>
    <style:style style:name="T531" style:family="text">
      <style:text-properties officeooo:rsid="050493cb"/>
    </style:style>
    <style:style style:name="T532" style:family="text">
      <style:text-properties officeooo:rsid="0120cd74"/>
    </style:style>
    <style:style style:name="T533" style:family="text">
      <style:text-properties officeooo:rsid="019b3ba1"/>
    </style:style>
    <style:style style:name="T534" style:family="text">
      <style:text-properties officeooo:rsid="0369015d"/>
    </style:style>
    <style:style style:name="T535" style:family="text">
      <style:text-properties officeooo:rsid="044c238f"/>
    </style:style>
    <style:style style:name="T536" style:family="text">
      <style:text-properties officeooo:rsid="036720e8"/>
    </style:style>
    <style:style style:name="T537" style:family="text">
      <style:text-properties officeooo:rsid="03643e3a"/>
    </style:style>
    <style:style style:name="T538" style:family="text">
      <style:text-properties officeooo:rsid="036a5a41"/>
    </style:style>
    <style:style style:name="T539" style:family="text">
      <style:text-properties officeooo:rsid="035f6071"/>
    </style:style>
    <style:style style:name="T540" style:family="text">
      <style:text-properties officeooo:rsid="05b01c65"/>
    </style:style>
    <style:style style:name="T541" style:family="text">
      <style:text-properties officeooo:rsid="05df1e66"/>
    </style:style>
    <style:style style:name="T542" style:family="text">
      <style:text-properties officeooo:rsid="04950024"/>
    </style:style>
    <style:style style:name="T543" style:family="text">
      <style:text-properties officeooo:rsid="048e160f"/>
    </style:style>
    <style:style style:name="T544" style:family="text">
      <style:text-properties officeooo:rsid="056151e6"/>
    </style:style>
    <style:style style:name="T545" style:family="text">
      <style:text-properties officeooo:rsid="0610f4fd"/>
    </style:style>
    <style:style style:name="T546" style:family="text">
      <style:text-properties officeooo:rsid="0416d6c0"/>
    </style:style>
    <style:style style:name="T547" style:family="text">
      <style:text-properties officeooo:rsid="02d2ee03"/>
    </style:style>
    <style:style style:name="T548" style:family="text">
      <style:text-properties officeooo:rsid="02d3b48b"/>
    </style:style>
    <style:style style:name="T549" style:family="text">
      <style:text-properties officeooo:rsid="042a25e8"/>
    </style:style>
    <style:style style:name="T550" style:family="text">
      <style:text-properties officeooo:rsid="02ca8a62"/>
    </style:style>
    <style:style style:name="T551" style:family="text">
      <style:text-properties officeooo:rsid="02855696"/>
    </style:style>
    <style:style style:name="T552" style:family="text">
      <style:text-properties officeooo:rsid="02ec5066"/>
    </style:style>
    <style:style style:name="T553" style:family="text">
      <style:text-properties officeooo:rsid="02cfbc1e"/>
    </style:style>
    <style:style style:name="T554" style:family="text">
      <style:text-properties officeooo:rsid="0298f38d"/>
    </style:style>
    <style:style style:name="T555" style:family="text">
      <style:text-properties officeooo:rsid="02888c62"/>
    </style:style>
    <style:style style:name="T556" style:family="text">
      <style:text-properties officeooo:rsid="0460190b"/>
    </style:style>
    <style:style style:name="T557" style:family="text">
      <style:text-properties officeooo:rsid="045dbbf0"/>
    </style:style>
    <style:style style:name="T558" style:family="text">
      <style:text-properties officeooo:rsid="0461fffe"/>
    </style:style>
    <style:style style:name="T559" style:family="text">
      <style:text-properties officeooo:rsid="0461e693"/>
    </style:style>
    <style:style style:name="T560" style:family="text">
      <style:text-properties officeooo:rsid="0463de21"/>
    </style:style>
    <style:style style:name="T561" style:family="text">
      <style:text-properties officeooo:rsid="04670062"/>
    </style:style>
    <style:style style:name="T562" style:family="text">
      <style:text-properties officeooo:rsid="0469599d"/>
    </style:style>
    <style:style style:name="T563" style:family="text">
      <style:text-properties officeooo:rsid="028a12ed"/>
    </style:style>
    <style:style style:name="T564" style:family="text">
      <style:text-properties officeooo:rsid="04627560"/>
    </style:style>
    <style:style style:name="T565" style:family="text">
      <style:text-properties officeooo:rsid="02b280a1"/>
    </style:style>
    <style:style style:name="T566" style:family="text">
      <style:text-properties officeooo:rsid="028c4663"/>
    </style:style>
    <style:style style:name="T567" style:family="text">
      <style:text-properties officeooo:rsid="028b9f11"/>
    </style:style>
    <style:style style:name="T568" style:family="text">
      <style:text-properties officeooo:rsid="0292b9fa"/>
    </style:style>
    <style:style style:name="T569" style:family="text">
      <style:text-properties officeooo:rsid="0298c062"/>
    </style:style>
    <style:style style:name="T570" style:family="text">
      <style:text-properties officeooo:rsid="02987154"/>
    </style:style>
    <style:style style:name="T571" style:family="text">
      <style:text-properties officeooo:rsid="0293d5a4"/>
    </style:style>
    <style:style style:name="T572" style:family="text">
      <style:text-properties officeooo:rsid="02b83ea0"/>
    </style:style>
    <style:style style:name="T573" style:family="text">
      <style:text-properties officeooo:rsid="029520a4"/>
    </style:style>
    <style:style style:name="T574" style:family="text">
      <style:text-properties officeooo:rsid="02b97697"/>
    </style:style>
    <style:style style:name="T575" style:family="text">
      <style:text-properties officeooo:rsid="0292e74c"/>
    </style:style>
    <style:style style:name="T576" style:family="text">
      <style:text-properties officeooo:rsid="02ba21cd"/>
    </style:style>
    <style:style style:name="T577" style:family="text">
      <style:text-properties officeooo:rsid="028e3f3a"/>
    </style:style>
    <style:style style:name="T578" style:family="text">
      <style:text-properties officeooo:rsid="049a99b6"/>
    </style:style>
    <style:style style:name="T579" style:family="text">
      <style:text-properties officeooo:rsid="03138ce0"/>
    </style:style>
    <style:style style:name="T580" style:family="text">
      <style:text-properties officeooo:rsid="049c0010"/>
    </style:style>
    <style:style style:name="T581" style:family="text">
      <style:text-properties officeooo:rsid="03353d2e"/>
    </style:style>
    <style:style style:name="T582" style:family="text">
      <style:text-properties officeooo:rsid="03368d10"/>
    </style:style>
    <style:style style:name="T583" style:family="text">
      <style:text-properties officeooo:rsid="049a24e9"/>
    </style:style>
    <style:style style:name="T584" style:family="text">
      <style:text-properties officeooo:rsid="0319a376"/>
    </style:style>
    <style:style style:name="T585" style:family="text">
      <style:text-properties officeooo:rsid="02bbdbf6"/>
    </style:style>
    <style:style style:name="T586" style:family="text">
      <style:text-properties officeooo:rsid="029e4cd7"/>
    </style:style>
    <style:style style:name="T587" style:family="text">
      <style:text-properties officeooo:rsid="029f43d2"/>
    </style:style>
    <style:style style:name="T588" style:family="text">
      <style:text-properties style:text-underline-style="none" fo:font-weight="bold" style:font-weight-asian="bold" style:font-weight-complex="bold"/>
    </style:style>
    <style:style style:name="T589" style:family="text">
      <style:text-properties officeooo:rsid="02a609e3"/>
    </style:style>
    <style:style style:name="T590" style:family="text">
      <style:text-properties officeooo:rsid="02a741c3"/>
    </style:style>
    <style:style style:name="T591" style:family="text">
      <style:text-properties officeooo:rsid="05834706"/>
    </style:style>
    <style:style style:name="T592" style:family="text">
      <style:text-properties officeooo:rsid="04928663"/>
    </style:style>
    <style:style style:name="T593" style:family="text">
      <style:text-properties officeooo:rsid="02a8b41b"/>
    </style:style>
    <style:style style:name="T594" style:family="text">
      <style:text-properties officeooo:rsid="03762d10"/>
    </style:style>
    <style:style style:name="T595" style:family="text">
      <style:text-properties officeooo:rsid="034ab6f0"/>
    </style:style>
    <style:style style:name="T596" style:family="text">
      <style:text-properties officeooo:rsid="034b769a"/>
    </style:style>
    <style:style style:name="T597" style:family="text">
      <style:text-properties officeooo:rsid="03552b7e"/>
    </style:style>
    <style:style style:name="T598" style:family="text">
      <style:text-properties officeooo:rsid="03b98b90"/>
    </style:style>
    <style:style style:name="T599" style:family="text">
      <style:text-properties officeooo:rsid="03b3fdf4"/>
    </style:style>
    <style:style style:name="T600" style:family="text">
      <style:text-properties officeooo:rsid="03bd01de"/>
    </style:style>
    <style:style style:name="T601" style:family="text">
      <style:text-properties officeooo:rsid="0353bc39"/>
    </style:style>
    <style:style style:name="T602" style:family="text">
      <style:text-properties officeooo:rsid="045bd312"/>
    </style:style>
    <style:style style:name="T603" style:family="text">
      <style:text-properties officeooo:rsid="03898af1"/>
    </style:style>
    <style:style style:name="T604" style:family="text">
      <style:text-properties officeooo:rsid="04d0c95c"/>
    </style:style>
    <style:style style:name="T605" style:family="text">
      <style:text-properties officeooo:rsid="03e64eb7"/>
    </style:style>
    <style:style style:name="T606" style:family="text">
      <style:text-properties officeooo:rsid="03af64e6"/>
    </style:style>
    <style:style style:name="T607" style:family="text">
      <style:text-properties officeooo:rsid="03de9878"/>
    </style:style>
    <style:style style:name="T608" style:family="text">
      <style:text-properties officeooo:rsid="03af0a79"/>
    </style:style>
    <style:style style:name="T609" style:family="text">
      <style:text-properties officeooo:rsid="03e092fd"/>
    </style:style>
    <style:style style:name="T610" style:family="text">
      <style:text-properties officeooo:rsid="038c886c"/>
    </style:style>
    <style:style style:name="T611" style:family="text">
      <style:text-properties officeooo:rsid="0405a316"/>
    </style:style>
    <style:style style:name="T612" style:family="text">
      <style:text-properties officeooo:rsid="038d8036"/>
    </style:style>
    <style:style style:name="T613" style:family="text">
      <style:text-properties officeooo:rsid="039b75a5"/>
    </style:style>
    <style:style style:name="T614" style:family="text">
      <style:text-properties officeooo:rsid="038fab43"/>
    </style:style>
    <style:style style:name="T615" style:family="text">
      <style:text-properties officeooo:rsid="03ad2136"/>
    </style:style>
    <style:style style:name="T616" style:family="text">
      <style:text-properties officeooo:rsid="03c23191"/>
    </style:style>
    <style:style style:name="T617" style:family="text">
      <style:text-properties officeooo:rsid="03a463f3"/>
    </style:style>
    <style:style style:name="T618" style:family="text">
      <style:text-properties officeooo:rsid="03b04804"/>
    </style:style>
    <style:style style:name="T619" style:family="text">
      <style:text-properties officeooo:rsid="03fba47b"/>
    </style:style>
    <style:style style:name="T620" style:family="text">
      <style:text-properties officeooo:rsid="039f5ea9"/>
    </style:style>
    <style:style style:name="T621" style:family="text">
      <style:text-properties officeooo:rsid="040692aa"/>
    </style:style>
    <style:style style:name="T622" style:family="text">
      <style:text-properties officeooo:rsid="0392acbc"/>
    </style:style>
    <style:style style:name="T623" style:family="text">
      <style:text-properties officeooo:rsid="0406c2c2"/>
    </style:style>
    <style:style style:name="T624" style:family="text">
      <style:text-properties officeooo:rsid="03d5f0a6"/>
    </style:style>
    <style:style style:name="T625" style:family="text">
      <style:text-properties style:font-name="Liberation Serif" officeooo:rsid="03beee83"/>
    </style:style>
    <style:style style:name="T626" style:family="text">
      <style:text-properties style:font-name="Liberation Serif" officeooo:rsid="03f15288"/>
    </style:style>
    <style:style style:name="T627" style:family="text">
      <style:text-properties officeooo:rsid="03d4d595"/>
    </style:style>
    <style:style style:name="T628" style:family="text">
      <style:text-properties officeooo:rsid="0408be1e"/>
    </style:style>
    <style:style style:name="T629" style:family="text">
      <style:text-properties officeooo:rsid="03f21117"/>
    </style:style>
    <style:style style:name="T630" style:family="text">
      <style:text-properties officeooo:rsid="03a2df64"/>
    </style:style>
    <style:style style:name="T631" style:family="text">
      <style:text-properties officeooo:rsid="040a01d5"/>
    </style:style>
    <style:style style:name="T632" style:family="text">
      <style:text-properties officeooo:rsid="03f15288"/>
    </style:style>
    <style:style style:name="T633" style:family="text">
      <style:text-properties officeooo:rsid="03beee83"/>
    </style:style>
    <style:style style:name="T634" style:family="text">
      <style:text-properties officeooo:rsid="03944576"/>
    </style:style>
    <style:style style:name="T635" style:family="text">
      <style:text-properties officeooo:rsid="03a12170"/>
    </style:style>
    <style:style style:name="T636" style:family="text">
      <style:text-properties officeooo:rsid="03a1483a"/>
    </style:style>
    <style:style style:name="T637" style:family="text">
      <style:text-properties officeooo:rsid="03b227b6"/>
    </style:style>
    <style:style style:name="T638" style:family="text">
      <style:text-properties officeooo:rsid="040a314a"/>
    </style:style>
    <style:style style:name="T639" style:family="text">
      <style:text-properties officeooo:rsid="03f11885"/>
    </style:style>
    <style:style style:name="T640" style:family="text">
      <style:text-properties officeooo:rsid="0395d9ca"/>
    </style:style>
    <style:style style:name="T641" style:family="text">
      <style:text-properties officeooo:rsid="039b7bc7"/>
    </style:style>
    <style:style style:name="T642" style:family="text">
      <style:text-properties officeooo:rsid="03b81c84"/>
    </style:style>
    <style:style style:name="T643" style:family="text">
      <style:text-properties officeooo:rsid="03ba9c3c"/>
    </style:style>
    <style:style style:name="T644" style:family="text">
      <style:text-properties officeooo:rsid="040a5425"/>
    </style:style>
    <style:style style:name="T645" style:family="text">
      <style:text-properties style:font-name="Liberation Serif" officeooo:rsid="03f06dc8"/>
    </style:style>
    <style:style style:name="T646" style:family="text">
      <style:text-properties officeooo:rsid="03f06dc8"/>
    </style:style>
    <style:style style:name="T647" style:family="text">
      <style:text-properties officeooo:rsid="03a1c142"/>
    </style:style>
    <style:style style:name="T648" style:family="text">
      <style:text-properties officeooo:rsid="040badde"/>
    </style:style>
    <style:style style:name="T649" style:family="text">
      <style:text-properties style:font-name="Liberation Serif1" officeooo:rsid="03beee83"/>
    </style:style>
    <style:style style:name="T650" style:family="text">
      <style:text-properties style:font-name="Liberation Serif1" officeooo:rsid="03f0660d"/>
    </style:style>
    <style:style style:name="T651" style:family="text">
      <style:text-properties officeooo:rsid="039cf436"/>
    </style:style>
    <style:style style:name="T652" style:family="text">
      <style:text-properties officeooo:rsid="03b3fb29"/>
    </style:style>
    <style:style style:name="T653" style:family="text">
      <style:text-properties officeooo:rsid="03f0660d"/>
    </style:style>
    <style:style style:name="T654" style:family="text">
      <style:text-properties officeooo:rsid="03d14ff9"/>
    </style:style>
    <style:style style:name="T655" style:family="text">
      <style:text-properties officeooo:rsid="040cad49"/>
    </style:style>
    <style:style style:name="T656" style:family="text">
      <style:text-properties style:font-name="Liberation Serif" officeooo:rsid="03ed91b5"/>
    </style:style>
    <style:style style:name="T657" style:family="text">
      <style:text-properties officeooo:rsid="03c054fe"/>
    </style:style>
    <style:style style:name="T658" style:family="text">
      <style:text-properties officeooo:rsid="03977718"/>
    </style:style>
    <style:style style:name="T659" style:family="text">
      <style:text-properties officeooo:rsid="03ed91b5"/>
    </style:style>
    <style:style style:name="T660" style:family="text">
      <style:text-properties officeooo:rsid="040d86f8"/>
    </style:style>
    <style:style style:name="T661" style:family="text">
      <style:text-properties officeooo:rsid="040f3006"/>
    </style:style>
    <style:style style:name="T662" style:family="text">
      <style:text-properties officeooo:rsid="0411914b"/>
    </style:style>
    <style:style style:name="T663" style:family="text">
      <style:text-properties officeooo:rsid="03eac1df"/>
    </style:style>
    <style:style style:name="T664" style:family="text">
      <style:text-properties officeooo:rsid="03bd7381"/>
    </style:style>
    <style:style style:name="T665" style:family="text">
      <style:text-properties officeooo:rsid="03ec5d57"/>
    </style:style>
    <style:style style:name="T666" style:family="text">
      <style:text-properties officeooo:rsid="04123885"/>
    </style:style>
    <style:style style:name="T667" style:family="text">
      <style:text-properties officeooo:rsid="03e9d321"/>
    </style:style>
    <style:style style:name="T668" style:family="text">
      <style:text-properties officeooo:rsid="052676ff"/>
    </style:style>
    <style:style style:name="T669" style:family="text">
      <style:text-properties officeooo:rsid="0523c0fb"/>
    </style:style>
    <style:style style:name="T670" style:family="text">
      <style:text-properties officeooo:rsid="052571f1"/>
    </style:style>
    <style:style style:name="T671" style:family="text">
      <style:text-properties officeooo:rsid="03b697d2"/>
    </style:style>
    <style:style style:name="T672" style:family="text">
      <style:text-properties style:font-name="Liberation Serif"/>
    </style:style>
    <style:style style:name="T673" style:family="text">
      <style:text-properties style:font-name="Liberation Serif" officeooo:rsid="03fb5b2a"/>
    </style:style>
    <style:style style:name="T674" style:family="text">
      <style:text-properties officeooo:rsid="03e8d01f"/>
    </style:style>
    <style:style style:name="T675" style:family="text">
      <style:text-properties officeooo:rsid="04c0dc76"/>
    </style:style>
    <style:style style:name="T676" style:family="text">
      <style:text-properties officeooo:rsid="045095ed"/>
    </style:style>
    <style:style style:name="T677" style:family="text">
      <style:text-properties officeooo:rsid="045102b2"/>
    </style:style>
    <style:style style:name="T678" style:family="text">
      <style:text-properties officeooo:rsid="0455f130"/>
    </style:style>
    <style:style style:name="T679" style:family="text">
      <style:text-properties officeooo:rsid="05a211c1"/>
    </style:style>
    <style:style style:name="T680" style:family="text">
      <style:text-properties officeooo:rsid="056d2e10"/>
    </style:style>
    <style:style style:name="T681" style:family="text">
      <style:text-properties officeooo:rsid="061767db"/>
    </style:style>
    <style:style style:name="T682" style:family="text">
      <style:text-properties officeooo:rsid="061acb02"/>
    </style:style>
    <style:style style:name="T683" style:family="text">
      <style:text-properties officeooo:rsid="05bd5500"/>
    </style:style>
    <style:style style:name="T684" style:family="text">
      <style:text-properties officeooo:rsid="05b35986"/>
    </style:style>
    <style:style style:name="T685" style:family="text">
      <style:text-properties officeooo:rsid="05dcc9f6"/>
    </style:style>
    <style:style style:name="T686" style:family="text">
      <style:text-properties officeooo:rsid="061ccdf4"/>
    </style:style>
    <style:style style:name="T687"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text:span text:style-name="T9"> Les paragraphes principaux de cette documentation sont les items du menu de l'application. Les sous-paragraphes correspondent aux différentes actions disponibles dans les pages affichées par ces items. Des annexes </text:span><text:span text:style-name="T10">(voir </text:span><text:span text:style-name="T9"><text:bookmark-ref text:reference-format="chapter" text:ref-name="__RefHeading___Toc4617_1171273416">11</text:bookmark-ref></text:span><text:span text:style-name="T10">) </text:span><text:span text:style-name="T9">regroupent certains détails communs.</text:span></text:p>
      <text:p text:style-name="P3"><text:span text:style-name="T11">Elle a été mise à jour le </text:span><text:date style:data-style-name="N41" text:date-value="2025-02-19T11:52:06.969845965">19 février 2025</text:date>.</text:p>
      <text:p text:style-name="P4">L’application est open<text:span text:style-name="T12">s</text:span>ource, <text:span text:style-name="T13">gratuit</text:span><text:span text:style-name="T14">e, </text:span><text:span text:style-name="T15">sans publicité ni traqueur.</text:span></text:p>
      <text:p text:style-name="P4"><text:span text:style-name="T15">Elle est </text:span>disponible avec sa documentation <text:span text:style-name="T16">sur</text:span> GitLab :</text:p>
      <text:p text:style-name="P1"><text:a xlink:type="simple" xlink:href="https://gitlab.com/ruches/ruches" text:style-name="Internet_20_link" text:visited-style-name="Visited_20_Internet_20_Link">https://gitlab.com/<text:span text:style-name="T17">ruches</text:span>/ruches</text:a></text:p>
      <text:p text:style-name="P1"><text:a xlink:type="simple" xlink:href="https://gitlab.com/ruches/ruches-doc" text:style-name="Internet_20_link" text:visited-style-name="Visited_20_Internet_20_Link"><text:span text:style-name="T18">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text:soft-page-brea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text:soft-page-brea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6.8.7 Supprimer<text:tab/>40</text:a></text:p>
          <text:p text:style-name="P8"><text:a xlink:type="simple" xlink:href="#__RefHeading___Toc3553_3352760186" text:style-name="Index_20_Link" text:visited-style-name="Index_20_Link">6.8.8 Liste de événements<text:tab/>41</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4</text:a></text:p>
          <text:p text:style-name="P7"><text:a xlink:type="simple" xlink:href="#__RefHeading___Toc1104_1613789997" text:style-name="Index_20_Link" text:visited-style-name="Index_20_Link">7.1 Liste<text:tab/>44</text:a></text:p>
          <text:p text:style-name="P7"><text:a xlink:type="simple" xlink:href="#__RefHeading___Toc1106_1613789997" text:style-name="Index_20_Link" text:visited-style-name="Index_20_Link">7.2 Création<text:tab/>44</text:a></text:p>
          <text:p text:style-name="P7"><text:a xlink:type="simple" xlink:href="#__RefHeading___Toc2109_1915135085" text:style-name="Index_20_Link" text:visited-style-name="Index_20_Link">7.3 Statistiques production essaim/récolte<text:tab/>44</text:a></text:p>
          <text:p text:style-name="P7"><text:a xlink:type="simple" xlink:href="#__RefHeading___Toc3836_3476563104" text:style-name="Index_20_Link" text:visited-style-name="Index_20_Link">7.4 Statistiques production annuelle<text:tab/>45</text:a></text:p>
          <text:p text:style-name="P7"><text:a xlink:type="simple" xlink:href="#__RefHeading___Toc1108_1613789997" text:style-name="Index_20_Link" text:visited-style-name="Index_20_Link">7.5 Détail d'une récolte<text:tab/>45</text:a></text:p>
          <text:p text:style-name="P8"><text:a xlink:type="simple" xlink:href="#__RefHeading___Toc3780_3476563104" text:style-name="Index_20_Link" text:visited-style-name="Index_20_Link">7.5.1 Modifier<text:tab/>46</text:a></text:p>
          <text:p text:style-name="P8"><text:a xlink:type="simple" xlink:href="#__RefHeading___Toc3782_3476563104" text:style-name="Index_20_Link" text:visited-style-name="Index_20_Link">7.5.2 Choix des hausses<text:tab/>46</text:a></text:p>
          <text:p text:style-name="P8"><text:a xlink:type="simple" xlink:href="#__RefHeading___Toc7239_1261868521" text:style-name="Index_20_Link" text:visited-style-name="Index_20_Link">7.5.3 Saisie des poids de miel<text:tab/>46</text:a></text:p>
          <text:p text:style-name="P8"><text:a xlink:type="simple" xlink:href="#__RefHeading___Toc3784_3476563104" text:style-name="Index_20_Link" text:visited-style-name="Index_20_Link">7.5.4 Enlever toutes les hausses de leurs Ruches<text:tab/>47</text:a></text:p>
          <text:p text:style-name="P8"><text:a xlink:type="simple" xlink:href="#__RefHeading___Toc3788_3476563104" text:style-name="Index_20_Link" text:visited-style-name="Index_20_Link">7.5.5 Supprimer<text:tab/>47</text:a></text:p>
          <text:p text:style-name="P8"><text:a xlink:type="simple" xlink:href="#__RefHeading___Toc3786_3476563104" text:style-name="Index_20_Link" text:visited-style-name="Index_20_Link">7.5.6 Statistiques essaim<text:tab/>47</text:a></text:p>
          <text:p text:style-name="P8"><text:a xlink:type="simple" xlink:href="#__RefHeading___Toc13359_3141829358" text:style-name="Index_20_Link" text:visited-style-name="Index_20_Link">7.5.7 Statistiques production<text:tab/>48</text:a></text:p>
          <text:p text:style-name="P6"><text:a xlink:type="simple" xlink:href="#__RefHeading___Toc1110_1613789997" text:style-name="Index_20_Link" text:visited-style-name="Index_20_Link">8 Événements<text:tab/>49</text:a></text:p>
          <text:p text:style-name="P7"><text:a xlink:type="simple" xlink:href="#__RefHeading___Toc1566_1905309782" text:style-name="Index_20_Link" text:visited-style-name="Index_20_Link">8.1 Liste<text:tab/>49</text:a></text:p>
          <text:p text:style-name="P7"><text:a xlink:type="simple" xlink:href="#__RefHeading___Toc1568_1905309782" text:style-name="Index_20_Link" text:visited-style-name="Index_20_Link">8.2 Création<text:tab/>50</text:a></text:p>
          <text:p text:style-name="P7"><text:a xlink:type="simple" xlink:href="#__RefHeading___Toc1114_1613789997" text:style-name="Index_20_Link" text:visited-style-name="Index_20_Link">8.3 Détail d'un événement<text:tab/>50</text:a></text:p>
          <text:p text:style-name="P8"><text:a xlink:type="simple" xlink:href="#__RefHeading___Toc3790_3476563104" text:style-name="Index_20_Link" text:visited-style-name="Index_20_Link">8.3.1 Modifier<text:tab/>50</text:a></text:p>
          <text:p text:style-name="P8"><text:a xlink:type="simple" xlink:href="#__RefHeading___Toc3792_3476563104" text:style-name="Index_20_Link" text:visited-style-name="Index_20_Link">8.3.2 Supprimer<text:tab/>50</text:a></text:p>
          <text:p text:style-name="P7"><text:a xlink:type="simple" xlink:href="#__RefHeading___Toc8646_2708070060" text:style-name="Index_20_Link" text:visited-style-name="Index_20_Link">8.4 Listes par type d’événements<text:tab/>51</text:a></text:p>
          <text:p text:style-name="P8"><text:a xlink:type="simple" xlink:href="#__RefHeading___Toc8301_2708070060" text:style-name="Index_20_Link" text:visited-style-name="Index_20_Link">8.4.1 Liste événements Sucre<text:tab/>51</text:a></text:p>
          <text:p text:style-name="P8"><text:a xlink:type="simple" xlink:href="#__RefHeading___Toc8303_2708070060" text:style-name="Index_20_Link" text:visited-style-name="Index_20_Link">8.4.2 Liste événements Traitement varroa<text:tab/>51</text:a></text:p>
          <text:p text:style-name="P8"><text:a xlink:type="simple" xlink:href="#__RefHeading___Toc8305_2708070060" text:style-name="Index_20_Link" text:visited-style-name="Index_20_Link">8.4.3 Liste événements Poids ruche<text:tab/>51</text:a></text:p>
          <text:p text:style-name="P8"><text:a xlink:type="simple" xlink:href="#__RefHeading___Toc8307_2708070060" text:style-name="Index_20_Link" text:visited-style-name="Index_20_Link">8.4.4 Liste événements Cadre ruche<text:tab/>51</text:a></text:p>
          <text:p text:style-name="P8"><text:a xlink:type="simple" xlink:href="#__RefHeading___Toc8311_2708070060" text:style-name="Index_20_Link" text:visited-style-name="Index_20_Link">8.4.5 Liste événements Ajout ruche<text:tab/>51</text:a></text:p>
          <text:p text:style-name="P8"><text:a xlink:type="simple" xlink:href="#__RefHeading___Toc8313_2708070060" text:style-name="Index_20_Link" text:visited-style-name="Index_20_Link">8.4.6 Liste événements Notifications<text:tab/>51</text:a></text:p>
          <text:p text:style-name="P8"><text:a xlink:type="simple" xlink:href="#__RefHeading___Toc8309_2708070060" text:style-name="Index_20_Link" text:visited-style-name="Index_20_Link">8.4.7 Liste événements Remplissage hausse<text:tab/>52</text:a></text:p>
          <text:p text:style-name="P8"><text:a xlink:type="simple" xlink:href="#__RefHeading___Toc13061_2172779865" text:style-name="Index_20_Link" text:visited-style-name="Index_20_Link">8.4.8 Liste événements Pose/Retrait hausse<text:tab/>52</text:a></text:p>
          <text:p text:style-name="P8"><text:a xlink:type="simple" xlink:href="#__RefHeading___Toc14817_304833724" text:style-name="Index_20_Link" text:visited-style-name="Index_20_Link">8.4.9 Liste événements Essaim mis dans ruche<text:tab/>52</text:a></text:p>
          <text:p text:style-name="P6"><text:a xlink:type="simple" xlink:href="#__RefHeading___Toc1116_1613789997" text:style-name="Index_20_Link" text:visited-style-name="Index_20_Link">9 Personnes<text:tab/>53</text:a></text:p>
          <text:p text:style-name="P7"><text:a xlink:type="simple" xlink:href="#__RefHeading___Toc1570_1905309782" text:style-name="Index_20_Link" text:visited-style-name="Index_20_Link">9.1 Liste<text:tab/>53</text:a></text:p>
          <text:p text:style-name="P7"><text:a xlink:type="simple" xlink:href="#__RefHeading___Toc1572_1905309782" text:style-name="Index_20_Link" text:visited-style-name="Index_20_Link">9.2 Création<text:tab/>53</text:a></text:p>
          <text:p text:style-name="P7"><text:a xlink:type="simple" xlink:href="#__RefHeading___Toc1120_1613789997" text:style-name="Index_20_Link" text:visited-style-name="Index_20_Link">9.3 Détail d'une personne<text:tab/>54</text:a></text:p>
          <text:p text:style-name="P8"><text:a xlink:type="simple" xlink:href="#__RefHeading___Toc3794_3476563104" text:style-name="Index_20_Link" text:visited-style-name="Index_20_Link">9.3.1 Modifier<text:tab/>54</text:a></text:p>
          <text:p text:style-name="P8"><text:a xlink:type="simple" xlink:href="#__RefHeading___Toc3796_3476563104" text:style-name="Index_20_Link" text:visited-style-name="Index_20_Link">9.3.2 Supprimer<text:tab/>54</text:a></text:p>
          <text:p text:style-name="P6"><text:a xlink:type="simple" xlink:href="#__RefHeading___Toc2756_3921109291" text:style-name="Index_20_Link" text:visited-style-name="Index_20_Link">10 Admin<text:tab/>55</text:a></text:p>
          <text:p text:style-name="P7"><text:a xlink:type="simple" xlink:href="#__RefHeading___Toc1122_1613789997" text:style-name="Index_20_Link" text:visited-style-name="Index_20_Link">10.1 Préférences<text:tab/>55</text:a></text:p>
          <text:p text:style-name="P7"><text:a xlink:type="simple" xlink:href="#__RefHeading___Toc3324_1733795245" text:style-name="Index_20_Link" text:visited-style-name="Index_20_Link">10.2 API REST<text:tab/>55</text:a></text:p>
          <text:p text:style-name="P8"><text:a xlink:type="simple" xlink:href="#__RefHeading___Toc5932_2327531732" text:style-name="Index_20_Link" text:visited-style-name="Index_20_Link">10.2.1 Exemples de navigation<text:tab/>55</text:a></text:p>
          <text:p text:style-name="P8"><text:a xlink:type="simple" xlink:href="#__RefHeading___Toc5934_2327531732" text:style-name="Index_20_Link" text:visited-style-name="Index_20_Link">10.2.2 En ligne de commande<text:tab/>55</text:a></text:p>
          <text:p text:style-name="P7"><text:a xlink:type="simple" xlink:href="#__RefHeading___Toc3332_1733795245" text:style-name="Index_20_Link" text:visited-style-name="Index_20_Link"><text:soft-page-break/>10.3 Logs<text:tab/>56</text:a></text:p>
          <text:p text:style-name="P7"><text:a xlink:type="simple" xlink:href="#__RefHeading___Toc2758_3921109291" text:style-name="Index_20_Link" text:visited-style-name="Index_20_Link">10.4 Infos<text:tab/>56</text:a></text:p>
          <text:p text:style-name="P7"><text:a xlink:type="simple" xlink:href="#__RefHeading___Toc4457_1171085051" text:style-name="Index_20_Link" text:visited-style-name="Index_20_Link">10.5 Tests<text:tab/>58</text:a></text:p>
          <text:p text:style-name="P7"><text:a xlink:type="simple" xlink:href="#__RefHeading___Toc4193_3223985247" text:style-name="Index_20_Link" text:visited-style-name="Index_20_Link">10.6 Doc<text:tab/>58</text:a></text:p>
          <text:p text:style-name="P6"><text:a xlink:type="simple" xlink:href="#__RefHeading___Toc4617_1171273416" text:style-name="Index_20_Link" text:visited-style-name="Index_20_Link">11 Annexes<text:tab/>60</text:a></text:p>
          <text:p text:style-name="P7"><text:a xlink:type="simple" xlink:href="#__RefHeading___Toc4619_1171273416" text:style-name="Index_20_Link" text:visited-style-name="Index_20_Link">11.1 Cartes IGN ou OSM<text:tab/>60</text:a></text:p>
          <text:p text:style-name="P7"><text:a xlink:type="simple" xlink:href="#__RefHeading___Toc4624_1171273416" text:style-name="Index_20_Link" text:visited-style-name="Index_20_Link">11.2 Tableaux dynamiques<text:tab/>62</text:a></text:p>
          <text:p text:style-name="P7"><text:a xlink:type="simple" xlink:href="#__RefHeading___Toc5493_2176436653" text:style-name="Index_20_Link" text:visited-style-name="Index_20_Link">11.3 Notifications par email<text:tab/>63</text:a></text:p>
          <text:p text:style-name="P7"><text:a xlink:type="simple" xlink:href="#__RefHeading___Toc6776_4003007640" text:style-name="Index_20_Link" text:visited-style-name="Index_20_Link">11.4 Événements<text:tab/>63</text:a></text:p>
          <text:p text:style-name="P8"><text:a xlink:type="simple" xlink:href="#__RefHeading___Toc6778_4003007640" text:style-name="Index_20_Link" text:visited-style-name="Index_20_Link">11.4.1 Ajout dans rucher<text:tab/>63</text:a></text:p>
          <text:p text:style-name="P8"><text:a xlink:type="simple" xlink:href="#__RefHeading___Toc6780_4003007640" text:style-name="Index_20_Link" text:visited-style-name="Index_20_Link">11.4.2 Essaim mis dans ruche<text:tab/>64</text:a></text:p>
          <text:p text:style-name="P8"><text:a xlink:type="simple" xlink:href="#__RefHeading___Toc6782_4003007640" text:style-name="Index_20_Link" text:visited-style-name="Index_20_Link">11.4.3 Ajout hausse<text:tab/>64</text:a></text:p>
          <text:p text:style-name="P8"><text:a xlink:type="simple" xlink:href="#__RefHeading___Toc6784_4003007640" text:style-name="Index_20_Link" text:visited-style-name="Index_20_Link">11.4.4 Retrait hausse<text:tab/>64</text:a></text:p>
          <text:p text:style-name="P8"><text:a xlink:type="simple" xlink:href="#__RefHeading___Toc6786_4003007640" text:style-name="Index_20_Link" text:visited-style-name="Index_20_Link">11.4.5 Remplissage hausse<text:tab/>64</text:a></text:p>
          <text:p text:style-name="P8"><text:a xlink:type="simple" xlink:href="#__RefHeading___Toc6788_4003007640" text:style-name="Index_20_Link" text:visited-style-name="Index_20_Link">11.4.6 Essaim traitement<text:tab/>65</text:a></text:p>
          <text:p text:style-name="P8"><text:a xlink:type="simple" xlink:href="#__RefHeading___Toc6790_4003007640" text:style-name="Index_20_Link" text:visited-style-name="Index_20_Link">11.4.7 Essaim fin traitement<text:tab/>65</text:a></text:p>
          <text:p text:style-name="P8"><text:a xlink:type="simple" xlink:href="#__RefHeading___Toc6792_4003007640" text:style-name="Index_20_Link" text:visited-style-name="Index_20_Link">11.4.8 Essaim sucre<text:tab/>65</text:a></text:p>
          <text:p text:style-name="P8"><text:a xlink:type="simple" xlink:href="#__RefHeading___Toc6794_4003007640" text:style-name="Index_20_Link" text:visited-style-name="Index_20_Link">11.4.9 Commentaire ruche<text:tab/>66</text:a></text:p>
          <text:p text:style-name="P8"><text:a xlink:type="simple" xlink:href="#__RefHeading___Toc6796_4003007640" text:style-name="Index_20_Link" text:visited-style-name="Index_20_Link">11.4.10 Commentaire hausse<text:tab/>66</text:a></text:p>
          <text:p text:style-name="P8"><text:a xlink:type="simple" xlink:href="#__RefHeading___Toc6798_4003007640" text:style-name="Index_20_Link" text:visited-style-name="Index_20_Link">11.4.11 Commentaire essaim<text:tab/>66</text:a></text:p>
          <text:p text:style-name="P8"><text:a xlink:type="simple" xlink:href="#__RefHeading___Toc6800_4003007640" text:style-name="Index_20_Link" text:visited-style-name="Index_20_Link">11.4.12 Commentaire rucher<text:tab/>66</text:a></text:p>
          <text:p text:style-name="P8"><text:a xlink:type="simple" xlink:href="#__RefHeading___Toc6804_4003007640" text:style-name="Index_20_Link" text:visited-style-name="Index_20_Link">11.4.13 Poids de la ruche<text:tab/>66</text:a></text:p>
          <text:p text:style-name="P8"><text:a xlink:type="simple" xlink:href="#__RefHeading___Toc6806_4003007640" text:style-name="Index_20_Link" text:visited-style-name="Index_20_Link">11.4.14 Cadres de la ruche<text:tab/>67</text:a></text:p>
          <text:p text:style-name="P7"><text:a xlink:type="simple" xlink:href="#__RefHeading___Toc6328_3240219463" text:style-name="Index_20_Link" text:visited-style-name="Index_20_Link">11.5 Mise à jour des distances entre ruchers<text:tab/>67</text:a></text:p>
          <text:p text:style-name="P7"><text:a xlink:type="simple" xlink:href="#__RefHeading___Toc6582_2903251251" text:style-name="Index_20_Link" text:visited-style-name="Index_20_Link">11.6 Mise à jour des noms des ruchers dans les événements Ruche ajout Rucher<text:tab/>67</text:a></text:p>
          <text:p text:style-name="P7"><text:a xlink:type="simple" xlink:href="#__RefHeading___Toc7084_2659094818" text:style-name="Index_20_Link" text:visited-style-name="Index_20_Link">11.7 Annoter les cartes OSM ou IGN<text:tab/>68</text:a></text:p>
          <text:p text:style-name="P7"><text:a xlink:type="simple" xlink:href="#__RefHeading___Toc8328_3166814798" text:style-name="Index_20_Link" text:visited-style-name="Index_20_Link">11.8 Géolocalisation<text:tab/>68</text:a></text:p>
          <text:p text:style-name="P7"><text:a xlink:type="simple" xlink:href="#__RefHeading___Toc14005_1842270800" text:style-name="Index_20_Link" text:visited-style-name="Index_20_Link">11.9 Graphiques chartjs<text:tab/>68</text:a></text:p>
          <text:p text:style-name="P7"><text:a xlink:type="simple" xlink:href="#__RefHeading___Toc14125_2652893987" text:style-name="Index_20_Link" text:visited-style-name="Index_20_Link">11.10 Origine de l’essaim et de la reine<text:tab/>69</text:a></text:p>
          <text:p text:style-name="P7"><text:a xlink:type="simple" xlink:href="#__RefHeading___Toc14433_400895173" text:style-name="Index_20_Link" text:visited-style-name="Index_20_Link">11.11 Type de sortie de la reine<text:tab/>70</text:a></text:p>
          <text:p text:style-name="P7"><text:a xlink:type="simple" xlink:href="#__RefHeading___Toc14976_790909648" text:style-name="Index_20_Link" text:visited-style-name="Index_20_Link">11.12 Type de traitements<text:tab/>70</text:a></text:p>
        </text:index-body>
      </text:table-of-content>
      <text:p text:style-name="P5"/>
      <text:h text:style-name="P9" text:outline-level="1"><text:bookmark-start text:name="__RefHeading___Toc1056_1613789997"/><text:bookmark-start text:name="__RefNumPara__5436_3313357475"/>Connexion<text:bookmark-end text:name="__RefHeading___Toc1056_1613789997"/><text:bookmark-end text:name="__RefNumPara__5436_3313357475"/></text:h>
      <text:p text:style-name="P10">Connectez vous avec votre navigateur internet préféré à votre application Ruches.</text:p>
      <text:p text:style-name="P11"><text:span text:style-name="T19">La page d’accueil s’affiche et si vous</text:span> clique<text:span text:style-name="T19">z</text:span> sur un des items des menus, le formulaire de connexion apparaît <text:span text:style-name="T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7">Pour ne lister que les <text:span text:style-name="T23">ruches</text:span> d’un rucher <text:span text:style-name="T23">vous pouvez </text:span>utiliser :</text:p>
      <text:list xml:id="list751357838" text:style-name="L2">
        <text:list-item>
          <text:p text:style-name="P18">l<text:span text:style-name="T24">e champ de recherche </text:span><text:span text:style-name="T25">Rucher</text:span><text:span text:style-name="T24"> en bas de la page,</text:span></text:p>
        </text:list-item>
        <text:list-item>
          <text:p text:style-name="P19"><text:span text:style-name="T23">ou </text:span><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Text_20_body">La liste des ruches affiche les champs suivants :</text:p>
      <text:list xml:id="list1472259010" text:style-name="L3">
        <text:list-item>
          <text:p text:style-name="P20"><text:span text:style-name="T28">Nom </text:span>: nom de la ruche (lien vers la page détail de la ruche)</text:p>
        </text:list-item>
        <text:list-item>
          <text:p text:style-name="P20"><text:span text:style-name="T28">Essaim </text:span>: nom de l’essaim (lien vers la page détail de l’essaim)</text:p>
        </text:list-item>
        <text:list-item>
          <text:p text:style-name="P20"><text:span text:style-name="T28">Rucher </text:span>: nom du rucher (lien vers la page détail du rucher)</text:p>
        </text:list-item>
        <text:list-item>
          <text:p text:style-name="P20"><text:span text:style-name="T28">Date </text:span>: date d’ajout de cette ruche dans le rucher</text:p>
        </text:list-item>
        <text:list-item>
          <text:p text:style-name="P2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2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20"><text:span text:style-name="T28">Acquisition </text:span>: date d’acquisition de la ruche</text:p>
        </text:list-item>
        <text:list-item>
          <text:p text:style-name="P20"><text:span text:style-name="T28">Poids </text:span>: poids de la ruche vide</text:p>
        </text:list-item>
        <text:list-item>
          <text:p text:style-name="P20"><text:span text:style-name="T28">Cadres max</text:span> : nom de cadres max du type de ruche</text:p>
        </text:list-item>
        <text:list-item>
          <text:p text:style-name="P20"><text:span text:style-name="T28">Type </text:span>: type de ruche</text:p>
        </text:list-item>
        <text:list-item>
          <text:p text:style-name="P20"><text:span text:style-name="T28">Hausses </text:span>: nombre de hausses</text:p>
        </text:list-item>
        <text:list-item>
          <text:p text:style-name="P23"><text:span text:style-name="T28">Latitude</text:span> et longitude si affichage demandé dans Admin/Préférences</text:p>
        </text:list-item>
        <text:list-item>
          <text:p text:style-name="P24">Longitude</text:p>
        </text:list-item>
        <text:list-item>
          <text:p text:style-name="P20"><text:span text:style-name="T28">Commentaire </text:span>: <text:span text:style-name="T34">le commentaire de la ruche. C’est un commentaire non daté associé à la ruche. Pour créer des commentaire datés, utiliser les Événements Commentaire Ruche </text:span><text:span text:style-name="T34"><text:bookmark-ref text:reference-format="chapter" text:ref-name="__RefNumPara__7442_678264368">2.5.7</text:bookmark-ref></text:span><text:span text:style-name="T34">.</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8">Nom </text:span>: <text:span text:style-name="T35">l</text:span><text:span text:style-name="T36">e nom de la ruche. </text:span><text:span text:style-name="T37">Ce champ doit être renseigné.</text:span></text:p>
        </text:list-item>
        <text:list-item>
          <text:p text:style-name="P28"><text:span text:style-name="T28">Active </text:span>: <text:span text:style-name="T38">en création on met normalement la ruche active. En modification, p</text:span><text:span text:style-name="T36">lutôt que de supprimer une ruche, on l’inactive. De cette manière elle n’apparaît plus dans les listes, mais elle existe toujours comme référence pour </text:span><text:span text:style-name="T39">l’historique d’un rucher ou pour les récoltes passées.</text:span></text:p>
        </text:list-item>
        <text:list-item>
          <text:p text:style-name="P29">Production <text:span text:style-name="T29">: ruche de production si la case est cochée.</text:span></text:p>
        </text:list-item>
        <text:list-item>
          <text:p text:style-name="P30"><text:span text:style-name="T28">Poids </text:span>: le poids de la ruche vide en kg. Ce champ doit être renseigné. <text:span text:style-name="T40">Peser la ruche avec tous ses cadres et un couvercle. Ce poids pourra alors être utilisé pour estimer les réserves de l’essaim pour l’hivernage après une pesée (voir essaim, événement pesée).</text:span></text:p>
        </text:list-item>
        <text:list-item>
          <text:p text:style-name="P31"><text:span text:style-name="T28">Type </text:span>: <text:span text:style-name="T35">l</text:span><text:span text:style-name="T41">e type de la ruche, voir <text:s text:c="2"/></text:span><text:span text:style-name="T41"><text:bookmark-ref text:reference-format="chapter" text:ref-name="__RefNumPara__5188_958657291">3</text:bookmark-ref></text:span><text:span text:style-name="T41"><text:s/>. </text:span><text:span text:style-name="T35">Par exemple </text:span><text:span text:style-name="T42">"</text:span><text:span text:style-name="T35">Dadant 10 cadres</text:span><text:span text:style-name="T42">"</text:span><text:span text:style-name="T35">.</text:span></text:p>
        </text:list-item>
        <text:list-item>
          <text:p text:style-name="P31"><text:span text:style-name="T28">Dat</text:span><text:span text:style-name="T43">e</text:span><text:span text:style-name="T28"> </text:span><text:span text:style-name="T43">d’</text:span><text:span text:style-name="T28">acquisition</text:span> : <text:span text:style-name="T35">la </text:span><text:span text:style-name="T44">jour</text:span><text:span text:style-name="T35"> d’achat, d’acquisition de la ruche.</text:span></text:p>
        </text:list-item>
        <text:list-item>
          <text:p text:style-name="P32"><text:span text:style-name="T28">Latitude </text:span>: <text:span text:style-name="T45">la latitude de la ruche </text:span><text:span text:style-name="T46">(nombre décimal entre -90 et 90 degrés)</text:span><text:span text:style-name="T45">. Vous pouvez laissez ce champ tel quel </text:span><text:span text:style-name="T47">ainsi que la longitude. </text:span><text:span text:style-name="T48">La nouvelle ruche sera placée dans le dépôt.</text:span><text:span text:style-name="T47"> </text:span><text:span text:style-name="T48">Vous pourrez par la suite lui affecter un essaim </text:span><text:span text:style-name="T49">(Associer un essaim avec une ruche </text:span><text:span text:style-name="T49"><text:bookmark-ref text:reference-format="chapter" text:ref-name="__RefNumPara__5191_958657291">4.13.4</text:bookmark-ref></text:span><text:span text:style-name="T49">) </text:span><text:span text:style-name="T48">et la placer dans un rucher de production </text:span><text:span text:style-name="T50">(</text:span><text:span text:style-name="T51">C</text:span><text:span text:style-name="T52">hanger de Rucher </text:span><text:span text:style-name="T50"><text:bookmark-ref text:reference-format="chapter" text:ref-name="__RefNumPara__5253_958657291">2.5.4</text:bookmark-ref></text:span><text:span text:style-name="T50">, </text:span><text:span text:style-name="T51">ou Ajouter de Ruches </text:span><text:span text:style-name="T51"><text:bookmark-ref text:reference-format="chapter" text:ref-name="__RefNumPara__5288_958657291">6.8.6</text:bookmark-ref></text:span><text:span text:style-name="T50">)</text:span><text:span text:style-name="T48">. Les cartes des ruchers permettent de déplacer les ruches </text:span><text:span text:style-name="T53">dans leur Rucher</text:span><text:span text:style-name="T48">.</text:span></text:p>
        </text:list-item>
        <text:list-item>
          <text:p text:style-name="P33"><text:span text:style-name="T28">Longitude </text:span>: <text:span text:style-name="T45">longitude de la ruche </text:span><text:span text:style-name="T46">(nombre décimal entre -180 et 180 degrés)</text:span><text:span text:style-name="T45">.</text:span></text:p>
        </text:list-item>
        <text:list-item>
          <text:p text:style-name="P34"><text:span text:style-name="T28">Commentaire </text:span>: <text:span text:style-name="T45">un commentaire sur la ruche. </text:span><text:span text:style-name="T54">Vous pouvez par la suite créer de</text:span><text:span text:style-name="T55">s</text:span><text:span text:style-name="T54"> événements </text:span><text:span text:style-name="T56">"</text:span><text:span text:style-name="T55">C</text:span><text:span text:style-name="T54">ommentaire </text:span><text:span text:style-name="T55">R</text:span><text:span text:style-name="T54">uche</text:span><text:span text:style-name="T56">"</text:span><text:span text:style-name="T54"> datés indépendamment de ce champ </text:span><text:span text:style-name="T54"><text:bookmark-ref text:reference-format="chapter" text:ref-name="__RefNumPara__7442_678264368">2.5.7</text:bookmark-ref></text:span><text:span text:style-name="T54">. Ne pas mettre de commentaire sur l’essaim, </text:span><text:span text:style-name="T56">il a son champ </text:span><text:span text:style-name="T57">C</text:span><text:span text:style-name="T56">ommentaire ainsi que des </text:span><text:span text:style-name="T57">É</text:span><text:span text:style-name="T56">vénements "</text:span><text:span text:style-name="T55">C</text:span><text:span text:style-name="T56">ommentaire </text:span><text:span text:style-name="T55">E</text:span><text:span text:style-name="T56">ssaim" </text:span><text:span text:style-name="T56"><text:bookmark-ref text:reference-format="chapter" text:ref-name="__RefNumPara__7594_678264368">4.13.9</text:bookmark-ref></text:span><text:span text:style-name="T56">.</text:span></text:p>
        </text:list-item>
      </text:list>
      <text:p text:style-name="P35">Pour abandonner sans créer la ruche, cliquer sur <text:span text:style-name="T58">le lien "Ruche" en haut du formulaire ou sur </text:span>un item des menus, ou sur la touche <text:span text:style-name="T59">pour revenir à la page précédente de votre navigateur.</text:span></text:p>
      <text:p text:style-name="P36">Après avoir <text:span text:style-name="T60">cliqué sur le bouton "Enregistrer", la ruche est créée et</text:span> la page de détail de <text:span text:style-name="T61">cette</text:span> ruche affichée.</text:p>
      <text:p text:style-name="P37">La ruche est mise dans le rucher dépôt. Un événement de mise au dépôt de cet<text:span text:style-name="T62">te</text:span> nouvelle ruche est aussi créé. <text:span text:style-name="T63">La date de cet événement est l</text:span><text:span text:style-name="T44">e jour</text:span><text:span text:style-name="T63">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4">ruches</text:span> à traiter en cliquant dans ces lignes puis cliquer sur le bouton "Ajouter des événements <text:span text:style-name="T64">Commentaires</text:span>".</text:p>
      <text:p text:style-name="P40">Dans le formulaire saisir :</text:p>
      <text:list xml:id="list1948820313" text:style-name="L5">
        <text:list-item>
          <text:p text:style-name="P41"><text:span text:style-name="T65">Date </text:span><text:span text:style-name="T66">: </text:span>la date d<text:span text:style-name="T67">e l’événement</text:span></text:p>
        </text:list-item>
        <text:list-item>
          <text:p text:style-name="P41"><text:span text:style-name="T65">Commentaire </text:span><text:span text:style-name="T66">: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8">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45">En cliquant sur l’icône représentant une courbe "Graphique nombre de <text:span text:style-name="T69">ruches</text:span>" dans la liste des <text:span text:style-name="T69">ruches</text:span> vous affichez un graphique dont l’axe horizontal est le temps et qui présente :</text:p>
      <text:list xml:id="list3522104949" text:style-name="L7">
        <text:list-item>
          <text:p text:style-name="P46"><text:span text:style-name="T70">la courbe </text:span><text:span text:style-name="T71">en escalier</text:span><text:span text:style-name="T70"> du nombre de </text:span><text:span text:style-name="T69">ruches actives. </text:span><text:span text:style-name="T72">Ce nombre est calculé avec la date d’acquisition des </text:span><text:span text:style-name="T71">ruches</text:span><text:span text:style-name="T72"> et pour les </text:span><text:span text:style-name="T71">ruches</text:span><text:span text:style-name="T72">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3">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4">Vous pouvez </text:span><text:span text:style-name="T75">en cliquant sur leurs légendes,</text:span><text:span text:style-name="T74"> ajouter les courbes du nombre d’</text:span><text:span text:style-name="T76">essaims</text:span><text:span text:style-name="T74"> </text:span><text:span text:style-name="T77">(voir </text:span><text:span text:style-name="T77"><text:bookmark-ref text:reference-format="chapter" text:ref-name="__RefNumPara__13912_1389146479">4.11</text:bookmark-ref></text:span><text:span text:style-name="T77">).</text:span></text:p>
      <text:h text:style-name="Heading_20_2" text:outline-level="2"><text:bookmark-start text:name="__RefHeading___Toc1064_1613789997"/>Détail d'une ruche<text:bookmark-end text:name="__RefHeading___Toc1064_1613789997"/></text:h>
      <text:p text:style-name="P50">On accède <text:span text:style-name="T78">à cette page </text:span>en cliquant sur le nom d’une ruche <text:span text:style-name="T79">(pages liste des ruches ou des essaims, détail d’un essaim…). </text:span><text:span text:style-name="T78">Elle donne une synthèse de l’état de la ruche :</text:span></text:p>
      <text:p text:style-name="P51"><text:span text:style-name="T28">Premier tableau </text:span><text:span text:style-name="T80">rappel</text:span><text:span text:style-name="T28"> </text:span><text:span text:style-name="T80">d</text:span><text:span text:style-name="T28">es caractéristiques de la ruche </text:span>:</text:p>
      <text:p text:style-name="P52">Acquisition, Poids, Cadres max, Type, <text:span text:style-name="T81">Prod, </text:span>Latitude, Longitude, Commentaire</text:p>
      <text:p text:style-name="P53"><text:span text:style-name="T82">Deuxième tableau le</text:span><text:span text:style-name="T83"> rucher</text:span><text:span text:style-name="T84"> : </text:span></text:p>
      <text:list text:style-name="L8">
        <text:list-item>
          <text:p text:style-name="P54"><text:span text:style-name="T28">Rucher </text:span>: <text:span text:style-name="T85">le nom du rucher</text:span></text:p>
        </text:list-item>
        <text:list-item>
          <text:p text:style-name="P54"><text:span text:style-name="T28">Date </text:span>: la date où la ruche a été mise dans ce rucher</text:p>
        </text:list-item>
        <text:list-item>
          <text:p text:style-name="P54"><text:span text:style-name="T28">Commentaire </text:span>: <text:span text:style-name="T85">le commentaire de cet événement mise en rucher</text:span></text:p>
        </text:list-item>
      </text:list>
      <text:p text:style-name="P55"><text:span text:style-name="T82">p</text:span><text:span text:style-name="T28">uis l’essaim</text:span> :</text:p>
      <text:list text:style-name="L9">
        <text:list-item>
          <text:p text:style-name="P56"><text:span text:style-name="T28">Essaim </text:span>: <text:span text:style-name="T86">nom de l’essaim</text:span></text:p>
        </text:list-item>
        <text:list-item>
          <text:p text:style-name="P56"><text:span text:style-name="T28">Date </text:span>: <text:span text:style-name="T86">la date où l’essaim a été mis dans la ruche</text:span></text:p>
        </text:list-item>
        <text:list-item>
          <text:p text:style-name="P57"><text:span text:style-name="T28">Commentaire </text:span>:<text:span text:style-name="T84"> </text:span><text:span text:style-name="T85">le commentaire de cet événement mise en ruche</text:span></text:p>
        </text:list-item>
      </text:list>
      <text:p text:style-name="P58">Troisième tableau les derniers événements :</text:p>
      <text:list text:style-name="L10">
        <text:list-item>
          <text:p text:style-name="P59"><text:span text:style-name="T87">C</text:span><text:span text:style-name="T88">ommentaire ruche</text:span><text:span text:style-name="T89"> : Commentaire, </text:span><text:span text:style-name="T90">Date</text:span></text:p>
        </text:list-item>
      </text:list>
      <text:p text:style-name="P60"><text:span text:style-name="T28">Tableau de</text:span><text:span text:style-name="T91">s</text:span><text:span text:style-name="T28"> hausses de la ruche</text:span> :</text:p>
      <text:p text:style-name="P61"><text:soft-page-break/><text:span text:style-name="T28">Nom </text:span>: le nom de la hausse</text:p>
      <text:p text:style-name="P61"><text:span text:style-name="T28">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23001897"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4">P</text:span>ermet d’ajouter ou d’enlever les hausses pour la ruche courante. Il faut cliquer sur le nom de la hausse <text:span text:style-name="T8">dans la liste </text:span><text:span text:style-name="T95">"</text:span><text:span text:style-name="T8">Retirer</text:span><text:span text:style-name="T95">"</text:span><text:span text:style-name="T8"> ou </text:span><text:span text:style-name="T95">"</text:span><text:span text:style-name="T8">Ajouter</text:span><text:span text:style-name="T95">"</text:span>. Un <text:span text:style-name="T96">formulaire permet de saisir la date et un commentaire pour l’</text:span>événement <text:span text:style-name="T97">A</text:span>jout ou <text:span text:style-name="T97">R</text:span>etrait de hausse <text:span text:style-name="T96">qui sera</text:span> créé.</text:p>
      <text:p text:style-name="P66">En cas d’erreur, pour abandonner l’action de retirer ou d’ajouter cliquez sur le titre dans le formulaire.</text:p>
      <text:p text:style-name="Text_20_body"><text:span text:style-name="T94">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7">et les hausses qui sont posées sur d’autres ruches </text:span><text:span text:style-name="T98">du même rucher </text:span><text:span text:style-name="T97">que la ruche courante. </text:span><text:span text:style-name="T98">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9">ou des événements </text:span><text:span text:style-name="T100">(autre que le premier événement, mise a Dépôt)</text:span><text:span text:style-name="T99">, </text:span>elle ne pourra être supprimée, vous pouvez par contre l’inactiver (<text:span text:style-name="T9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8">Date </text:span>: la date de l’événement avec heure et minute</text:p>
                </text:list-item>
                <text:list-item>
                  <text:p text:style-name="P76"><text:span text:style-name="T28">Événement </text:span>: le type de l’événement</text:p>
                </text:list-item>
                <text:list-item>
                  <text:p text:style-name="P76"><text:span text:style-name="T28">Ruche </text:span>: la ruche</text:p>
                </text:list-item>
                <text:list-item>
                  <text:p text:style-name="P76"><text:span text:style-name="T28">Essaim </text:span>: l’essaim (s’il y a un essaim dans la ruche)</text:p>
                </text:list-item>
                <text:list-item>
                  <text:p text:style-name="P76"><text:span text:style-name="T28">Rucher </text:span>: le rucher</text:p>
                </text:list-item>
                <text:list-item>
                  <text:p text:style-name="P76"><text:span text:style-name="T28">Hausse </text:span>: la hausse s’il s’agit d’un événement ajout ou retrait de hausse</text:p>
                </text:list-item>
                <text:list-item>
                  <text:p text:style-name="P76"><text:span text:style-name="T28">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101">pour cet</text:span><text:span text:style-name="T102">te ruch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79" text:outline-level="3"><text:bookmark-start text:name="__RefHeading___Toc3834_34765631041"/><text:soft-page-break/>Historique <text:span text:style-name="T103">hausses</text:span><text:bookmark-end text:name="__RefHeading___Toc3834_34765631041"/></text:h>
      <text:p text:style-name="P80"><text:span text:style-name="T104">Affiche tous les événements ajout et retrait de </text:span><text:span text:style-name="T105">hausse sur cette ruche </text:span><text:span text:style-name="T106">et les </text:span><text:span text:style-name="T105">hausses</text:span><text:span text:style-name="T106"> présentes</text:span><text:span text:style-name="T104"> </text:span><text:span text:style-name="T105">sur la ruche</text:span><text:span text:style-name="T104"> </text:span><text:span text:style-name="T107">à la date de ces événements</text:span><text:span text:style-name="T104">.</text:span></text:p>
      <text:p text:style-name="P81">Les champs affichés :</text:p>
      <text:list xml:id="list2614376060" text:style-name="L14">
        <text:list-item>
          <text:p text:style-name="P82"><text:span text:style-name="T28">Date </text:span>: la date de l’événement</text:p>
        </text:list-item>
        <text:list-item>
          <text:p text:style-name="P82"><text:span text:style-name="T28">Type </text:span>: Ajout pour un ajout de <text:span text:style-name="T105">hausse</text:span> <text:span text:style-name="T105">sur la</text:span> ruche, Retrait pour un retrait.</text:p>
        </text:list-item>
        <text:list-item>
          <text:p text:style-name="P82"><text:span text:style-name="T108">Essaim :</text:span> <text:span text:style-name="T105">le nom de l’essaim<text:tab/></text:span></text:p>
        </text:list-item>
        <text:list-item>
          <text:p text:style-name="P82"><text:span text:style-name="T108">Rucher :</text:span> l<text:span text:style-name="T105">e nom du rucher</text:span></text:p>
        </text:list-item>
        <text:list-item>
          <text:p text:style-name="P83"><text:span text:style-name="T28">Hausse </text:span>: le nom de la hausse</text:p>
        </text:list-item>
        <text:list-item>
          <text:p text:style-name="P83"><text:span text:style-name="T28">Commentaire </text:span>: le commentaire de l’événement</text:p>
        </text:list-item>
        <text:list-item>
          <text:p text:style-name="P82"><text:span text:style-name="T28">État </text:span>: les noms de <text:span text:style-name="T109">hausses </text:span><text:span text:style-name="T110">dans l’ordre de leur empilement, </text:span><text:span text:style-name="T109">présentes sur la ruche</text:span> après le traitement de l’événement.</text:p>
        </text:list-item>
      </text:list>
      <text:p text:style-name="P84"><text:span text:style-name="T111">Cet historique peut être incorrect si </text:span><text:span text:style-name="T106">les dates de événements ajouts ou retrait on été modifiées ou supprimé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span text:style-name="T114">.</text:span></text:p>
      <text:h text:style-name="P8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86">Cette liste peut être utile pour faire des impressions à emporter sur le terrain.</text:p>
      <text:p text:style-name="P17">Pour ne lister que les <text:span text:style-name="T23">ruches</text:span> d’un rucher <text:span text:style-name="T23">vous pouvez </text:span>utiliser :</text:p>
      <text:list text:continue-list="list751357838" text:style-name="L2">
        <text:list-item>
          <text:p text:style-name="P87">l<text:span text:style-name="T24">e champ de recherche </text:span><text:span text:style-name="T25">Rucher</text:span><text:span text:style-name="T24"> en bas de la page,</text:span></text:p>
        </text:list-item>
        <text:list-item>
          <text:p text:style-name="P18">ou <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P88">La liste <text:span text:style-name="T115">détaillée</text:span> des ruches affiche les champs suivants <text:span text:style-name="T116">(les + indiquent les champs ajoutés </text:span><text:span text:style-name="T117">ou plus détaillés </text:span><text:span text:style-name="T116">par rapport à la liste simple des ruches)</text:span> :</text:p>
      <text:list xml:id="list115207233072636" text:continue-list="list1472259010" text:style-name="L3">
        <text:list-item>
          <text:p text:style-name="P89"><text:span text:style-name="T28">Nom </text:span>: nom de la ruche (lien vers la page détail de la ruche)</text:p>
        </text:list-item>
        <text:list-item>
          <text:p text:style-name="P89"><text:span text:style-name="T28">Essaim </text:span>: nom de l’essaim (lien vers la page détail de l’essaim)</text:p>
        </text:list-item>
        <text:list-item>
          <text:p text:style-name="P90"><text:span text:style-name="T118">+ </text:span><text:span text:style-name="T28">Acquisition </text:span>: date d’acquisition de l’essaim</text:p>
        </text:list-item>
        <text:list-item>
          <text:p text:style-name="P90"><text:span text:style-name="T118">+ </text:span><text:span text:style-name="T28">Commentaire </text:span><text:span text:style-name="T119">Essaim </text:span><text:span text:style-name="T120">: le commentaire de l’essaim</text:span></text:p>
        </text:list-item>
        <text:list-item>
          <text:p text:style-name="P89"><text:span text:style-name="T28">Rucher </text:span>: nom du rucher (lien vers la page détail du rucher)</text:p>
        </text:list-item>
        <text:list-item>
          <text:p text:style-name="P89"><text:span text:style-name="T28">Date </text:span>: date d’ajout de cette ruche dans le rucher</text:p>
        </text:list-item>
        <text:list-item>
          <text:p text:style-name="P9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9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89"><text:span text:style-name="T28">Acquisition </text:span>: date d’acquisition de la ruche</text:p>
        </text:list-item>
        <text:list-item>
          <text:p text:style-name="P89"><text:soft-page-break/><text:span text:style-name="T28">Poids </text:span>: poids de la ruche vide</text:p>
        </text:list-item>
        <text:list-item>
          <text:p text:style-name="P93"><text:span text:style-name="T121">+ </text:span><text:span text:style-name="T28">Poids </text:span><text:span text:style-name="T122">total</text:span>: poids, <text:span text:style-name="T123">date et commentaire</text:span> du dernier événement pesée de la ruche.</text:p>
        </text:list-item>
        <text:list-item>
          <text:p text:style-name="P89"><text:span text:style-name="T124">+ </text:span><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89"><text:span text:style-name="T28">Cadres max</text:span> : nom de cadres max du type de ruche</text:p>
        </text:list-item>
        <text:list-item>
          <text:p text:style-name="P89"><text:span text:style-name="T28">Type </text:span>: type de ruche</text:p>
        </text:list-item>
        <text:list-item>
          <text:p text:style-name="P94"><text:span text:style-name="T118">+ </text:span><text:span text:style-name="T28">Hausses </text:span>: <text:span text:style-name="T126">nom des hausses </text:span><text:span text:style-name="T127">posées sur la ruche,</text:span><text:span text:style-name="T126"> </text:span><text:span text:style-name="T128">suivis de la date et du commentaire de l’événement Pose Hausse.</text:span></text:p>
        </text:list-item>
        <text:list-item>
          <text:p text:style-name="P95"><text:span text:style-name="T129">Latitude</text:span><text:span text:style-name="T130"> et longitude si affichage demandé dans Admin/Préférences</text:span></text:p>
        </text:list-item>
        <text:list-item>
          <text:p text:style-name="P96">Longitude</text:p>
        </text:list-item>
        <text:list-item>
          <text:p text:style-name="P97"><text:span text:style-name="T28">Commentaire </text:span><text:span text:style-name="T119">Ruche </text:span><text:span text:style-name="T120">: le commentaire de la ruche</text:span></text:p>
        </text:list-item>
        <text:list-item>
          <text:p text:style-name="P98"><text:span text:style-name="T131">+ </text:span><text:span text:style-name="T28">Reine marquée</text:span> : oui/non</text:p>
        </text:list-item>
        <text:list-item>
          <text:p text:style-name="P98"><text:span text:style-name="T131">+ </text:span><text:span text:style-name="T28">Couleur de marquage</text:span> de la reine</text:p>
        </text:list-item>
        <text:list-item>
          <text:p text:style-name="P98"><text:span text:style-name="T131">+ </text:span><text:span text:style-name="T28">Date de naissance</text:span> de la reine</text:p>
        </text:list-item>
        <text:list-item>
          <text:p text:style-name="P98"><text:span text:style-name="T131">+ </text:span><text:span text:style-name="T132">Événements</text:span><text:span text:style-name="T28">1</text:span> <text:span text:style-name="T133">2 et 3 les <text:s/>derniers </text:span><text:span text:style-name="T134">événements</text:span><text:span text:style-name="T133"> de l</text:span><text:span text:style-name="T135">a ruche. </text:span><text:span text:style-name="T136">Affiche le type d’événement, suivi de sa valeur (par exemple le poids </text:span><text:span text:style-name="T137">de sucre ajouté</text:span><text:span text:style-name="T136">), de sa date et du commentaire de cet événement. </text:span><text:span text:style-name="T137">Les événements Cadres, Pesée et Pose de Hausse ne sont pas affichés car déjà présent</text:span><text:span text:style-name="T138">s</text:span><text:span text:style-name="T137"> dans d’autres colonnes.</text:span></text:p>
        </text:list-item>
        <text:list-item>
          <text:p text:style-name="P99"><text:span text:style-name="T139">+ </text:span><text:span text:style-name="T135">Événements</text:span>2</text:p>
        </text:list-item>
        <text:list-item>
          <text:p text:style-name="P99"><text:span text:style-name="T139">+ </text:span><text:span text:style-name="T135">Événements</text:span>3</text:p>
        </text:list-item>
      </text:list>
      <text:h text:style-name="P1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100">Les types de ruche sont utilisés pour caractériser les ruches (champ "Type" <text:span text:style-name="T140">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8">Nom </text:span>: le nom du type de ruche (par exemple Dadant, Langstroth, Cloake20..)</text:p>
        </text:list-item>
        <text:list-item>
          <text:p text:style-name="P101"><text:span text:style-name="T28">Cadre max </text:span>: le nombre de cadres max de ce type de ruche</text:p>
        </text:list-item>
        <text:list-item>
          <text:p text:style-name="P102"><text:span text:style-name="T141">R</text:span>uches <text:span text:style-name="T142">avec essaim</text:span> <text:span text:style-name="T29">: le nombre de ruches </text:span><text:span text:style-name="T143">avec essaim et </text:span><text:span text:style-name="T29">actives de ce type</text:span></text:p>
        </text:list-item>
        <text:list-item>
          <text:p text:style-name="P103"><text:span text:style-name="T141">R</text:span>uches <text:span text:style-name="T142">sans essaim</text:span><text:span text:style-name="T29"> : le nombre de ruches</text:span><text:span text:style-name="T143"> sans essaim et</text:span><text:span text:style-name="T29">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8">Nom </text:span>: ce champ doit être renseigné</text:p>
        </text:list-item>
        <text:list-item>
          <text:p text:style-name="P106"><text:span text:style-name="T28">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4">type de ruche</text:span><text:bookmark-end text:name="__RefHeading___Toc1129_1613789997 Copie 1"/></text:h>
      <text:p text:style-name="P109">On accède <text:span text:style-name="T145">à cette page</text:span> en cliquant sur le nom d’un <text:span text:style-name="T144">type de ruche</text:span> <text:span text:style-name="T79">(pages liste des </text:span><text:span text:style-name="T144">types de </text:span><text:span text:style-name="T79">ruches ou des </text:span><text:span text:style-name="T146">ruches</text:span><text:span text:style-name="T79">, détail d’un</text:span><text:span text:style-name="T146">e</text:span><text:span text:style-name="T79"> </text:span><text:span text:style-name="T146">ruche</text:span><text:span text:style-name="T79">…).</text:span></text:p>
      <text:p text:style-name="P110"><text:span text:style-name="T28">Premier tableau </text:span><text:span text:style-name="T80">rappel</text:span><text:span text:style-name="T28"> </text:span><text:span text:style-name="T80">d</text:span><text:span text:style-name="T28">es caractéristiques d</text:span><text:span text:style-name="T147">u type de ruche</text:span>:</text:p>
      <text:p text:style-name="P111">Nom, nombre de cadres max, <text:span text:style-name="T146">Commentaire</text:span>.</text:p>
      <text:p text:style-name="P112"><text:span text:style-name="T28">Deuxième tableau l</text:span><text:span text:style-name="T147">iste des</text:span><text:span text:style-name="T28"> ruche</text:span><text:span text:style-name="T147">s de ce type.</text:span></text:p>
      <text:p text:style-name="P113">Les boutons d’action en haut à droite de la page <text:span text:style-name="T92">détail d’un </text:span><text:span text:style-name="T144">type de ruche</text:span><text:span text:style-name="T148"> :</text:span></text:p>
      <text:h text:style-name="P114" text:outline-level="3"><text:bookmark-start text:name="__RefHeading___Toc3812_3476563104 Copie 1"/>Modifier<text:bookmark-end text:name="__RefHeading___Toc3812_3476563104 Copie 1"/></text:h>
      <text:p text:style-name="P115"><text:span text:style-name="T149">L</text:span><text:span text:style-name="T150">es champs affichés sont les mêmes que pour la créatio</text:span><text:span text:style-name="T151">n</text:span><text:span text:style-name="T150">.</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2">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3">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19"><text:span text:style-name="T154">La liste des </text:span><text:span text:style-name="T155">essaims</text:span><text:span text:style-name="T154"> affiche les champs suivants :</text:span></text:p>
      <text:list xml:id="list115208588266714" text:continue-list="list115207233072636" text:style-name="L3">
        <text:list-item>
          <text:p text:style-name="P120"><text:span text:style-name="T28">Nom </text:span>: <text:span text:style-name="T156">nom de l’</text:span><text:span text:style-name="T155">essaim</text:span><text:span text:style-name="T156"> (lien vers la page détail de l’</text:span><text:span text:style-name="T155">essaim</text:span><text:span text:style-name="T156">)</text:span></text:p>
        </text:list-item>
        <text:list-item>
          <text:p text:style-name="P121"><text:span text:style-name="T157">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120"><text:span text:style-name="T28">Rucher </text:span>: <text:span text:style-name="T156">nom du rucher (lien vers la page détail du rucher)</text:span></text:p>
        </text:list-item>
        <text:list-item>
          <text:p text:style-name="P122">Acti<text:span text:style-name="T159">f</text:span> <text:span text:style-name="T29">: ce champ </text:span><text:span text:style-name="T160">et les trois suivants </text:span><text:span text:style-name="T29">n</text:span><text:span text:style-name="T160">e sont</text:span><text:span text:style-name="T29"> affiché</text:span><text:span text:style-name="T160">s</text:span><text:span text:style-name="T29">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161">"oui" </text:span><text:span text:style-name="T162">essaim</text:span><text:span text:style-name="T29"> acti</text:span><text:span text:style-name="T162">f, </text:span><text:span text:style-name="T161">"non" essaim inactif </text:span><text:span text:style-name="T160">(fin de vie de la reine)</text:span></text:p>
        </text:list-item>
        <text:list-item>
          <text:p text:style-name="P123"><text:span text:style-name="T163">S</text:span>ortie Type<text:span text:style-name="T29"> : </text:span><text:span text:style-name="T164">Ce champ n’apparaît que si Actif n’est pas cochée . </text:span><text:span text:style-name="T165">R</text:span><text:span text:style-name="T29">aison de la fin de vie, voir </text:span><text:span text:style-name="T29"><text:bookmark-ref text:reference-format="chapter" text:ref-name="__RefHeading___Toc14433_400895173">11.11</text:bookmark-ref></text:span></text:p>
        </text:list-item>
        <text:list-item>
          <text:p text:style-name="P123">Sortie Date<text:span text:style-name="T29"> : </text:span><text:span text:style-name="T164">Ce champ n’apparaît que si Actif n’est pas cochée. </text:span><text:span text:style-name="T165">D</text:span><text:span text:style-name="T29">ate de la fin de vie</text:span></text:p>
        </text:list-item>
        <text:list-item>
          <text:p text:style-name="P123">Sortie Commentaire<text:span text:style-name="T29"> : </text:span><text:span text:style-name="T164">Ce champ n’apparaît que si Actif n’est pas cochée . </text:span><text:span text:style-name="T165">C</text:span><text:span text:style-name="T29">ommentaire de fin de vie</text:span></text:p>
        </text:list-item>
        <text:list-item>
          <text:p text:style-name="P120"><text:span text:style-name="T28">Acquisition </text:span>: <text:span text:style-name="T166">date d’acquisition de l’</text:span><text:span text:style-name="T167">essaim</text:span></text:p>
        </text:list-item>
        <text:list-item>
          <text:p text:style-name="P124"><text:span text:style-name="T28">Origine </text:span>: origine de l’essaim et de la reine <text:span text:style-name="T168">(voir annexe </text:span><text:span text:style-name="T168"><text:bookmark-ref text:reference-format="chapter" text:ref-name="__RefHeading___Toc14125_2652893987">11.10</text:bookmark-ref></text:span><text:span text:style-name="T168">)</text:span></text:p>
        </text:list-item>
        <text:list-item>
          <text:p text:style-name="P125"><text:span text:style-name="T28">Reine marquée </text:span>: oui ou non</text:p>
        </text:list-item>
        <text:list-item>
          <text:p text:style-name="P125"><text:span text:style-name="T28">Couleur de marquage</text:span> : la couleur du marquage de la reine <text:span text:style-name="T169">(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8">Date de naissance</text:span> : <text:span text:style-name="T170">la date de naissance de la reine (qui détermine la couleur de marquage à utiliser)</text:span></text:p>
        </text:list-item>
        <text:list-item>
          <text:p text:style-name="P125"><text:soft-page-break/><text:span text:style-name="T28">Souche </text:span>: <text:span text:style-name="T171">le nom de l’essaim souche de la reine </text:span><text:span text:style-name="T172">(permet de trace le graphe de descendance </text:span><text:span text:style-name="T172"><text:bookmark-ref text:reference-format="chapter" text:ref-name="__RefNumPara__5362_958657291">4.13.6</text:bookmark-ref></text:span><text:span text:style-name="T172">)</text:span></text:p>
        </text:list-item>
        <text:list-item>
          <text:p text:style-name="P125"><text:span text:style-name="T28">Agressivité </text:span>: <text:span text:style-name="T171">de 1 à 5, 5 très agressive</text:span></text:p>
        </text:list-item>
        <text:list-item>
          <text:p text:style-name="P125"><text:span text:style-name="T28">Propreté </text:span>: <text:span text:style-name="T171">de 1 à 5, 5 très propre</text:span></text:p>
        </text:list-item>
        <text:list-item>
          <text:p text:style-name="P126"><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121"><text:span text:style-name="T173">Commentaire</text:span><text:span text:style-name="T154"> </text:span><text:span text:style-name="T167">essaim</text:span></text:p>
        </text:list-item>
      </text:list>
      <text:h text:style-name="Heading_20_2" text:outline-level="2"><text:bookmark-start text:name="__RefHeading___Toc1078_1613789997"/>Création<text:bookmark-end text:name="__RefHeading___Toc1078_1613789997"/></text:h>
      <text:p text:style-name="P127"><text:span text:style-name="T45">Vous pouvez créer un </text:span><text:span text:style-name="T174">essaim</text:span><text:span text:style-name="T45"> en cliquant sur le "+" dans la liste des </text:span><text:span text:style-name="T174">essaims</text:span><text:span text:style-name="T45">.</text:span></text:p>
      <text:p text:style-name="P128">Le formulaire de création présente les champs <text:span text:style-name="T175">(voir leur description ci-dessus) </text:span>suivants :</text:p>
      <text:list text:style-name="L17">
        <text:list-item>
          <text:p text:style-name="P129">Nom <text:span text:style-name="T29">: </text:span><text:span text:style-name="T176">ce champ doit être renseigné</text:span></text:p>
        </text:list-item>
        <text:list-item>
          <text:p text:style-name="P129">Reine marquée</text:p>
        </text:list-item>
        <text:list-item>
          <text:p text:style-name="P129">Date de naissance</text:p>
        </text:list-item>
        <text:list-item>
          <text:p text:style-name="P130"><text:span text:style-name="T28">Actif </text:span>: <text:s/><text:span text:style-name="T38">en création on met l’essaim actif. </text:span><text:span text:style-name="T177">Quand on inactive l’essaim, il faut préciser sa date de dispersion avec éventuellement un commentaire.</text:span><text:span text:style-name="T178"> L’essaim</text:span><text:span text:style-name="T36"> </text:span><text:span text:style-name="T177">inactif </text:span><text:span text:style-name="T36">n’apparaît </text:span><text:span text:style-name="T178">alors</text:span><text:span text:style-name="T36"> plus dans les listes, mais </text:span><text:span text:style-name="T38">il</text:span><text:span text:style-name="T36"> existe toujours comme référence pour </text:span><text:span text:style-name="T39">l’historique d’un rucher ou pour les récoltes passées.</text:span></text:p>
        </text:list-item>
        <text:list-item>
          <text:p text:style-name="P131"><text:span text:style-name="T28">Sortie Type</text:span> : <text:span text:style-name="T177">Ce champ n’apparaît que si Actif n’est pas cochée . </text:span><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32"><text:span text:style-name="T180">Sortie </text:span><text:span text:style-name="T28">Date</text:span><text:span text:style-name="T180"> </text:span>: Ce champ n’apparaît que si Actif n’est pas cochée.</text:p>
        </text:list-item>
        <text:list-item>
          <text:p text:style-name="P132"><text:span text:style-name="T180">Sortie </text:span><text:span text:style-name="T28">Commentaire </text:span>: Ce champ n’apparaît que si Actif n’est pas cochée.</text:p>
        </text:list-item>
        <text:list-item>
          <text:p text:style-name="P129">Date d'acquisition</text:p>
        </text:list-item>
        <text:list-item>
          <text:p text:style-name="P133">Origine <text:span text:style-name="T29">: </text:span><text:span text:style-name="T181">origine de l’essaim et de la reine </text:span><text:span text:style-name="T182">(voir annexe </text:span><text:span text:style-name="T182"><text:bookmark-ref text:reference-format="chapter" text:ref-name="__RefHeading___Toc14125_2652893987">11.10</text:bookmark-ref></text:span><text:span text:style-name="T182">)</text:span></text:p>
        </text:list-item>
        <text:list-item>
          <text:p text:style-name="P134"><text:span text:style-name="T28">Commentaire </text:span>: <text:span text:style-name="T45">un commentaire sur l’</text:span><text:span text:style-name="T183">essaim</text:span><text:span text:style-name="T45">. </text:span><text:span text:style-name="T54">Vous pouvez par la suite créer de</text:span><text:span text:style-name="T184">s</text:span><text:span text:style-name="T54"> événements commentaire </text:span><text:span text:style-name="T185">essaim</text:span><text:span text:style-name="T54">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6">Vous pouvez à partir de la liste des </text:span><text:span text:style-name="T187">essaims</text:span><text:span text:style-name="T186"> créer des événements commentaires identiques pour un lot d’</text:span><text:span text:style-name="T187">essaims</text:span><text:span text:style-name="T186">.</text:span></text:p>
      <text:p text:style-name="P136">Sélectionner dans la liste les lignes des <text:span text:style-name="T187">essaims</text:span> à traiter en cliquant dans ces lignes puis cliquer sur le bouton "Ajouter des événements Commentaires".</text:p>
      <text:p text:style-name="P137">Dans le formulaire saisir :</text:p>
      <text:list xml:id="list115207342409321" text:continue-list="list1948820313"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8">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6">Vous pouvez à partir de la liste des </text:span><text:span text:style-name="T187">essaims</text:span><text:span text:style-name="T186"> créer des événements </text:span><text:span text:style-name="T189">"ajout de sucre"</text:span><text:span text:style-name="T186"> identiques pour un lot d’</text:span><text:span text:style-name="T187">essaims</text:span><text:span text:style-name="T186">.</text:span></text:p>
      <text:p text:style-name="P141"><text:span text:style-name="T190">Sélectionner dans la liste les lignes des essaims </text:span><text:span text:style-name="T191">pour lesquels il faut ajouter </text:span><text:span text:style-name="T192">une même quantité</text:span><text:span text:style-name="T191"> d</text:span><text:span text:style-name="T192">e</text:span><text:span text:style-name="T191"> sucre</text:span><text:span text:style-name="T190"> en cliquant dans ces lignes puis cliquer sur le bouton "Ajouter des événements </text:span><text:span text:style-name="T191">sucre</text:span><text:span text:style-name="T190">".</text:span></text:p>
      <text:p text:style-name="P142">Dans le formulaire saisir :</text:p>
      <text:list xml:id="list115208102447798" text:continue-list="list115207342409321"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6">Vous pouvez à partir de la liste des </text:span><text:span text:style-name="T187">essaims</text:span><text:span text:style-name="T186"> créer des événements </text:span><text:span text:style-name="T193">"traitement" (contre le varroa)</text:span><text:span text:style-name="T186"> identiques pour un lot d’</text:span><text:span text:style-name="T187">essaims</text:span><text:span text:style-name="T186">.</text:span></text:p>
      <text:p text:style-name="P146">Sélectionner dans la liste les lignes des essaims à traiter en cliquant dans ces lignes puis cliquer sur le bouton "Ajouter des événements traitement".</text:p>
      <text:p text:style-name="P146">Dans le formulaire saisir :</text:p>
      <text:list xml:id="list115208245925960"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4">voir annexe </text:span><text:span text:style-name="T194"><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6">Vous pouvez à partir de la liste des </text:span><text:span text:style-name="T187">essaims</text:span><text:span text:style-name="T186"> créer des événements </text:span><text:span text:style-name="T193">"</text:span><text:span text:style-name="T195">cadre</text:span><text:span text:style-name="T193">"</text:span><text:span text:style-name="T186"> identiques pour un lot d’</text:span><text:span text:style-name="T187">essaims</text:span><text:span text:style-name="T186">.</text:span></text:p>
      <text:p text:style-name="P151"><text:soft-page-break/>Sélectionner dans la liste les lignes des essaims à traiter en cliquant dans ces lignes puis cliquer sur le bouton "Ajouter des événements <text:span text:style-name="T195">Cadres</text:span>".</text:p>
      <text:p text:style-name="P151">Dans le formulaire saisir :</text:p>
      <text:list xml:id="list115207906725883" text:continue-numbering="true" text:style-name="L5">
        <text:list-item>
          <text:p text:style-name="P152">la date d<text:span text:style-name="T195">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5">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6">Vous pouvez à partir de la liste des </text:span><text:span text:style-name="T187">essaims</text:span><text:span text:style-name="T186"> </text:span><text:span text:style-name="T196">disperser</text:span><text:span text:style-name="T186"> un lot d’</text:span><text:span text:style-name="T187">essaims</text:span><text:span text:style-name="T186">.</text:span></text:p>
      <text:p text:style-name="P155">Sélectionner dans la liste les lignes des essaims à <text:span text:style-name="T197">disperser</text:span> en cliquant dans ces lignes puis cliquer sur le bouton "<text:span text:style-name="T196">Disperser</text:span>".</text:p>
      <text:p text:style-name="P156">Dans le formulaire saisir :</text:p>
      <text:list xml:id="list1257487749" text:style-name="L19">
        <text:list-item>
          <text:p text:style-name="P157"><text:span text:style-name="T28">Retour de la ruche au dépôt</text:span> : <text:span text:style-name="T198">si la case est cochée, </text:span>l<text:span text:style-name="T199">es</text:span> ruche<text:span text:style-name="T199">s</text:span> <text:span text:style-name="T198">ser</text:span><text:span text:style-name="T199">ont</text:span> mise<text:span text:style-name="T199">s</text:span> dans le rucher dépôt <text:span text:style-name="T200">et un événement "Ajout dans rucher" sera créé.</text:span></text:p>
        </text:list-item>
        <text:list-item>
          <text:p text:style-name="P157"><text:span text:style-name="T28">Création événement 0 cadre</text:span> : <text:span text:style-name="T198">si la case est cochée, </text:span>un événement 0 cadre sera créé pour <text:span text:style-name="T199">les</text:span> ruche<text:span text:style-name="T199">s</text:span> <text:span text:style-name="T201">avec un commentaire "</text:span>Dispersion essaim <text:span text:style-name="T202">nomEssaim</text:span><text:span text:style-name="T201">"</text:span></text:p>
        </text:list-item>
        <text:list-item>
          <text:p text:style-name="P158"><text:span text:style-name="T28">Sortie </text:span>: <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59">Date</text:p>
        </text:list-item>
        <text:list-item>
          <text:p text:style-name="P157"><text:span text:style-name="T28">Commentair</text:span><text:span text:style-name="T203">e</text:span></text:p>
        </text:list-item>
      </text:list>
      <text:p text:style-name="P160">Après validation, l’essaim est rendu "inactif" <text:span text:style-name="T204">(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6">Vous pouvez à partir de la liste des </text:span><text:span text:style-name="T187">essaims</text:span><text:span text:style-name="T186"> </text:span><text:span text:style-name="T197">marquer</text:span><text:span text:style-name="T186"> </text:span><text:span text:style-name="T197">les reines d’</text:span><text:span text:style-name="T186">un lot d’</text:span><text:span text:style-name="T187">essaims</text:span><text:span text:style-name="T186">.</text:span></text:p>
      <text:p text:style-name="P162">Sélectionner dans la liste les lignes des essaims à <text:span text:style-name="T197">marquer</text:span> en cliquant dans ces lignes puis cliquer sur le bouton "<text:span text:style-name="T197">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5">par</text:span> essaim.</text:p>
      <text:p text:style-name="P163">Les essaims qui n’ont pas participé à la production (pas de hausse de récolte) ne sont pas affichés.</text:p>
      <text:p text:style-name="Text_20_body">Les lignes affichent :</text:p>
      <text:list xml:id="list1190242089" text:style-name="L20">
        <text:list-item>
          <text:p text:style-name="P164"><text:soft-page-break/><text:span text:style-name="T28">Essaim </text:span>: le nom de l’essaim</text:p>
        </text:list-item>
        <text:list-item>
          <text:p text:style-name="P165"><text:span text:style-name="T28">Ruche</text:span> : la ruche (colonne masquée, utiliser le bouton Colonnes pour l’afficher)</text:p>
        </text:list-item>
        <text:list-item>
          <text:p text:style-name="P165"><text:span text:style-name="T28">Rucher</text:span> : le rucher (colonne masquée, utiliser le bouton Colonnes pour l’afficher)</text:p>
        </text:list-item>
        <text:list-item>
          <text:p text:style-name="P164"><text:span text:style-name="T28">Acquisition </text:span>: la date d’acquisition de l’essaim</text:p>
        </text:list-item>
        <text:list-item>
          <text:p text:style-name="P164"><text:span text:style-name="T206">Sortie</text:span><text:span text:style-name="T28"> </text:span>: la date de <text:span text:style-name="T207">sortie du cheptel</text:span> <text:span text:style-name="T208">pour l</text:span>e<text:span text:style-name="T208">s</text:span> essaim<text:span text:style-name="T208">s inactifs</text:span>. <text:span text:style-name="T209">Cette colonne n’est pas visible si le filtre "Masquer les inactifs" est coché.</text:span></text:p>
        </text:list-item>
        <text:list-item>
          <text:p text:style-name="P164"><text:span text:style-name="T28">Durée </text:span>: le durée de production de l’essaim en jours</text:p>
          <text:list>
            <text:list-item>
              <text:p text:style-name="P164">si l’essaim a été dispersé : date acquisition – date <text:span text:style-name="T207">sortie</text:span></text:p>
            </text:list-item>
            <text:list-item>
              <text:p text:style-name="P164">sinon : date acquisition – date du jour</text:p>
            </text:list-item>
          </text:list>
        </text:list-item>
        <text:list-item>
          <text:p text:style-name="P164"><text:span text:style-name="T28">Total </text:span>: poids total de miel en kg sur la durée d’existence</text:p>
        </text:list-item>
        <text:list-item>
          <text:p text:style-name="P164"><text:span text:style-name="T28">Max </text:span>: récolte max en kg</text:p>
        </text:list-item>
        <text:list-item>
          <text:p text:style-name="P164"><text:span text:style-name="T28">Min </text:span>: récolte min en kg</text:p>
        </text:list-item>
        <text:list-item>
          <text:p text:style-name="P164"><text:span text:style-name="T28">Moyen </text:span>: moyenne par année d’existence</text:p>
        </text:list-item>
        <text:list-item>
          <text:p text:style-name="P166"><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10">En cliquant sur la Note, on accède à la page </text:span><text:span text:style-name="T210"><text:bookmark-ref text:reference-format="chapter" text:ref-name="__RefHeading___Toc12438_875194337">4.13.16</text:bookmark-ref></text:span><text:span text:style-name="T210"><text:s/>donnant le détail de la production de cet essaim.</text:span></text:p>
        </text:list-item>
        <text:list-item>
          <text:p text:style-name="P166"><text:span text:style-name="T28">Nb récoltes</text:span> : nombre de récoltes pour lesquelles l’essaim a fourni des hausses</text:p>
        </text:list-item>
        <text:list-item>
          <text:p text:style-name="P165"><text:span text:style-name="T28">Ag</text:span> : agressivité (colonne masquée, utiliser le bouton Colonnes pour l’afficher)</text:p>
        </text:list-item>
        <text:list-item>
          <text:p text:style-name="P165"><text:span text:style-name="T28">Pr</text:span> : propreté (colonne masquée, utiliser le bouton Colonnes pour l’afficher)</text:p>
        </text:list-item>
        <text:list-item>
          <text:p text:style-name="P165"><text:span text:style-name="T28">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11">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2">La taille des tranches peut être modifiée avec la liste déroulante en haut à droite de la page. Pour</text:span><text:span text:style-name="T213"> 6 mois </text:span><text:span text:style-name="T212">par exemple on aura les tranches suivantes</text:span> : 0 <text:span text:style-name="T214">à </text:span>6 mois, 6 <text:span text:style-name="T214">à </text:span>12 mois, 12-18 mois…</text:p>
      <text:p text:style-name="P169"/>
      <text:p text:style-name="P172">Les reines prises en compte <text:span text:style-name="T215">sont :</text:span></text:p>
      <text:list text:style-name="L23">
        <text:list-item>
          <text:p text:style-name="P173">dont la date de naissance est inférieure à la date actuelle</text:p>
        </text:list-item>
        <text:list-item>
          <text:p text:style-name="P174"><text:span text:style-name="T216">dont l’âge ne d</text:span><text:span text:style-name="T217">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8"> âge minimal, maximal, moyen et l’écart type en jours.</text:span></text:p>
      <text:h text:style-name="P176"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177">En cliquant sur l’icône représentant une courbe "Graphique nombre d’<text:span text:style-name="T219">essaims</text:span>" dans la liste des <text:span text:style-name="T219">essaims</text:span> vous affichez un graphique dont l’axe horizontal est le temps et qui présente :</text:p>
      <text:list text:continue-list="list3522104949" text:style-name="L7">
        <text:list-item>
          <text:p text:style-name="P178"><text:span text:style-name="T70">la courbe </text:span><text:span text:style-name="T71">en escalier</text:span><text:span text:style-name="T70"> du nombre d’</text:span><text:span text:style-name="T219">essaims</text:span><text:span text:style-name="T69"> acti</text:span><text:span text:style-name="T219">fs</text:span><text:span text:style-name="T69">. </text:span><text:span text:style-name="T72">Ce nombre est calculé avec la date d’acquisition des </text:span><text:span text:style-name="T219">essaims</text:span><text:span text:style-name="T72"> et pour les </text:span><text:span text:style-name="T219">essaims</text:span><text:span text:style-name="T72"> inacti</text:span><text:span text:style-name="T219">f</text:span><text:span text:style-name="T72">s, avec leur date d’inactivation.</text:span></text:p>
        </text:list-item>
        <text:list-item>
          <text:p text:style-name="P179">la courbe en escalier du nombre d’<text:span text:style-name="T219">essaims</text:span> acti<text:span text:style-name="T219">f</text:span>s de production. C’est la même méthode que ci-dessus mais en ne prenant en compte que les <text:span text:style-name="T219">essaims qui ont été dans des ruches</text:span> qui sont actuellement déclarées comme ruche de production. <text:span text:style-name="T73">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4">Vous pouvez </text:span><text:span text:style-name="T75">en cliquant sur leurs légendes,</text:span><text:span text:style-name="T74"> ajouter les courbes du nombre de ruches </text:span><text:span text:style-name="T77">(voir </text:span><text:span text:style-name="T77"><text:bookmark-ref text:reference-format="chapter" text:ref-name="__RefNumPara__13717_1389146479">2.4</text:bookmark-ref></text:span><text:span text:style-name="T77">).</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20">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8">Premier tableau rappel des caractéristiques de l’essaim </text:span>:</text:p>
      <text:p text:style-name="P185">Si Afficher les essaims inactifs dans Préférences : Actif, Sortie, Date et Commentaire de Sortie</text:p>
      <text:p text:style-name="P186">Acquisition, <text:span text:style-name="T221">Origine, </text:span>Reine marquée, Couleur de marquage, Date de naissance, Souche, Agressivité, Propreté, Commentaire</text:p>
      <text:p text:style-name="P187">Deuxième tableau</text:p>
      <text:list text:style-name="L25">
        <text:list-item>
          <text:p text:style-name="P188"><text:span text:style-name="T222">la ruche </text:span><text:span text:style-name="T223">:</text:span></text:p>
        </text:list-item>
      </text:list>
      <text:list text:style-name="L26">
        <text:list-item>
          <text:list>
            <text:list-item>
              <text:p text:style-name="P189"><text:span text:style-name="T83">Ruche </text:span><text:span text:style-name="T84">: </text:span><text:span text:style-name="T224">le nom de la ruche</text:span></text:p>
            </text:list-item>
            <text:list-item>
              <text:p text:style-name="P189"><text:span text:style-name="T83">Date </text:span><text:span text:style-name="T84">: </text:span><text:span text:style-name="T224">la date d’ajout de l’essaim dans la ruche</text:span></text:p>
            </text:list-item>
            <text:list-item>
              <text:p text:style-name="P189"><text:span text:style-name="T222">C</text:span><text:span text:style-name="T83">ommentaire </text:span><text:span text:style-name="T84">: </text:span><text:span text:style-name="T224">le commentaire de cet événement ajout</text:span><text:span text:style-name="T84"> <text:tab/></text:span></text:p>
            </text:list-item>
          </text:list>
        </text:list-item>
        <text:list-item>
          <text:p text:style-name="P190"><text:span text:style-name="T83">P</text:span><text:span text:style-name="T222">uis </text:span><text:span text:style-name="T225">le</text:span><text:span text:style-name="T222"> rucher</text:span><text:span text:style-name="T223"> :</text:span></text:p>
        </text:list-item>
      </text:list>
      <text:list text:style-name="L27">
        <text:list-item>
          <text:list>
            <text:list-item>
              <text:p text:style-name="P191"><text:span text:style-name="T83">Rucher </text:span><text:span text:style-name="T84">: </text:span><text:span text:style-name="T224">le nom du rucher</text:span></text:p>
            </text:list-item>
            <text:list-item>
              <text:p text:style-name="P191"><text:span text:style-name="T83">Date </text:span><text:span text:style-name="T84">: <text:s/></text:span><text:span text:style-name="T224">la date d’ajout de la ruche dans le rucher</text:span></text:p>
            </text:list-item>
            <text:list-item>
              <text:p text:style-name="P191"><text:span text:style-name="T83">Commentaire </text:span><text:span text:style-name="T84">: </text:span><text:span text:style-name="T224">le commentaire de cet événement ajout</text:span></text:p>
            </text:list-item>
          </text:list>
        </text:list-item>
      </text:list>
      <text:p text:style-name="P192">Troisième tableau les derniers événements <text:span text:style-name="T226">traitement, sucre et commentaire </text:span><text:span text:style-name="T227">essaim</text:span> :</text:p>
      <text:list text:style-name="L28">
        <text:list-item>
          <text:p text:style-name="P193"><text:span text:style-name="T225">Traitement varroa</text:span><text:span text:style-name="T228"> : </text:span><text:span text:style-name="T229">Début/Fin,</text:span><text:span text:style-name="T84"> Date, Commentaire</text:span></text:p>
        </text:list-item>
        <text:list-item>
          <text:p text:style-name="P193"><text:span text:style-name="T225">Ajout/Retrait de sucre</text:span><text:span text:style-name="T228"> : </text:span><text:span text:style-name="T229">Poids, </text:span><text:span text:style-name="T84">Date, Commentaire <text:tab/></text:span></text:p>
        </text:list-item>
        <text:list-item>
          <text:p text:style-name="P193"><text:span text:style-name="T225">Commentaire </text:span><text:span text:style-name="T230">essaim</text:span><text:span text:style-name="T225"> </text:span><text:span text:style-name="T228">: </text:span><text:span text:style-name="T84">Commentaire </text:span><text:span text:style-name="T227">essaim</text:span><text:span text:style-name="T84">, Date</text:span></text:p>
        </text:list-item>
      </text:list>
      <text:p text:style-name="P194"><text:span text:style-name="T231">Quatrième</text:span> tableau les derniers événements <text:span text:style-name="T226">pesée et cadre</text:span> :</text:p>
      <text:list text:style-name="L29">
        <text:list-item>
          <text:p text:style-name="P195"><text:span text:style-name="T232">Pesée </text:span><text:span text:style-name="T233">:</text:span><text:span text:style-name="T234"> Poids en kg, Date, Commentaire</text:span></text:p>
        </text:list-item>
        <text:list-item>
          <text:p text:style-name="P195"><text:span text:style-name="T232">Cadres </text:span><text:span text:style-name="T233">: </text:span><text:span text:style-name="T234">Cadres </text:span><text:span text:style-name="T235">(leur nombre)</text:span><text:span text:style-name="T234">, Date, Commentaire</text:span></text:p>
        </text:list-item>
      </text:list>
      <text:p text:style-name="P196"><text:span text:style-name="T236">C</text:span><text:span text:style-name="T28">inquième tableau les récoltes de cet essaim</text:span><text:span text:style-name="T29"> :</text:span></text:p>
      <text:list text:style-name="L30">
        <text:list-item>
          <text:p text:style-name="P197"><text:span text:style-name="T28">Récoltes </text:span><text:span text:style-name="T29">: les récoltes auxquelles cet essaim à participé</text:span></text:p>
        </text:list-item>
        <text:list-item>
          <text:p text:style-name="P197"><text:span text:style-name="T28">Ruchers </text:span><text:span text:style-name="T29">: les ruchers de la récolte pour cet essaim</text:span></text:p>
        </text:list-item>
        <text:list-item>
          <text:p text:style-name="P197"><text:span text:style-name="T28">Poids </text:span><text:span text:style-name="T29">: le poids de miel récolté pour cet essaim</text:span></text:p>
        </text:list-item>
      </text:list>
      <text:p text:style-name="P198"/>
      <text:p text:style-name="P199">Les boutons d’action en haut à droite de la page <text:span text:style-name="T92">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38">s</text:span> doivent exister et être vide<text:span text:style-name="T18">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9">de</text:span> bien partir d’un <text:span text:style-name="T240">essaim</text:span> avec des caractéristiques recherchées pour les clones. Les champs conservés sont :</text:p>
      <text:list xml:id="list2877616248"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3723001897" text:style-name="L11">
        <text:list-item>
          <text:p text:style-name="P206">la date d<text:span text:style-name="T241">e naissance de la reine</text:span></text:p>
        </text:list-item>
        <text:list-item>
          <text:p text:style-name="P206">le <text:span text:style-name="T241">marquage de la reine (oui/non)</text:span></text:p>
        </text:list-item>
        <text:list-item>
          <text:p text:style-name="P206">l’<text:span text:style-name="T241">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2">crée </text:span>un nouvel essaim pour l<text:span text:style-name="T243">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4">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5">l’essaim est rendu inactif, </text:span><text:span text:style-name="T246">le type de sortie est </text:span><text:span text:style-name="T245">"</text:span><text:span text:style-name="T246">ESS</text:span><text:span text:style-name="T245">" </text:span><text:span text:style-name="T246">pour essaimage, la date de sortie est celle de l’essaimage et le commentaire celui du commentaire d’essaimage.</text:span></text:p>
        </text:list-item>
        <text:list-item>
          <text:p text:style-name="P208">Met le nouvel essaim E_e dans l<text:span text:style-name="T243">a</text:span> ruche R. <text:span text:style-name="T245">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214">Met l’essaim courant dans une ruche. Il faut choisir la nouvelle ruche dans l<text:span text:style-name="T247">a</text:span> liste des ruches qui est affichée. Une case à cocher permet d’afficher la liste des ruches vides d’essaim ou des ruches avec essaim.</text:p>
      <text:p text:style-name="P214">Si on choisit une ruche avec essaim, l’essaim de la ruche sera <text:span text:style-name="T248">inactivé (dispersé)</text:span> après validation avec le bouton Enregistrer du formulaire.</text:p>
      <text:p text:style-name="P215"><text:span text:style-name="T249">D</text:span>ans le formulaire :</text:p>
      <text:list text:style-name="L35">
        <text:list-item>
          <text:p text:style-name="P216">saisir la date</text:p>
        </text:list-item>
        <text:list-item>
          <text:p text:style-name="P216">un commentaire</text:p>
        </text:list-item>
        <text:list-item>
          <text:p text:style-name="P217"><text:span text:style-name="T250">et cocher la case "Échanger les positions de</text:span><text:span text:style-name="T251">s</text:span><text:span text:style-name="T250"> ruches" <text:s/>si besoin. </text:span><text:span text:style-name="T252">Les positions des ruches seront échangées, les ruches changées de rucher si elles étaient dans des ruchers différents. </text:span><text:span text:style-name="T253">Les deux événements d’ajout des ruches dans les ruchers sont alors créés. </text:span><text:span text:style-name="T254">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4">E</text:span>ssaim <text:span text:style-name="T25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ou des événements</text:span> <text:span text:style-name="T256">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220">Le graphe de descendance complet de cet essaim <text:span text:style-name="T257">(grâce au champ Souche des essaims)</text:span>. <text:span text:style-name="T258">Les noms des essaims sont affichés sur les nœuds du graphe. En mettant le pointeur de la souris sur un nœud, une fenêtre s’ouvre affichant :</text:span></text:p>
      <text:list text:style-name="L36">
        <text:list-item>
          <text:p text:style-name="P221"><text:soft-page-break/><text:span text:style-name="T259">l</text:span><text:span text:style-name="T258">e</text:span><text:span text:style-name="T259"> nom </text:span><text:span text:style-name="T258">de l’essaim, son état actif ou inactif, sa date d’acquisition</text:span></text:p>
        </text:list-item>
        <text:list-item>
          <text:p text:style-name="P222">sa ruche</text:p>
        </text:list-item>
        <text:list-item>
          <text:p text:style-name="P222">son rucher</text:p>
        </text:list-item>
        <text:list-item>
          <text:p text:style-name="P221"><text:span text:style-name="T259">le poids de miel total </text:span><text:span text:style-name="T260">en kg </text:span><text:span text:style-name="T259">qu’il a produit</text:span></text:p>
        </text:list-item>
        <text:list-item>
          <text:p text:style-name="P221"><text:span text:style-name="T259">le poids de miel total </text:span><text:span text:style-name="T260">en kg </text:span><text:span text:style-name="T259">produit par lui-même et sa descendance</text:span></text:p>
        </text:list-item>
      </text:list>
      <text:h text:style-name="Heading_20_3" text:outline-level="3"><text:bookmark-start text:name="__RefNumPara__7778_1055666359"/><text:bookmark-start text:name="__RefHeading___Toc3683_3061578475"/>Disperser/<text:span text:style-name="T261">Remérer</text:span><text:bookmark-end text:name="__RefNumPara__7778_1055666359"/><text:bookmark-end text:name="__RefHeading___Toc3683_3061578475"/></text:h>
      <text:p text:style-name="P223">Pour disperser un essaim :</text:p>
      <text:p text:style-name="P224">Les champs du formulaire : </text:p>
      <text:list text:continue-list="list1257487749" text:style-name="L19">
        <text:list-item>
          <text:p text:style-name="P225"><text:span text:style-name="T28">Retour de la ruche au dépôt</text:span> : <text:span text:style-name="T198">si la case est cochée, </text:span>la ruche <text:span text:style-name="T198">sera</text:span> mise dans le rucher dépôt <text:span text:style-name="T200">et un événement "Ajout dans rucher" sera créé. </text:span><text:span text:style-name="T198">La date saisie dans le formulaire doit alors être postérieure au dernier déplacement de la ruche.</text:span></text:p>
        </text:list-item>
        <text:list-item>
          <text:p text:style-name="P226"><text:span text:style-name="T28">Création événement 0 cadre</text:span> : <text:span text:style-name="T198">si la case est cochée, </text:span>un événement 0 cadre sera créé pour cette ruche <text:span text:style-name="T201">avec un commentaire "</text:span>Dispersion essaim <text:span text:style-name="T202">nomEssaim</text:span><text:span text:style-name="T201">"</text:span></text:p>
        </text:list-item>
        <text:list-item>
          <text:p text:style-name="P227"><text:span text:style-name="T28">Sortie </text:span><text:span text:style-name="T29">: Type de la Sortie, voir </text:span><text:span text:style-name="T29"><text:bookmark-ref text:reference-format="chapter" text:ref-name="__RefHeading___Toc14433_400895173">11.11</text:bookmark-ref></text:span></text:p>
        </text:list-item>
        <text:list-item>
          <text:p text:style-name="P225"><text:span text:style-name="T28">Date </text:span>: la date de <text:span text:style-name="T262">la </text:span><text:span text:style-name="T263">sortie</text:span></text:p>
        </text:list-item>
        <text:list-item>
          <text:p text:style-name="P225"><text:span text:style-name="T28">Commentair</text:span><text:span text:style-name="T203">e </text:span><text:span text:style-name="T264">: </text:span><text:span text:style-name="T265">commentaire de la sortie</text:span></text:p>
        </text:list-item>
      </text:list>
      <text:p text:style-name="Text_20_body">Après validation, l’essaim est rendu "inactif" <text:span text:style-name="T204">(dispersé) </text:span>et n’est plus visible dans la liste des essaims.</text:p>
      <text:p text:style-name="Text_20_body">Pour afficher les "inactifs" : menu Admin/Préférences, cochez "Afficher les inactifs"</text:p>
      <text:p text:style-name="Text_20_body"><text:span text:style-name="T28">Pour remérer un essaim</text:span> : </text:p>
      <text:p text:style-name="Text_20_body">On considère pour le logiciel Ruches qu’il s’agit d’un nouvel essaim. Il faut donc </text:p>
      <text:list text:style-name="L37">
        <text:list-item>
          <text:p text:style-name="P228">créer <text:span text:style-name="T266">le</text:span> nouvel essaim <text:span text:style-name="T266">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7">actifs</text:span> qui ne sont pas dans des ruches. </text:p>
            </text:list-item>
          </text:list>
        </text:list-item>
      </text:list>
      <text:p text:style-name="Text_20_body">L’ancien essaim est dispersé et le nouvel essaim le remplace dans la ruche. L’événement ajout du nouvel essaim dans la ruche <text:span text:style-name="T268">est</text:span> créé.</text:p>
      <text:h text:style-name="Heading_20_3" text:outline-level="3"><text:bookmark-start text:name="__RefHeading___Toc3685_3061578475"/><text:span text:style-name="T269">Liste des é</text:span><text:span text:style-name="T270">vénements</text:span><text:bookmark-end text:name="__RefHeading___Toc3685_3061578475"/></text:h>
      <text:p text:style-name="P229"><text:span text:style-name="T271">Les événements permettent de mémoriser avec une date les actions effectuées sur les </text:span><text:span text:style-name="T272">essaims</text:span><text:span text:style-name="T271">.</text:span></text:p>
      <text:p text:style-name="Text_20_body">La liste de tous les événements référençant cet essaim.</text:p>
      <text:list text:style-name="L38">
        <text:list-item>
          <text:p text:style-name="P230"><text:span text:style-name="T28">Date </text:span>: la date de l’événement avec heure et minute</text:p>
        </text:list-item>
        <text:list-item>
          <text:p text:style-name="P230"><text:span text:style-name="T28">Événement </text:span>: le type de l’événement</text:p>
        </text:list-item>
        <text:list-item>
          <text:p text:style-name="P230"><text:span text:style-name="T28">Ruche </text:span>: la ruche</text:p>
        </text:list-item>
        <text:list-item>
          <text:p text:style-name="P230"><text:soft-page-break/><text:span text:style-name="T28">Essaim </text:span>: l’essaim (s’il y a un essaim dans la ruche)</text:p>
        </text:list-item>
        <text:list-item>
          <text:p text:style-name="P230"><text:span text:style-name="T28">Rucher </text:span>: le rucher</text:p>
        </text:list-item>
        <text:list-item>
          <text:p text:style-name="P230"><text:span text:style-name="T28">Hausse </text:span>: la hausse s’il s’agit d’un événement ajout ou retrait de hausse</text:p>
        </text:list-item>
        <text:list-item>
          <text:p text:style-name="P230"><text:span text:style-name="T28">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73">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32">Vous pouvez <text:span text:style-name="T274">activer les notifications pour cet événement en saisissant un nombre de jours. Vous recevrez des emails tous les jours à partir de la date de l’événement moins le nombre saisi. </text:span><text:s/><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23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234"><text:span text:style-name="T275">L</text:span><text:span text:style-name="T276">e dernier événement sucre de cet essaim est rappelé en haut du formulaire. Saisir la date, le poids du sucre ajouté et un commentaire. </text:span><text:span text:style-name="T277">La liste de </text:span><text:span text:style-name="T278">tous les</text:span><text:span text:style-name="T277"> événements </text:span><text:span text:style-name="T278">Sucre est </text:span><text:span text:style-name="T277">accessible par le menu "Événement</text:span><text:span text:style-name="T279">s</text:span><text:span text:style-name="T277">/</text:span><text:span text:style-name="T278">Sucre</text:span><text:span text:style-name="T277">".</text:span></text:p>
      <text:h text:style-name="P235" text:outline-level="3"><text:bookmark-start text:name="__RefHeading___Toc3828_3476563104"/><text:bookmark-start text:name="__RefNumPara__5499_954628511"/><text:span text:style-name="T275">Création d’un événement </text:span><text:span text:style-name="T280">t</text:span>raitement<text:bookmark-end text:name="__RefHeading___Toc3828_3476563104"/><text:bookmark-end text:name="__RefNumPara__5499_954628511"/></text:h>
      <text:p text:style-name="P236"><text:span text:style-name="T281">Ce type d’événement permet de noter </text:span><text:span text:style-name="T282">l</text:span><text:span text:style-name="T283">es dates de début et éventuellement de fin de traitement d’un essaim.</text:span></text:p>
      <text:p text:style-name="P237"><text:span text:style-name="T275">L</text:span><text:span text:style-name="T284">a date du dernier traitement de cet essaim est rappelée en haut du formulaire. Saisir </text:span></text:p>
      <text:list text:style-name="L39">
        <text:list-item>
          <text:p text:style-name="P238">la date</text:p>
        </text:list-item>
        <text:list-item>
          <text:p text:style-name="P239"><text:span text:style-name="T284">"</text:span><text:span text:style-name="T285">Traitement</text:span><text:span text:style-name="T284">"</text:span><text:span text:style-name="T285"> ou </text:span><text:span text:style-name="T284"><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7">La liste de </text:span><text:span text:style-name="T278">tous les</text:span><text:span text:style-name="T277"> événements </text:span><text:span text:style-name="T279">Traitement</text:span><text:span text:style-name="T278"> est </text:span><text:span text:style-name="T277">accessible par le menu "Événement</text:span><text:span text:style-name="T279">s</text:span><text:span text:style-name="T277">/</text:span><text:span text:style-name="T279">Traitement varroa</text:span><text:span text:style-name="T277">".</text:span></text:p>
      <text:h text:style-name="P242" text:outline-level="3"><text:bookmark-start text:name="__RefHeading___Toc3830_3476563104"/><text:span text:style-name="T286">Création d’un événement p</text:span>esée<text:bookmark-end text:name="__RefHeading___Toc3830_3476563104"/></text:h>
      <text:p text:style-name="P243"><text:span text:style-name="T281">Ce type d’événement permet de noter </text:span><text:span text:style-name="T282">le poids</text:span><text:span text:style-name="T281"> de la ruche. </text:span><text:span text:style-name="T282">Les variations de ce poids</text:span><text:span text:style-name="T287"> caractérise</text:span><text:span text:style-name="T282">nt</text:span><text:span text:style-name="T287"> la santé de l’essaim.</text:span></text:p>
      <text:p text:style-name="Text_20_body"><text:span text:style-name="T288">Saisir la date, le poids de la ruche en kg et un commentaire dans le formulaire. </text:span><text:span text:style-name="T277">La liste de </text:span><text:span text:style-name="T278">tous les</text:span><text:span text:style-name="T277"> événements </text:span><text:span text:style-name="T278">Pesée est </text:span><text:span text:style-name="T277">accessible par le menu "Événement</text:span><text:span text:style-name="T279">s</text:span><text:span text:style-name="T277">/Poids ruche".</text:span></text:p>
      <text:h text:style-name="Heading_20_3" text:outline-level="3"><text:bookmark-start text:name="__RefHeading___Toc3832_3476563104"/><text:soft-page-break/><text:span text:style-name="T289">Création d’un événement c</text:span>adre<text:bookmark-end text:name="__RefHeading___Toc3832_3476563104"/></text:h>
      <text:p text:style-name="P244">Ce type d’événement permet de noter l’ajout ou le retrait <text:span text:style-name="T287">de</text:span> cadre<text:span text:style-name="T287">s</text:span> de la ruche, et/<text:span text:style-name="T287">ou</text:span> de noter le nombre et l’état des cadres. <text:span text:style-name="T287">Cet état caractérise la santé de l’essaim.</text:span></text:p>
      <text:p text:style-name="P245">Le formulaire <text:span text:style-name="T290">de saisie de l’événement cadre</text:span> rappel<text:span text:style-name="T290">le</text:span> le <text:span text:style-name="T290">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91">Ruche/Rucher</text:span><text:bookmark-end text:name="__RefHeading___Toc4719_3359971188"/></text:h>
      <text:p text:style-name="P247">Affiche l’historique des mises en <text:span text:style-name="T291">ruche et en </text:span>rucher de cette <text:span text:style-name="T292">essaim</text:span>. Les champs affichés dans le formulaire :</text:p>
      <text:p text:style-name="P247"><text:span text:style-name="T28">Date </text:span>: la date de l’événement </text:p>
      <text:p text:style-name="P248"><text:span text:style-name="T28">Type </text:span>: le type de l’événement ("Ajout dans rucher", "Essaim mis dans ruche" ou "Dispersion")</text:p>
      <text:p text:style-name="P248"><text:span text:style-name="T28">Ruche </text:span>: la ruche</text:p>
      <text:p text:style-name="P247"><text:span text:style-name="T28">Rucher </text:span>: le rucher</text:p>
      <text:p text:style-name="P247"><text:span text:style-name="T28">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8">poids </text:span>: ligne affichant les poids de la ruche aux dates des événements pesée. <text:span text:style-name="T293">L’échelle des poids est affichée sur le côté gauche du graphique. <text:s/></text:span><text:span text:style-name="T294">L’infobulle affiche la date </text:span><text:span text:style-name="T295">et le poids tel que noté dans l’événement (poids total de la ruche).</text:span></text:p>
        </text:list-item>
        <text:list-item>
          <text:p text:style-name="P252"><text:span text:style-name="T28">sucre </text:span>: ligne affichant les poids de sucre ajoutés à la ruche aux dates des événements pesée. <text:span text:style-name="T296">L’échelle des poids de sucre est la première à </text:span><text:span text:style-name="T297">droite</text:span><text:span text:style-name="T296"> du graphique. </text:span><text:span text:style-name="T294">L’infobulle affiche la date </text:span><text:span text:style-name="T295">et le poids </text:span><text:span text:style-name="T298">de sucre ajouté.</text:span></text:p>
        </text:list-item>
        <text:list-item>
          <text:p text:style-name="P253"><text:span text:style-name="T28">récolte </text:span>: <text:s/>ligne affichant les poids de miel pour les récoltes de l’essaim. <text:span text:style-name="T296">L’échelle des poids de miel est l’échelle la plus à </text:span><text:span text:style-name="T297">droite</text:span><text:span text:style-name="T296"> du graphique. <text:s/></text:span><text:span text:style-name="T294">L’infobulle affiche la date, </text:span><text:span text:style-name="T295">le poids </text:span><text:span text:style-name="T299">de miel récolté et le nom du rucher.</text:span></text:p>
        </text:list-item>
        <text:list-item>
          <text:p text:style-name="P254"><text:span text:style-name="T300">d</text:span><text:span text:style-name="T301">ébut et fin </text:span><text:span text:style-name="T28">traitements </text:span>: points aux dates des événements traitements. <text:span text:style-name="T302">Ces points sont sur une ligne horizontale au milieu de graphique. Pas d’échelle. <text:s/></text:span><text:span text:style-name="T294">L’infobulle affiche la date,</text:span><text:span text:style-name="T303"> le type début ou fin traitement </text:span><text:span text:style-name="T304">et le type de traitement (voir </text:span><text:span text:style-name="T304"><text:bookmark-ref text:reference-format="chapter" text:ref-name="__RefHeading___Toc14976_790909648">11.12</text:bookmark-ref></text:span><text:span text:style-name="T304">).</text:span></text:p>
        </text:list-item>
        <text:list-item>
          <text:p text:style-name="P255"><text:span text:style-name="T28">rucher </text:span>: points aux dates des événements changement de rucher .<text:span text:style-name="T302">Ces points sont sur une ligne horizontale au milieu de graphique. Pas d’échelle. </text:span><text:span text:style-name="T294">L’infobulle affiche la date </text:span><text:span text:style-name="T305">et le nom du rucher.</text:span></text:p>
        </text:list-item>
        <text:list-item>
          <text:p text:style-name="P255"><text:soft-page-break/><text:span text:style-name="T28">cadre </text:span>: points affichant les nombre de cadre des événements cadre. <text:span text:style-name="T302">Les points sont sur une courbe en escalier. Pas d’échelle. <text:s/></text:span><text:span text:style-name="T294">L’infobulle affiche la date </text:span><text:span text:style-name="T305">et le nombre de cadres.</text:span></text:p>
        </text:list-item>
        <text:list-item>
          <text:p text:style-name="P256"><text:span text:style-name="T28">hausses </text:span>: points affichant le nombre de hausses sur la ruche de l’essaim. <text:span text:style-name="T302">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6">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7">Premier tableau</text:span><text:span text:style-name="T308"> :</text:span></text:p>
      <text:list xml:id="list115208606688724" text:continue-list="list1190242089" text:style-name="L20">
        <text:list-item>
          <text:p text:style-name="P263"><text:span text:style-name="T28">Acquisition </text:span>: la date d’acquisition de l’essaim</text:p>
        </text:list-item>
        <text:list-item>
          <text:p text:style-name="P263"><text:span text:style-name="T309">Sortie</text:span><text:span text:style-name="T28"> </text:span>: la date de <text:span text:style-name="T310">sortie du cheptel</text:span> de l’essaim s<text:span text:style-name="T310">i il est inactif</text:span>.</text:p>
        </text:list-item>
        <text:list-item>
          <text:p text:style-name="P263"><text:span text:style-name="T28">Durée </text:span>: le durée de production de l’essaim en jours</text:p>
          <text:list>
            <text:list-item>
              <text:p text:style-name="P263">si l’essaim <text:span text:style-name="T311">est inactif</text:span> : date acquisition – date dispersion</text:p>
            </text:list-item>
            <text:list-item>
              <text:p text:style-name="P263">sinon : date acquisition – date du jour</text:p>
            </text:list-item>
          </text:list>
        </text:list-item>
        <text:list-item>
          <text:p text:style-name="P263"><text:span text:style-name="T28">Total </text:span>: poids total de miel en kg sur la durée d’existence</text:p>
        </text:list-item>
        <text:list-item>
          <text:p text:style-name="P263"><text:span text:style-name="T28">Max </text:span>: récolte max en kg</text:p>
        </text:list-item>
        <text:list-item>
          <text:p text:style-name="P263"><text:span text:style-name="T28">Min </text:span>: récolte min en kg</text:p>
        </text:list-item>
        <text:list-item>
          <text:p text:style-name="P263"><text:span text:style-name="T28">Moyen </text:span>: moyenne par année d’existence</text:p>
        </text:list-item>
        <text:list-item>
          <text:p text:style-name="P264"><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8">Nb récoltes</text:span> : nombre de récoltes pour lesquelles l’essaim a fourni des hausses</text:p>
        </text:list-item>
      </text:list>
      <text:p text:style-name="P261"><text:span text:style-name="T28">Deuxième tableau</text:span> :</text:p>
      <text:p text:style-name="P265">Chaque ligne affiche les statistiques de l’essaim pour une récolte.</text:p>
      <text:list text:style-name="L41">
        <text:list-item>
          <text:p text:style-name="P266"><text:span text:style-name="T28">Récoltes </text:span>: <text:span text:style-name="T312">la récolte</text:span></text:p>
        </text:list-item>
        <text:list-item>
          <text:p text:style-name="P266"><text:span text:style-name="T28">Rucher </text:span>: <text:span text:style-name="T312">le nom du rucher où l’essaim se trouvait pour cette récolte. </text:span><text:span text:style-name="T313">Attention ce n’est sans doute pas le rucher o</text:span><text:span text:style-name="T314">ù</text:span><text:span text:style-name="T313"> il est actuellement.</text:span></text:p>
        </text:list-item>
        <text:list-item>
          <text:p text:style-name="P266"><text:soft-page-break/><text:span text:style-name="T28">Moyenne essaim</text:span> :<text:span text:style-name="T312">la moyenne de production de miel par essaim pour cette récolte et uniquement dans le même rucher que celui de l’essaim</text:span></text:p>
        </text:list-item>
        <text:list-item>
          <text:p text:style-name="P267"><text:span text:style-name="T28">Écart type essaim</text:span> : <text:span text:style-name="T312">l’écart type de la production de miel par essaim pour cette récolte et uniquement dans le même rucher que celui de l’essaim</text:span></text:p>
        </text:list-item>
        <text:list-item>
          <text:p text:style-name="P266"><text:span text:style-name="T28">Poids de miel hausses</text:span> : <text:span text:style-name="T312">le poids total de miel produit pour cette récolte et pour ce rucher </text:span></text:p>
        </text:list-item>
        <text:list-item>
          <text:p text:style-name="P266"><text:span text:style-name="T28">Note </text:span>: <text:span text:style-name="T312">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269"><text:span text:style-name="T154">La liste des </text:span><text:span text:style-name="T315">hausses</text:span><text:span text:style-name="T154"> affiche les champs suivants :</text:span></text:p>
      <text:list xml:id="list115208918170520" text:continue-list="list115208588266714" text:style-name="L3">
        <text:list-item>
          <text:p text:style-name="P270"><text:span text:style-name="T173">Nom </text:span><text:span text:style-name="T154">: </text:span><text:span text:style-name="T156">nom de </text:span><text:span text:style-name="T315">la hausse</text:span><text:span text:style-name="T156"> (lien vers la page détail de </text:span><text:span text:style-name="T315">la hausse</text:span><text:span text:style-name="T156">)</text:span></text:p>
        </text:list-item>
        <text:list-item>
          <text:p text:style-name="P270"><text:span text:style-name="T316">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271"><text:span text:style-name="T28">Essaim </text:span>: nom de l’essaim<text:span text:style-name="T156"> (lien vers la page détail de </text:span><text:span text:style-name="T155">l’</text:span>essaim<text:span text:style-name="T156">)</text:span></text:p>
        </text:list-item>
        <text:list-item>
          <text:p text:style-name="P272"><text:span text:style-name="T28">Rucher </text:span>: <text:span text:style-name="T156">nom du rucher (lien vers la page détail du rucher)</text:span></text:p>
        </text:list-item>
        <text:list-item>
          <text:p text:style-name="P271"><text:span text:style-name="T28">Acquisition </text:span>: <text:span text:style-name="T317">date d’acquisition de la hausse</text:span></text:p>
        </text:list-item>
        <text:list-item>
          <text:p text:style-name="P273">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318">hausse</text:span><text:span text:style-name="T29"> active si "oui"</text:span></text:p>
        </text:list-item>
        <text:list-item>
          <text:p text:style-name="P271"><text:span text:style-name="T28">Poids </text:span>: <text:span text:style-name="T317">poids de la hausse vide</text:span></text:p>
        </text:list-item>
        <text:list-item>
          <text:p text:style-name="P271"><text:span text:style-name="T28">Cadres </text:span>: <text:span text:style-name="T317">nombre de cadre présents dans la hausse</text:span></text:p>
        </text:list-item>
        <text:list-item>
          <text:p text:style-name="P271"><text:span text:style-name="T28">Cadres max</text:span> : <text:span text:style-name="T317">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5">Vous pouvez créer une </text:span><text:span text:style-name="T319">nouvelle hausse</text:span><text:span text:style-name="T45"> en cliquant sur le "+" dans la liste des </text:span><text:span text:style-name="T319">hausses</text:span><text:span text:style-name="T45">.</text:span></text:p>
      <text:p text:style-name="P128">Le formulaire de création présente les champs suivants :</text:p>
      <text:list text:style-name="L42">
        <text:list-item>
          <text:p text:style-name="P277">Nom</text:p>
        </text:list-item>
        <text:list-item>
          <text:p text:style-name="P278"><text:span text:style-name="T28">Ac</text:span><text:span text:style-name="T320">t</text:span><text:span text:style-name="T28">ive </text:span>: <text:span text:style-name="T38">en création on met normalement la h</text:span><text:span text:style-name="T321">ausse</text:span><text:span text:style-name="T38"> active. En modification, p</text:span><text:span text:style-name="T36">lutôt que de supprimer une </text:span><text:span text:style-name="T321">hausse</text:span><text:span text:style-name="T36">, on l’inactive. De cette manière elle n’apparaît plus dans les listes, mais elle existe toujours comme référence pour </text:span><text:span text:style-name="T39">l’historique d’un rucher ou pour les récoltes passées.</text:span></text:p>
        </text:list-item>
        <text:list-item>
          <text:p text:style-name="P277">Date d'acquisition</text:p>
        </text:list-item>
        <text:list-item>
          <text:p text:style-name="P279"><text:span text:style-name="T28">Poids </text:span>: <text:span text:style-name="T322">en kg, ce poids est utilisé pour le calcul du miel récolté. On fait la différence entre le poids de la hausse avant récolte et le poids de la hausse après récolte qui est initialisée à cette valeur. </text:span><text:span text:style-name="T323">C</text:span><text:span text:style-name="T322">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6">Vous pouvez à partir de la liste des </text:span><text:span text:style-name="T324">hausses</text:span><text:span text:style-name="T186"> créer des événements commentaires identiques pour un lot d</text:span><text:span text:style-name="T324">e hausses</text:span><text:span text:style-name="T186">.</text:span></text:p>
      <text:p text:style-name="P281">Sélectionner dans la liste les lignes des <text:span text:style-name="T325">hausses</text:span> à traiter en cliquant dans ces lignes puis cliquer sur le bouton "Ajouter des événements <text:span text:style-name="T64">Commentaires</text:span>".</text:p>
      <text:p text:style-name="P282">Dans le formulaire saisir :</text:p>
      <text:list text:continue-list="list115207906725883" text:style-name="L5">
        <text:list-item>
          <text:p text:style-name="P283">la date d<text:span text:style-name="T67">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8">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2">sur des ruches</text:span></text:p>
        </text:list-item>
        <text:list-item>
          <text:p text:style-name="P288">la courbe du nombre de hausses total disponibles. <text:span text:style-name="T72">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6">pour chaque récolte, le</text:span><text:span text:style-name="T327"> nombre de hausses</text:span> <text:span text:style-name="T326">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5">à cette page</text:span> en cliquant sur le nom d’une <text:span text:style-name="T328">hausse</text:span> <text:span text:style-name="T79">(pages liste des ruches ou des essaims, détail d’un essaim…). </text:span><text:span text:style-name="T78">Elle donne une synthèse de l’état de l’</text:span><text:span text:style-name="T329">essaim :</text:span></text:p>
      <text:p text:style-name="P292"><text:span text:style-name="T28">Premier tableau </text:span><text:span text:style-name="T80">rappel</text:span><text:span text:style-name="T28"> </text:span><text:span text:style-name="T80">d</text:span><text:span text:style-name="T28">es caractéristiques de l</text:span><text:span text:style-name="T330">a hausse</text:span> :</text:p>
      <text:p text:style-name="P293">Acquisition, Poids, Cadres, Cadres max, Commentaire</text:p>
      <text:p text:style-name="P294"><text:span text:style-name="T28">Deuxième tableau la ruche</text:span> :</text:p>
      <text:p text:style-name="P295"><text:span text:style-name="T28">Ruche </text:span>: <text:span text:style-name="T331">nom de la ruche sur laquelle est posée la hausse</text:span></text:p>
      <text:p text:style-name="P295"><text:span text:style-name="T28">Ordre </text:span>: <text:span text:style-name="T331">ordre de la hausse sur la ruche (1 première hausse posée)</text:span></text:p>
      <text:p text:style-name="P295"><text:span text:style-name="T28">Date </text:span>: <text:span text:style-name="T331">date de cette pose</text:span></text:p>
      <text:p text:style-name="P294"><text:span text:style-name="T28">puis le rucher </text:span>:</text:p>
      <text:p text:style-name="P295"><text:span text:style-name="T28">Rucher </text:span>: <text:span text:style-name="T331">le nom du rucher</text:span></text:p>
      <text:p text:style-name="P295"><text:soft-page-break/><text:span text:style-name="T28">Date </text:span>: <text:span text:style-name="T331">la date de l’ajout de la ruche dans le rucher</text:span><text:tab/></text:p>
      <text:p text:style-name="P294"><text:span text:style-name="T28">puis l’essaim </text:span>:</text:p>
      <text:p text:style-name="P296"><text:span text:style-name="T28">Essaim </text:span>: <text:span text:style-name="T331">le nom de l’essaim</text:span></text:p>
      <text:p text:style-name="P296"><text:span text:style-name="T28">Date </text:span>: <text:span text:style-name="T331">la date de la mise de cet essaim dans la ruche</text:span></text:p>
      <text:p text:style-name="P297">Troisième tableau les derniers événements :</text:p>
      <text:p text:style-name="P298"><text:span text:style-name="T28">Remplissage </text:span>: % <text:span text:style-name="T332">de remplissage, </text:span>Date</text:p>
      <text:p text:style-name="P298"><text:span text:style-name="T28">Commentaire </text:span><text:span text:style-name="T333">hausse</text:span><text:span text:style-name="T28"> </text:span>: Commentaire, Date</text:p>
      <text:p text:style-name="P292"/>
      <text:p text:style-name="P299">Les boutons d’action en haut à droite de la page <text:span text:style-name="T92">détail d’un</text:span><text:span text:style-name="T148">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4">e hausse</text:span> avec des caractéristiques recherchées pour les clones. Les champs conservés sont :</text:p>
      <text:list text:continue-list="list2877616248"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5">e hausse</text:span>.</text:p>
      <text:p text:style-name="Text_20_body">Si la hausse est référencée dans une récolte <text:span text:style-name="T335">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8">Date </text:span>: la date de l’événement avec heure et minute</text:p>
                </text:list-item>
                <text:list-item>
                  <text:p text:style-name="P304"><text:span text:style-name="T28">Événement </text:span>: le type de l’événement</text:p>
                </text:list-item>
                <text:list-item>
                  <text:p text:style-name="P304"><text:span text:style-name="T28">Ruche </text:span>: la ruche</text:p>
                </text:list-item>
                <text:list-item>
                  <text:p text:style-name="P304"><text:soft-page-break/><text:span text:style-name="T28">Essaim </text:span>: l’essaim (s’il y a un essaim dans la ruche)</text:p>
                </text:list-item>
                <text:list-item>
                  <text:p text:style-name="P304"><text:span text:style-name="T28">Rucher </text:span>: le rucher</text:p>
                </text:list-item>
                <text:list-item>
                  <text:p text:style-name="P304"><text:span text:style-name="T28">Hausse </text:span>: la hausse s’il s’agit d’un événement ajout ou retrait de hausse</text:p>
                </text:list-item>
                <text:list-item>
                  <text:p text:style-name="P304"><text:span text:style-name="T28">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101">pour cet</text:span><text:span text:style-name="T336">te</text:span><text:span text:style-name="T101"> </text:span><text:span text:style-name="T102">hauss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Heading_20_3" text:outline-level="3"><text:bookmark-start text:name="__RefHeading___Toc3822_3476563104"/><text:span text:style-name="T337">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s ruchers affiche les champs suivants :</text:p>
      <text:list xml:id="list115208422879706" text:continue-list="list115208918170520" text:style-name="L3">
        <text:list-item>
          <text:p text:style-name="P20"><text:span text:style-name="T28">Nom </text:span>: nom du rucher (lien vers la page détail du rucher)</text:p>
        </text:list-item>
        <text:list-item>
          <text:p text:style-name="P308">Acti<text:span text:style-name="T338">f</text:span>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text:span><text:span text:style-name="T339">r</text:span><text:span text:style-name="T29"> acti</text:span><text:span text:style-name="T339">f</text:span><text:span text:style-name="T29"> si "oui"</text:span></text:p>
        </text:list-item>
        <text:list-item>
          <text:p text:style-name="P20"><text:span text:style-name="T28">Contact </text:span>: le propriétaire ou le gérant de l’emplacement</text:p>
        </text:list-item>
        <text:list-item>
          <text:p text:style-name="P20"><text:span text:style-name="T28">Adresse </text:span>: l’adresse du rucher</text:p>
        </text:list-item>
        <text:list-item>
          <text:p text:style-name="P20"><text:span text:style-name="T28">Ressource </text:span>: les plantes mellifères du rucher</text:p>
        </text:list-item>
        <text:list-item>
          <text:p text:style-name="P20"><text:span text:style-name="T28">Ruches </text:span>: le nombre de ruches</text:p>
        </text:list-item>
        <text:list-item>
          <text:p text:style-name="P20"><text:span text:style-name="T28">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5">Vous pouvez créer un </text:span><text:span text:style-name="T340">nouveau rucher</text:span><text:span text:style-name="T45"> en cliquant sur le "+" dans la liste des </text:span><text:span text:style-name="T340">ruchers</text:span><text:span text:style-name="T45">.</text:span></text:p>
      <text:p text:style-name="P311">Le formulaire de création présente les champs suivants :</text:p>
      <text:list text:style-name="L47">
        <text:list-item>
          <text:p text:style-name="P312"><text:span text:style-name="T28">Nom </text:span>: <text:span text:style-name="T38">le nom du rucher</text:span></text:p>
        </text:list-item>
        <text:list-item>
          <text:p text:style-name="P313"><text:span text:style-name="T28">Actif </text:span>: <text:s/><text:span text:style-name="T38">en création on met normalement l</text:span><text:span text:style-name="T321">e</text:span><text:span text:style-name="T38"> ruche</text:span><text:span text:style-name="T321">r</text:span><text:span text:style-name="T38"> acti</text:span><text:span text:style-name="T321">f</text:span><text:span text:style-name="T38">. En modification, p</text:span><text:span text:style-name="T36">lutôt que de supprimer un ruche</text:span><text:span text:style-name="T321">r</text:span><text:span text:style-name="T36">, on l’inactive. De cette manière </text:span><text:span text:style-name="T321">il</text:span><text:span text:style-name="T36"> n’apparaît plus dans les listes, mais </text:span><text:span text:style-name="T321">il</text:span><text:span text:style-name="T36"> existe toujours comme référence pour</text:span><text:span text:style-name="T39"> les récoltes passées.</text:span></text:p>
        </text:list-item>
        <text:list-item>
          <text:p text:style-name="P314">Contact <text:span text:style-name="T29">: </text:span><text:span text:style-name="T341">par défaut le contact est la personne déclarée comme contact du dépôt.</text:span></text:p>
        </text:list-item>
        <text:list-item>
          <text:p text:style-name="P315"><text:span text:style-name="T28">Latitude </text:span>: <text:span text:style-name="T45">la latitude d</text:span><text:span text:style-name="T342">u</text:span><text:span text:style-name="T45"> ruche</text:span><text:span text:style-name="T342">r</text:span><text:span text:style-name="T45"> </text:span><text:span text:style-name="T46">(nombre décimal entre -90 et 90 degrés)</text:span><text:span text:style-name="T45">. Vous pouvez laissez ce champ tel quel </text:span><text:span text:style-name="T47">ainsi que la longitude </text:span><text:span text:style-name="T45">et déplacer le ruche</text:span><text:span text:style-name="T342">r</text:span><text:span text:style-name="T45"> par la suite sur la carte </text:span><text:span text:style-name="T343">des ruchers. La position d’un rucher correspond aussi au marqueur "Entrée" sur la carte des ruches de ce rucher.</text:span></text:p>
        </text:list-item>
        <text:list-item>
          <text:p text:style-name="P315"><text:span text:style-name="T28">Longitude </text:span>: <text:span text:style-name="T342">la longitude du rucher</text:span><text:span text:style-name="T45"> </text:span><text:span text:style-name="T46">(nombre décimal entre -</text:span><text:span text:style-name="T344">18</text:span><text:span text:style-name="T46">0 et </text:span><text:span text:style-name="T344">18</text:span><text:span text:style-name="T46">0 degrés)</text:span></text:p>
        </text:list-item>
        <text:list-item>
          <text:p text:style-name="P312"><text:span text:style-name="T28">Altitude </text:span>: <text:span text:style-name="T345">l’altitude du rucher </text:span><text:span text:style-name="T344">(nombre entier entre -200 et 4000m).</text:span></text:p>
        </text:list-item>
        <text:list-item>
          <text:p text:style-name="P312"><text:span text:style-name="T28">Adresse </text:span>: <text:span text:style-name="T345">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8">Un clic</text:span> sur le marqueur d’un rucher affiche une popup avec son nom et la liste des ruches. <text:span text:style-name="T346">Si on clique sur le nom, cela affiche une carte Google des ruches du rucher.</text:span></text:p>
      <text:p text:style-name="P318"><text:span text:style-name="T28">Recherche </text:span>: <text:span text:style-name="T347">tapez quelques lettres du nom d’un rucher puis Entrée. La popup du rucher trouvée s’ouvre.</text:span></text:p>
      <text:p text:style-name="P320"><text:span text:style-name="T348">Marqueurs fixes</text:span><text:span text:style-name="T349"> : </text:span><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18"><text:span text:style-name="T347">Les contrôles Google standard</text:span><text:span text:style-name="T352">s</text:span><text:span text:style-name="T347">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3">Affiche une carte </text:span><text:span text:style-name="T354">IGN</text:span><text:span text:style-name="T353"> avec des marqueurs à l’emplacement des ruchers. </text:span><text:span text:style-name="T355">Les marqueurs sont des cercles bleus clair pour les ruchers sans ruche et jaune sinon.</text:span></text:p>
      <text:p text:style-name="P322">Les contrôles :</text:p>
      <text:p text:style-name="P322"><text:span text:style-name="T28">?</text:span> : <text:span text:style-name="T356">affiche de l’aide</text:span></text:p>
      <text:p text:style-name="P32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56">IGN</text:span><text:span text:style-name="T346"> des ruches du rucher.</text:span></text:p>
      <text:p text:style-name="P32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2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text:span><text:span text:style-name="T362">è</text:span><text:span text:style-name="T347">s que l’on relâche le bouton de la souris. </text:span><text:span text:style-name="T351">Déplacer un rucher ne déplace pas les ruches du rucher.</text:span></text:p>
      <text:p text:style-name="P324">Les contrôles des cartes IGN <text:span text:style-name="T363">(pour en savoir plus voir </text:span><text:span text:style-name="T363"><text:bookmark-ref text:reference-format="chapter" text:ref-name="__RefNumPara__5038_3822915612">11.1</text:bookmark-ref></text:span><text:span text:style-name="T363">)</text:span> :</text:p>
      <text:p text:style-name="P326">Zoom,</text:p>
      <text:p text:style-name="P326">Bascule en plein écran</text:p>
      <text:p text:style-name="P327">Gestion de couches : </text:p>
      <text:list text:style-name="L48">
        <text:list-item>
          <text:p text:style-name="P328"><text:span text:style-name="T364">Ruche</text:span><text:span text:style-name="T365">r</text:span><text:span text:style-name="T364">s : </text:span><text:span text:style-name="T366">les ruche</text:span><text:span text:style-name="T365">r</text:span><text:span text:style-name="T366">s</text:span><text:span text:style-name="T364">,</text:span></text:p>
        </text:list-item>
        <text:list-item>
          <text:p text:style-name="P328"><text:span text:style-name="T367">Parcelles cadastrales ,</text:span><text:span text:style-name="T364"> </text:span></text:p>
        </text:list-item>
        <text:list-item>
          <text:p text:style-name="P329"><text:span text:style-name="T364">P</text:span><text:span text:style-name="T368">hotographies aériennes, </text:span></text:p>
        </text:list-item>
        <text:list-item>
          <text:p text:style-name="P329"><text:span text:style-name="T364">C</text:span><text:span text:style-name="T368">arte IGN.</text:span></text:p>
        </text:list-item>
      </text:list>
      <text:p text:style-name="P330">Calculer un profil : <text:span text:style-name="T369">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3">Affiche une carte </text:span><text:span text:style-name="T370">OpenStreetMap</text:span><text:span text:style-name="T353"> avec des marqueurs à l’emplacement des ruchers. </text:span><text:span text:style-name="T355">Les marqueurs sont des cercles bleus clair pour les ruchers sans ruche et jaune sinon.</text:span></text:p>
      <text:p text:style-name="P332">Les contrôles :</text:p>
      <text:p text:style-name="P332"><text:span text:style-name="T28">?</text:span> : <text:span text:style-name="T356">affiche de l’aide</text:span></text:p>
      <text:p text:style-name="P333"><text:span text:style-name="T357">D</text:span><text:span text:style-name="T358">ouble</text:span><text:span text:style-name="T359"> clic</text:span><text:span text:style-name="T360"> sur le marqueur d’un rucher affiche une popup avec son nom et la liste des ruches. </text:span><text:span text:style-name="T346">Si on clique sur le nom, cela affiche une carte </text:span><text:span text:style-name="T370">OpenStreetMap</text:span><text:span text:style-name="T346"> des ruches du rucher.</text:span></text:p>
      <text:p text:style-name="P334"><text:span text:style-name="T28">Clic</text:span> sur le marqueur d’un rucher pour le sélectionner, puis clic pour le déplacer <text:span text:style-name="T361">(seulement si la case "Marqueurs fixes" est décochée)</text:span>. Clic sur le fond de carte pour désélectionner le marqueur.</text:p>
      <text:p text:style-name="P332"><text:span text:style-name="T28">Recherche </text:span>: <text:span text:style-name="T347">tapez quelques lettres du nom d’un rucher puis Entrée. La popup du rucher trouvée s’ouvre.</text:span></text:p>
      <text:p text:style-name="P325"><text:span text:style-name="T28">Marqueurs fixes</text:span> : <text:span text:style-name="T347">si cette case est dé-cochée, on peut déplacer les ruchers. Attention l</text:span><text:span text:style-name="T350">e déplacement d’un rucher</text:span><text:span text:style-name="T347"> est enregistré dés que l’on relâche le bouton de la souris. </text:span><text:span text:style-name="T351">Déplacer un rucher ne déplace pas les ruches du rucher.</text:span></text:p>
      <text:p text:style-name="P335">Les contrôles de <text:span text:style-name="T370">la</text:span> carte <text:span text:style-name="T363">(pour en savoir plus voir </text:span><text:span text:style-name="T363"><text:bookmark-ref text:reference-format="chapter" text:ref-name="__RefNumPara__5038_3822915612">11.1</text:bookmark-ref></text:span><text:span text:style-name="T363">)</text:span> :</text:p>
      <text:p text:style-name="P336">Zoom, </text:p>
      <text:p text:style-name="P336">Bascule en plein écran,</text:p>
      <text:p text:style-name="P337"><text:span text:style-name="T368">Gestion de couches : </text:span><text:span text:style-name="T371">Ruchers,</text:span><text:span text:style-name="T368"> </text:span><text:span text:style-name="T364">OpenStreetMap</text:span><text:span text:style-name="T368">, <text:s/></text:span></text:p>
      <text:p text:style-name="P338">Mesurer une distance, une surface, un azimut.</text:p>
      <text:p text:style-name="P339"><text:span text:style-name="T366">Annoter la carte : <text:s/></text:span><text:span text:style-name="T372">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8">Rucher </text:span>: le nom du rucher</text:p>
        </text:list-item>
        <text:list-item>
          <text:p text:style-name="P342"><text:span text:style-name="T28">Actif </text:span>: oui si le rucher est actif, non sinon</text:p>
        </text:list-item>
        <text:list-item>
          <text:p text:style-name="P341"><text:span text:style-name="T28">Récolte </text:span>: le nombre de récoltes effectuées dans ce rucher</text:p>
        </text:list-item>
        <text:list-item>
          <text:p text:style-name="P341"><text:span text:style-name="T28">Total </text:span>: le poids total de miel en kg récolté dans ce rucher</text:p>
        </text:list-item>
        <text:list-item>
          <text:p text:style-name="P341"><text:span text:style-name="T28">Max </text:span>: la récolte max en kg <text:span text:style-name="T373">(lien vers première récolte max trouvée)</text:span></text:p>
        </text:list-item>
        <text:list-item>
          <text:p text:style-name="P343"><text:span text:style-name="T28">Min </text:span>: la récolte min en kg <text:span text:style-name="T373">(lien vers première récolte min trouvée)</text:span></text:p>
        </text:list-item>
        <text:list-item>
          <text:p text:style-name="P341"><text:span text:style-name="T28">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Heading___Toc6867_3218336070"/><text:bookmark-start text:name="__RefNumPara__7578_75810495"/>Transhumances<text:bookmark-end text:name="__RefHeading___Toc6867_3218336070"/><text:bookmark-end text:name="__RefNumPara__7578_75810495"/></text:h>
      <text:p text:style-name="P346"><text:span text:style-name="T104">Affiche tous les événements ajout et retrait de ruches d</text:span><text:span text:style-name="T374">es</text:span><text:span text:style-name="T104"> rucher</text:span><text:span text:style-name="T374">s </text:span><text:span text:style-name="T375">(sauf le dépôt)</text:span><text:span text:style-name="T104"> </text:span><text:span text:style-name="T106">et les ruches présentes</text:span><text:span text:style-name="T104"> dans le rucher </text:span><text:span text:style-name="T107">à la date de ces événements</text:span><text:span text:style-name="T104">.</text:span></text:p>
      <text:p text:style-name="P347">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48">Les retraits de hausses vers le dépôt sont masqués. Vous pouvez les afficher en cochant la case "<text:span text:style-name="T28">Dépôt</text:span>".</text:p>
      <text:p text:style-name="P349">Les champs affichés :</text:p>
      <text:list xml:id="list115208379276119" text:continue-list="list2614376060" text:style-name="L14">
        <text:list-item>
          <text:p text:style-name="P350"><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text:span><text:span text:style-name="T380">un des</text:span><text:span text:style-name="T379"> événement</text:span><text:span text:style-name="T380">s</text:span><text:span text:style-name="T379">.</text:span></text:p>
        </text:list-item>
        <text:list-item>
          <text:p text:style-name="P351"><text:span text:style-name="T28">Rucher </text:span>: le rucher dans lequel les ruches sont ajoutées ou duquel les ruches sont retirées.</text:p>
        </text:list-item>
        <text:list-item>
          <text:p text:style-name="P350"><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50"><text:span text:style-name="T28">Dest/Prov</text:span> : Le rucher de destination (retrait) ou la provenance (ajout). Si la case Grouper est cochée, il peut y avoir plusieurs ruchers.</text:p>
        </text:list-item>
        <text:list-item>
          <text:p text:style-name="P352"><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50"><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50"><text:span text:style-name="T28">Nb </text:span>: le nombre de ruches après le traitement de l’événement ou des événements.</text:p>
        </text:list-item>
        <text:list-item>
          <text:p text:style-name="P350"><text:span text:style-name="T28">État </text:span>: les noms de ruches <text:span text:style-name="T388">présentes </text:span>dans le rucher après le traitement de l’événement ou des événements.</text:p>
        </text:list-item>
      </text:list>
      <text:p text:style-name="P353"><text:span text:style-name="T111">Cet historique peut être incorrect si </text:span><text:span text:style-name="T106">les événements </text:span><text:span text:style-name="T389">A</text:span><text:span text:style-name="T106">jouts ou </text:span><text:span text:style-name="T389">R</text:span><text:span text:style-name="T106">etrait</text:span><text:span text:style-name="T389">s</text:span><text:span text:style-name="T106"> on</text:span><text:span text:style-name="T390">t</text:span><text:span text:style-name="T106"> été modifiés ou supprimés</text:span><text:span text:style-name="T111">. </text:span><text:span text:style-name="T112">Il peut être corrigé en recréant </text:span><text:span text:style-name="T113">ou modifiant</text:span><text:span text:style-name="T112"> ces événements. </text:span><text:span text:style-name="T114">Voir Admin/Tests </text:span><text:span text:style-name="T114"><text:bookmark-ref text:reference-format="chapter" text:ref-name="__RefNumPara__6922_993501421">10.5</text:bookmark-ref></text:span><text:span text:style-name="T11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91">rucher</text:span> (pages liste des ruchers, des ruches ou des essaims, détail d’un essaim…). Elle donne une synthèse de l’état du rucher :</text:p>
      <text:p text:style-name="Text_20_body"><text:span text:style-name="T28">Tableau des caractéristiques du rucher</text:span> :</text:p>
      <text:list text:style-name="L50">
        <text:list-item>
          <text:p text:style-name="P354">Dépôt, <text:tab/>Contact, Adresse, Latitude, Longitude, Altitude, <text:span text:style-name="T392">la Distance </text:span><text:span text:style-name="T393">(en km) </text:span><text:span text:style-name="T392"><text:s/>et le Temps de parcours en voiture du dépôt à ce rucher, </text:span>Ressource, Commentaire</text:p>
        </text:list-item>
        <text:list-item>
          <text:p text:style-name="P354">En cliquant sur la latitude sur un smartphone, cela ouvre une application de cartographie centrée sur les coordonnées du rucher.</text:p>
        </text:list-item>
        <text:list-item>
          <text:p text:style-name="P355"><text:soft-page-break/>En cliquant sur la Distance cela affiche une page donnant toutes les distances et temps du rucher aux autres ruchers. Les distance à vol d’oiseau sont aussi affichées. <text:span text:style-name="T394">Des boutons permettent de re-calculer les distances, voir </text:span><text:span text:style-name="T394"><text:bookmark-ref text:reference-format="chapter" text:ref-name="__RefNumPara__12171_3448406833">11.5</text:bookmark-ref></text:span><text:span text:style-name="T394">.</text:span></text:p>
        </text:list-item>
      </text:list>
      <text:p text:style-name="Text_20_body"><text:span text:style-name="T28">Liste des ruches</text:span> :</text:p>
      <text:list text:style-name="L51">
        <text:list-item>
          <text:p text:style-name="P356">Nom, Essaim, <text:span text:style-name="T395">(date d’)</text:span>Acquisition, Poids <text:span text:style-name="T396">(vide)</text:span>, Cadres <text:span text:style-name="T397">(nombre de cadres indiqués dans le dernier événement cadre)</text:span>, <text:span text:style-name="T398">Cadres (nombre, date événement et commentaire), </text:span>Cadre max, Type, <text:span text:style-name="T396">(nombre de) Hausses, </text:span>Commentaire</text:p>
        </text:list-item>
      </text:list>
      <text:p text:style-name="Text_20_body"><text:span text:style-name="T28">Tableau des récoltes du rucher</text:span> :</text:p>
      <text:p text:style-name="P357">Pour chaque récolte :</text:p>
      <text:p text:style-name="P357">Poids <text:span text:style-name="T399">kg (</text:span>de miel récolté<text:span text:style-name="T399">)</text:span>, Nombre de ruches, Poids moyen de miel par ruche</text:p>
      <text:p text:style-name="P358"/>
      <text:p text:style-name="P359"><text:span text:style-name="T400">Les boutons d’action en haut à droite de la page </text:span><text:span text:style-name="T92">détail d’un </text:span><text:span text:style-name="T40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60"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1">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2"><text:span text:style-name="T359">Un clic</text:span><text:span text:style-name="T360"> sur le marqueur d’un</text:span><text:span text:style-name="T402">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2"><text:span text:style-name="T348">Recherche </text:span><text:span text:style-name="T349">: </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2"><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text:span><text:span text:style-name="T406">e marqueur E</text:span><text:span text:style-name="T405">ntrée ce qui déplacera l’emplacement du rucher.</text:span></text:p>
        </text:list-item>
        <text:list-item>
          <text:p text:style-name="P363">Les contrôles Google standards : Plan, Satellite, Passer en plein écran, Street view, Zoom</text:p>
        </text:list-item>
      </text:list>
      <text:p text:style-name="Text_20_body">Les boutons :</text:p>
      <text:list text:style-name="L53">
        <text:list-item>
          <text:p text:style-name="P364"><text:soft-page-break/><text:span text:style-name="T28">Liste des ruches</text:span> du rucher ordonnées suivant le sens du parcours : cela permet de parcourir les ruches du rucher sur le terrain en suivant la les ruches dans la liste.</text:p>
        </text:list-item>
        <text:list-item>
          <text:p text:style-name="P364"><text:span text:style-name="T28">Liste détaillée des ruches</text:span> du rucher ordonnées suivant le sens du parcours : idem avec plus de détail dans la liste.</text:p>
        </text:list-item>
        <text:list-item>
          <text:p text:style-name="P364"><text:span text:style-name="T28">Export GPX</text:span> : génère un fichier au format GPX des ruches et du parcours.</text:p>
        </text:list-item>
        <text:list-item>
          <text:p text:style-name="P364"><text:span text:style-name="T28">Export KML</text:span> : génère un fichier au format KML des ruches et du parcours.</text:p>
        </text:list-item>
        <text:list-item>
          <text:p text:style-name="P364"><text:span text:style-name="T28">Re-calculer le parcours des ruches</text:span> : en utilisant un algorithme plus performant mais plus long.</text:p>
        </text:list-item>
        <text:list-item>
          <text:p text:style-name="P364"><text:span text:style-name="T28">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407">Carte</text:span><text:span text:style-name="T408">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1">Un marqueur blanc indique le point d’entrée dans le rucher, ses coordonnées sont celles du Rucher.</text:p>
      <text:p text:style-name="P365">Le parcours des ruches le plus court des ruches est dessiné.</text:p>
      <text:p text:style-name="Text_20_body">Les contrôles :</text:p>
      <text:list text:style-name="L54">
        <text:list-item>
          <text:p text:style-name="P366"><text:span text:style-name="T348">?</text:span><text:span text:style-name="T349"> : </text:span><text:span text:style-name="T356">affiche de l’aide</text:span></text:p>
        </text:list-item>
        <text:list-item>
          <text:p text:style-name="P367"><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66"><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68"><text:span text:style-name="T28">Clic droit</text:span> sur une annotation pour afficher sa description</text:p>
        </text:list-item>
        <text:list-item>
          <text:p text:style-name="P366"><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69"><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és que l’on relâche le bouton de la souris. </text:span><text:span text:style-name="T405">On peut aussi déplacer l’entrée ce qui déplacera l’emplacement du rucher.</text:span></text:p>
        </text:list-item>
        <text:list-item>
          <text:p text:style-name="P370">Les contrôles des cartes IGN <text:span text:style-name="T363">(pour en savoir plus voir </text:span><text:span text:style-name="T363"><text:bookmark-ref text:reference-format="chapter" text:ref-name="__RefNumPara__5038_3822915612">11.1</text:bookmark-ref></text:span><text:span text:style-name="T363">)</text:span> : </text:p>
          <text:list>
            <text:list-item>
              <text:p text:style-name="P371">Zoom, <text:s/></text:p>
            </text:list-item>
            <text:list-item>
              <text:p text:style-name="P371"><text:soft-page-break/>Bascule en plein écran,</text:p>
            </text:list-item>
            <text:list-item>
              <text:p text:style-name="P371">Gestion des couches :</text:p>
              <text:list>
                <text:list-item>
                  <text:p text:style-name="P371">Dessin : les objets dessinés avec "Annoter la carte",</text:p>
                </text:list-item>
                <text:list-item>
                  <text:p text:style-name="P371">Cercles : les cercles de distance de butinage,</text:p>
                </text:list-item>
                <text:list-item>
                  <text:p text:style-name="P371">Parcours : le dessin du parcours des ruches,</text:p>
                </text:list-item>
                <text:list-item>
                  <text:p text:style-name="P371">Ruches,</text:p>
                </text:list-item>
                <text:list-item>
                  <text:p text:style-name="P371">Parcelles cadastrales,</text:p>
                </text:list-item>
                <text:list-item>
                  <text:p text:style-name="P371">Carte IGN, </text:p>
                </text:list-item>
                <text:list-item>
                  <text:p text:style-name="P371">Photographies aériennes</text:p>
                </text:list-item>
              </text:list>
            </text:list-item>
            <text:list-item>
              <text:p text:style-name="P371">Calculer un profil, </text:p>
            </text:list-item>
            <text:list-item>
              <text:p text:style-name="P371">Mesurer une distance, une surface, un azimut. </text:p>
            </text:list-item>
            <text:list-item>
              <text:p text:style-name="P371">Altitude d’un point.</text:p>
            </text:list-item>
            <text:list-item>
              <text:p text:style-name="P371">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list-item>
      </text:list>
      <text:p text:style-name="Text_20_body">Les boutons</text:p>
      <text:list text:style-name="L55">
        <text:list-item>
          <text:p text:style-name="P372"><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72">Les deux boutons de<text:span text:style-name="T28"> liste et liste détaillée des ruches</text:span> du rucher ordonnées suivant le sens du parcours. <text:span text:style-name="T412">Ce sont les mêmes listes que les listes du menu Ruches mais limitées au ruches d’un rucher. Voir </text:span><text:span text:style-name="T412"><text:bookmark-ref text:reference-format="chapter" text:ref-name="__RefNumPara__8220_678264368">2.1</text:bookmark-ref></text:span><text:span text:style-name="T412"><text:s/>et </text:span><text:span text:style-name="T412"><text:bookmark-ref text:reference-format="chapter" text:ref-name="__RefNumPara__8222_678264368">2.6</text:bookmark-ref></text:span><text:span text:style-name="T412"><text:s/>pour le détail des colonnes affichées.</text:span></text:p>
        </text:list-item>
        <text:list-item>
          <text:p text:style-name="P372"><text:span text:style-name="T28">Export GPX</text:span> : génère un fichier au format GPX des ruches et du parcours.</text:p>
        </text:list-item>
        <text:list-item>
          <text:p text:style-name="P372"><text:span text:style-name="T28">Export KML</text:span> : génère un fichier au format KML des ruches et du parcours.</text:p>
        </text:list-item>
        <text:list-item>
          <text:p text:style-name="P372"><text:span text:style-name="T28">Re-calculer le parcours des ruches</text:span> : en utilisant un algorithme plus performant mais plus long.</text:p>
        </text:list-item>
        <text:list-item>
          <text:p text:style-name="P373"><text:span text:style-name="T28">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3">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407">Carte </text:span><text:span text:style-name="T408">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P361">Un marqueur blanc indique le point d’entrée dans le rucher, ses coordonnées sont celles du Rucher.</text:p>
      <text:p text:style-name="P365">Le parcours <text:span text:style-name="T414">des ruches</text:span> le plus court des ruches est dessiné.</text:p>
      <text:p text:style-name="P374">Les contrôles :</text:p>
      <text:list text:style-name="L56">
        <text:list-item>
          <text:p text:style-name="P375"><text:span text:style-name="T348">?</text:span><text:span text:style-name="T349"> : </text:span><text:span text:style-name="T356">affiche de l’aide</text:span></text:p>
        </text:list-item>
        <text:list-item>
          <text:p text:style-name="P376"><text:span text:style-name="T357">D</text:span><text:span text:style-name="T358">ouble</text:span><text:span text:style-name="T359"> clic</text:span><text:span text:style-name="T360"> sur le marqueur d’un</text:span><text:span text:style-name="T409">e</text:span><text:span text:style-name="T360"> ruche affiche une popup avec son nom, </text:span><text:span text:style-name="T402">le nom de l’essaim</text:span><text:span text:style-name="T360"> et la liste de</text:span><text:span text:style-name="T402">s hausses</text:span><text:span text:style-name="T360">. </text:span><text:span text:style-name="T346">Si on clique sur le nom </text:span><text:span text:style-name="T402">de la ruche</text:span><text:span text:style-name="T346">, cela affiche </text:span><text:span text:style-name="T402">la page de détail de la ruche. </text:span><text:span text:style-name="T403">Un clic sur le marqueur "Entrée" affiche le nombre de ruches et la longueur du parcours.</text:span></text:p>
        </text:list-item>
        <text:list-item>
          <text:p text:style-name="P375"><text:span text:style-name="T357">Clic</text:span><text:span text:style-name="T368"> sur le marqueur d’un</text:span><text:span text:style-name="T409">e</text:span><text:span text:style-name="T368"> ruche pour l</text:span><text:span text:style-name="T409">a</text:span><text:span text:style-name="T368"> sélectionner, puis clic pour le déplacer </text:span><text:span text:style-name="T361">(seulement si la case "Marqueurs fixes" est décochée)</text:span><text:span text:style-name="T368">. Clic sur le fond de carte pour désélectionner le marqueur.</text:span></text:p>
        </text:list-item>
        <text:list-item>
          <text:p text:style-name="P377">Clic droit <text:span text:style-name="T29">sur une annotation pour afficher sa description</text:span></text:p>
        </text:list-item>
        <text:list-item>
          <text:p text:style-name="P375"><text:span text:style-name="T348">Recherche </text:span><text:span text:style-name="T349">: <text:s/></text:span><text:span text:style-name="T347">tapez </text:span><text:span text:style-name="T402">le</text:span><text:span text:style-name="T347"> nom d’un</text:span><text:span text:style-name="T402">e</text:span><text:span text:style-name="T347"> ruche </text:span><text:span text:style-name="T402">ou d’un essaim</text:span><text:span text:style-name="T347"> puis Entrée. La popup d</text:span><text:span text:style-name="T402">e la</text:span><text:span text:style-name="T347"> ruche trouvée s’ouvre. </text:span><text:span text:style-name="T402">Le nom doit être saisi complètement. La saisie est insensible à la casse.</text:span></text:p>
        </text:list-item>
        <text:list-item>
          <text:p text:style-name="P378"><text:span text:style-name="T348">Marqueurs fixes</text:span><text:span text:style-name="T349"> : </text:span><text:span text:style-name="T347">si cette case est dé-cochée, on peut déplacer les ruches. Attention l</text:span><text:span text:style-name="T404">e déplacement d’une ruche</text:span><text:span text:style-name="T347"> est enregistré d</text:span><text:span text:style-name="T415">è</text:span><text:span text:style-name="T347">s que l’on relâche le bouton de la souris. </text:span><text:span text:style-name="T405">On peut aussi déplacer l’entrée ce qui déplacera l’emplacement du rucher.</text:span></text:p>
        </text:list-item>
      </text:list>
      <text:p text:style-name="P379"><text:span text:style-name="T368">Les contrôles des cartes </text:span><text:span text:style-name="T416">OSM </text:span><text:span text:style-name="T363">(pour en savoir plus voir </text:span><text:span text:style-name="T363"><text:bookmark-ref text:reference-format="chapter" text:ref-name="__RefNumPara__5038_3822915612">11.1</text:bookmark-ref></text:span><text:span text:style-name="T363">)</text:span><text:span text:style-name="T416"> :</text:span><text:span text:style-name="T368"> </text:span></text:p>
      <text:list text:style-name="L57">
        <text:list-item>
          <text:p text:style-name="P380">Zoom, <text:s/></text:p>
        </text:list-item>
        <text:list-item>
          <text:p text:style-name="P380">Bascule en plein écran, </text:p>
        </text:list-item>
        <text:list-item>
          <text:p text:style-name="P380">Gestion de couches (Dessin, Cercles, Parcours, Ruches, OpenStreetMap), <text:s/></text:p>
        </text:list-item>
        <text:list-item>
          <text:p text:style-name="P380">Mesurer une distance, une surface, un azimut.</text:p>
        </text:list-item>
        <text:list-item>
          <text:p text:style-name="P381">Annoter la carte : Annoter la carte : permet de dessiner des marqueurs, des polylignes et des polygones avec un texte de description. V<text:span text:style-name="T410">oir </text:span><text:span text:style-name="T410"><text:bookmark-ref text:reference-format="chapter" text:ref-name="__RefNumPara__7394_2659094818">11.7</text:bookmark-ref></text:span><text:span text:style-name="T410">.</text:span></text:p>
        </text:list-item>
      </text:list>
      <text:p text:style-name="Text_20_body">Les boutons</text:p>
      <text:list text:style-name="L58">
        <text:list-item>
          <text:p text:style-name="P382"><text:span text:style-name="T28">Rapprocher les ruches trop éloignées</text:span> : rapproche les ruches qui sont à plus de 200m de l’entrée du rucher. Les ruches rapprochées sont placées aléatoirement à 10m de l’entrée. <text:span text:style-name="T411">Ces valeurs sont paramétrables dans la configuration du logiciel.</text:span></text:p>
        </text:list-item>
        <text:list-item>
          <text:p text:style-name="P382">Les deux boutons de <text:span text:style-name="T28">liste et liste détaillée des ruches </text:span>du rucher ordonnées suivant le sens du parcours.</text:p>
        </text:list-item>
        <text:list-item>
          <text:p text:style-name="P382"><text:span text:style-name="T28">Export PNG </text:span>: génère un fichier au format PNG de la carte</text:p>
        </text:list-item>
        <text:list-item>
          <text:p text:style-name="P382"><text:span text:style-name="T28">Export GPX </text:span>: génère un fichier au format GPX des ruches et du parcours.</text:p>
        </text:list-item>
        <text:list-item>
          <text:p text:style-name="P382"><text:span text:style-name="T28">Export KML</text:span> : génère un fichier au format KML des ruches et du parcours.</text:p>
        </text:list-item>
        <text:list-item>
          <text:p text:style-name="P382"><text:span text:style-name="T28">Re-calculer le parcours des ruches</text:span> : en utilisant un algorithme plus performant mais plus long.</text:p>
        </text:list-item>
        <text:list-item>
          <text:p text:style-name="P382"><text:soft-page-break/><text:span text:style-name="T28">Export PDF</text:span> : génère un fichier au format PDF de la carte. Les dimensions (A4/A3) et la résolution (72, 150 ou 300dpi) sont réglables.</text:p>
        </text:list-item>
        <text:list-item>
          <text:p text:style-name="P383"><text:span text:style-name="T28">Géolocalisation </text:span>: voir annexe <text:bookmark-ref text:reference-format="chapter" text:ref-name="__RefNumPara__8142_3166814798">11.8</text:bookmark-ref></text:p>
        </text:list-item>
      </text:list>
      <text:p text:style-name="Text_20_body">Couche cercles comme pour la carte IGN<text:span text:style-name="T417"> </text:span><text:span text:style-name="T418">(</text:span><text:span text:style-name="T418"><text:bookmark-ref text:reference-format="chapter" text:ref-name="__RefNumPara__5455_4220975069">6.8.3</text:bookmark-ref></text:span><text:span text:style-name="T418">)</text:span><text:span text:style-name="T417">.</text:span></text:p>
      <text:h text:style-name="P384" text:outline-level="3"><text:bookmark-start text:name="__RefHeading___Toc3541_3352760186"/>Météo<text:bookmark-end text:name="__RefHeading___Toc3541_3352760186"/></text:h>
      <text:p text:style-name="P385">La météo du rucher (OpenWeatherMap)</text:p>
      <text:list text:style-name="L59">
        <text:list-item>
          <text:list>
            <text:list-item>
              <text:p text:style-name="P386"><text:span text:style-name="T28">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6"><text:span text:style-name="T28">Température et pression</text:span> : une courbe des températures et des pressions sur deux jours</text:p>
            </text:list-item>
            <text:list-item>
              <text:p text:style-name="P386"><text:span text:style-name="T28">Prévisions </text:span>: sur huit jours</text:p>
            </text:list-item>
            <text:list-item>
              <text:p text:style-name="P386"><text:span text:style-name="T28">Historique </text:span>: des cinq jours précédents</text:p>
            </text:list-item>
          </text:list>
        </text:list-item>
      </text:list>
      <text:h text:style-name="P384"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385">Affiche la page "Ajout de ruches" : </text:p>
      <text:list text:style-name="L60">
        <text:list-item>
          <text:p text:style-name="P387">un premier tableau affiche les ruches déjà présentes dans le rucher,</text:p>
        </text:list-item>
        <text:list-item>
          <text:p text:style-name="P387">un deuxième tableau affiche les autres ruches. Ses lignes peuvent être sélectionnées en cliquant dedans, puis le bouton "<text:span text:style-name="T28">Ajouter des ruches</text:span>" permet d’ajouter ces ruches au rucher. Un formulaire permet de saisir la date ainsi qu’un commentaire pour les événements "Ajout de ruches" qui seront créés.</text:p>
        </text:list-item>
      </text:list>
      <text:p text:style-name="P388">Les ruches ajoutées </text:p>
      <text:list text:style-name="L61">
        <text:list-item>
          <text:p text:style-name="P389">sont affectées au rucher</text:p>
        </text:list-item>
        <text:list-item>
          <text:p text:style-name="P389">dispersées dans le rucher (il faudra les placer plus précisément sur une des cartes du rucher)</text:p>
        </text:list-item>
        <text:list-item>
          <text:p text:style-name="P389">et un événement ajout dans ce rucher est créé.</text:p>
        </text:list-item>
      </text:list>
      <text:p text:style-name="Text_20_body">Pour enlever des ruches ce n’est pas ici ! Il faut aller dans le rucher destination et les y ajouter.</text:p>
      <text:h text:style-name="P384" text:outline-level="3"><text:bookmark-start text:name="__RefHeading___Toc3539_3352760186"/>Supprimer<text:bookmark-end text:name="__RefHeading___Toc3539_3352760186"/></text:h>
      <text:p text:style-name="P390">Cette commande permet de supprimer un rucher qui vient d’être créé.</text:p>
      <text:p text:style-name="P391">Si le rucher n’est plus utilisé, il est préférable de l’inactiver plutôt que de le supprimer.</text:p>
      <text:p text:style-name="P391">La suppression sera refusée si le rucher :</text:p>
      <text:list text:style-name="L62">
        <text:list-item>
          <text:p text:style-name="P392">est le dépôt</text:p>
        </text:list-item>
        <text:list-item>
          <text:p text:style-name="P392">est référencé dans une récolte</text:p>
        </text:list-item>
        <text:list-item>
          <text:p text:style-name="P393">est référencé par des événements</text:p>
        </text:list-item>
        <text:list-item>
          <text:p text:style-name="P392">contient des ruches</text:p>
        </text:list-item>
      </text:list>
      <text:h text:style-name="Heading_20_3" text:outline-level="3"><text:bookmark-start text:name="__RefHeading___Toc3553_3352760186"/><text:soft-page-break/><text:span text:style-name="T419">Liste de é</text:span><text:span text:style-name="T42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42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4" text:outline-level="3"><text:bookmark-start text:name="__RefHeading___Toc3834_3476563104"/><text:bookmark-start text:name="__RefNumPara__7580_75810495"/>Transhumances<text:bookmark-end text:name="__RefHeading___Toc3834_3476563104"/><text:bookmark-end text:name="__RefNumPara__7580_75810495"/></text:h>
      <text:p text:style-name="P395"><text:span text:style-name="T104">Affiche tous les événements ajout et retrait de ruches dans ce rucher </text:span><text:span text:style-name="T106">et les ruches présentes</text:span><text:span text:style-name="T104"> dans le rucher </text:span><text:span text:style-name="T107">à la date de ces événements</text:span><text:span text:style-name="T104">.</text:span></text:p>
      <text:p text:style-name="P396">Les événements de même date <text:span text:style-name="T376">(même jour) </text:span>et de même type (Ajout <text:span text:style-name="T377">ou </text:span>Retrait) sont regroupés pour mettre en évidence les transhumances. La case à cocher "<text:span text:style-name="T28">Grouper</text:span>" peut-être décochée pour afficher tous les événements sans regroupement.</text:p>
      <text:p text:style-name="P348">Les retraits de hausses vers le dépôt sont masqués. Vous pouvez les afficher en cochant la case "<text:span text:style-name="T28">Dépôt</text:span>".</text:p>
      <text:p text:style-name="P397">Les champs affichés :</text:p>
      <text:list xml:id="list115207815207991" text:continue-list="list115208379276119" text:style-name="L14">
        <text:list-item>
          <text:p text:style-name="P398"><text:span text:style-name="T28">Date </text:span>: la date de l’événement ou du premier événement si la case <text:span text:style-name="T378">"</text:span>Groupe<text:span text:style-name="T378">r"</text:span> est cochée. <text:span text:style-name="T379">En cliquant sur cette date on affiche le détail de l’événement. En cas de regroupement, c’est le détail d’u</text:span><text:span text:style-name="T422">n</text:span><text:span text:style-name="T379"> </text:span><text:span text:style-name="T422">des</text:span><text:span text:style-name="T379"> événement</text:span><text:span text:style-name="T422">s</text:span><text:span text:style-name="T379">.</text:span></text:p>
        </text:list-item>
        <text:list-item>
          <text:p text:style-name="P399"><text:span text:style-name="T28">Type </text:span>: <text:span text:style-name="T381">"</text:span>Ajout<text:span text:style-name="T381">"</text:span> <text:span text:style-name="T381">ou "Retrait" du rucher</text:span>. <text:span text:style-name="T382">Les lignes de type "Ajout" sont colorées en gris.</text:span></text:p>
        </text:list-item>
        <text:list-item>
          <text:p text:style-name="P398"><text:span text:style-name="T28">Dest/Prov</text:span> : Le rucher de destination (retrait) ou la provenance (ajout). Si la case Grouper est cochée, il peut y avoir plusieurs ruchers.</text:p>
        </text:list-item>
        <text:list-item>
          <text:p text:style-name="P400"><text:span text:style-name="T28">Nb </text:span>: <text:span text:style-name="T383">affiché seulement </text:span>si <text:span text:style-name="T384">G</text:span>roupe<text:span text:style-name="T384">r</text:span> <text:span text:style-name="T385">est cochée, </text:span><text:span text:style-name="T383">indique</text:span><text:span text:style-name="T107"> </text:span>le nombre de ruches <text:span text:style-name="T107">qui ont été ajoutées ou retirées</text:span></text:p>
        </text:list-item>
        <text:list-item>
          <text:p text:style-name="P398"><text:span text:style-name="T28">Ruche </text:span>: <text:span text:style-name="T386">(</text:span><text:span text:style-name="T387">la ou</text:span><text:span text:style-name="T386">)</text:span><text:span text:style-name="T387"> </text:span>les ruches <text:span text:style-name="T387">(si </text:span><text:span text:style-name="T384">G</text:span><text:span text:style-name="T387">roupe</text:span><text:span text:style-name="T384">r</text:span><text:span text:style-name="T387"> </text:span><text:span text:style-name="T385">est cochée</text:span><text:span text:style-name="T387">)</text:span> qui ont été ajoutées ou retirées</text:p>
        </text:list-item>
        <text:list-item>
          <text:p text:style-name="P398"><text:span text:style-name="T28">Nb </text:span>: le nombre de ruches après le traitement de l’événement ou des événements.</text:p>
        </text:list-item>
        <text:list-item>
          <text:p text:style-name="P398"><text:span text:style-name="T28">État </text:span>: les noms de ruches <text:span text:style-name="T388">présentes </text:span>dans le rucher après le traitement de l’événement ou des événements.</text:p>
        </text:list-item>
      </text:list>
      <text:p text:style-name="P401"><text:span text:style-name="T111">Cet historique peut être incorrect si </text:span><text:span text:style-name="T106">les dates de</text:span><text:span text:style-name="T423">s</text:span><text:span text:style-name="T106"> événements </text:span><text:span text:style-name="T389">A</text:span><text:span text:style-name="T106">jouts ou </text:span><text:span text:style-name="T389">R</text:span><text:span text:style-name="T106">etrait</text:span><text:span text:style-name="T389">s</text:span><text:span text:style-name="T106"> on</text:span><text:span text:style-name="T423">t</text:span><text:span text:style-name="T106"> été modifié</text:span><text:span text:style-name="T424">e</text:span><text:span text:style-name="T106">s ou supprimé</text:span><text:span text:style-name="T424">e</text:span><text:span text:style-name="T106">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p>
      <text:h text:style-name="P402" text:outline-level="3"><text:bookmark-start text:name="__RefHeading___Toc14129_417900955"/>Graphique transhumances<text:bookmark-end text:name="__RefHeading___Toc14129_417900955"/></text:h>
      <text:p text:style-name="P403">Ce graphique affiche la courbe du nombre de ruches dans le rucher et des récoltes en fonction du temps.</text:p>
      <text:p text:style-name="P403">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4">le nombre de ruches après le traitement des événements <text:span text:style-name="T425">au jour en abscisse</text:span></text:p>
        </text:list-item>
        <text:list-item>
          <text:p text:style-name="P404"><text:soft-page-break/>les noms de ruches <text:span text:style-name="T388">présentes </text:span>dans le rucher après le traitement des événements </text:p>
        </text:list-item>
        <text:list-item>
          <text:p text:style-name="P405"><text:span text:style-name="T381">"</text:span>Ajout<text:span text:style-name="T381">"</text:span> <text:span text:style-name="T381">ou "Retrait" du rucher</text:span></text:p>
        </text:list-item>
        <text:list-item>
          <text:p text:style-name="P406">le nombre de ruches ajoutées ou retirées</text:p>
        </text:list-item>
        <text:list-item>
          <text:p text:style-name="P405">les ruches qui ont été ajoutées ou retirées</text:p>
        </text:list-item>
      </text:list>
      <text:p text:style-name="P407">La courbe des récoltes affiche les mêmes informations que le tableau des Récoltes du rucher sur chacun des points de la courbe : </text:p>
      <text:list text:style-name="L63">
        <text:list-item>
          <text:p text:style-name="P408"><text:span text:style-name="T425">p</text:span>oids <text:span text:style-name="T399">kg (</text:span>de miel récolté<text:span text:style-name="T399">)</text:span></text:p>
        </text:list-item>
        <text:list-item>
          <text:p text:style-name="P408"><text:span text:style-name="T425">n</text:span>ombre de ruches <text:span text:style-name="T425">ayant fourni du miel pour cette récolte</text:span></text:p>
        </text:list-item>
        <text:list-item>
          <text:p text:style-name="P408"><text:span text:style-name="T425">p</text:span>oids moyen de miel par ruche</text:p>
        </text:list-item>
      </text:list>
      <text:p text:style-name="P409">Pour les contrôles du graphique : zoom, panoramique, légende voir l’annexe <text:bookmark-ref text:reference-format="chapter" text:ref-name="__RefNumPara__14404_1842270800">11.9</text:bookmark-ref>.</text:p>
      <text:h text:style-name="P410" text:outline-level="3"><text:bookmark-start text:name="__RefHeading___Toc8696_3166814798"/>Courbe des poids<text:bookmark-end text:name="__RefHeading___Toc8696_3166814798"/></text:h>
      <text:p text:style-name="P411">Le bouton "<text:span text:style-name="T426">Courbe des poids</text:span>" se trouve en tête de la liste des ruches du rucher.</text:p>
      <text:p text:style-name="P412">Affiche les courbes des poids <text:span text:style-name="T427">en fonction du temps </text:span>de tous les essaims d<text:span text:style-name="T428">es</text:span> ruche<text:span text:style-name="T428">s</text:span> du rucher. Les poids <text:span text:style-name="T428">sont calculés à partir des poids des ruches</text:span> des événements pesée, <text:span text:style-name="T428">diminués du poids de la ruche à vide. Ainsi les poids affichés par les courbes sont comparables.</text:span></text:p>
      <text:p text:style-name="P413">En survolant un point d’une courbe, une fenêtre affiche<text:span text:style-name="T429"> </text:span><text:span text:style-name="T430">trois lignes : </text:span></text:p>
      <text:list text:style-name="L64">
        <text:list-item>
          <text:p text:style-name="P414">la date de l'événement pesée, </text:p>
        </text:list-item>
        <text:list-item>
          <text:p text:style-name="P415"><text:span text:style-name="T429">le nom de l'essaim suivi de son poids </text:span><text:span text:style-name="T428">(poids ruche – poids ruche vide)</text:span><text:span text:style-name="T429"> et </text:span></text:p>
        </text:list-item>
        <text:list-item>
          <text:p text:style-name="P416">le nom de la ruche et le poids total tel qu’indiqué dans l’événement pesée.</text:p>
        </text:list-item>
      </text:list>
      <text:p text:style-name="P417">Pour les contrôles du graphique : zoom, panoramique, légende voir l’annexe <text:bookmark-ref text:reference-format="chapter" text:ref-name="__RefNumPara__14404_1842270800">11.9</text:bookmark-ref>.</text:p>
      <text:h text:style-name="P418" text:outline-level="3"><text:bookmark-start text:name="__RefHeading___Toc7781_3017125109"/>Création des événements Pesée<text:bookmark-end text:name="__RefHeading___Toc7781_3017125109"/></text:h>
      <text:p text:style-name="P419">Le bouton "Création des événements Pesée" se trouve en tête de la liste des ruches du rucher.</text:p>
      <text:p text:style-name="P419">Il permet la saisie des poids des ruches du rucher dans un tableau. La date et le commentaire des événements sont identiques pour tous les événements.</text:p>
      <text:p text:style-name="P419">Si un poids d’une ruche est laissé vide, il n’y aura pas d’événement Pesée créé pour cette ruche.</text:p>
      <text:p text:style-name="P419">La date est initialisée à la date de la saisie ou à la date décalée si ce mécanisme a été activé.</text:p>
      <text:p text:style-name="P420">Le tableau affiche :</text:p>
      <text:list text:style-name="L65">
        <text:list-item>
          <text:p text:style-name="P421">le nom de la ruche,</text:p>
        </text:list-item>
        <text:list-item>
          <text:p text:style-name="P421">le poids de la ruche vide,</text:p>
        </text:list-item>
        <text:list-item>
          <text:p text:style-name="P421">un champ permettant la saisie du poids,</text:p>
        </text:list-item>
        <text:list-item>
          <text:p text:style-name="P421">le poids et la date de saisie précédente pour le même essaim (si cet événement existe),</text:p>
        </text:list-item>
        <text:list-item>
          <text:p text:style-name="P421">le nom de l’essaim</text:p>
        </text:list-item>
      </text:list>
      <text:p text:style-name="P422"><text:soft-page-break/>Pour afficher le graphique des poids d'un essaim unique<text:span text:style-name="T431">,</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3">Une récolte consiste en l’extraction du miel d’une série de hausses.</text:p>
      <text:p text:style-name="P423">Les hausses doivent être dans leur situation de production dans le logiciel, c’est à dire sur la ruche <text:span text:style-name="T43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4">Après leur affectation à la récolte, les hausses peuvent être enlevées de leurs ruches <text:span text:style-name="T432">et les ruches changées de rucher si elles ont été retirées du rucher de production.</text:span></text:p>
      <text:p text:style-name="P425">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42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427"><text:span text:style-name="T154">La liste des </text:span><text:span text:style-name="T433">récoltes</text:span><text:span text:style-name="T154"> affiche les champs suivants :</text:span></text:p>
      <text:list text:style-name="L66">
        <text:list-item>
          <text:p text:style-name="P428"><text:span text:style-name="T28">Date </text:span>: la date de la récolte <text:span text:style-name="T434">(avec heure et minute)</text:span></text:p>
        </text:list-item>
        <text:list-item>
          <text:p text:style-name="P428"><text:span text:style-name="T28">Rucher</text:span><text:span text:style-name="T435">(s)</text:span><text:span text:style-name="T28"> </text:span>: le ou les ruchers dans lesquels les hausses récoltées se trouvaient</text:p>
        </text:list-item>
        <text:list-item>
          <text:p text:style-name="P429"><text:span text:style-name="T28">Type de miel</text:span> : Acacia, Châtaignier, Garrigue, Lavande, Romarin, Thym, Tilleul <text:s/><text:span text:style-name="T434">ou </text:span>Toutes fleurs</text:p>
        </text:list-item>
        <text:list-item>
          <text:p text:style-name="P428"><text:span text:style-name="T28">Poids de miel mis en pot</text:span> : <text:span text:style-name="T436">en kg</text:span></text:p>
        </text:list-item>
        <text:list-item>
          <text:p text:style-name="P430">Commentaire</text:p>
        </text:list-item>
      </text:list>
      <text:h text:style-name="Heading_20_2" text:outline-level="2"><text:bookmark-start text:name="__RefHeading___Toc1106_1613789997"/>Création<text:bookmark-end text:name="__RefHeading___Toc1106_1613789997"/></text:h>
      <text:p text:style-name="P431"><text:span text:style-name="T45">Vous pouvez créer un</text:span><text:span text:style-name="T345">e nouvelle récolte</text:span><text:span text:style-name="T45"> en cliquant sur le "+" dans la liste des </text:span><text:span text:style-name="T345">récoltes</text:span><text:span text:style-name="T45">.</text:span></text:p>
      <text:p text:style-name="P432">Le formulaire de création présente les champs suivants <text:span text:style-name="T437">(</text:span><text:span text:style-name="T438">pour Date et Type de miel, </text:span><text:span text:style-name="T437">voir </text:span><text:span text:style-name="T437"><text:bookmark-ref text:reference-format="chapter" text:ref-name="__RefNumPara__6824_4277074829">7.1</text:bookmark-ref></text:span><text:span text:style-name="T437">)</text:span> :</text:p>
      <text:list text:style-name="L67">
        <text:list-item>
          <text:p text:style-name="P433">Date</text:p>
        </text:list-item>
        <text:list-item>
          <text:p text:style-name="P433">Type de miel</text:p>
        </text:list-item>
        <text:list-item>
          <text:p text:style-name="P434"><text:span text:style-name="T28">Poids de miel</text:span> : <text:span text:style-name="T439">le poids de miel mis en pot. Normalement inconnu au moment de la création. Laisse</text:span><text:span text:style-name="T440">z</text:span><text:span text:style-name="T439"> ce champ vide.</text:span></text:p>
        </text:list-item>
        <text:list-item>
          <text:p text:style-name="P433">Commentaire</text:p>
        </text:list-item>
      </text:list>
      <text:h text:style-name="Heading_20_2" text:outline-level="2"><text:bookmark-start text:name="__RefHeading___Toc2109_1915135085"/>Statistiques production essaim/récolte<text:bookmark-end text:name="__RefHeading___Toc2109_1915135085"/></text:h>
      <text:p text:style-name="P435">Affiche un tableau donnant les productions (poids de miel en kg) de chaque essaim pour chaque récolte. Le total par essaim et le total par récolte sont affichés à droite et en bas du tableau.</text:p>
      <text:p text:style-name="P436">Les essaims actifs et inactifs sont affichés.</text:p>
      <text:p text:style-name="P437"><text:soft-page-break/>Les essaims n’ayant réalisé aucune production ne sont pas affichés. Cliquer sur la case à cocher "Tous" pour les afficher aussi.</text:p>
      <text:p text:style-name="P438">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9">Diagramme à barres verticales <text:span text:style-name="T441">(histogramme) </text:span>donnant pour chaque année le poids de miel en kg :</text:p>
      <text:list text:style-name="L68">
        <text:list-item>
          <text:p text:style-name="P440"><text:span text:style-name="T28">Hausses</text:span>, poids mesuré en pesant les hausses avant et après récolte. <text:span text:style-name="T442">L</text:span><text:span text:style-name="T443">es valeurs sont sur l’axe vertical à </text:span><text:span text:style-name="T444">gauche</text:span><text:span text:style-name="T443">.</text:span></text:p>
        </text:list-item>
        <text:list-item>
          <text:p text:style-name="P440"><text:span text:style-name="T28">Pots</text:span>, poids de miel mis en pot. <text:span text:style-name="T442">L</text:span><text:span text:style-name="T443">es valeurs sont sur l’axe vertical à </text:span><text:span text:style-name="T444">gauche</text:span><text:span text:style-name="T443">.</text:span></text:p>
        </text:list-item>
        <text:list-item>
          <text:p text:style-name="P441"><text:span text:style-name="T28">Hausses/Essaim</text:span>, poids de miel <text:span text:style-name="T445">pesé dans les</text:span> hausse<text:span text:style-name="T445">s</text:span> <text:span text:style-name="T442">rapporté au nombre </text:span><text:span text:style-name="T446">moyen </text:span><text:span text:style-name="T442">d’essaim actifs de l’année</text:span>. <text:span text:style-name="T442">L</text:span><text:span text:style-name="T443">es valeurs sont sur l’axe vertical à droite.</text:span></text:p>
        </text:list-item>
      </text:list>
      <text:p text:style-name="P442">En positionnant le curseur de la souris sur une barre on affiche les poids exacts.</text:p>
      <text:p text:style-name="P44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3"><text:span text:style-name="T447">On accède </text:span><text:span text:style-name="T145">à cette page</text:span><text:span text:style-name="T447"> en cliquant sur le nom d’une </text:span><text:span text:style-name="T448">récolte dans la liste des récoltes</text:span><text:span text:style-name="T79">. </text:span><text:span text:style-name="T78">Elle donne une synthèse de l</text:span><text:span text:style-name="T448">a récolte </text:span><text:span text:style-name="T449">et permet la saisie des hausses de la récolte et de leur poids de miel</text:span><text:span text:style-name="T450"> :</text:span></text:p>
      <text:p text:style-name="P444"><text:span text:style-name="T451">Tableau</text:span><text:span text:style-name="T83"> </text:span><text:span text:style-name="T80">d</text:span><text:span text:style-name="T83">es caractéristiques d</text:span><text:span text:style-name="T452">e</text:span><text:span text:style-name="T453"> </text:span><text:span text:style-name="T452">la récolte :</text:span></text:p>
      <text:list text:style-name="L69">
        <text:list-item>
          <text:p text:style-name="P445">Type de miel<text:span text:style-name="T29"> </text:span><text:span text:style-name="T454">(voir </text:span><text:span text:style-name="T454"><text:bookmark-ref text:reference-format="chapter" text:ref-name="__RefNumPara__6824_4277074829">7.1</text:bookmark-ref></text:span><text:span text:style-name="T454">)</text:span></text:p>
        </text:list-item>
        <text:list-item>
          <text:p text:style-name="P445">Rucher<text:span text:style-name="T455">(s)</text:span></text:p>
        </text:list-item>
        <text:list-item>
          <text:p text:style-name="P446"><text:span text:style-name="T28">Poids de miel hausses</text:span> : <text:span text:style-name="T448">la somme des poids de miel résultants du pesage des hausses </text:span><text:span text:style-name="T456">de la récolte</text:span></text:p>
        </text:list-item>
        <text:list-item>
          <text:p text:style-name="P445">Poids de miel mis en pot</text:p>
        </text:list-item>
        <text:list-item>
          <text:p text:style-name="P445">Commentaire</text:p>
        </text:list-item>
        <text:list-item>
          <text:p text:style-name="P447">Hausses <text:span text:style-name="T29">: le nombre de hausses</text:span></text:p>
        </text:list-item>
        <text:list-item>
          <text:p text:style-name="P446"><text:span text:style-name="T28">Ruches </text:span>: <text:span text:style-name="T448">le nombre de ruches concernées par cette récolte</text:span></text:p>
        </text:list-item>
        <text:list-item>
          <text:p text:style-name="P446"><text:span text:style-name="T28">Poids de miel moyen par ruche :</text:span> <text:span text:style-name="T448">en kg</text:span></text:p>
        </text:list-item>
      </text:list>
      <text:p text:style-name="P448"><text:span text:style-name="T28">Tableau des hausses de la récolte </text:span>:</text:p>
      <text:p text:style-name="P449">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7">Le nombre de ruches est affichée dans le titre, suivi éventuellement du nombre de hausses de récoltes incomplètes (sans ruche, essaim ou rucher renseigné).</text:span></text:p>
      <text:list text:style-name="L70">
        <text:list-item>
          <text:p text:style-name="P450"><text:span text:style-name="T28">Icône crayon </text:span><text:span text:style-name="T29">: e</text:span><text:span text:style-name="T458">n cliquant sur ce</text:span><text:span text:style-name="T29">tte icône</text:span><text:span text:style-name="T458">, on accède au formulaire de saisie du poids de cette hausse avant et après récolte. </text:span><text:span text:style-name="T459">Le poids avant doit être supérieur au poids après. Un </text:span><text:soft-page-break/><text:span text:style-name="T459">bouton Plus permet de modifier les champs Essaim, Ruche et Rucher </text:span><text:span text:style-name="T460">pour corriger des données erronées ou incomplètes</text:span><text:span text:style-name="T459">. </text:span></text:p>
        </text:list-item>
        <text:list-item>
          <text:p text:style-name="P451"><text:span text:style-name="T28">Hausse </text:span>: le nom de la hausse récoltée.</text:p>
        </text:list-item>
        <text:list-item>
          <text:p text:style-name="P452"><text:span text:style-name="T28">Ruche </text:span>: le nom de la ruche sur laquelle était cette hausse avant récolte</text:p>
        </text:list-item>
        <text:list-item>
          <text:p text:style-name="P452"><text:span text:style-name="T28">Essaim </text:span>: le nom de l’essaim</text:p>
        </text:list-item>
        <text:list-item>
          <text:p text:style-name="P452"><text:span text:style-name="T28">Rucher </text:span>: le nom du rucher</text:p>
        </text:list-item>
        <text:list-item>
          <text:p text:style-name="P452"><text:span text:style-name="T28">Poids de miel </text:span>: le poids de miel en kg récolté dans cette hausse, <text:span text:style-name="T461">différence entre le </text:span><text:span text:style-name="T462">poids avant et après récolte</text:span></text:p>
        </text:list-item>
        <text:list-item>
          <text:p text:style-name="P452"><text:span text:style-name="T28">Poids avant </text:span><text:span text:style-name="T463">extraction :</text:span> poids de la hausse en kg avant récolte</text:p>
        </text:list-item>
        <text:list-item>
          <text:p text:style-name="P452"><text:span text:style-name="T28">Poids après </text:span><text:span text:style-name="T463">extraction : </text:span>poids de la hausse en kg après récolte</text:p>
        </text:list-item>
      </text:list>
      <text:p text:style-name="P448"/>
      <text:p text:style-name="P453"><text:span text:style-name="T400">Les boutons d’action en haut à droite de la page </text:span><text:span text:style-name="T92">détail d’un</text:span><text:span text:style-name="T464">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4">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5">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5">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6" text:outline-level="3"><text:bookmark-start text:name="__RefHeading___Toc7239_1261868521"/>Saisie des poids de miel<text:bookmark-end text:name="__RefHeading___Toc7239_1261868521"/></text:h>
      <text:p text:style-name="P457">Permet la saisie en tableau de tous les poids <text:span text:style-name="T466">des hausses</text:span> de la Récolte.</text:p>
      <text:p text:style-name="P458"><text:soft-page-break/>Le poids de miel de la hausse sera calculé par la différence entre le poids de la hausse avant extraction et son poids après extraction.</text:p>
      <text:p text:style-name="P457">Les lignes modifiées par la saisie dans le formulaire sont mises en couleur pour faciliter la saisie.</text:p>
      <text:p text:style-name="P457">Pour chaque hausse, le poids avant récolte doivent être supérieur au poids après récolte. La vérification se fait quand on clique sur Enregistrer.</text:p>
      <text:p text:style-name="P457">Le poids minimum est le poids à vide de la hausse.</text:p>
      <text:h text:style-name="P459" text:outline-level="3"><text:bookmark-start text:name="__RefHeading___Toc3784_3476563104"/>Enlever toutes les hausses de l<text:span text:style-name="T467">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60">ajouter à la récolte un lot</text:p>
        </text:list-item>
        <text:list-item>
          <text:p text:style-name="P460">mesurer le poids de miel de ces hausses (facultatif mais mieux pour les commentaires des événements)</text:p>
        </text:list-item>
        <text:list-item>
          <text:p text:style-name="P460">retirer toutes les hausses de ce lot de leurs ruches <text:span text:style-name="T468">en indiquant la date de retrait du lot</text:span></text:p>
        </text:list-item>
        <text:list-item>
          <text:p text:style-name="P460"><text:span text:style-name="T468">p</text:span>uis passer au lot suivant.</text:p>
        </text:list-item>
      </text:list>
      <text:p text:style-name="Text_20_body">Il ne faut pas utiliser cette fonctionnalité <text:span text:style-name="T469">de retrait des hausses </text:span>après que les hausses aient été réaffectées à d’<text:span text:style-name="T470">autres</text:span> ruches. Pour éviter des erreurs, son accès est désactivé 30 jours après la récolte.</text:p>
      <text:h text:style-name="P461" text:outline-level="3"><text:bookmark-start text:name="__RefHeading___Toc3788_3476563104"/>Supprimer<text:bookmark-end text:name="__RefHeading___Toc3788_3476563104"/></text:h>
      <text:p text:style-name="Text_20_body"><text:span text:style-name="T471">S</text:span>upprime complètement la récolte et ses hausses de production.</text:p>
      <text:h text:style-name="P462" text:outline-level="3"><text:bookmark-start text:name="__RefHeading___Toc3786_3476563104"/>Statistiques <text:span text:style-name="T471">essaim</text:span><text:bookmark-end text:name="__RefHeading___Toc3786_3476563104"/></text:h>
      <text:p text:style-name="P463"><text:span text:style-name="T471">A</text:span><text:span text:style-name="T472">ffiche un diagramme en camembert indiquant la part de chaque essaim dans la production de miel de la récolte. </text:span><text:span text:style-name="T473">En </text:span><text:span text:style-name="T474">positionnant le curseur de la souris</text:span><text:span text:style-name="T473"> sur un secteur du camembert on affiche le nom de l’essaim, le poids de miel produit et le pourcentage que représente ce poids par rapport à la récolte.</text:span></text:p>
      <text:p text:style-name="P464">En cliquant sur un des items de la légende on enlève le secteur correspondant du camembert.</text:p>
      <text:p text:style-name="P465">Si la récolte a concerné plusieurs ruchers, une liste déroulante permet le limiter le diagramme aux essaims du rucher choisi.</text:p>
      <text:h text:style-name="P466" text:outline-level="3"><text:bookmark-start text:name="__RefHeading___Toc13359_3141829358"/><text:soft-page-break/>Statistiques production<text:bookmark-end text:name="__RefHeading___Toc13359_3141829358"/></text:h>
      <text:p text:style-name="P467">Cette page donne les statistiques de production des essaims qui ont produit des hausses pour cette récolte.</text:p>
      <text:p text:style-name="P467"><text:span text:style-name="T28">Premier tableau</text:span>, les statistiques au niveau des ruchers ayant participé à cette récolte :</text:p>
      <text:list text:style-name="L72">
        <text:list-item>
          <text:p text:style-name="P468">Rucher <text:span text:style-name="T29">: le nom de ce rucher</text:span></text:p>
        </text:list-item>
        <text:list-item>
          <text:p text:style-name="P468">Poids de miel hausses <text:span text:style-name="T29">: le poids de miel produits dans les hausses pour ce rucher</text:span></text:p>
        </text:list-item>
        <text:list-item>
          <text:p text:style-name="P468">Part récolte %<text:span text:style-name="T29">: la part de ce poids dans le poids total de la récolte</text:span></text:p>
        </text:list-item>
        <text:list-item>
          <text:p text:style-name="P468">Moyenne essaim <text:span text:style-name="T29">: la moyenne du poids produit par les essaims</text:span></text:p>
        </text:list-item>
        <text:list-item>
          <text:p text:style-name="P468">Écart type essaims <text:span text:style-name="T29">: l’écart type de ces poids</text:span></text:p>
        </text:list-item>
        <text:list-item>
          <text:p text:style-name="P468">Nb essaims <text:span text:style-name="T29">: le nombre d’essaim de ce rucher pour cette récolte</text:span></text:p>
        </text:list-item>
      </text:list>
      <text:p text:style-name="P467"><text:span text:style-name="T28">Deuxième tableau</text:span><text:span text:style-name="T29">, </text:span><text:span text:style-name="T475">l</text:span><text:span text:style-name="T476">es statistiques de production des essaims </text:span><text:span text:style-name="T477">pour cette récolte :</text:span></text:p>
      <text:list text:continue-list="list115208606688724" text:style-name="L20">
        <text:list-item>
          <text:p text:style-name="P469"><text:span text:style-name="T28">Essaim </text:span><text:span text:style-name="T29">: le nom de l’essaim</text:span></text:p>
        </text:list-item>
        <text:list-item>
          <text:p text:style-name="P470">Rucher <text:span text:style-name="T29">: le nom du rucher de production</text:span></text:p>
        </text:list-item>
        <text:list-item>
          <text:p text:style-name="P470">Poids de miel hausses <text:span text:style-name="T29">: le poids de miel produit dans les hausses de cet essaim</text:span></text:p>
        </text:list-item>
        <text:list-item>
          <text:p text:style-name="P470">Part récolte<text:span text:style-name="T29"> % : la part de ce poids par rapport au poids produit dans la récolte</text:span></text:p>
        </text:list-item>
        <text:list-item>
          <text:p text:style-name="P470">Part rucher<text:span text:style-name="T29"> % : <text:s/>la part de ce poids par rapport au poids produit dans le rucher pour cette récolte</text:span></text:p>
        </text:list-item>
        <text:list-item>
          <text:p text:style-name="P470">Nb hausses <text:span text:style-name="T29">: le nombre de hausses</text:span></text:p>
        </text:list-item>
        <text:list-item>
          <text:p text:style-name="P470">Écart moyenne <text:span text:style-name="T29">: l’écart du poids produit par l’essaim par rapport à la moyenne du rucher pour cette récolte</text:span></text:p>
        </text:list-item>
        <text:list-item>
          <text:p text:style-name="P471"><text:span text:style-name="T28">Note </text:span>: <text:span text:style-name="T478">c’est</text:span> <text:span text:style-name="T4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3"/>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79">que</text:span> <text:span text:style-name="T480">l’on peut créer par les menus des ruches, essaims, hausses et ruchers </text:span>sont :</text:p>
      <text:list text:style-name="L73">
        <text:list-item>
          <text:p text:style-name="P472">pour les ruches : commentaire</text:p>
        </text:list-item>
        <text:list-item>
          <text:p text:style-name="P472">pour les essaims : commentaire, ajout de sucre, traitement (varroa), pesée et modification des cadres </text:p>
        </text:list-item>
        <text:list-item>
          <text:p text:style-name="P472">pour les hausses : commentaire et remplissage</text:p>
        </text:list-item>
        <text:list-item>
          <text:p text:style-name="P472">pour les ruchers : commentaire</text:p>
        </text:list-item>
      </text:list>
      <text:p text:style-name="Text_20_body">D'autres événements sont créés lorsque l'on effectue certaines actions :</text:p>
      <text:list text:style-name="L74">
        <text:list-item>
          <text:p text:style-name="P473">Ajout d'une ruche dans un rucher</text:p>
        </text:list-item>
        <text:list-item>
          <text:p text:style-name="P473">Essaim mis dans une ruche</text:p>
        </text:list-item>
        <text:list-item>
          <text:p text:style-name="P473">Ajout d’<text:span text:style-name="T481">une</text:span> hausse sur une ruche</text:p>
        </text:list-item>
        <text:list-item>
          <text:p text:style-name="P473">Retrait d'une hausse d'une ruche</text:p>
        </text:list-item>
      </text:list>
      <text:p text:style-name="P474">Vous trouverez plus de détail dans l’<text:span text:style-name="T482">annexe </text:span><text:bookmark-ref text:reference-format="chapter" text:ref-name="__RefNumPara__5794_4003007640">11.4</text:bookmark-ref>.</text:p>
      <text:h text:style-name="P475"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6">Le menu principal Événements affiche des sous-menus pour lister tous les événements ou uniquement les événements d’un certain type <text:span text:style-name="T483">(Événements Sucre, Événements traitement...)</text:span>.</text:p>
      <text:p text:style-name="P477">Un<text:span text:style-name="T484">e liste en haut des pages</text:span> Événements permet de n’afficher que les événements pour une certaine période de temps dans ces listes (<text:span text:style-name="T484">M</text:span>oins d’un an, d’un mois, d’une semaine…).</text:p>
      <text:p text:style-name="P478">L<text:span text:style-name="T485">es</text:span> liste<text:span text:style-name="T485">s</text:span> peu<text:span text:style-name="T485">vent</text:span> être exportée<text:span text:style-name="T485">s</text:span>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 tous les événements affiche les champs suivants :</text:p>
      <text:list text:style-name="L75">
        <text:list-item>
          <text:p text:style-name="P479"><text:span text:style-name="T28">Date </text:span>: la date de l’événement</text:p>
        </text:list-item>
        <text:list-item>
          <text:p text:style-name="P479"><text:span text:style-name="T28">Événement </text:span>: le type de l’événement</text:p>
        </text:list-item>
        <text:list-item>
          <text:p text:style-name="P480">Ruche</text:p>
        </text:list-item>
        <text:list-item>
          <text:p text:style-name="P480">Essaim</text:p>
        </text:list-item>
        <text:list-item>
          <text:p text:style-name="P480">Rucher</text:p>
        </text:list-item>
        <text:list-item>
          <text:p text:style-name="P480">Hausse</text:p>
        </text:list-item>
        <text:list-item>
          <text:p text:style-name="P480"><text:soft-page-break/>Valeur <text:span text:style-name="T486">ce champ à une signification spécifique au type d’événement :</text:span></text:p>
          <text:list>
            <text:list-item>
              <text:p text:style-name="P481">sucre, poids ruche : le poids en kg</text:p>
            </text:list-item>
            <text:list-item>
              <text:p text:style-name="P482">cadre : le nombre de cadre dans la ruche</text:p>
            </text:list-item>
            <text:list-item>
              <text:p text:style-name="P483">ajout ruche : le rucher de provenance de la ruche</text:p>
            </text:list-item>
            <text:list-item>
              <text:p text:style-name="P483">commentaires : le nombre de jours si notification</text:p>
            </text:list-item>
            <text:list-item>
              <text:p text:style-name="P483">remplissage hausse : le remplissage en %</text:p>
            </text:list-item>
            <text:list-item>
              <text:p text:style-name="P483">pose et retrait hausse : le numéro d’ordre de la hausse sur la ruche</text:p>
            </text:list-item>
            <text:list-item>
              <text:p text:style-name="P484"><text:span text:style-name="T29">traitement : le type de traitement voir annexe </text:span><text:span text:style-name="T29"><text:bookmark-ref text:reference-format="chapter" text:ref-name="__RefHeading___Toc14976_790909648">11.12</text:bookmark-ref></text:span></text:p>
            </text:list-item>
          </text:list>
        </text:list-item>
        <text:list-item>
          <text:p text:style-name="P480">Commentaire</text:p>
        </text:list-item>
      </text:list>
      <text:p text:style-name="Text_20_body">Les listes spécifiques à un type d’événement <text:span text:style-name="T487">sont</text:span> disponibles dans le menu Événements sont<text:span text:style-name="T488"> </text:span><text:span text:style-name="T489">décrites </text:span><text:span text:style-name="T490">au paragraphe </text:span><text:span text:style-name="T490"><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1">(</text:span><text:span text:style-name="T491"><text:bookmark-ref text:reference-format="chapter" text:ref-name="__RefNumPara__5499_954628511">4.13.11</text:bookmark-ref></text:span><text:span text:style-name="T491">) </text:span>ou "Sucre" <text:span text:style-name="T491">(</text:span><text:span text:style-name="T491"><text:bookmark-ref text:reference-format="chapter" text:ref-name="__RefNumPara__5501_954628511">4.13.10</text:bookmark-ref></text:span><text:span text:style-name="T491">) </text:span>pour l’essaim concerné.</text:p>
      <text:p text:style-name="Text_20_body">À partir de la liste de tous les événements, on peut créer un événement librement en choisissant tous les champ<text:span text:style-name="T492">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5">On accède <text:span text:style-name="T145">à cette page</text:span> en cliquant sur l<text:span text:style-name="T493">a date d’un événement dans leur liste.</text:span></text:p>
      <text:p text:style-name="P486"><text:span text:style-name="T400">Les boutons d’action en haut à droite de la page </text:span><text:span text:style-name="T92">détail d’un é</text:span><text:span text:style-name="T494">vénement :</text:span></text:p>
      <text:h text:style-name="P487" text:outline-level="3"><text:bookmark-start text:name="__RefHeading___Toc3790_3476563104"/>Modifier<text:bookmark-end text:name="__RefHeading___Toc3790_3476563104"/></text:h>
      <text:p text:style-name="Text_20_body">Les champs affichés sont les mêmes que <text:span text:style-name="T495">ceux de la liste des événements</text:span>.</text:p>
      <text:p text:style-name="P488">Par défaut seuls les champs date, valeur et commentaire sont visibles. Ils permettent de modifier un événement sans le changer fondamentalement. Pour afficher tous les champs cliquer la case à cocher "Afficher plus".</text:p>
      <text:h text:style-name="P487" text:outline-level="3"><text:bookmark-start text:name="__RefHeading___Toc3792_3476563104"/>Supprimer<text:bookmark-end text:name="__RefHeading___Toc3792_3476563104"/></text:h>
      <text:p text:style-name="Text_20_body"><text:span text:style-name="T496">P</text:span><text:span text:style-name="T497">our supprimer l’</text:span><text:span text:style-name="T498">événement. </text:span><text:span text:style-name="T499">Attention la suppression d’un événement "Ajout dans rucher" peut rendre l’historique des mouvements de ruches d’un rucher incohérent.</text:span></text:p>
      <text:p text:style-name="Text_20_body"/>
      <text:h text:style-name="P489" text:outline-level="2"><text:bookmark-start text:name="__RefHeading___Toc8646_2708070060"/><text:bookmark-start text:name="__RefNumPara__8479_2708070060"/><text:soft-page-break/>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490">Liste les événements sucre avec le poids de sucre en kilogrammes dans la colonne Poids.</text:p>
      <text:p text:style-name="P490">La colonne Ajout hausse donne le premier événement Ajout Hausse suivant cet événement Ajout de sucre. Un délai d’une quinzaine de jours est nécessaire pour éviter de retrouver du sucre dans les hausses.</text:p>
      <text:p text:style-name="P490">En bas du tableau on trouve le total de sucre ajouté pour l’ensemble des pages (limitées par la période et le champ recherche), ainsi que le total de la page.</text:p>
      <text:p text:style-name="P491">En cliquant sur la case à cocher <text:span text:style-name="T500">"</text:span><text:span text:style-name="T501">Grouper</text:span><text:span text:style-name="T500">"</text:span><text:span text:style-name="T501"> on affiche les événements groupés par date (jour)</text:span><text:span text:style-name="T502"> et par</text:span><text:span text:style-name="T501"> rucher. Les colonnes affichées sont alors : la date, le rucher, le </text:span><text:span text:style-name="T502">poids de sucre total</text:span><text:span text:style-name="T501">, le nombre de ruches </text:span><text:span text:style-name="T502">auxquelles on a ajouté du sucre</text:span><text:span text:style-name="T501"> et les noms de ces ruches.</text:span></text:p>
      <text:h text:style-name="Heading_20_3" text:outline-level="3"><text:bookmark-start text:name="__RefHeading___Toc8303_2708070060"/>Liste événements Traitement varroa<text:bookmark-end text:name="__RefHeading___Toc8303_2708070060"/></text:h>
      <text:p text:style-name="P492">Liste les événements début de Traitement Varroa.</text:p>
      <text:p text:style-name="P492">En cliquant sur la case à cocher <text:span text:style-name="T500">"</text:span>Tous<text:span text:style-name="T500">"</text:span> on affiche tous les événements : début et fin de traitement.</text:p>
      <text:p text:style-name="P493">La colonne Traitement donne le code du traitement, voir annexe <text:bookmark-ref text:reference-format="chapter" text:ref-name="__RefHeading___Toc14976_790909648">11.12</text:bookmark-ref></text:p>
      <text:p text:style-name="P494">En cliquant sur la case à cocher <text:span text:style-name="T500">"</text:span><text:span text:style-name="T501">Grouper</text:span><text:span text:style-name="T500">"</text:span><text:span text:style-name="T501">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5">Liste les événements de pesage des ruches. Le poids est indiqué dans la colonne Poids.</text:p>
      <text:p text:style-name="P496">La colonne Poids Ruche donne le poids à vide de la ruche et la Différence (permettant d’estimer les réserves pour l’hiver) est affichée dans la colonne suivante. </text:p>
      <text:p text:style-name="P422">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5">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495">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7"><text:span text:style-name="T503">L</text:span>iste les événements <text:span text:style-name="T504">"Commentaire" </text:span>avec des notifications actives. <text:span text:style-name="T505">E</text:span>n cochant la case "Tous" cela les liste tous <text:span text:style-name="T506">(même ceux dont la notification est échue).</text:span></text:p>
      <text:p text:style-name="P498">Voir l’annexe <text:bookmark-ref text:reference-format="chapter" text:ref-name="__RefNumPara__5490_2176436653">11.3</text:bookmark-ref><text:s/>pour plus de détail sur la création des événements Notifications.</text:p>
      <text:h text:style-name="P499" text:outline-level="3"><text:bookmark-start text:name="__RefHeading___Toc8309_2708070060"/><text:soft-page-break/>Liste événements Remplissage hausse<text:bookmark-end text:name="__RefHeading___Toc8309_2708070060"/></text:h>
      <text:p text:style-name="P500">Liste les événements Remplissage hausse.</text:p>
      <text:h text:style-name="P501" text:outline-level="3"><text:bookmark-start text:name="__RefHeading___Toc13061_2172779865"/>Liste événements Pose/Retrait hausse<text:bookmark-end text:name="__RefHeading___Toc13061_2172779865"/></text:h>
      <text:p text:style-name="P502">Liste les événements <text:span text:style-name="T507">ajout</text:span> et retrait des hausses sur les ruches. Le numéro d’ordre de la hausse sur la ruche est indiqué dans la colonne "Ordre".</text:p>
      <text:p text:style-name="P503">En cliquant sur la case à cocher <text:span text:style-name="T500">"</text:span><text:span text:style-name="T501">Grouper</text:span><text:span text:style-name="T500">"</text:span><text:span text:style-name="T501"> on affiche les événements groupés par date (jour), rucher et type </text:span><text:span text:style-name="T508">ajout/retrait</text:span><text:span text:style-name="T501">. Les colonnes affichées sont alors : la date, le type </text:span><text:span text:style-name="T508">ajout/retrait</text:span><text:span text:style-name="T501">, </text:span><text:span text:style-name="T508">le rucher, </text:span><text:span text:style-name="T501">le nombre de </text:span><text:span text:style-name="T508">hausse</text:span><text:span text:style-name="T501"> et les noms de</text:span><text:span text:style-name="T509"> ces</text:span><text:span text:style-name="T501"> </text:span><text:span text:style-name="T507">hausses</text:span><text:span text:style-name="T508">.</text:span></text:p>
      <text:h text:style-name="P504" text:outline-level="3"><text:bookmark-start text:name="__RefHeading___Toc14817_304833724"/>Liste événements Essaim mis dans ruche<text:bookmark-end text:name="__RefHeading___Toc14817_304833724"/></text:h>
      <text:p text:style-name="P505">Liste les événements "Essaim mis dans ruche".</text:p>
      <text:p text:style-name="P506">En cliquant sur la case à cocher <text:span text:style-name="T500">"</text:span><text:span text:style-name="T501">Grouper</text:span><text:span text:style-name="T500">"</text:span><text:span text:style-name="T501"> on affiche les événements groupés par </text:span><text:span text:style-name="T509">essaim</text:span><text:span text:style-name="T501">. Les colonnes affichées sont alors : la date</text:span><text:span text:style-name="T509"> du premier événement</text:span><text:span text:style-name="T501">, l</text:span><text:span text:style-name="T509">'essaim</text:span><text:span text:style-name="T508">, </text:span><text:span text:style-name="T501">le nombre de</text:span><text:span text:style-name="T509"> ruches</text:span><text:span text:style-name="T501"> et les noms de</text:span><text:span text:style-name="T509"> ces ruches</text:span><text:span text:style-name="T508">.</text:span></text:p>
      <text:h text:style-name="P15" text:outline-level="1"><text:bookmark-start text:name="__RefHeading___Toc1116_1613789997"/><text:bookmark-start text:name="__RefNumPara__6983_1347557479"/>Personnes<text:bookmark-end text:name="__RefHeading___Toc1116_1613789997"/><text:bookmark-end text:name="__RefNumPara__6983_1347557479"/></text:h>
      <text:p text:style-name="P507">Les personnes servent en tant que contact d’un rucher ou pour l’authentification dans le logiciel <text:span text:style-name="T510">(voir </text:span><text:span text:style-name="T510"><text:bookmark-ref text:reference-format="chapter" text:ref-name="__RefNumPara__5436_3313357475">1</text:bookmark-ref></text:span><text:span text:style-name="T510">)</text:span>.</text:p>
      <text:h text:style-name="P508" text:outline-level="2"><text:bookmark-start text:name="__RefHeading___Toc1570_1905309782"/>Liste<text:bookmark-end text:name="__RefHeading___Toc1570_1905309782"/></text:h>
      <text:p text:style-name="P509">L<text:span text:style-name="T511">a liste</text:span> peut être exportée au format CSV ou PDF, imprimée, triée, filtrée, paginée. Les colonnes peuvent être masquées/affichées.</text:p>
      <text:p text:style-name="P509"><text:span text:style-name="T154">La liste des </text:span><text:span text:style-name="T512">personnes</text:span><text:span text:style-name="T154"> affiche les champs suivants :</text:span></text:p>
      <text:list text:style-name="L76">
        <text:list-item>
          <text:p text:style-name="P510">Nom</text:p>
        </text:list-item>
        <text:list-item>
          <text:p text:style-name="P510">Prénom</text:p>
        </text:list-item>
        <text:list-item>
          <text:p text:style-name="P511">Téléphone</text:p>
        </text:list-item>
        <text:list-item>
          <text:p text:style-name="P512"><text:span text:style-name="T28">Email </text:span>: <text:span text:style-name="T513">il sert au</text:span><text:span text:style-name="T514">x</text:span><text:span text:style-name="T513"> utilisateurs du logiciel en cas d’oubli de leur mot de passe</text:span></text:p>
        </text:list-item>
        <text:list-item>
          <text:p text:style-name="P510">Adresse</text:p>
        </text:list-item>
        <text:list-item>
          <text:p text:style-name="P512"><text:span text:style-name="T28">Login </text:span>: renseigné si la personne a le droit de se connecter au logiciel</text:p>
        </text:list-item>
        <text:list-item>
          <text:p text:style-name="P513"><text:span text:style-name="T28">Rôle </text:span>: le rôle "admin" donne le droit </text:p>
          <text:list>
            <text:list-item>
              <text:p text:style-name="P514">de créer de nouvelles Personnes</text:p>
            </text:list-item>
            <text:list-item>
              <text:p text:style-name="P513">de modifier les comptes d’autres utilisateurs </text:p>
            </text:list-item>
            <text:list-item>
              <text:p text:style-name="P513"><text:span text:style-name="T515">et </text:span><text:span text:style-name="T516">d’avoir accès à certains items du menu Admin : API Rest, Logs et Tests</text:span></text:p>
            </text:list-item>
          </text:list>
        </text:list-item>
        <text:list-item>
          <text:p text:style-name="P515">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517">personne</text:span><text:span text:style-name="T29"> active si "oui"</text:span></text:p>
        </text:list-item>
      </text:list>
      <text:h text:style-name="Heading_20_2" text:outline-level="2"><text:bookmark-start text:name="__RefHeading___Toc1572_1905309782"/>Création<text:bookmark-end text:name="__RefHeading___Toc1572_1905309782"/></text:h>
      <text:p text:style-name="P516"><text:span text:style-name="T45">Vous pouvez créer un</text:span><text:span text:style-name="T518">e</text:span><text:span text:style-name="T45"> </text:span><text:span text:style-name="T340">nou</text:span><text:span text:style-name="T519">velle personne</text:span><text:span text:style-name="T45"> </text:span><text:span text:style-name="T516">si vous avez le rôle "admin" </text:span><text:span text:style-name="T45">en cliquant sur le "+" dans la liste des </text:span><text:span text:style-name="T519">personnes</text:span><text:span text:style-name="T45">.</text:span></text:p>
      <text:p text:style-name="P517">Le formulaire de création présente les champs suivants :</text:p>
      <text:list text:style-name="L77">
        <text:list-item>
          <text:p text:style-name="P518">Nom : <text:span text:style-name="T520">champ obligatoire</text:span></text:p>
        </text:list-item>
        <text:list-item>
          <text:p text:style-name="P519">Prénom : <text:span text:style-name="T520">champ obligatoire</text:span></text:p>
        </text:list-item>
        <text:list-item>
          <text:p text:style-name="P520"><text:span text:style-name="T521">T</text:span>éléphone :<text:span text:style-name="T29"> </text:span><text:span text:style-name="T522">si plusieurs numéros, utiliser / comme séparateur, </text:span><text:span text:style-name="T523">la page détail de la personne affichera alors des liens permettant d’appeler ces numéros.</text:span></text:p>
        </text:list-item>
        <text:list-item>
          <text:p text:style-name="P518">Emai<text:span text:style-name="T524">l</text:span></text:p>
        </text:list-item>
        <text:list-item>
          <text:p text:style-name="P518">Adresse</text:p>
        </text:list-item>
        <text:list-item>
          <text:p text:style-name="P518">Login</text:p>
        </text:list-item>
        <text:list-item>
          <text:p text:style-name="P518">Password</text:p>
        </text:list-item>
        <text:list-item>
          <text:p text:style-name="P521"><text:span text:style-name="T28">Rôles </text:span>: <text:span text:style-name="T525">"</text:span><text:span text:style-name="T526">A</text:span><text:span text:style-name="T525">dmin" si l’utilisateur est admin</text:span><text:span text:style-name="T527">istrateur</text:span><text:span text:style-name="T525">, sinon</text:span><text:span text:style-name="T521"> laisser </text:span><text:span text:style-name="T526">Aucun</text:span><text:span text:style-name="T521">.</text:span></text:p>
        </text:list-item>
        <text:list-item>
          <text:p text:style-name="P518"><text:soft-page-break/>Active</text:p>
        </text:list-item>
      </text:list>
      <text:h text:style-name="Heading_20_2" text:outline-level="2"><text:bookmark-start text:name="__RefHeading___Toc1120_1613789997"/>Détail d'une personne<text:bookmark-end text:name="__RefHeading___Toc1120_1613789997"/></text:h>
      <text:p text:style-name="P522">On accède à cette page en cliquant sur le nom d’une personne.</text:p>
      <text:p text:style-name="P523"><text:span text:style-name="T28">Premier tableau</text:span> : <text:span text:style-name="T528">Téléphone </text:span><text:span text:style-name="T529">(cliquer sur </text:span><text:span text:style-name="T530">un</text:span><text:span text:style-name="T529"> numéro pour l’appeler)</text:span><text:span text:style-name="T528">, </text:span>Email <text:span text:style-name="T531">(cliquer pour envoyer un email)</text:span>, adresse, login et rôle</text:p>
      <text:p text:style-name="P523"><text:span text:style-name="T28">Deuxième tableau</text:span> : la liste des ruchers dont la personne est le contact</text:p>
      <text:p text:style-name="P524"><text:span text:style-name="T400">Les boutons d’action en haut à droite de la page </text:span><text:span text:style-name="T92">détail d’un</text:span><text:span text:style-name="T532">e personne :</text:span></text:p>
      <text:h text:style-name="Heading_20_3" text:outline-level="3"><text:bookmark-start text:name="__RefHeading___Toc3794_3476563104"/>Modifier<text:bookmark-end text:name="__RefHeading___Toc3794_3476563104"/></text:h>
      <text:p text:style-name="Text_20_body"><text:span text:style-name="T53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3">S</text:span>uppression d’une personne</text:p>
      <text:h text:style-name="P525"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8">
        <text:list-item>
          <text:p text:style-name="P52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6">Afficher latitude et longitude dans les listes</text:p>
        </text:list-item>
        <text:list-item>
          <text:p text:style-name="P52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8">Il vous faut gérer les cookies pour la session <text:span text:style-name="T534">(avec les options -c pour écrire et -b pour lire les cookies dans un fichier) </text:span>, ainsi que le _csrf <text:span text:style-name="T534">(qui </text:span><text:span text:style-name="T535">dans un élément input</text:span><text:span text:style-name="T534"> du formulaire de login).</text:span></text:p>
      <text:p text:style-name="P528">Remplacez l’url de votre site Ruches, <text:span text:style-name="T536">ainsi que </text:span><text:span text:style-name="T537">le nom d’utilisateur et son password.</text:span></text:p>
      <text:p text:style-name="P529">Vous pouvez garder le nom du fichier cookie inchangé (variable cookie).</text:p>
      <text:p text:style-name="P530"><text:soft-page-break/>site=<text:span text:style-name="T538">https://</text:span>monsite/<text:span text:style-name="T538">ruches</text:span></text:p>
      <text:p text:style-name="P528">user=<text:span text:style-name="T536">xxxx</text:span></text:p>
      <text:p text:style-name="P528">pass=<text:span text:style-name="T536">yyyy</text:span></text:p>
      <text:p text:style-name="P531">cookie=cookiesruches</text:p>
      <text:p text:style-name="Text_20_body">csrf=$(curl -i -c <text:span text:style-name="T534">$cookie</text:span> $site/login | grep -oP "_csrf\" value=\"\K.*(?=\")")</text:p>
      <text:p text:style-name="P532">curl -i -c <text:span text:style-name="T534">$cookie</text:span> -b <text:span text:style-name="T534">$cookie</text:span> $site/login -d "username=$<text:span text:style-name="T539">user</text:span>&amp;password=$<text:span text:style-name="T539">pass</text:span>&amp;_csrf=$csrf"</text:p>
      <text:p text:style-name="P532">curl -b <text:span text:style-name="T534">$cookie</text:span> $site/rest</text:p>
      <text:p text:style-name="P532">curl -b <text:span text:style-name="T534">$cookie</text:span> $site/rest/essaims</text:p>
      <text:p text:style-name="P532">curl -b <text:span text:style-name="T534">$cookie</text:span> $site/rest/essaims/search/findByNom?nom=Vit-3.2</text:p>
      <text:h text:style-name="P533" text:outline-level="2"><text:bookmark-start text:name="__RefHeading___Toc3332_1733795245"/>Logs<text:bookmark-end text:name="__RefHeading___Toc3332_1733795245"/></text:h>
      <text:p text:style-name="P534">Ce menu n’est visible que pour les utilisateurs ayant un rôle Admin.</text:p>
      <text:p text:style-name="P535">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6">La page <text:span text:style-name="T540">I</text:span>nfos affiche des statistiques et des alertes permettant de prévoir des actions correctives à réaliser. Elle affiche <text:span text:style-name="T541">dans des sections dépliables </text:span><text:span text:style-name="T540">les éléments suivants</text:span> :</text:p>
      <text:list text:style-name="L79">
        <text:list-item>
          <text:p text:style-name="P537">Les nombres d’éléments actifs uniquement</text:p>
        </text:list-item>
      </text:list>
      <text:list text:style-name="L80">
        <text:list-item>
          <text:list>
            <text:list-item>
              <text:p text:style-name="P538">Le nombre de ruchers en comptant le dépôt.</text:p>
            </text:list-item>
            <text:list-item>
              <text:p text:style-name="P539">Le nombre de ruchers dans lesquels il y a des ruches de production avec essaim.</text:p>
            </text:list-item>
            <text:list-item>
              <text:p text:style-name="P539">Le nombre de ruchers dans lesquels il y a des ruches de production avec essaim et hausses.</text:p>
            </text:list-item>
            <text:list-item>
              <text:p text:style-name="P540">Le nombre de ruches<text:span text:style-name="T542"> </text:span><text:span text:style-name="T543">(production, élevage et total).</text:span></text:p>
            </text:list-item>
            <text:list-item>
              <text:p text:style-name="P541">Le nombre de ruches<text:span text:style-name="T543"> </text:span>au dépôt <text:span text:style-name="T543">(production, élevage et total).</text:span></text:p>
            </text:list-item>
            <text:list-item>
              <text:p text:style-name="P541">Le nombre de ruches<text:span text:style-name="T543"> </text:span>avec essaim <text:span text:style-name="T543">(production, élevage et total).</text:span></text:p>
            </text:list-item>
            <text:list-item>
              <text:p text:style-name="P539">Le nombre d’essaims (hors ruche et total).</text:p>
            </text:list-item>
            <text:list-item>
              <text:p text:style-name="P542">Le nombre d’essaims pour chaque valeur du champ Origine. <text:span text:style-name="T541">En survolant les items affichés, on fait apparaître le pourcentage correspondant et le détail du libellé de l’Origine.</text:span></text:p>
            </text:list-item>
            <text:list-item>
              <text:p text:style-name="P540">Le nombre de hausses <text:span text:style-name="T540">(posées, non posées et total).</text:span></text:p>
            </text:list-item>
          </text:list>
        </text:list-item>
        <text:list-item>
          <text:p text:style-name="P543">Les nombre d’éléments inactifs uniquement</text:p>
          <text:list>
            <text:list-item>
              <text:p text:style-name="P544">Le nombre d’essaims</text:p>
            </text:list-item>
            <text:list-item>
              <text:p text:style-name="P545">Le nombre d’essaims pour chaque valeur du champ <text:span text:style-name="T541">Sortie. En survolant les items affichés, on fait apparaître le pourcentage correspondant et le détail du libellé de la Sortie.</text:span></text:p>
            </text:list-item>
          </text:list>
        </text:list-item>
        <text:list-item>
          <text:p text:style-name="P538"><text:soft-page-break/>Les distances de butinage : rayon et surface des cercles de butinage. <text:span text:style-name="T542">Ces cercles sont visibles sur les cartes détail IGN et OSM des ruchers (voir </text:span><text:span text:style-name="T542"><text:bookmark-ref text:reference-format="chapter" text:ref-name="__RefNumPara__5038_3822915612">11.1</text:bookmark-ref></text:span><text:span text:style-name="T542">).</text:span></text:p>
        </text:list-item>
        <text:list-item>
          <text:p text:style-name="P538">Un tableau affichant des valeurs par année : </text:p>
          <text:list>
            <text:list-item>
              <text:p text:style-name="P546">Le nombre d’interventions journalières dans les ruchers. Ce nombre est le nombre d’événements regroupés par jour et par rucher. Les événements commentaire (ruche, rucher, essaim et hausse) ne sont pas pris en compte.</text:p>
            </text:list-item>
            <text:list-item>
              <text:p text:style-name="P547"><text:span text:style-name="T544">L</text:span>e nombre d’interventions journalières. Ce nombre est le nombre d’événements regroupés par jour. Les événements commentaire (ruche, rucher, essaim et hausse) ne sont pas pris en compte.</text:p>
            </text:list-item>
            <text:list-item>
              <text:p text:style-name="P538">Poids de miel mis en pot <text:span text:style-name="T543">(somme des poids de miel mis en pots des récoltes de l’année)</text:span></text:p>
            </text:list-item>
            <text:list-item>
              <text:p text:style-name="P548">Nombre de récoltes</text:p>
            </text:list-item>
            <text:list-item>
              <text:p text:style-name="P540">Nombre d’essaims <text:span text:style-name="T543">(nombre d’essaims de l’année précédente + nombre d’essaims créés dans l’année – nombre d’essaims dispersés dans l’année)</text:span></text:p>
            </text:list-item>
            <text:list-item>
              <text:p text:style-name="P538">Poids de miel / nombre d’essaims</text:p>
            </text:list-item>
            <text:list-item>
              <text:p text:style-name="P538">Nombre d’essaims créés dans l’année <text:span text:style-name="T543">(compte des essaims dont la date d’acquisition est dans l’année)</text:span></text:p>
            </text:list-item>
            <text:list-item>
              <text:p text:style-name="P538">Nombre d’essaims dispersés dans l’année <text:span text:style-name="T543">(</text:span><text:span text:style-name="T268">en utilisant la date de dispersion des essaims inactifs</text:span><text:span text:style-name="T543">)</text:span></text:p>
            </text:list-item>
            <text:list-item>
              <text:p text:style-name="P549">Nombre d'acquisitions de ruches</text:p>
            </text:list-item>
            <text:list-item>
              <text:p text:style-name="P549">Nombre d'acquisitions de hausses</text:p>
            </text:list-item>
            <text:list-item>
              <text:p text:style-name="P538">Poids de sucre distribué <text:span text:style-name="T543">(compte du poids de sucre total des événements sucre de l’année)</text:span></text:p>
            </text:list-item>
            <text:list-item>
              <text:p text:style-name="P540">Nombre de traitements <text:span text:style-name="T543">(compte du nombre d’événements début traitement de l’année)</text:span><text:span text:style-name="T545">. En cliquant sur le "+" affichage des lignes par type de traitement.</text:span></text:p>
            </text:list-item>
            <text:list-item>
              <text:p text:style-name="P550">Nombre d'événements. <text:s/>En cliquant sur le "+" affichage des lignes par type d'événement.</text:p>
            </text:list-item>
          </text:list>
        </text:list-item>
        <text:list-item>
          <text:p text:style-name="P540"><text:span text:style-name="T543">La liste des</text:span> ruches <text:span text:style-name="T543">actives avec</text:span> essaim qui sont au dépôt</text:p>
        </text:list-item>
        <text:list-item>
          <text:p text:style-name="P540"><text:span text:style-name="T543">La liste des</text:span> ruches <text:span text:style-name="T543">actives avec des hausses</text:span> qui sont au dépôt</text:p>
        </text:list-item>
        <text:list-item>
          <text:p text:style-name="P540"><text:span text:style-name="T543">La liste des</text:span> ruches <text:span text:style-name="T543">actives </text:span>sans essaim qui ne sont pas au dépôt</text:p>
        </text:list-item>
        <text:list-item>
          <text:p text:style-name="P551">La liste des essaims actifs hors ruches</text:p>
        </text:list-item>
        <text:list-item>
          <text:p text:style-name="P540"><text:span text:style-name="T543">La liste des</text:span> ruchers <text:span text:style-name="T543">actifs </text:span>à plus de 20m du barycentre de leurs ruches</text:p>
        </text:list-item>
        <text:list-item>
          <text:p text:style-name="P540"><text:span text:style-name="T543">La liste des</text:span> ruches <text:span text:style-name="T543">actives </text:span>à plus de 200m de leurs ruchers</text:p>
        </text:list-item>
        <text:list-item>
          <text:p text:style-name="P552"><text:span text:style-name="T543">La liste des</text:span> ruches <text:span text:style-name="T543">actives </text:span>sans événement depuis 4 semaines</text:p>
        </text:list-item>
        <text:list-item>
          <text:p text:style-name="P553"><text:span text:style-name="T543">La liste des</text:span> <text:span text:style-name="T543">essaims</text:span> <text:span text:style-name="T543">actifs</text:span> ayant une date de naissance supérieure à la date d’acquisition.</text:p>
        </text:list-item>
      </text:list>
      <text:h text:style-name="P554" text:outline-level="2"><text:bookmark-start text:name="__RefNumPara__6922_993501421"/><text:bookmark-start text:name="__RefHeading___Toc4457_1171085051"/><text:soft-page-break/>Tests<text:bookmark-end text:name="__RefNumPara__6922_993501421"/><text:bookmark-end text:name="__RefHeading___Toc4457_1171085051"/></text:h>
      <text:p text:style-name="P555">Ce menu n’est visible que pour les utilisateurs ayant un rôle Admin.</text:p>
      <text:p text:style-name="P556"><text:span text:style-name="T546">Le programme t</text:span>este : </text:p>
      <text:list text:style-name="L81">
        <text:list-item>
          <text:p text:style-name="P557">s’il y a des erreurs dans l’historique de tous les ruchers. <text:span text:style-name="T54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548">À la fin du traitement le rucher doit être à son état initial, c’est à dire vide. Des erreurs peuvent apparaître au cours du traitement si des événements </text:span><text:span text:style-name="T547">"Ajout de ruche" </text:span><text:span text:style-name="T548">ont été modifiés ou supprimés à mauvais escient. Ce test affiche donc ces erreurs qui peuvent alors être analysées et corrigées.</text:span></text:p>
          <text:list>
            <text:list-item>
              <text:p text:style-name="P558">Erreur 1 : le rucher ne contient pas la ruche désignée par l'événement <text:span text:style-name="T549">Retrait.</text:span></text:p>
            </text:list-item>
            <text:list-item>
              <text:p text:style-name="P558">Erreur 2 : deux ajouts successifs d’une ruche dans le même rucher</text:p>
            </text:list-item>
            <text:list-item>
              <text:p text:style-name="P559">Erreur 3 : <text:span text:style-name="T549">événement Ajout, </text:span>la ruche est déjà dans le rucher</text:p>
            </text:list-item>
          </text:list>
        </text:list-item>
        <text:list-item>
          <text:p text:style-name="P560">si des événements <text:span text:style-name="T550">ont des champs mal renseignés :</text:span></text:p>
          <text:list>
            <text:list-item>
              <text:p text:style-name="P560">ajout de ruche <text:span text:style-name="T550">dans un rucher</text:span> : absence de ruche ou de rucher</text:p>
            </text:list-item>
            <text:list-item>
              <text:p text:style-name="P561"><text:span text:style-name="T551">pose ou retrait de hausse sont incomplets : absence de ruche </text:span><text:span text:style-name="T550">ou d’essaim, </text:span><text:span text:style-name="T552">champ Valeur (qui contient le numéro d’ordre de la hausse sur la ruche) qui ne contient pas en entier compris entre 1 et 10.</text:span></text:p>
            </text:list-item>
            <text:list-item>
              <text:p text:style-name="P562">ajout d’essaim dans une ruche : <text:span text:style-name="T551">absence de ruche </text:span><text:span text:style-name="T550">ou d’essaim</text:span></text:p>
            </text:list-item>
            <text:list-item>
              <text:p text:style-name="P563">remplissage hausse : absence de hausse ou Valeur qui n’est pas un pourcentage (entre 0 et 100)</text:p>
            </text:list-item>
            <text:list-item>
              <text:p text:style-name="P563">traitement essaim <text:span text:style-name="T553">ou fin de traitement</text:span> : absence d’essaim</text:p>
            </text:list-item>
            <text:list-item>
              <text:p text:style-name="P564">commentaire ruche, essaim… : absence de l’objet commenté ou commentaire non renseigné</text:p>
            </text:list-item>
            <text:list-item>
              <text:p text:style-name="P565">pesée de ruche : absence de ruche ou d’essaim, Valeur non numérique</text:p>
            </text:list-item>
            <text:list-item>
              <text:p text:style-name="P565">ruche cadres : absence de ruche</text:p>
            </text:list-item>
          </text:list>
        </text:list-item>
        <text:list-item>
          <text:p text:style-name="P566">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7">si des essaims sont actifs et dispersés</text:p>
        </text:list-item>
        <text:list-item>
          <text:p text:style-name="P567">si des essaims inactifs n’ont pas été dispersés.</text:p>
        </text:list-item>
      </text:list>
      <text:h text:style-name="P568" text:outline-level="2"><text:bookmark-start text:name="__RefHeading___Toc4193_3223985247"/>Doc<text:bookmark-end text:name="__RefHeading___Toc4193_3223985247"/></text:h>
      <text:p text:style-name="P569">Affiche cette documentation dans un nouvel onglet.</text:p>
      <text:h text:style-name="P570" text:outline-level="1"><text:soft-page-break/></text:h>
      <text:h text:style-name="P571" text:outline-level="1"><text:bookmark-start text:name="__RefHeading___Toc4617_1171273416"/>Annexes<text:bookmark-end text:name="__RefHeading___Toc4617_1171273416"/></text:h>
      <text:h text:style-name="P572"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573">Les cartes de l’Institut Géographique National (IGN France) sont accessibles gratuitement. Elles ne couvrent que la France. Les Scan25 et 100 nécessitent une inscription pour demander un numéro de licence, et sont gratuits pour <text:span text:style-name="T554">un</text:span> usage limité.</text:p>
      <text:p text:style-name="P573">Les cartes OpenStreetMap sont accessibles gratuitement et ont une couverture mondiale.</text:p>
      <text:list xml:id="list3367391571" text:style-name="L82">
        <text:list-item>
          <text:p text:style-name="P574">Zoom : <text:span text:style-name="T555">en cliquant sur + ou – en haut à gauche de la page, en tournant la molette de la souris ou en cliquant avec deux doigts sur un écran tactile. </text:span></text:p>
        </text:list-item>
        <text:list-item>
          <text:p text:style-name="P575"><text:span text:style-name="T556">Zoom boîte : zoom</text:span><text:span text:style-name="T557"> en dessinant une boîte avec </text:span><text:span text:style-name="T558">Majuscule</text:span><text:span text:style-name="T556"> </text:span><text:span text:style-name="T559">clic </text:span><text:span text:style-name="T556">en déplaçant la souris</text:span><text:span text:style-name="T557">.</text:span></text:p>
        </text:list-item>
        <text:list-item>
          <text:p text:style-name="P576">Rotation <text:span text:style-name="T560">de la carte</text:span> : avec <text:span text:style-name="T559">les touches M</text:span>ajuscule Alt et <text:span text:style-name="T559">clic </text:span>en déplaçant la souris. Avec un mouvement tournant <text:span text:style-name="T558">de</text:span> deux doigts sur un smartphone. Quand<text:span text:style-name="T561"> la rotation est différente de 0, un bouton apparaît </text:span><text:span text:style-name="T562">en haut à droite de la carte</text:span><text:span text:style-name="T561">, il permet de remettre la rotation à 0.</text:span></text:p>
        </text:list-item>
        <text:list-item>
          <text:p text:style-name="P577">Zoom sur les ruches du rucher en cliquant le bouton Z.</text:p>
        </text:list-item>
        <text:list-item>
          <text:p text:style-name="P578">Bascule en plein écran : <text:span text:style-name="T563">bouton</text:span><text:span text:style-name="T555"> "Bascule en plein écran" à droite du Zoom. </text:span><text:span text:style-name="T564">Touche Échap pour quitter le mode plein écran.</text:span></text:p>
        </text:list-item>
        <text:list-item>
          <text:p text:style-name="P579"><text:span text:style-name="T368">Gestion de couches : </text:span><text:span text:style-name="T563">bouton "Afficher/Masquer le gestionnaire de couches" en haut à droite de la carte. L’œil permet de masque</text:span><text:span text:style-name="T565">r</text:span><text:span text:style-name="T563"> ou d’afficher la couche. </text:span><text:span text:style-name="T565">L’empilement des couches peut être modifié par glisser-déposer (En cliquant sur le nom de la couche à déplacer, et en la déplaçant en haut ou en bas sans relâcher le clic). </text:span><text:span text:style-name="T563">En cliquant sur les deux flèches à </text:span><text:span text:style-name="T566">droite</text:span><text:span text:style-name="T563"> du nom de la couche on peut </text:span><text:span text:style-name="T567">accéder :</text:span></text:p>
          <text:list>
            <text:list-item>
              <text:p text:style-name="P580">au libellé de la couche et à sa légende</text:p>
            </text:list-item>
            <text:list-item>
              <text:p text:style-name="P580">à la transparence de la couche de 0 à 100 %</text:p>
            </text:list-item>
            <text:list-item>
              <text:p text:style-name="P580">à la suppression de l’affichage de la couche</text:p>
            </text:list-item>
          </text:list>
        </text:list-item>
      </text:list>
      <text:p text:style-name="P581">Les couches disponibles <text:span text:style-name="T568">pour les ruchers</text:span> :</text:p>
      <text:list text:style-name="L83">
        <text:list-item>
          <text:p text:style-name="P582">Ruchers : l’affichage des positions des ruchers</text:p>
        </text:list-item>
        <text:list-item>
          <text:p text:style-name="P582">Géologie : carte du BRGM</text:p>
        </text:list-item>
        <text:list-item>
          <text:p text:style-name="P583">IGN</text:p>
          <text:list>
            <text:list-item>
              <text:p text:style-name="P584">Registre parcellaire graphique : zones de culture déclarées par les exploitants</text:p>
            </text:list-item>
            <text:list-item>
              <text:p text:style-name="P585">Parcelles cadastrales</text:p>
            </text:list-item>
            <text:list-item>
              <text:p text:style-name="P586">Limites administratives</text:p>
            </text:list-item>
            <text:list-item>
              <text:p text:style-name="P587">Cartes IGN : <text:span text:style-name="T569">les Scan25 et 100</text:span></text:p>
            </text:list-item>
            <text:list-item>
              <text:p text:style-name="P583">Plan IGN</text:p>
            </text:list-item>
            <text:list-item>
              <text:p text:style-name="P585">Photographies aériennes</text:p>
            </text:list-item>
          </text:list>
        </text:list-item>
        <text:list-item>
          <text:p text:style-name="P588">OpenStreetMap</text:p>
        </text:list-item>
      </text:list>
      <text:p text:style-name="P589"><text:soft-page-break/>Les couches disponibles <text:span text:style-name="T568">pour le détail des ruchers</text:span> :</text:p>
      <text:list text:style-name="L84">
        <text:list-item>
          <text:p text:style-name="P590">Dessin : <text:span text:style-name="T570">la couche contenant les dessins créés avec "Annoter la carte", voir ci-après</text:span></text:p>
        </text:list-item>
        <text:list-item>
          <text:p text:style-name="P590">Cercles : <text:span text:style-name="T571">des cercles pour délimiter les zones de butinage. </text:span><text:span text:style-name="T572">Le diamètre des cercles est affiché quand on met le curseur sur le nom de la couche "Cercles". Ces diamètres sont paramétrables dans la configuration de l’application.</text:span></text:p>
        </text:list-item>
        <text:list-item>
          <text:p text:style-name="P590">Parcours : <text:span text:style-name="T573">le dessin </text:span><text:span text:style-name="T574">de la ligne </text:span><text:span text:style-name="T573">du parcours des ruches. </text:span><text:span text:style-name="T574">Pour connaître la longueur de ce parcours cliquez sur le marqueur "Entrée".</text:span></text:p>
        </text:list-item>
        <text:list-item>
          <text:p text:style-name="P590">Ruches : <text:span text:style-name="T575">l’affichage de la position des ruches dans le rucher. </text:span><text:span text:style-name="T576">Les coordonnées (latitude et longitude) des ruches sont affichées dans la page de détail de chaque ruche.</text:span></text:p>
        </text:list-item>
        <text:list-item>
          <text:p text:style-name="P591">IGN</text:p>
          <text:list>
            <text:list-item>
              <text:p text:style-name="P592">Registre parcellaire graphique : zones de culture déclarées par les exploitants</text:p>
            </text:list-item>
            <text:list-item>
              <text:p text:style-name="P590">Parcelles cadastrales</text:p>
            </text:list-item>
            <text:list-item>
              <text:p text:style-name="P590">Cartes IGN : <text:span text:style-name="T569">les Scan25 et 100</text:span></text:p>
            </text:list-item>
            <text:list-item>
              <text:p text:style-name="P593">Plan IGN</text:p>
            </text:list-item>
            <text:list-item>
              <text:p text:style-name="P594">Photographies aériennes</text:p>
            </text:list-item>
          </text:list>
        </text:list-item>
        <text:list-item>
          <text:p text:style-name="P595">OpenStreetMap</text:p>
        </text:list-item>
      </text:list>
      <text:list text:continue-list="list3367391571" text:style-name="L82">
        <text:list-item>
          <text:p text:style-name="P596">Bouton "Annoter la carte" pour le détail des ruchers. Permet de tracer des points, des lignes ou des polygones sur la carte. Ces dessins peuvent être sauvegardés. </text:p>
        </text:list-item>
        <text:list-item>
          <text:p text:style-name="P597">Calculer un profil : <text:span text:style-name="T577">pour les cartes IGN uniquement, </text:span><text:span text:style-name="T369">affiche le profil altimétrique </text:span><text:span text:style-name="T578">(altitude, distance) </text:span><text:span text:style-name="T369">d’un tracé à saisir sur la carte. </text:span><text:span text:style-name="T578">En mettant le curseur sur le profil dessiné, on affiche le point correspondant sur la carte ainsi que les coordonnées de ce point et la pente.</text:span></text:p>
        </text:list-item>
        <text:list-item>
          <text:p text:style-name="P597">Mesurer une distance, une surface, un azimut. </text:p>
        </text:list-item>
        <text:list-item>
          <text:p text:style-name="P598">Calcul d’itinéraire <text:span text:style-name="T577">pour l</text:span><text:span text:style-name="T579">a</text:span><text:span text:style-name="T577"> carte IGN </text:span><text:span text:style-name="T579">des ruchers</text:span><text:span text:style-name="T577"> uniquement</text:span></text:p>
          <text:list>
            <text:list-item>
              <text:p text:style-name="P599">cliquer sur le bouton "Ouvrir le calcul d’itinéraire"</text:p>
            </text:list-item>
            <text:list-item>
              <text:p text:style-name="P599">saisir le point de départ et le point d’arrivée par adresse ou en cliquant sur la carte, <text:span text:style-name="T580">vous pouvez ajouter des étapes en cliquant sur le "+"</text:span></text:p>
            </text:list-item>
            <text:list-item>
              <text:p text:style-name="P599">choisir le mode de transport : voiture ou piéton</text:p>
            </text:list-item>
            <text:list-item>
              <text:p text:style-name="P599">choisir le mode de calcul : plus rapide ou plus court</text:p>
            </text:list-item>
            <text:list-item>
              <text:p text:style-name="P599">cliquer sur <text:span text:style-name="T581">"C</text:span>alculer<text:span text:style-name="T581">"</text:span></text:p>
            </text:list-item>
            <text:list-item>
              <text:p text:style-name="P600">l’itinéraire s’affiche sur la carte dans une couche "Itinéraire"</text:p>
            </text:list-item>
            <text:list-item>
              <text:p text:style-name="P600">le détail des directions est visible dans la fenêtre de "<text:span text:style-name="T582">C</text:span>alcul d’itinéraire"</text:p>
            </text:list-item>
            <text:list-item>
              <text:p text:style-name="P601">un clic sur un des tronçons de l’itinéraire sur la carte affiche son numéro d’ordre, sa longueur et le temps de parcours </text:p>
            </text:list-item>
          </text:list>
        </text:list-item>
        <text:list-item>
          <text:p text:style-name="P602"><text:span text:style-name="T583">Coordonnées (latitude, longitude et altitude) </text:span>d’un point <text:span text:style-name="T577">pour les cartes IGN uniquement</text:span></text:p>
        </text:list-item>
        <text:list-item>
          <text:p text:style-name="P603"><text:soft-page-break/><text:span text:style-name="T584">Barre de recherche : elle</text:span> permet de positionner la carte à partir de la saisie d’un localisant dont la position sera retournée par le service de géocodage de l’IGN.</text:p>
        </text:list-item>
      </text:list>
      <text:p text:style-name="P604"><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4"><text:a xlink:type="simple" xlink:href="https://www.openstreetmap.org/" text:style-name="Internet_20_link" text:visited-style-name="Visited_20_Internet_20_Link">https://www.openstreetmap.org/</text:a></text:p>
      <text:p text:style-name="P605"><text:span text:style-name="T585">Pour information l’outil d’affichage des cartes</text:span> : <text:a xlink:type="simple" xlink:href="https://openlayers.org/" text:style-name="Internet_20_link" text:visited-style-name="Visited_20_Internet_20_Link">https://openlayers.org/</text:a></text:p>
      <text:p text:style-name="P605"/>
      <text:h text:style-name="P606"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607">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8">Les boutons en tête des tableaux</text:p>
      <text:p text:style-name="P609"><text:span text:style-name="T28">CSV </text:span>: export du tableau complet au format CSV (Comma Separated Values pour un tableur). Vous pourrez ouvrir le tableau dans votre tableur préféré tel que Calc de LibreOffice.</text:p>
      <text:p text:style-name="P609"><text:span text:style-name="T28">PDF :</text:span> export au format PDF</text:p>
      <text:p text:style-name="P610"><text:span text:style-name="T28">Imprimer </text:span>: <text:span text:style-name="T586">Affiche dans votre navigateur internet un onglet contenant uniquement le tableau et appelle la fonction d’impression du navigateur.</text:span></text:p>
      <text:p text:style-name="P610"><text:span text:style-name="T28">Colonnes </text:span>: <text:span text:style-name="T587">Permet de masquer ou afficher les colonnes du tableau.</text:span></text:p>
      <text:p text:style-name="P611">Pagination</text:p>
      <text:p text:style-name="P612"><text:span text:style-name="T588">Afficher </text:span>: permet de choisir le nombre de lignes affichés par page. En bas du tableau vous avez les informations sur la page et les lignes affichées ainsi que des numéros vous permettant de changer de page.</text:p>
      <text:p text:style-name="P613">Filtrage</text:p>
      <text:p text:style-name="P612"><text:span text:style-name="T28">Recherche </text:span>: <text:span text:style-name="T589">La recherche se fait dans tout le tableau et dans toutes ses colonnes. </text:span><text:span text:style-name="T590">Les lignes qui satisfont les critères de recherche sont affichées. Vous pouvez saisir plusieurs mots de recherche, l’ordre n’est pas pris en compte. Au fur et à mesure que vous tapez des caractères la recherche s’exécute. </text:span><text:span text:style-name="T591">La recherche n’est pas sensible à la casse (minuscules et majuscules). </text:span><text:span text:style-name="T590">Si vous tapez du texte entre des guillemets doubles ("), la phrase exacte entre guillemets sera recherchée. </text:span><text:span text:style-name="T591">En mettant un tiret devant un mot vous aurez toutes les lignes qui ne contiennent pas ce mot. Par exemple -Click affiche les lignes qui ne contiennent pas le mot "click".</text:span></text:p>
      <text:p text:style-name="P614"><text:span text:style-name="T28">Recherche par colonne</text:span> : les listes principales, ruches, hausses, essaims présentent des champs de recherche par colonne en bas des tableaux.</text:p>
      <text:p text:style-name="P611">Tri</text:p>
      <text:p text:style-name="P615">En cliquant sur les <text:span text:style-name="T28">flèches</text:span> dans l’en-tête des colonnes du tableau vous triez le tableau suivant les éléments de cette colonne. <text:span text:style-name="T592">Un deuxième clic pour trier dans le sens inverse. </text:span><text:span text:style-name="T593">Vous pouvez faire du tri multi-colonnes en utilisant "Majuscule Clic" pour définir la colonne de tri secondaire, puis tertiaire...</text:span></text:p>
      <text:p text:style-name="P611"><text:soft-page-break/>Sélection de lignes</text:p>
      <text:p text:style-name="P616">Certains tableaux permettent la <text:span text:style-name="T28">sélection de lignes</text:span> pour appliquer ensuite une action aux éléments désignés par ces lignes. </text:p>
      <text:p text:style-name="P616">Par exemple, pour la liste des ruches vous pouvez sélectionner des lignes puis cliquer sur le bouton "Ajouter des événements Commentaire". </text:p>
      <text:p text:style-name="P616">Pour sélectionner ou désélectionner une ligne, cliquer dans une zone de cette ligne qui n’est pas un lien. Vous pouvez cliquer sur une ligne, puis utiliser "Majuscule Clic" pour sélectionner un ensemble de lignes entre ces deux clics.</text:p>
      <text:h text:style-name="P617"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618">En utilisant les événements commentaire ruche, essaim, hausse ou rucher, vous pouvez <text:span text:style-name="T594">activer des notifications par email.</text:span></text:p>
      <text:p text:style-name="P619"><text:span text:style-name="T595">Créez un événement commentaire </text:span><text:span text:style-name="T101"><text:s/>ruche, essaim, hausse ou rucher </text:span><text:span text:style-name="T595">et</text:span> dans le formulaire de l’événement <text:span text:style-name="T595">saisissez</text:span> :</text:p>
      <text:list text:style-name="L85">
        <text:list-item>
          <text:p text:style-name="P620"><text:span text:style-name="T596">dans le champ date, </text:span>une date postérieure à la date courante</text:p>
        </text:list-item>
        <text:list-item>
          <text:p text:style-name="P620"><text:span text:style-name="T596">dans le champ Notification, </text:span>le nombre de jours avant cette date pour vous envoyer des notifications <text:span text:style-name="T597">par email</text:span>. Ces notifications seront répétées les jours suivants jusqu’à la date de la tâche.</text:p>
        </text:list-item>
      </text:list>
      <text:p text:style-name="P621">Le menu Événement/Notifications liste les événements <text:span text:style-name="T504">"Commentaire" </text:span>avec des notifications actives. <text:span text:style-name="T505">E</text:span>n cochant la case "Tous" cela les liste tous <text:span text:style-name="T506">(même ceux dont la notification est échue).</text:span></text:p>
      <text:p text:style-name="P622">Les événements Commentaire sont aussi <text:span text:style-name="T598">affichés par le menu "</text:span><text:span text:style-name="T599">Événements/</text:span><text:span text:style-name="T600">Tous".</text:span></text:p>
      <text:p text:style-name="P623">La liste de<text:span text:style-name="T601">s adresses</text:span> email des destinataires ainsi que l’objet, l’en-tête et le pied de l’email sont paramétrés dans le logiciel.</text:p>
      <text:p text:style-name="P624">Vous pouvez ajouter un signe "-" devant le nombre <text:span text:style-name="T602">de jours</text:span>, les notifications <text:span text:style-name="T594">commenceront à la date de l’événement et jusqu’à cette date plus le nombre de jours saisi.</text:span></text:p>
      <text:p text:style-name="P624"/>
      <text:h text:style-name="Heading_20_2" text:outline-level="2"><text:bookmark-start text:name="__RefHeading___Toc6776_4003007640"/><text:bookmark-start text:name="__RefNumPara__5794_4003007640"/>Événement<text:span text:style-name="T603">s</text:span><text:bookmark-end text:name="__RefHeading___Toc6776_4003007640"/><text:bookmark-end text:name="__RefNumPara__5794_4003007640"/></text:h>
      <text:p text:style-name="P62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6">Créé quand on met une ruche dans un rucher :</text:p>
      <text:list text:style-name="L86">
        <text:list-item>
          <text:p text:style-name="P627"><text:span text:style-name="T604">P</text:span>age détail Ruche : "Changer de Rucher"</text:p>
        </text:list-item>
        <text:list-item>
          <text:p text:style-name="P627"><text:span text:style-name="T604">P</text:span>age détail Rucher : "Ajouter des Ruches"</text:p>
        </text:list-item>
        <text:list-item>
          <text:p text:style-name="P628"><text:span text:style-name="T604">L</text:span>ors de la création d’une ruche (dans le rucher Dépôt) <text:span text:style-name="T605">avec commentaire "Création de la ruche" </text:span><text:span text:style-name="T606">sans </text:span><text:span text:style-name="T607">rucher de provenance</text:span><text:span text:style-name="T606">.</text:span></text:p>
        </text:list-item>
        <text:list-item>
          <text:p text:style-name="P628"><text:soft-page-break/><text:span text:style-name="T604">L</text:span>ors du clonage de ruches (dans le rucher de la ruche clonée) <text:span text:style-name="T608">avec commentaire "Clone ruche xx", </text:span><text:span text:style-name="T609">sans essaim et sans rucher de provenance.</text:span></text:p>
        </text:list-item>
        <text:list-item>
          <text:p text:style-name="P629">Lors de la dispersion d’un essaim, avec choix de l’option "Retour de la ruche au Dépot" avec commentaire "Dispersion essaim xx".</text:p>
        </text:list-item>
      </text:list>
      <text:p text:style-name="P630"><text:span text:style-name="T610">Champs initialisés : </text:span><text:span text:style-name="T611">date, type, </text:span><text:span text:style-name="T612">r</text:span><text:span text:style-name="T101">uche, </text:span><text:span text:style-name="T613">essaim (si il y a un essaim dans la ruche), </text:span><text:span text:style-name="T101">rucher, </text:span><text:span text:style-name="T614">champ valeur nom du rucher d’où provient la ruche.</text:span><text:span text:style-name="T101"> </text:span></text:p>
      <text:p text:style-name="P631">Champs obligatoires : date, type, ruche, rucher</text:p>
      <text:p text:style-name="P632">Ces événements sont utilisés pour l’historique des transhuma<text:span text:style-name="T615">n</text:span>ces <text:span text:style-name="T616">(Page Essaims ou pages détail Essaim).</text:span></text:p>
      <text:h text:style-name="Heading_20_3" text:outline-level="3"><text:bookmark-start text:name="__RefHeading___Toc6780_4003007640"/>Essaim mis dans ruche<text:tab/><text:bookmark-end text:name="__RefHeading___Toc6780_4003007640"/></text:h>
      <text:p text:style-name="P633">Créé <text:span text:style-name="T617">par :</text:span></text:p>
      <text:list text:style-name="L87">
        <text:list-item>
          <text:p text:style-name="P634"><text:span text:style-name="T618">page détail e</text:span><text:span text:style-name="T619">ssaim :</text:span><text:span text:style-name="T618"> </text:span><text:span text:style-name="T620">"</text:span><text:span text:style-name="T617">A</text:span><text:span text:style-name="T620">ssocie</text:span><text:span text:style-name="T617">r</text:span><text:span text:style-name="T620"> avec une ruche"</text:span></text:p>
        </text:list-item>
        <text:list-item>
          <text:p text:style-name="P635">page détail essaim : "Disperser/Remérer" si on choisit un essaim dans le champ Remérage du formulaire.</text:p>
        </text:list-item>
        <text:list-item>
          <text:p text:style-name="P636">Page détail essaim : "Cloner" si on indique un nom d’essaim suivi d’un nom de ruche. L’essaim créé est mis dans cette ruche et l’événement associé est créé.</text:p>
        </text:list-item>
      </text:list>
      <text:p text:style-name="P637"><text:span text:style-name="T610">Champs initialisés : </text:span><text:span text:style-name="T621">date, type, </text:span>ruche, essaim, rucher, <text:span text:style-name="T622">commentaire.</text:span></text:p>
      <text:p text:style-name="P638">Champs obligatoires : <text:span text:style-name="T621">date, type, </text:span>essaim, ruche</text:p>
      <text:h text:style-name="Heading_20_3" text:outline-level="3"><text:bookmark-start text:name="__RefHeading___Toc6782_4003007640"/>Ajout hausse<text:bookmark-end text:name="__RefHeading___Toc6782_4003007640"/></text:h>
      <text:p text:style-name="P639">Créé quand on ajoute une hausse sur une ruche :<text:span text:style-name="T617"> "Ajouter/Retirer/Réordonner des hausses" dans la page détail ruche.</text:span></text:p>
      <text:p text:style-name="P640"><text:span text:style-name="T610">Champs initialisés : </text:span><text:span text:style-name="T623">date, type, </text:span>hausse, ruche, essaim, rucher, valeur ordre <text:span text:style-name="T612">de la hausse </text:span>sur <text:span text:style-name="T624">la</text:span> ruche.</text:p>
      <text:p text:style-name="P641">Champs obligatoires : date, type, hausse, ruche</text:p>
      <text:p text:style-name="P640"><text:span text:style-name="T625">À saisir : </text:span><text:span text:style-name="T626">date</text:span><text:span text:style-name="T627"> et commentaire</text:span>.</text:p>
      <text:h text:style-name="Heading_20_3" text:outline-level="3"><text:bookmark-start text:name="__RefHeading___Toc6784_4003007640"/>Retrait hausse<text:bookmark-end text:name="__RefHeading___Toc6784_4003007640"/></text:h>
      <text:p text:style-name="P642">Créé quand on retire une hausse d’une ruche : <text:span text:style-name="T617">"Ajouter/Retirer/Réordonner des hausses" dans la page détail ruche.</text:span></text:p>
      <text:p text:style-name="P643"><text:span text:style-name="T610">Champs initialisés : </text:span><text:span text:style-name="T628">date, type, </text:span>hausse, ruche, essaim, rucher, valeur ordre <text:span text:style-name="T624">que la hausse avait </text:span>sur <text:span text:style-name="T629">l</text:span><text:span text:style-name="T624">a</text:span> ruche</text:p>
      <text:p text:style-name="P644">Champs obligatoires : date, type, hausse, ruche</text:p>
      <text:p text:style-name="P643"><text:span text:style-name="T625">À saisir : </text:span><text:span text:style-name="T626">date</text:span><text:span text:style-name="T627"> et commentaire</text:span>.</text:p>
      <text:h text:style-name="Heading_20_3" text:outline-level="3"><text:bookmark-start text:name="__RefHeading___Toc6786_4003007640"/>Remplissage hausse<text:bookmark-end text:name="__RefHeading___Toc6786_4003007640"/></text:h>
      <text:p text:style-name="P645">Créé par "Ajouter un événement <text:span text:style-name="T630">Remplissage</text:span>" dans la page détail <text:span text:style-name="T630">hausse</text:span>.</text:p>
      <text:p text:style-name="P646"><text:soft-page-break/><text:span text:style-name="T610">Champs initialisés : </text:span><text:span text:style-name="T631">date, type, </text:span>hausse, ruche, essaim, rucher.</text:p>
      <text:p text:style-name="P647">Champs obligatoires : date, type, hausse.</text:p>
      <text:p text:style-name="P646"><text:span text:style-name="T625">À saisir : </text:span><text:span text:style-name="T626">date,</text:span><text:span text:style-name="T625"> </text:span>valeur <text:span text:style-name="T632">en % du</text:span><text:span text:style-name="T633"> </text:span>remplissage, <text:span text:style-name="T634">commentaire.</text:span></text:p>
      <text:h text:style-name="Heading_20_3" text:outline-level="3"><text:bookmark-start text:name="__RefHeading___Toc6788_4003007640"/>Essaim traitement<text:bookmark-end text:name="__RefHeading___Toc6788_4003007640"/></text:h>
      <text:p text:style-name="P648">Créé par </text:p>
      <text:list text:style-name="L88">
        <text:list-item>
          <text:p text:style-name="P649"><text:span text:style-name="T635">"Ajouter un événement </text:span><text:span text:style-name="T630">T</text:span><text:span text:style-name="T636">raitement</text:span><text:span text:style-name="T635">" dans la page détail essaim, </text:span><text:span text:style-name="T636">option "Essaim traitement" dans le formulaire.</text:span></text:p>
        </text:list-item>
        <text:list-item>
          <text:p text:style-name="P649"><text:span text:style-name="T635">"Ajouter </text:span><text:span text:style-name="T637">des</text:span><text:span text:style-name="T635"> événement</text:span><text:span text:style-name="T637">s</text:span><text:span text:style-name="T635"> </text:span><text:span text:style-name="T630">T</text:span><text:span text:style-name="T636">raitement</text:span><text:span text:style-name="T635">" dans la page </text:span><text:span text:style-name="T637">liste des essaims.</text:span></text:p>
        </text:list-item>
      </text:list>
      <text:p text:style-name="P650"><text:span text:style-name="T610">Champs initialisés : </text:span><text:span text:style-name="T638">date, type, </text:span>ruche, essaim, rucher.</text:p>
      <text:p text:style-name="P651">Champs obligatoires : date, type, <text:span text:style-name="T638">essaim.</text:span></text:p>
      <text:p text:style-name="P650"><text:span text:style-name="T625">À saisir</text:span> <text:span text:style-name="T639">date, </text:span>val<text:span text:style-name="T640">eur éventuelle </text:span><text:span text:style-name="T633">de </text:span><text:span text:style-name="T640">quantité de produit </text:span><text:span text:style-name="T641">ajoutée, </text:span><text:span text:style-name="T639">commentaire.</text:span></text:p>
      <text:p text:style-name="P652"><text:span text:style-name="T642">Ces événements sont a</text:span>ffichés par le menu Événements/<text:span text:style-name="T643">Traitement.</text:span></text:p>
      <text:h text:style-name="Heading_20_3" text:outline-level="3"><text:bookmark-start text:name="__RefHeading___Toc6790_4003007640"/>Essaim fin traitement<text:bookmark-end text:name="__RefHeading___Toc6790_4003007640"/></text:h>
      <text:p text:style-name="P648">Créé par </text:p>
      <text:list xml:id="list3130239168" text:style-name="L89">
        <text:list-item>
          <text:p text:style-name="P653"><text:span text:style-name="T635">"Ajouter un événement </text:span><text:span text:style-name="T630">T</text:span><text:span text:style-name="T636">raitement</text:span><text:span text:style-name="T635">" dans la page détail essaim, </text:span><text:span text:style-name="T636">option "Essaim fin traitement" dans le formulaire.</text:span></text:p>
        </text:list-item>
        <text:list-item>
          <text:p text:style-name="P653"><text:span text:style-name="T635">"Ajouter </text:span><text:span text:style-name="T637">des</text:span><text:span text:style-name="T635"> événement</text:span><text:span text:style-name="T637">s</text:span><text:span text:style-name="T635"> </text:span><text:span text:style-name="T630">T</text:span><text:span text:style-name="T636">raitement</text:span><text:span text:style-name="T635">" dans la page </text:span><text:span text:style-name="T637">liste des essaims, </text:span><text:span text:style-name="T636">option "Essaim fin </text:span><text:span text:style-name="T637">du </text:span><text:span text:style-name="T636">traitement" dans le formulaire.</text:span></text:p>
        </text:list-item>
      </text:list>
      <text:p text:style-name="P654"><text:span text:style-name="T610">Champs initialisés : </text:span><text:span text:style-name="T644">date, type, </text:span>ruche, essaim, rucher.</text:p>
      <text:p text:style-name="P655">Champs obligatoires : date, type, <text:span text:style-name="T638">essaim.</text:span></text:p>
      <text:p text:style-name="P654"><text:span text:style-name="T625">À saisir : </text:span><text:span text:style-name="T645">date,</text:span> valeur <text:span text:style-name="T640">éventuelle</text:span> <text:span text:style-name="T640">quantité retirée, </text:span><text:span text:style-name="T646">commentaire.</text:span></text:p>
      <text:p text:style-name="P652"><text:span text:style-name="T642">Ces événements sont a</text:span>ffichés par le menu Événements/<text:span text:style-name="T643">Traitement en cochant la case "Tous" au dessus de la liste.</text:span></text:p>
      <text:h text:style-name="Heading_20_3" text:outline-level="3"><text:bookmark-start text:name="__RefHeading___Toc6792_4003007640"/>Essaim sucre<text:bookmark-end text:name="__RefHeading___Toc6792_4003007640"/></text:h>
      <text:p text:style-name="P656">Créé par </text:p>
      <text:list text:style-name="L90">
        <text:list-item>
          <text:p text:style-name="P657"><text:span text:style-name="T635">"Ajouter un événement </text:span><text:span text:style-name="T630">S</text:span><text:span text:style-name="T647">ucre</text:span><text:span text:style-name="T635">" dans la page détail essaim.</text:span></text:p>
        </text:list-item>
      </text:list>
      <text:list text:continue-list="list3130239168" text:style-name="L89">
        <text:list-item>
          <text:p text:style-name="P658"><text:span text:style-name="T635">"Ajouter </text:span><text:span text:style-name="T637">des</text:span><text:span text:style-name="T635"> événement</text:span><text:span text:style-name="T637">s</text:span><text:span text:style-name="T635"> </text:span><text:span text:style-name="T630">S</text:span><text:span text:style-name="T647">ucre</text:span><text:span text:style-name="T635">" dans la page </text:span><text:span text:style-name="T637">liste des essaims</text:span><text:span text:style-name="T636">.</text:span></text:p>
        </text:list-item>
      </text:list>
      <text:p text:style-name="P659"><text:span text:style-name="T610">Champs initialisés : </text:span><text:span text:style-name="T648">date, type, </text:span>ruche, essaim, rucher.</text:p>
      <text:p text:style-name="P660">Champs obligatoires : date, type, <text:span text:style-name="T638">essaim.</text:span></text:p>
      <text:p text:style-name="P659"><text:span text:style-name="T625">À</text:span><text:span text:style-name="T649"> saisir : </text:span><text:span text:style-name="T650">date,</text:span> valeur poids <text:span text:style-name="T651">de </text:span>sucre ajouté <text:span text:style-name="T652">(ou retiré si négatif), </text:span><text:span text:style-name="T653">commentaire.</text:span></text:p>
      <text:p text:style-name="P661"><text:span text:style-name="T642">Ces événements sont a</text:span>ffichés par le menu Événements/Sucre avec poids total (prenant en compte un filtrage par Recherche <text:span text:style-name="T642">ou dates</text:span>).</text:p>
      <text:h text:style-name="Heading_20_3" text:outline-level="3"><text:bookmark-start text:name="__RefHeading___Toc6794_4003007640"/><text:soft-page-break/>Commentaire ruche<text:bookmark-end text:name="__RefHeading___Toc6794_4003007640"/></text:h>
      <text:p text:style-name="P656">Créé par </text:p>
      <text:list text:style-name="L91">
        <text:list-item>
          <text:p text:style-name="P662"><text:span text:style-name="T635">"Ajouter un événement </text:span><text:span text:style-name="T647">Commentaire </text:span><text:span text:style-name="T101">ruche</text:span><text:span text:style-name="T635">" dans la page détail </text:span><text:span text:style-name="T101">ruche</text:span><text:span text:style-name="T635">.</text:span></text:p>
        </text:list-item>
        <text:list-item>
          <text:p text:style-name="P663"><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text:span><text:span text:style-name="T654">ruches</text:span><text:span text:style-name="T636">.</text:span></text:p>
        </text:list-item>
      </text:list>
      <text:p text:style-name="P664"><text:span text:style-name="T610">Champs initialisés : </text:span><text:span text:style-name="T655">date, type, </text:span>ruche, essaim, rucher.</text:p>
      <text:p text:style-name="P665">Champs obligatoires : date, type, <text:span text:style-name="T655">ruche</text:span><text:span text:style-name="T638">.</text:span></text:p>
      <text:p text:style-name="P66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796_4003007640"/>Commentaire hausse<text:bookmark-end text:name="__RefHeading___Toc6796_4003007640"/></text:h>
      <text:p text:style-name="P656">Créé par </text:p>
      <text:list text:style-name="L92">
        <text:list-item>
          <text:p text:style-name="P666"><text:span text:style-name="T635">"Ajouter un événement </text:span><text:span text:style-name="T647">Commentaire </text:span><text:span text:style-name="T101">hausse</text:span><text:span text:style-name="T635">" dans la page détail </text:span><text:span text:style-name="T101">hausse</text:span><text:span text:style-name="T635">.</text:span></text:p>
        </text:list-item>
        <text:list-item>
          <text:p text:style-name="P667"><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text:span><text:span text:style-name="T654">hausses</text:span><text:span text:style-name="T636">.</text:span></text:p>
        </text:list-item>
      </text:list>
      <text:p text:style-name="P664"><text:span text:style-name="T610">Champs initialisés : </text:span><text:span text:style-name="T655">date, type,</text:span><text:span text:style-name="T610"> </text:span>ruche, essaim, rucher, hausse.</text:p>
      <text:p text:style-name="P665">Champs obligatoires : date, type, <text:span text:style-name="T655">hausse</text:span><text:span text:style-name="T638">.</text:span></text:p>
      <text:p text:style-name="P66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798_4003007640"/>Commentaire essaim<text:bookmark-end text:name="__RefHeading___Toc6798_4003007640"/></text:h>
      <text:p text:style-name="P656">Créé par </text:p>
      <text:list text:style-name="L93">
        <text:list-item>
          <text:p text:style-name="P668"><text:span text:style-name="T635">"Ajouter un événement </text:span><text:span text:style-name="T647">Commentaire essaim</text:span><text:span text:style-name="T635">" dans la page détail essaim.</text:span></text:p>
        </text:list-item>
        <text:list-item>
          <text:p text:style-name="P669"><text:span text:style-name="T635">"Ajouter </text:span><text:span text:style-name="T637">des</text:span><text:span text:style-name="T635"> événement</text:span><text:span text:style-name="T637">s</text:span><text:span text:style-name="T635"> </text:span><text:span text:style-name="T647">Commentaire</text:span><text:span text:style-name="T635">" dans la page </text:span><text:span text:style-name="T637">liste des essaims</text:span><text:span text:style-name="T636">.</text:span></text:p>
        </text:list-item>
      </text:list>
      <text:p text:style-name="P670"><text:span text:style-name="T635">Créé par "Ajouter un événement </text:span><text:span text:style-name="T647">Commentaire essaim</text:span><text:span text:style-name="T635">" dans la page détail essaim.</text:span></text:p>
      <text:p text:style-name="P671"><text:span text:style-name="T610">Champs initialisés : </text:span><text:span text:style-name="T660">date, type, </text:span>ruche, essaim, rucher.</text:p>
      <text:p text:style-name="P672">Champs obligatoires : date, type, <text:span text:style-name="T660">essaim</text:span><text:span text:style-name="T638">.</text:span></text:p>
      <text:p text:style-name="P671"><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800_4003007640"/>Commentaire rucher<text:tab/><text:tab/><text:bookmark-end text:name="__RefHeading___Toc6800_4003007640"/></text:h>
      <text:p text:style-name="P673"><text:span text:style-name="T635">Créé par "Ajouter un événement </text:span><text:span text:style-name="T647">Commentaire </text:span><text:span text:style-name="T101">rucher</text:span><text:span text:style-name="T635">" dans la page détail </text:span><text:span text:style-name="T101">rucher</text:span><text:span text:style-name="T635">.</text:span></text:p>
      <text:p text:style-name="P674"><text:span text:style-name="T610">Champs initialisés : </text:span><text:span text:style-name="T661">date, type, </text:span>rucher.</text:p>
      <text:p text:style-name="P675">Champs obligatoires : date, type, <text:span text:style-name="T661">rucher</text:span><text:span text:style-name="T638">.</text:span></text:p>
      <text:p text:style-name="P674"><text:span text:style-name="T625">À saisir : </text:span><text:span text:style-name="T656">date,</text:span> valeur <text:span text:style-name="T657">du</text:span> <text:span text:style-name="T658">nombre</text:span> de jours pour notification <text:span text:style-name="T659">(v</text:span><text:span text:style-name="T651">oir annexe </text:span><text:span text:style-name="T651"><text:bookmark-ref text:reference-format="chapter" text:ref-name="__RefNumPara__5490_2176436653">11.3</text:bookmark-ref></text:span><text:span text:style-name="T659">) et commentaire.</text:span></text:p>
      <text:h text:style-name="Heading_20_3" text:outline-level="3"><text:bookmark-start text:name="__RefHeading___Toc6804_4003007640"/>Poids de la ruche<text:bookmark-end text:name="__RefHeading___Toc6804_4003007640"/></text:h>
      <text:p text:style-name="P676"><text:span text:style-name="T635">Créé par "Ajouter un événement </text:span><text:span text:style-name="T630">Pesée"</text:span><text:span text:style-name="T635"> dans la page détail essaim.</text:span></text:p>
      <text:p text:style-name="P677"><text:span text:style-name="T610">Champs initialisés : </text:span><text:span text:style-name="T662">date, type,</text:span><text:span text:style-name="T610"> </text:span>ruche, essaim, rucher.</text:p>
      <text:p text:style-name="P678">Champs obligatoires : date, type, <text:s/><text:span text:style-name="T662">essaim</text:span><text:span text:style-name="T638">.</text:span></text:p>
      <text:p text:style-name="P677"><text:soft-page-break/><text:span text:style-name="T663">À</text:span><text:span text:style-name="T664"> saisir :</text:span> <text:span text:style-name="T665">date, </text:span>valeur poids de la ruche <text:span text:style-name="T665">et commentaire.</text:span></text:p>
      <text:p text:style-name="P679">Ces événements sont affichés par le menu "<text:span text:style-name="T599">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6"><text:span text:style-name="T635">Créé par "Ajouter un événement </text:span><text:span text:style-name="T630">Cadres"</text:span><text:span text:style-name="T635"> dans la page détail essaim.</text:span></text:p>
      <text:p text:style-name="P680"><text:span text:style-name="T610">Champs initialisés : </text:span><text:span text:style-name="T666">date, type, </text:span>ruche, essaim, rucher.</text:p>
      <text:p text:style-name="P681">Champs obligatoires : date, type, <text:s/><text:span text:style-name="T662">essaim</text:span><text:span text:style-name="T638">.</text:span></text:p>
      <text:p text:style-name="P680"><text:span text:style-name="T663">À</text:span><text:span text:style-name="T664"> saisir : </text:span><text:span text:style-name="T665">date, </text:span><text:span text:style-name="T664">v</text:span>aleur <text:span text:style-name="T658">nombre</text:span> <text:span text:style-name="T664">de </text:span>cadres, commentaires description <text:span text:style-name="T664">des</text:span> cadres</text:p>
      <text:p text:style-name="P682">Pour la description des cadres dans le commentaire vous pouvez utiliser les abréviations suggérées dans le formulaire :</text:p>
      <text:p text:style-name="P682">B bâti, G gaufré, A <text:span text:style-name="T667">A</text:span>morcé, M Miel, P Pollen, I <text:span text:style-name="T667">I</text:span>ndéterminé, V <text:span text:style-name="T667">V</text:span>ide, T par<text:span text:style-name="T667">T</text:span>ition, <text:span text:style-name="T667">O cO</text:span>uvain operculé, <text:span text:style-name="T667">U couvain </text:span>o<text:span text:style-name="T667">U</text:span>vert</text:p>
      <text:h text:style-name="P683"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684">La distance<text:span text:style-name="T668"> et le temps de déplacement en voiture </text:span>entre un rucher et le dépôt est affichée dans la page détail de ce rucher. <text:span text:style-name="T669">En cliquant sur cette distance on affiche la page de toutes les distances entre ce rucher et les autres. De</text:span><text:span text:style-name="T670">ux</text:span><text:span text:style-name="T669"> boutons, </text:span><text:span text:style-name="T670">"Calcul des nouvelles distances" et "Recalcul de toutes les distances"</text:span><text:span text:style-name="T669"> permettent de calculer ces distances, ils sont utiles :</text:span></text:p>
      <text:list text:style-name="L94">
        <text:list-item>
          <text:p text:style-name="P685">pour mettre à jour les distances si des ruchers ont été déplacés</text:p>
        </text:list-item>
        <text:list-item>
          <text:p text:style-name="P685">pour calculer les distances des nouveaux ruchers.</text:p>
        </text:list-item>
      </text:list>
      <text:p text:style-name="P686">Les distances entre rucher sont calculées par appel du service de calcul d’itinéraire de l’IGN :</text:p>
      <text:p text:style-name="P68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6">Attention <text:span text:style-name="T671">le traitement</text:span> est assez long <text:span text:style-name="T671">(</text:span><text:span text:style-name="T669">plusieurs dizaine de minutes, </text:span><text:span text:style-name="T671">appels du service de calcul de l’IGN).</text:span></text:p>
      <text:p text:style-name="P687"><text:span text:style-name="T672">À la fin du traitement la page d’accueil est affichée avec le message : Calcul des distances te</text:span><text:span text:style-name="T673">r</text:span><text:span text:style-name="T672">miné.</text:span></text:p>
      <text:h text:style-name="P688" text:outline-level="2"><text:bookmark-start text:name="__RefHeading___Toc6582_2903251251"/>Mise à jour des noms des ruchers dans les événements Ruche ajout Rucher<text:bookmark-end text:name="__RefHeading___Toc6582_2903251251"/></text:h>
      <text:p text:style-name="P689">Le champ valeur de ces événements contient le nom du rucher de provenance de la ruche.</text:p>
      <text:p text:style-name="P689">Pour mettre à jour tous les noms en cas de renommage d’un rucher par exemple, appeler :</text:p>
      <text:p text:style-name="P690"><text:a xlink:type="simple" xlink:href="https://UrlDeVotreApplicationRuches/rucher/majValeurEveRAR" text:style-name="Internet_20_link" text:visited-style-name="Visited_20_Internet_20_Link">https://UrlDeVotreApplicationRuches/<text:span text:style-name="T674">rucher/majValeurEveRAR</text:span></text:a></text:p>
      <text:p text:style-name="P691">Cette outil analyse toutes les mouvements de ruches dans les ruchers pour en déduire la provenance.</text:p>
      <text:p text:style-name="P689">Pour afficher la liste de <text:span text:style-name="T675">tous </text:span>ces événements, menu :</text:p>
      <text:p text:style-name="P689">Événements/Ajout Ruche <text:bookmark-ref text:reference-format="chapter" text:ref-name="__RefNumPara__7576_75810495">8.4.5</text:bookmark-ref></text:p>
      <text:p text:style-name="P692"><text:soft-page-break/>Voir aussi le détail des transhumances avec l’état des ruchers après chaque mouvement <text:bookmark-ref text:reference-format="chapter" text:ref-name="__RefNumPara__7578_75810495">6.7</text:bookmark-ref>.</text:p>
      <text:p text:style-name="P692">Et les transhumances pour un rucher <text:bookmark-ref text:reference-format="chapter" text:ref-name="__RefNumPara__7580_75810495">6.8.10</text:bookmark-ref>.</text:p>
      <text:h text:style-name="P693"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694">Le bouton "Annoter la carte" est disponible sur les cartes OSM et IGN de la carte d’un rucher.</text:p>
      <text:p text:style-name="P695"><text:span text:style-name="T676">Les "Outils de création" p</text:span>ermet<text:span text:style-name="T676">tent</text:span> de dessiner avec un texte de description :</text:p>
      <text:list text:style-name="L95">
        <text:list-item>
          <text:p text:style-name="P696">des marqueurs :<text:span text:style-name="T677"> "Placer des points"</text:span>,</text:p>
        </text:list-item>
        <text:list-item>
          <text:p text:style-name="P696">des polylignes :<text:span text:style-name="T677"> "Dessiner des lignes",</text:span></text:p>
        </text:list-item>
        <text:list-item>
          <text:p text:style-name="P696">des polygones :<text:span text:style-name="T677"> "Dessiner des polygones".</text:span></text:p>
        </text:list-item>
      </text:list>
      <text:p text:style-name="P695">Le texte <text:span text:style-name="T677">de description</text:span> <text:span text:style-name="T676">peut être</text:span> affiché par un clic droit sur le dessin.</text:p>
      <text:p text:style-name="P697">Les "Outils d’édition" permettent de modifier ces dessins :</text:p>
      <text:list text:style-name="L96">
        <text:list-item>
          <text:p text:style-name="P698">"Éditer des tracés" pour déplacer les points, ou les sommets des polylignes et des polygones,</text:p>
        </text:list-item>
        <text:list-item>
          <text:p text:style-name="P698">"Modifier l’apparence des objets" pour </text:p>
          <text:list>
            <text:list-item>
              <text:p text:style-name="P698">modifier la couleur ou la taille des marqueurs, </text:p>
            </text:list-item>
            <text:list-item>
              <text:p text:style-name="P698">modifier la couleur ou l’épaisseur des polylignes,</text:p>
            </text:list-item>
            <text:list-item>
              <text:p text:style-name="P698">modifier la couleur (trait ou remplissage) ou l’épaisseur des traits des polygones.</text:p>
            </text:list-item>
          </text:list>
        </text:list-item>
        <text:list-item>
          <text:p text:style-name="P698">"Modifier les textes / Infos-bulles",</text:p>
        </text:list-item>
        <text:list-item>
          <text:p text:style-name="P698">"Supprimer des objets".</text:p>
        </text:list-item>
      </text:list>
      <text:p text:style-name="P699"><text:span text:style-name="T676">Pour conserver le dessin, il faut l’enregistrer</text:span> en base en cliquant sur le bouton "Enregistrer".</text:p>
      <text:h text:style-name="P700"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701">Le bouton géolocalisation est utilisable avec un appareil (smartphone) muni d’un GPS. Il faut activer le GPS et autoriser son accès au navigateur utilisé.</text:p>
      <text:p text:style-name="P701">Poser le téléphone à l’endroit à géolocaliser, cliquer sur le bouton Géolocalisation. Si la géolocalisation réussi<text:span text:style-name="T424">t</text:span>, les coordonnées du point sont affichées, puis un repère est déposé sur la carte. <text:span text:style-name="T678">Un clic droit sur ce repère affiche ses coordonnées (latitude, longitude).</text:span></text:p>
      <text:p text:style-name="P701">Ce repère peut être utilisé immédiatement pour y déplacer une ruche ou l’entrée du rucher.</text:p>
      <text:p text:style-name="P701">Ce repère est aussi reconnu par les outils de dessin <text:span text:style-name="T678">(voir </text:span><text:span text:style-name="T678"><text:bookmark-ref text:reference-format="chapter" text:ref-name="__RefNumPara__7394_2659094818">11.7</text:bookmark-ref></text:span><text:span text:style-name="T678">), ce qui permet de le déplacer, de changer sa taille, sa couleur, le texte de description. On peut aussi le supprimer. Utiliser le bouton "Enregistrer" pour le sauvegarder en base.</text:span></text:p>
      <text:h text:style-name="P702" text:outline-level="2"><text:bookmark-start text:name="__RefHeading___Toc14005_1842270800"/><text:bookmark-start text:name="__RefNumPara__14404_1842270800"/>Graphiques chartjs<text:bookmark-end text:name="__RefHeading___Toc14005_1842270800"/><text:bookmark-end text:name="__RefNumPara__14404_1842270800"/></text:h>
      <text:p text:style-name="P703">La plupart des graphiques (sauf l’arbre de descendances) sont réalisés à l’aide de <text:a xlink:type="simple" xlink:href="https://www.chartjs.org/" text:style-name="Internet_20_link" text:visited-style-name="Visited_20_Internet_20_Link">chartjs</text:a>.</text:p>
      <text:p text:style-name="P703"><text:soft-page-break/>La légende affiche les noms des items affichés. En cliquant <text:s/>sur un de ces noms, on masque l’item dans le dessin qui est alors redessiné sans cet élément. <text:span text:style-name="T679">Le nom de l’élément est barré dans la légende.</text:span></text:p>
      <text:p text:style-name="P703">En mettant le curseur sur un des éléments du graphique ou un des points d’une courbe on affiche une fenêtre donnant des informations détaillées sur cet élément.</text:p>
      <text:p text:style-name="P704">Pour les courbes, on peut zoomer/dézoomer avec la molette de la souris. Une fois zoomé on peut <text:s/>déplacer la courbe <text:span text:style-name="T680">en cliquant sur le graphique et en déplaçant la souris</text:span> (panoramique).</text:p>
      <text:p text:style-name="P705">Toutes ces commandes sont aussi disponibles sur un smartphone.</text:p>
      <text:p text:style-name="P706">D’autres contrôles peuvent exister dans la fenêtre : </text:p>
      <text:list text:style-name="L97">
        <text:list-item>
          <text:p text:style-name="P707">pour les courbes afficher ou non les échelles et retour au zoom initial.</text:p>
        </text:list-item>
        <text:list-item>
          <text:p text:style-name="P708">pour le camembert de production des essaims pour une récolte, par exemple, on a une liste des ruchers concernés qui permet de limiter le graphique aux essaims d’un seul rucher.</text:p>
          <text:p text:style-name="P709"/>
        </text:list-item>
      </text:list>
      <text:h text:style-name="Heading_20_2" text:outline-level="2"><text:bookmark-start text:name="__RefHeading___Toc14125_2652893987"/>Origine de l’essaim et de la reine<text:bookmark-end text:name="__RefHeading___Toc14125_2652893987"/></text:h>
      <text:p text:style-name="P710">L’origine de l’essaim est un champ qui caractérise l’essaim. Les actions qui l’initialise<text:span text:style-name="T10">nt</text:span> ou le modifie<text:span text:style-name="T10">nt</text:span> sont : création ou modification, clone, essaimage.</text:p>
      <text:p text:style-name="P710">Les valeurs possibles sont :</text:p>
      <text:list text:continue-list="list115208422879706" text:style-name="L3">
        <text:list-item>
          <text:p text:style-name="P711">AEC Achat Essaim sur cadre. L'essaim et sa reine sont acquis à l'extérieur de l'exploitation. Il s'agit d'essaim sur cadre.</text:p>
        </text:list-item>
        <text:list-item>
          <text:p text:style-name="P711">AEN Achat Essaim nu. L'essaim et sa reine sont acquis à l'extérieur de l’exploitation. Il s'agit d'essaim nu (sans cadre donc).</text:p>
        </text:list-item>
        <text:list-item>
          <text:p text:style-name="P711">ARF Achat reine<text:span text:style-name="T681"> fécondée</text:span>. On achète un reine fécondée livrée en cagette.</text:p>
        </text:list-item>
        <text:list-item>
          <text:p text:style-name="P711">ARV Achat reine vierge. On achète un reine vierge livrée en cagette.</text:p>
        </text:list-item>
        <text:list-item>
          <text:p text:style-name="P711">ENN Essaim naturel<text:span text:style-name="T682"> nu</text:span>. Capture d'un essaim naturel.</text:p>
        </text:list-item>
        <text:list-item>
          <text:p text:style-name="P711">ENB Essaim naturel bâti. Capture d'un essaim naturel installé avec rayons.</text:p>
        </text:list-item>
        <text:list-item>
          <text:p text:style-name="P711">AUR Auto enruchement. Un essaim naturel s'installe spontanément dans une ruche ou ruchette piège.</text:p>
        </text:list-item>
        <text:list-item>
          <text:p text:style-name="P711">EAN Essaim artificiel avec élevage naturel.</text:p>
        </text:list-item>
        <text:list-item>
          <text:p text:style-name="P711">CRD Cellule royale dix j<text:span text:style-name="T683">ours</text:span>.</text:p>
        </text:list-item>
        <text:list-item>
          <text:p text:style-name="P711">CR3 Cellule royale <text:s/>3 j<text:span text:style-name="T683">ours</text:span>.</text:p>
        </text:list-item>
        <text:list-item>
          <text:p text:style-name="P711">CR0 Cellule royale <text:s/>0 j<text:span text:style-name="T683">our</text:span>. Cupule implantée dans un essaim.</text:p>
        </text:list-item>
        <text:list-item>
          <text:p text:style-name="P711">RVN Reine vierge. Une reine vierge née en couveuse est implantée dans l'essaim.</text:p>
        </text:list-item>
        <text:list-item>
          <text:p text:style-name="P711">CRE Cellule de réémergence. Une reine vierge née en couveuse est implantée dans l'essaim dans une cellule de réémergence.</text:p>
        </text:list-item>
        <text:list-item>
          <text:p text:style-name="P712"><text:soft-page-break/><text:span text:style-name="T684">ESS Essaimage. la reine en place succède à l'essaimage de le ruche. Il s'agit d'un remérage naturel. </text:span>Cela donne des reines de qualité mais avec avec un caractère essaimeur potentiellement marqué. </text:p>
        </text:list-item>
        <text:list-item>
          <text:p text:style-name="P711">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11">SAU Sauveté. La reine en place succède à la la précédente suite à la mort accidentelle de cette dernière.</text:p>
        </text:list-item>
      </text:list>
      <text:p text:style-name="P713">Pour ajouter ou modifier des valeurs de cette liste, il faut recompiler l’application.</text:p>
      <text:h text:style-name="P714" text:outline-level="2"><text:bookmark-start text:name="__RefHeading___Toc14433_400895173"/>Type de sortie de la reine<text:bookmark-end text:name="__RefHeading___Toc14433_400895173"/></text:h>
      <text:p text:style-name="P715">Le type de sortie de la reine est un champ qui caractérise la fin de l’essaim. Quatre champs caractérisent cette sortie : actif/inactif, type, date, commentaire.</text:p>
      <text:p text:style-name="P715">Les valeurs possibles pour le type de sortie sont :</text:p>
      <text:list text:style-name="L98">
        <text:list-item>
          <text:p text:style-name="P716">DES Désertion. La ruche est retrouvée vide, c'est le cas le plus fréquent, pas d'explication.</text:p>
        </text:list-item>
        <text:list-item>
          <text:p text:style-name="P716">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6">FAM Famine. Abeilles et reine mortes enfoncées dans les rayons.</text:p>
        </text:list-item>
        <text:list-item>
          <text:p text:style-name="P716">DIS Dispersion. La ruche trop faible est secouée par l'apiculteur. Motif appliqué automatiquement lors de l'utilisation du bouton "disperser" dans le formulaire de modification d'un essaim.</text:p>
        </text:list-item>
        <text:list-item>
          <text:p text:style-name="P716">DBR Dispersion bourdonneuse. La ruche bourdonneuse est secouée par l'apiculteur.</text:p>
        </text:list-item>
        <text:list-item>
          <text:p text:style-name="P716">ECH <text:span text:style-name="T685">É</text:span>chec de l'élevage. La ruche n'a pas réussi à élever une nouvelle reine. Elle n'est pas vide, pas encore bourdonneuse, elle n'est pas secouée.</text:p>
        </text:list-item>
        <text:list-item>
          <text:p text:style-name="P716">REM Remérage. La reine est euthanasiée par l'apiculteur. On garde les abeilles.</text:p>
        </text:list-item>
        <text:list-item>
          <text:p text:style-name="P716">BRD Bourdonneuse. Suite à un échec de l'élevage non détecté à temps par l'apiculteur, des abeilles pondeuses apparaissent. Au lieu de secouer le contenu de la ruche comme pour le cas DBR, on va essayer de la relancer avec EAN, C<text:span text:style-name="T685">R0</text:span>, CRD ou une nouvelle reine.</text:p>
        </text:list-item>
        <text:list-item>
          <text:p text:style-name="P716">MLD Maladie, ruche désertée.</text:p>
        </text:list-item>
        <text:list-item>
          <text:p text:style-name="P716">PST Empoisonnement, ruche désertée.</text:p>
        </text:list-item>
        <text:list-item>
          <text:p text:style-name="P716">DIV Perte<text:span text:style-name="T686">s</text:span> diverse<text:span text:style-name="T686">s</text:span> (vol, tempête, incendie, vandalisme, sanglier, accident)</text:p>
        </text:list-item>
      </text:list>
      <text:p text:style-name="P713">Pour ajouter ou modifier des valeurs de cette liste, il faut recompiler l’application.</text:p>
      <text:h text:style-name="P717" text:outline-level="2"><text:bookmark-start text:name="__RefHeading___Toc14976_790909648"/>Type de traitements<text:bookmark-end text:name="__RefHeading___Toc14976_790909648"/></text:h>
      <text:p text:style-name="P718">Le type de traitement caractérise les événements de traitement des essaims.</text:p>
      <text:p text:style-name="P718">Les valeurs possibles sont :</text:p>
      <text:list text:style-name="L99">
        <text:list-item>
          <text:p text:style-name="P719"><text:soft-page-break/><text:span text:style-name="T687">AMI Languette Amitraze (Apivar)</text:span></text:p>
        </text:list-item>
        <text:list-item>
          <text:p text:style-name="P720">API Languette Tau-fluvalinate (Apistan)</text:p>
        </text:list-item>
        <text:list-item>
          <text:p text:style-name="P720">AOD Acide Oxalique par dégouttement</text:p>
        </text:list-item>
        <text:list-item>
          <text:p text:style-name="P720">AOS Acide Oxalique par sublimation <text:s/></text:p>
        </text:list-item>
        <text:list-item>
          <text:p text:style-name="P720">AOL Acide Oxalique en languettes</text:p>
        </text:list-item>
        <text:list-item>
          <text:p text:style-name="P720">VAR Varromed</text:p>
        </text:list-item>
        <text:list-item>
          <text:p text:style-name="P720">FOR Acide formique</text:p>
        </text:list-item>
      </text:list>
      <text:p text:style-name="P713">Pour ajouter ou modifier des valeurs de cette liste, il faut recompiler l’application.</text:p>
      <text:p text:style-name="P7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5-02-19T11:52:06.392761245</dc:date>
    <meta:editing-duration>P2DT21H5M58S</meta:editing-duration>
    <meta:editing-cycles>1444</meta:editing-cycles>
    <meta:generator>LibreOffice/24.8.4.2$Linux_X86_64 LibreOffice_project/480$Build-2</meta:generator>
    <dc:title>Ruches : Doc</dc:title>
    <meta:document-statistic meta:table-count="0" meta:image-count="0" meta:object-count="0" meta:page-count="71" meta:paragraph-count="1615" meta:word-count="21197" meta:character-count="121674" meta:non-whitespace-character-count="102822"/>
  </office:meta>
</office:document-meta>
</file>